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76933C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76933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76933C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76933C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76933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C4D79B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20pt" style:font-size-asian="20pt" style:font-size-complex="20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20pt" style:font-size-asian="20pt" style:font-size-complex="20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20pt" style:font-size-asian="20pt" style:font-size-complex="20pt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20pt" style:font-size-asian="20pt" style:font-size-complex="2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4.89479166666667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6.05895833333333cm"/>
    </style:style>
    <style:style style:name="co14" style:family="table-column">
      <style:table-column-properties fo:break-before="auto" style:column-width="3.70416666666667cm"/>
    </style:style>
    <style:style style:name="co15" style:family="table-column">
      <style:table-column-properties fo:break-before="auto" style:column-width="14.7372916666667cm"/>
    </style:style>
    <style:style style:name="co16" style:family="table-column">
      <style:table-column-properties fo:break-before="auto" style:column-width="3.22791666666667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0.15pt" style:use-optimal-row-height="false" fo:break-before="auto"/>
    </style:style>
    <style:style style:name="ro3" style:family="table-row">
      <style:table-row-properties style:row-height="5.1pt" style:use-optimal-row-height="false" fo:break-before="auto"/>
    </style:style>
    <style:style style:name="ro4" style:family="table-row">
      <style:table-row-properties style:row-height="79.9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rdegna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0"/>
        <table:table-column table:style-name="co4" table:default-cell-style-name="ce4"/>
        <table:table-column table:style-name="co5" table:default-cell-style-name="ce10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4"/>
        <table:table-column table:style-name="co10" table:default-cell-style-name="ce4"/>
        <table:table-column table:style-name="co11" table:default-cell-style-name="ce17"/>
        <table:table-column table:style-name="co12" table:default-cell-style-name="ce17"/>
        <table:table-column table:style-name="co13" table:default-cell-style-name="ce10"/>
        <table:table-column table:style-name="co14" table:default-cell-style-name="ce4"/>
        <table:table-column table:style-name="co15" table:default-cell-style-name="ce4"/>
        <table:table-column table:style-name="co16" table:number-columns-repeated="52" table:default-cell-style-name="ce4"/>
        <table:table-column table:style-name="co17" table:number-columns-repeated="16316" table:default-cell-style-name="ce4"/>
        <table:table-row table:style-name="ro1">
          <table:table-cell table:style-name="ce5"/>
          <table:table-cell office:value-type="string" table:number-columns-spanned="14" table:number-rows-spanned="1" table:style-name="ce26">
            <text:p>REGIONE SARDEGNA</text:p>
          </table:table-cell>
          <table:covered-table-cell table:number-columns-repeated="13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24">
            <text:p>ID</text:p>
          </table:table-cell>
          <table:table-cell office:value-type="string" table:number-columns-spanned="1" table:number-rows-spanned="2" table:style-name="ce24">
            <text:p>N. SCHEDA</text:p>
          </table:table-cell>
          <table:table-cell office:value-type="string" table:number-columns-spanned="1" table:number-rows-spanned="2" table:style-name="ce24">
            <text:p><text:s/>PROVINCIA</text:p>
            <text:p>(RIFERIMENTO EX PROVINCIA)</text:p>
          </table:table-cell>
          <table:table-cell office:value-type="string" table:number-columns-spanned="1" table:number-rows-spanned="2" table:style-name="ce24">
            <text:p>COMUNE</text:p>
          </table:table-cell>
          <table:table-cell office:value-type="string" table:number-columns-spanned="1" table:number-rows-spanned="2" table:style-name="ce24">
            <text:p>LOCALITA’</text:p>
          </table:table-cell>
          <table:table-cell office:value-type="string" table:number-columns-spanned="1" table:number-rows-spanned="2" table:style-name="ce24">
            <text:p>LATITUDINE <text:s text:c="24"/>su GIS</text:p>
          </table:table-cell>
          <table:table-cell office:value-type="string" table:number-columns-spanned="1" table:number-rows-spanned="2" table:style-name="ce24">
            <text:p>LONGITUDINE</text:p>
            <text:p>su GIS</text:p>
          </table:table-cell>
          <table:table-cell office:value-type="string" table:number-columns-spanned="1" table:number-rows-spanned="2" table:style-name="ce24">
            <text:p>ALTITUDINE</text:p>
            <text:p><text:s/>(m s.l.m.)</text:p>
          </table:table-cell>
          <table:table-cell office:value-type="string" table:number-columns-spanned="1" table:number-rows-spanned="2" table:style-name="ce24">
            <text:p>CONTESTO URBANO <text:s text:c="15"/>si/no</text:p>
          </table:table-cell>
          <table:table-cell office:value-type="string" table:number-columns-spanned="2" table:number-rows-spanned="1" table:style-name="ce24">
            <text:p>SPECIE</text:p>
          </table:table-cell>
          <table:covered-table-cell/>
          <table:table-cell office:value-type="string" table:number-columns-spanned="1" table:number-rows-spanned="2" table:style-name="ce24">
            <text:p>CIRCONFERENZA FUSTO <text:s text:c="21"/>(cm)</text:p>
          </table:table-cell>
          <table:table-cell office:value-type="string" table:number-columns-spanned="1" table:number-rows-spanned="2" table:style-name="ce24">
            <text:p>ALTEZZA</text:p>
            <text:p><text:s text:c="2"/>(m)</text:p>
          </table:table-cell>
          <table:table-cell office:value-type="string" table:number-columns-spanned="1" table:number-rows-spanned="2" table:style-name="ce24">
            <text:p>CRITERI DI MONUMENTALITA'</text:p>
          </table:table-cell>
          <table:table-cell office:value-type="string" table:number-columns-spanned="1" table:number-rows-spanned="2" table:style-name="ce25">
            <text:p>PROPOSTA DICHIARAZIONE<text:s/></text:p>
            <text:p>NOTEVOLE INTERESSE PUBBLICO</text:p>
          </table:table-cell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NOME SCIENTIFICO</text:p>
          </table:table-cell>
          <table:table-cell office:value-type="string" table:style-name="ce19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3">
          <table:table-cell table:number-columns-repeated="2" table:style-name="ce6"/>
          <table:table-cell table:style-name="ce9"/>
          <table:table-cell table:style-name="ce3"/>
          <table:table-cell table:style-name="ce9"/>
          <table:table-cell table:number-columns-repeated="4" table:style-name="ce6"/>
          <table:table-cell table:style-name="ce13"/>
          <table:table-cell table:style-name="ce3"/>
          <table:table-cell table:number-columns-repeated="2" table:style-name="ce15"/>
          <table:table-cell table:style-name="ce9"/>
          <table:table-cell table:style-name="ce3"/>
          <table:table-cell table:number-columns-repeated="16369"/>
        </table:table-row>
        <table:table-row table:style-name="ro4">
          <table:table-cell office:value-type="float" office:value="1" table:style-name="ce20">
            <text:p>1</text:p>
          </table:table-cell>
          <table:table-cell office:value-type="string" table:style-name="ce5">
            <text:p>01/B354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Cagliari</text:p>
          </table:table-cell>
          <table:table-cell office:value-type="string" table:style-name="ce8">
            <text:p>Giardini Pubblici - Viale Regina Elena</text:p>
          </table:table-cell>
          <table:table-cell office:value-type="string" table:style-name="ce5">
            <text:p>39°13'32,00''</text:p>
          </table:table-cell>
          <table:table-cell office:value-type="string" table:style-name="ce5">
            <text:p>9°06'59,00''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8">Jacaranda mimosaefolia<text:s/></text:span><text:span text:style-name="T6">D. Don</text:span></text:p>
          </table:table-cell>
          <table:table-cell office:value-type="string" table:style-name="ce2">
            <text:p>Jacaranda</text:p>
          </table:table-cell>
          <table:table-cell office:value-type="float" office:value="174" table:style-name="ce16">
            <text:p>174</text:p>
          </table:table-cell>
          <table:table-cell office:value-type="float" office:value="16" table:style-name="ce18">
            <text:p>16,0</text:p>
          </table:table-cell>
          <table:table-cell office:value-type="string" table:style-name="ce8">
            <text:p>a) età e/o dimensioni <text:s text:c="31"/>d) rarità botanica <text:s text:c="45"/>e) architettura vegetale <text:s text:c="32"/>f) pregio paesaggistico<text:s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" table:formula="of:=[.A5]+1" table:style-name="ce20">
            <text:p>2</text:p>
          </table:table-cell>
          <table:table-cell office:value-type="string" table:style-name="ce5">
            <text:p>02/B354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Cagliari</text:p>
          </table:table-cell>
          <table:table-cell office:value-type="string" table:style-name="ce8">
            <text:p>Parco della Rimembranza<text:s/></text:p>
          </table:table-cell>
          <table:table-cell office:value-type="string" table:style-name="ce5">
            <text:p>39°12'54,00''</text:p>
          </table:table-cell>
          <table:table-cell office:value-type="string" table:style-name="ce5">
            <text:p>9°07'14,00''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8">Prosopis torquata</text:span><text:s/><text:span text:style-name="T6">(Lag) DC.</text:span></text:p>
          </table:table-cell>
          <table:table-cell office:value-type="string" table:style-name="ce2">
            <text:p>Tintitaco</text:p>
          </table:table-cell>
          <table:table-cell office:value-type="float" office:value="300" table:style-name="ce16">
            <text:p>300</text:p>
          </table:table-cell>
          <table:table-cell office:value-type="float" office:value="17" table:style-name="ce18">
            <text:p>17,0</text:p>
          </table:table-cell>
          <table:table-cell office:value-type="string" table:style-name="ce8">
            <text:p>a) età e/o dimensioni <text:s text:c="39"/>b) forma e portamento <text:s text:c="33"/>e) architettura vegetale <text:s text:c="36"/>g) valore storico, culturale, religios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3" table:formula="of:=[.A6]+1" table:style-name="ce20">
            <text:p>3</text:p>
          </table:table-cell>
          <table:table-cell office:value-type="string" table:style-name="ce5">
            <text:p>03/B354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Cagliari</text:p>
          </table:table-cell>
          <table:table-cell office:value-type="string" table:style-name="ce8">
            <text:p>Piazza Giacomo Matteotti<text:s/></text:p>
          </table:table-cell>
          <table:table-cell office:value-type="string" table:style-name="ce5">
            <text:p>39°12'53,78''</text:p>
          </table:table-cell>
          <table:table-cell office:value-type="string" table:style-name="ce5">
            <text:p>9°06'34,93''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8">Ficus macrophylla<text:s/></text:span><text:span text:style-name="T2">Desf.ex Pers.</text:span></text:p>
          </table:table-cell>
          <table:table-cell office:value-type="string" table:style-name="ce2">
            <text:p>Fico magnolioide<text:s/></text:p>
          </table:table-cell>
          <table:table-cell office:value-type="float" office:value="1200" table:style-name="ce16">
            <text:p>1200</text:p>
          </table:table-cell>
          <table:table-cell office:value-type="float" office:value="22" table:style-name="ce18">
            <text:p>22,0</text:p>
          </table:table-cell>
          <table:table-cell office:value-type="string" table:style-name="ce8">
            <text:p>a) età e/o dimensioni <text:s text:c="39"/>b) forma e portamento <text:s text:c="33"/>e) architettura vegetale <text:s text:c="33"/>g) valore storico, culturale, religios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4" table:formula="of:=[.A7]+1" table:style-name="ce20">
            <text:p>4</text:p>
          </table:table-cell>
          <table:table-cell office:value-type="string" table:style-name="ce5">
            <text:p>04/B354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Cagliari</text:p>
          </table:table-cell>
          <table:table-cell office:value-type="string" table:style-name="ce8">
            <text:p>Vico VII San Giovanni, 7</text:p>
          </table:table-cell>
          <table:table-cell office:value-type="string" table:style-name="ce5">
            <text:p>39°13'15,00''</text:p>
          </table:table-cell>
          <table:table-cell office:value-type="string" table:style-name="ce5">
            <text:p>9°07'06,00''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si</text:p>
          </table:table-cell>
          <table:table-cell office:value-type="string" table:style-name="ce11">
            <text:p>Araucaria heterophylla (Salisb.) Franco</text:p>
          </table:table-cell>
          <table:table-cell office:value-type="string" table:style-name="ce2">
            <text:p>Pino di Norfolk</text:p>
          </table:table-cell>
          <table:table-cell office:value-type="float" office:value="340" table:style-name="ce16">
            <text:p>340</text:p>
          </table:table-cell>
          <table:table-cell office:value-type="float" office:value="38" table:style-name="ce18">
            <text:p>38,0</text:p>
          </table:table-cell>
          <table:table-cell office:value-type="string" table:style-name="ce8">
            <text:p>a) età e/o dimensioni <text:s text:c="39"/>b) forma e portamento <text:s text:c="33"/>e) architettura vegetale <text:s text:c="38"/>f) pregio paesaggistic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5" table:formula="of:=[.A8]+1" table:style-name="ce20">
            <text:p>5</text:p>
          </table:table-cell>
          <table:table-cell office:value-type="string" table:style-name="ce5">
            <text:p>01/B675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Capoterra</text:p>
          </table:table-cell>
          <table:table-cell office:value-type="string" table:style-name="ce8">
            <text:p>Su Loy</text:p>
          </table:table-cell>
          <table:table-cell office:value-type="string" table:style-name="ce5">
            <text:p>39°08'20,88''</text:p>
          </table:table-cell>
          <table:table-cell office:value-type="string" table:style-name="ce5">
            <text:p>9°00'44,50''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8">Eucalyptus camaldulensis</text:span><text:span text:style-name="T4"><text:s/></text:span><text:span text:style-name="T3">Dehnh.</text:span></text:p>
          </table:table-cell>
          <table:table-cell office:value-type="string" table:style-name="ce2">
            <text:p>Eucalitto rostrato</text:p>
          </table:table-cell>
          <table:table-cell office:value-type="float" office:value="753" table:style-name="ce16">
            <text:p>753</text:p>
          </table:table-cell>
          <table:table-cell office:value-type="float" office:value="25" table:style-name="ce18">
            <text:p>25,0</text:p>
          </table:table-cell>
          <table:table-cell office:value-type="string" table:style-name="ce8">
            <text:p>a) età e/o dimensioni<text:s text:c="2"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6" table:formula="of:=[.A9]+1" table:style-name="ce20">
            <text:p>6</text:p>
          </table:table-cell>
          <table:table-cell office:value-type="string" table:style-name="ce5">
            <text:p>02/B675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Capoterra</text:p>
          </table:table-cell>
          <table:table-cell office:value-type="string" table:style-name="ce8">
            <text:p>Baccu Tinghinu</text:p>
          </table:table-cell>
          <table:table-cell office:value-type="string" table:style-name="ce5">
            <text:p>39°10'17,03''</text:p>
          </table:table-cell>
          <table:table-cell office:value-type="string" table:style-name="ce5">
            <text:p>8°57'29,88''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Juniperus oxycedrus</text:span><text:span text:style-name="T2"><text:s/>L.</text:span></text:p>
          </table:table-cell>
          <table:table-cell office:value-type="string" table:style-name="ce2">
            <text:p>Ginepro coccolone</text:p>
          </table:table-cell>
          <table:table-cell office:value-type="float" office:value="350" table:style-name="ce16">
            <text:p>350</text:p>
          </table:table-cell>
          <table:table-cell office:value-type="float" office:value="11" table:style-name="ce18">
            <text:p>11,0</text:p>
          </table:table-cell>
          <table:table-cell office:value-type="string" table:style-name="ce8">
            <text:p>a) età e/o dimensioni<text:s text:c="2"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7" table:formula="of:=[.A10]+1" table:style-name="ce20">
            <text:p>7</text:p>
          </table:table-cell>
          <table:table-cell office:value-type="string" table:style-name="ce5">
            <text:p>01/M288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Castiadas</text:p>
          </table:table-cell>
          <table:table-cell office:value-type="string" table:style-name="ce8">
            <text:p>Ex Carceri - Centrale</text:p>
          </table:table-cell>
          <table:table-cell office:value-type="string" table:style-name="ce5">
            <text:p>39°14'11,53''</text:p>
          </table:table-cell>
          <table:table-cell office:value-type="string" table:style-name="ce5">
            <text:p>9°29'55,48''</text:p>
          </table:table-cell>
          <table:table-cell office:value-type="float" office:value="165" table:style-name="ce5">
            <text:p>16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Ceratonia siliqua</text:span><text:s/><text:span text:style-name="T2">L.</text:span></text:p>
          </table:table-cell>
          <table:table-cell office:value-type="string" table:style-name="ce2">
            <text:p>Carrubo</text:p>
          </table:table-cell>
          <table:table-cell office:value-type="float" office:value="345" table:style-name="ce16">
            <text:p>345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text:s text:c="2"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8" table:formula="of:=[.A11]+1" table:style-name="ce20">
            <text:p>8</text:p>
          </table:table-cell>
          <table:table-cell office:value-type="string" table:style-name="ce5">
            <text:p>01/D323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Dolianova</text:p>
          </table:table-cell>
          <table:table-cell office:value-type="string" table:style-name="ce8">
            <text:p>Piazza San Pantaleo</text:p>
          </table:table-cell>
          <table:table-cell office:value-type="string" table:style-name="ce5">
            <text:p>39°22'53,79"</text:p>
          </table:table-cell>
          <table:table-cell office:value-type="string" table:style-name="ce5">
            <text:p>9°10'26,93"</text:p>
          </table:table-cell>
          <table:table-cell office:value-type="float" office:value="208" table:style-name="ce5">
            <text:p>208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Pinus halepensis</text:span><text:span text:style-name="T2"><text:s/>Mill.</text:span></text:p>
          </table:table-cell>
          <table:table-cell office:value-type="string" table:style-name="ce2">
            <text:p>Pino d'Aleppo</text:p>
          </table:table-cell>
          <table:table-cell office:value-type="float" office:value="340" table:style-name="ce16">
            <text:p>340</text:p>
          </table:table-cell>
          <table:table-cell office:value-type="float" office:value="19" table:style-name="ce18">
            <text:p>19,0</text:p>
          </table:table-cell>
          <table:table-cell office:value-type="string" table:style-name="ce8">
            <text:p>a) età e/o dimensioni<text:s text:c="40"/></text:p>
            <text:p>d) forma e portamento<text:s text:c="40"/></text:p>
            <text:p>e) architettura vegetale<text:s text:c="32"/></text:p>
            <text:p><text:s/>f) pregio paesaggistico<text:s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9" table:formula="of:=[.A12]+1" table:style-name="ce20">
            <text:p>9</text:p>
          </table:table-cell>
          <table:table-cell office:value-type="string" table:style-name="ce5">
            <text:p>02/D323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Dolianova</text:p>
          </table:table-cell>
          <table:table-cell office:value-type="string" table:style-name="ce8">
            <text:p>Cattedrale San Pantaleo - Via Vescovado<text:s/></text:p>
          </table:table-cell>
          <table:table-cell office:value-type="string" table:style-name="ce5">
            <text:p>39°22'53,92"</text:p>
          </table:table-cell>
          <table:table-cell office:value-type="string" table:style-name="ce5">
            <text:p>9°10'23,48"</text:p>
          </table:table-cell>
          <table:table-cell office:value-type="float" office:value="208" table:style-name="ce5">
            <text:p>208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Pinus halepensis</text:span><text:span text:style-name="T2"><text:s/>Mill.</text:span></text:p>
          </table:table-cell>
          <table:table-cell office:value-type="string" table:style-name="ce2">
            <text:p>Pino d'Aleppo</text:p>
          </table:table-cell>
          <table:table-cell office:value-type="float" office:value="265" table:style-name="ce16">
            <text:p>265</text:p>
          </table:table-cell>
          <table:table-cell office:value-type="float" office:value="17" table:style-name="ce18">
            <text:p>17,0</text:p>
          </table:table-cell>
          <table:table-cell office:value-type="string" table:style-name="ce8">
            <text:p>a) età e/o dimensioni<text:s text:c="40"/></text:p>
            <text:p>b) forma e portamento<text:s text:c="34"/></text:p>
            <text:p>e) architettura vegetale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0" table:formula="of:=[.A13]+1" table:style-name="ce20">
            <text:p>10</text:p>
          </table:table-cell>
          <table:table-cell office:value-type="string" table:style-name="ce5">
            <text:p>03/D323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Dolianova</text:p>
          </table:table-cell>
          <table:table-cell office:value-type="string" table:style-name="ce8">
            <text:p>Vivaio F. D. Monte Arrubiu</text:p>
          </table:table-cell>
          <table:table-cell office:value-type="string" table:style-name="ce5">
            <text:p>39°21'19,84"</text:p>
          </table:table-cell>
          <table:table-cell office:value-type="string" table:style-name="ce5">
            <text:p>9°13'12,49"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Eucalyptus globulus</text:span><text:span text:style-name="T3"><text:s/>Labill.</text:span></text:p>
          </table:table-cell>
          <table:table-cell office:value-type="string" table:style-name="ce2">
            <text:p>Eucalitto blu</text:p>
          </table:table-cell>
          <table:table-cell office:value-type="float" office:value="520" table:style-name="ce16">
            <text:p>520</text:p>
          </table:table-cell>
          <table:table-cell office:value-type="float" office:value="36" table:style-name="ce18">
            <text:p>36,0</text:p>
          </table:table-cell>
          <table:table-cell office:value-type="string" table:style-name="ce8">
            <text:p>a) età e/o dimensioni<text:s text:c="3"/>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1" table:formula="of:=[.A14]+1" table:style-name="ce20">
            <text:p>11</text:p>
          </table:table-cell>
          <table:table-cell office:value-type="string" table:style-name="ce5">
            <text:p>01/D431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Escolca</text:p>
          </table:table-cell>
          <table:table-cell office:value-type="string" table:style-name="ce8">
            <text:p>Bara - Cuccuru Piddiu</text:p>
          </table:table-cell>
          <table:table-cell office:value-type="string" table:style-name="ce5">
            <text:p>39°42'23,68"</text:p>
          </table:table-cell>
          <table:table-cell office:value-type="string" table:style-name="ce5">
            <text:p>9°07'17,93"</text:p>
          </table:table-cell>
          <table:table-cell office:value-type="float" office:value="530" table:style-name="ce5">
            <text:p>53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381" table:style-name="ce16">
            <text:p>381</text:p>
          </table:table-cell>
          <table:table-cell office:value-type="float" office:value="17" table:style-name="ce18">
            <text:p>17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2" table:formula="of:=[.A15]+1" table:style-name="ce20">
            <text:p>12</text:p>
          </table:table-cell>
          <table:table-cell office:value-type="string" table:style-name="ce5">
            <text:p>01/E877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Mandas</text:p>
          </table:table-cell>
          <table:table-cell office:value-type="string" table:style-name="ce8">
            <text:p>Stazione Ferroviaria</text:p>
          </table:table-cell>
          <table:table-cell office:value-type="string" table:style-name="ce5">
            <text:p>39°39'38,84'</text:p>
          </table:table-cell>
          <table:table-cell office:value-type="string" table:style-name="ce5">
            <text:p>9°07'55,15''</text:p>
          </table:table-cell>
          <table:table-cell office:value-type="float" office:value="457" table:style-name="ce5">
            <text:p>457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Pinus halepensis</text:span><text:span text:style-name="T2"><text:s/>Mill.</text:span></text:p>
          </table:table-cell>
          <table:table-cell office:value-type="string" table:style-name="ce2">
            <text:p>Pino d'Aleppo</text:p>
          </table:table-cell>
          <table:table-cell office:value-type="float" office:value="330" table:style-name="ce16">
            <text:p>330</text:p>
          </table:table-cell>
          <table:table-cell office:value-type="float" office:value="20" table:style-name="ce18">
            <text:p>2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3" table:formula="of:=[.A16]+1" table:style-name="ce20">
            <text:p>13</text:p>
          </table:table-cell>
          <table:table-cell office:value-type="string" table:style-name="ce5">
            <text:p>02/H088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Pula</text:p>
          </table:table-cell>
          <table:table-cell office:value-type="string" table:style-name="ce8">
            <text:p>Masenti</text:p>
          </table:table-cell>
          <table:table-cell office:value-type="string" table:style-name="ce5">
            <text:p>39°00'21,96''</text:p>
          </table:table-cell>
          <table:table-cell office:value-type="string" table:style-name="ce5">
            <text:p>8°58'20,84''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Platanus acerifolia<text:span text:style-name="T2"><text:s/>(Aiton) Willd</text:span></text:p>
          </table:table-cell>
          <table:table-cell office:value-type="string" table:style-name="ce2">
            <text:p>Platano comune</text:p>
          </table:table-cell>
          <table:table-cell office:value-type="float" office:value="450" table:style-name="ce16">
            <text:p>450</text:p>
          </table:table-cell>
          <table:table-cell office:value-type="float" office:value="26" table:style-name="ce18">
            <text:p>26,0</text:p>
          </table:table-cell>
          <table:table-cell office:value-type="string" table:style-name="ce8">
            <text:p>a) età e/o dimensioni<text:s text:c="2"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4" table:formula="of:=[.A17]+1" table:style-name="ce20">
            <text:p>14</text:p>
          </table:table-cell>
          <table:table-cell office:value-type="string" table:style-name="ce5">
            <text:p>01/I707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eulo</text:p>
          </table:table-cell>
          <table:table-cell office:value-type="string" table:style-name="ce8">
            <text:p>Perdedu</text:p>
          </table:table-cell>
          <table:table-cell office:value-type="string" table:style-name="ce5">
            <text:p>39°53'35,05"</text:p>
          </table:table-cell>
          <table:table-cell office:value-type="string" table:style-name="ce5">
            <text:p>9°16'22,86"</text:p>
          </table:table-cell>
          <table:table-cell office:value-type="float" office:value="1250" table:style-name="ce5">
            <text:p>12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cer monspessolanum</text:span><text:span text:style-name="T2"><text:s/>L.<text:s/></text:span></text:p>
          </table:table-cell>
          <table:table-cell office:value-type="string" table:style-name="ce2">
            <text:p>Acero minore</text:p>
          </table:table-cell>
          <table:table-cell office:value-type="float" office:value="450" table:style-name="ce16">
            <text:p>450</text:p>
          </table:table-cell>
          <table:table-cell office:value-type="float" office:value="15.5" table:style-name="ce16">
            <text:p>15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5" table:formula="of:=[.A18]+1" table:style-name="ce20">
            <text:p>15</text:p>
          </table:table-cell>
          <table:table-cell office:value-type="string" table:style-name="ce5">
            <text:p>02/I707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eulo</text:p>
          </table:table-cell>
          <table:table-cell office:value-type="string" table:style-name="ce8">
            <text:p>Coa e Mindas</text:p>
          </table:table-cell>
          <table:table-cell office:value-type="string" table:style-name="ce5">
            <text:p>39°54'04,40"</text:p>
          </table:table-cell>
          <table:table-cell office:value-type="string" table:style-name="ce5">
            <text:p>9°16'11,22"</text:p>
          </table:table-cell>
          <table:table-cell office:value-type="float" office:value="500" table:style-name="ce5">
            <text:p>5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Arbutus unedo</text:span><text:s/><text:span text:style-name="T3">L.</text:span></text:p>
          </table:table-cell>
          <table:table-cell office:value-type="string" table:style-name="ce2">
            <text:p>Corbezzolo</text:p>
          </table:table-cell>
          <table:table-cell office:value-type="float" office:value="203" table:style-name="ce16">
            <text:p>203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6" table:formula="of:=[.A19]+1" table:style-name="ce20">
            <text:p>16</text:p>
          </table:table-cell>
          <table:table-cell office:value-type="string" table:style-name="ce5">
            <text:p>03/I707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eulo</text:p>
          </table:table-cell>
          <table:table-cell office:value-type="string" table:style-name="ce8">
            <text:p>Forau Murgia</text:p>
          </table:table-cell>
          <table:table-cell office:value-type="string" table:style-name="ce5">
            <text:p>39°55'07,87"</text:p>
          </table:table-cell>
          <table:table-cell office:value-type="string" table:style-name="ce5">
            <text:p>9°15'15,87"</text:p>
          </table:table-cell>
          <table:table-cell office:value-type="float" office:value="490" table:style-name="ce5">
            <text:p>49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Phillyrea angustifolia</text:span><text:span text:style-name="T3"><text:s/>L.</text:span></text:p>
          </table:table-cell>
          <table:table-cell office:value-type="string" table:style-name="ce2">
            <text:p>Fillirea</text:p>
          </table:table-cell>
          <table:table-cell office:value-type="float" office:value="250" table:style-name="ce16">
            <text:p>250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 <text:s text:c="49"/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7" table:formula="of:=[.A20]+1" table:style-name="ce20">
            <text:p>17</text:p>
          </table:table-cell>
          <table:table-cell office:value-type="string" table:style-name="ce5">
            <text:p>04/I707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eulo</text:p>
          </table:table-cell>
          <table:table-cell office:value-type="string" table:style-name="ce8">
            <text:p>Fundu de Toni</text:p>
          </table:table-cell>
          <table:table-cell office:value-type="string" table:style-name="ce5">
            <text:p>39°51'29,65"</text:p>
          </table:table-cell>
          <table:table-cell office:value-type="string" table:style-name="ce5">
            <text:p>9°11'36,50"</text:p>
          </table:table-cell>
          <table:table-cell office:value-type="float" office:value="710" table:style-name="ce5">
            <text:p>71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/text:span><text:span text:style-name="T3"><text:s/>L.</text:span></text:p>
          </table:table-cell>
          <table:table-cell office:value-type="string" table:style-name="ce2">
            <text:p>Leccio</text:p>
          </table:table-cell>
          <table:table-cell office:value-type="float" office:value="625" table:style-name="ce16">
            <text:p>625</text:p>
          </table:table-cell>
          <table:table-cell office:value-type="float" office:value="12.5" table:style-name="ce16">
            <text:p>12,5</text:p>
          </table:table-cell>
          <table:table-cell office:value-type="string" table:style-name="ce8">
            <text:p>a) età e/o dimensioni <text:s text:c="49"/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8" table:formula="of:=[.A21]+1" table:style-name="ce20">
            <text:p>18</text:p>
          </table:table-cell>
          <table:table-cell office:value-type="string" table:style-name="ce5">
            <text:p>05/I707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eulo</text:p>
          </table:table-cell>
          <table:table-cell office:value-type="string" table:style-name="ce8">
            <text:p>Senna e Morisi</text:p>
          </table:table-cell>
          <table:table-cell office:value-type="string" table:style-name="ce5">
            <text:p>39°54'00,08"</text:p>
          </table:table-cell>
          <table:table-cell office:value-type="string" table:style-name="ce5">
            <text:p>9°13'30,04"</text:p>
          </table:table-cell>
          <table:table-cell office:value-type="float" office:value="700" table:style-name="ce5">
            <text:p>7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495" table:style-name="ce16">
            <text:p>495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9" table:formula="of:=[.A22]+1" table:style-name="ce20">
            <text:p>19</text:p>
          </table:table-cell>
          <table:table-cell office:value-type="string" table:style-name="ce5">
            <text:p>06/I707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eulo</text:p>
          </table:table-cell>
          <table:table-cell office:value-type="string" table:style-name="ce8">
            <text:p>Sedda de sa Era - Olissa</text:p>
          </table:table-cell>
          <table:table-cell office:value-type="string" table:style-name="ce5">
            <text:p>40°54'10,35"</text:p>
          </table:table-cell>
          <table:table-cell office:value-type="string" table:style-name="ce5">
            <text:p>9°13'02,28"</text:p>
          </table:table-cell>
          <table:table-cell office:value-type="float" office:value="680" table:style-name="ce5">
            <text:p>68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625" table:style-name="ce16">
            <text:p>625</text:p>
          </table:table-cell>
          <table:table-cell office:value-type="float" office:value="22.5" table:style-name="ce16">
            <text:p>22,5</text:p>
          </table:table-cell>
          <table:table-cell office:value-type="string" table:style-name="ce8">
            <text:p>a) età e/o dimensioni <text:s text:c="78"/>f) pregio paesaggistico<text:s/>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20" table:formula="of:=[.A23]+1" table:style-name="ce20">
            <text:p>20</text:p>
          </table:table-cell>
          <table:table-cell office:value-type="string" table:style-name="ce5">
            <text:p>07/I707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eulo</text:p>
          </table:table-cell>
          <table:table-cell office:value-type="string" table:style-name="ce8">
            <text:p>Perdedu</text:p>
          </table:table-cell>
          <table:table-cell office:value-type="string" table:style-name="ce5">
            <text:p>39°53'42,57"</text:p>
          </table:table-cell>
          <table:table-cell office:value-type="string" table:style-name="ce5">
            <text:p>9°16'28,66"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Alnus glutinosa</text:span><text:span text:style-name="T3"><text:s/>(L.) Gaertn.<text:s/></text:span></text:p>
          </table:table-cell>
          <table:table-cell office:value-type="string" table:style-name="ce2">
            <text:p>Ontano nero</text:p>
          </table:table-cell>
          <table:table-cell office:value-type="float" office:value="590" table:style-name="ce16">
            <text:p>590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1" table:formula="of:=[.A24]+1" table:style-name="ce20">
            <text:p>21</text:p>
          </table:table-cell>
          <table:table-cell office:value-type="string" table:style-name="ce5">
            <text:p>08/I707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eulo</text:p>
          </table:table-cell>
          <table:table-cell office:value-type="string" table:style-name="ce8">
            <text:p>San Cosimo</text:p>
          </table:table-cell>
          <table:table-cell office:value-type="string" table:style-name="ce5">
            <text:p>39°52'09,61"</text:p>
          </table:table-cell>
          <table:table-cell office:value-type="string" table:style-name="ce5">
            <text:p>9°13'42,56"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Quercus pubescens<text:s/></text:span>Willd.</text:p>
          </table:table-cell>
          <table:table-cell office:value-type="string" table:style-name="ce2">
            <text:p>Roverella</text:p>
          </table:table-cell>
          <table:table-cell office:value-type="float" office:value="375" table:style-name="ce16">
            <text:p>375</text:p>
          </table:table-cell>
          <table:table-cell office:value-type="float" office:value="20" table:style-name="ce18">
            <text:p>2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2" table:formula="of:=[.A25]+1" table:style-name="ce20">
            <text:p>22</text:p>
          </table:table-cell>
          <table:table-cell office:value-type="string" table:style-name="ce5">
            <text:p>09/I707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eulo</text:p>
          </table:table-cell>
          <table:table-cell office:value-type="string" table:style-name="ce8">
            <text:p>Sedda e Laccu bis</text:p>
          </table:table-cell>
          <table:table-cell office:value-type="string" table:style-name="ce5">
            <text:p>39°53'47,96"</text:p>
          </table:table-cell>
          <table:table-cell office:value-type="string" table:style-name="ce5">
            <text:p>9°13'55,73"</text:p>
          </table:table-cell>
          <table:table-cell office:value-type="float" office:value="875" table:style-name="ce5">
            <text:p>87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50" table:style-name="ce16">
            <text:p>550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3" table:formula="of:=[.A26]+1" table:style-name="ce20">
            <text:p>23</text:p>
          </table:table-cell>
          <table:table-cell office:value-type="string" table:style-name="ce5">
            <text:p>10/I707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eulo</text:p>
          </table:table-cell>
          <table:table-cell office:value-type="string" table:style-name="ce8">
            <text:p>Sedda e Laccu</text:p>
          </table:table-cell>
          <table:table-cell office:value-type="string" table:style-name="ce5">
            <text:p>39°53'48,15"</text:p>
          </table:table-cell>
          <table:table-cell office:value-type="string" table:style-name="ce5">
            <text:p>9°13'55,44"</text:p>
          </table:table-cell>
          <table:table-cell office:value-type="float" office:value="860" table:style-name="ce5">
            <text:p>86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70" table:style-name="ce16">
            <text:p>570</text:p>
          </table:table-cell>
          <table:table-cell office:value-type="float" office:value="25" table:style-name="ce18">
            <text:p>25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4" table:formula="of:=[.A27]+1" table:style-name="ce20">
            <text:p>24</text:p>
          </table:table-cell>
          <table:table-cell office:value-type="string" table:style-name="ce5">
            <text:p>11/I707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eulo</text:p>
          </table:table-cell>
          <table:table-cell office:value-type="string" table:style-name="ce8">
            <text:p>Taccu Sui</text:p>
          </table:table-cell>
          <table:table-cell office:value-type="string" table:style-name="ce5">
            <text:p>39°51'52,18"</text:p>
          </table:table-cell>
          <table:table-cell office:value-type="string" table:style-name="ce5">
            <text:p>9°15'48,82"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604" table:style-name="ce16">
            <text:p>604</text:p>
          </table:table-cell>
          <table:table-cell office:value-type="float" office:value="22" table:style-name="ce18">
            <text:p>22,0</text:p>
          </table:table-cell>
          <table:table-cell office:value-type="string" table:style-name="ce8">
            <text:p>a) età e/o dimensioni <text:s text:c="78"/>f) pregio paesaggistico<text:s/>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5" table:formula="of:=[.A28]+1" table:style-name="ce20">
            <text:p>25</text:p>
          </table:table-cell>
          <table:table-cell office:value-type="string" table:style-name="ce5">
            <text:p>12/I707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eulo</text:p>
          </table:table-cell>
          <table:table-cell office:value-type="string" table:style-name="ce8">
            <text:p>S'erriu de su Longufresu</text:p>
          </table:table-cell>
          <table:table-cell office:value-type="string" table:style-name="ce5">
            <text:p>39°51'06,30"</text:p>
          </table:table-cell>
          <table:table-cell office:value-type="string" table:style-name="ce5">
            <text:p>9°16'09,85"</text:p>
          </table:table-cell>
          <table:table-cell office:value-type="float" office:value="740" table:style-name="ce5">
            <text:p>74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Taxus baccata</text:span><text:span text:style-name="T3"><text:s/>L.</text:span></text:p>
          </table:table-cell>
          <table:table-cell office:value-type="string" table:style-name="ce2">
            <text:p>Tasso</text:p>
          </table:table-cell>
          <table:table-cell office:value-type="float" office:value="350" table:style-name="ce16">
            <text:p>350</text:p>
          </table:table-cell>
          <table:table-cell office:value-type="float" office:value="12" table:style-name="ce18">
            <text:p>12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6" table:formula="of:=[.A29]+1" table:style-name="ce20">
            <text:p>26</text:p>
          </table:table-cell>
          <table:table-cell office:value-type="string" table:style-name="ce5">
            <text:p>01/I752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innai</text:p>
          </table:table-cell>
          <table:table-cell office:value-type="string" table:style-name="ce8">
            <text:p>Maidopis</text:p>
          </table:table-cell>
          <table:table-cell office:value-type="string" table:style-name="ce5">
            <text:p>39°16'25,00''</text:p>
          </table:table-cell>
          <table:table-cell office:value-type="string" table:style-name="ce5">
            <text:p>9°24'57,00''</text:p>
          </table:table-cell>
          <table:table-cell office:value-type="float" office:value="550" table:style-name="ce5">
            <text:p>5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Insieme omogeneo di<text:s/><text:span text:style-name="T4">Pinus radiata<text:s/></text:span><text:span text:style-name="T6">D. Don</text:span></text:p>
          </table:table-cell>
          <table:table-cell office:value-type="string" table:style-name="ce2">
            <text:p>Pino di Monterey<text:s/></text:p>
          </table:table-cell>
          <table:table-cell office:value-type="string" table:style-name="ce16">
            <text:p>236 (med) <text:s text:c="31"/>390 (max)</text:p>
          </table:table-cell>
          <table:table-cell office:value-type="string" table:style-name="ce16">
            <text:p>31,0 (med) <text:s text:c="8"/>35,0 (max)</text:p>
          </table:table-cell>
          <table:table-cell office:value-type="string" table:style-name="ce8">
            <text:p>a) età e/o dimensioni <text:s text:c="79"/>f) pregio paesaggistico<text:s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7" table:formula="of:=[.A30]+1" table:style-name="ce20">
            <text:p>27</text:p>
          </table:table-cell>
          <table:table-cell office:value-type="string" table:style-name="ce5">
            <text:p>04/I752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innai</text:p>
          </table:table-cell>
          <table:table-cell office:value-type="string" table:style-name="ce8">
            <text:p>Villa Marini - San Gregorio</text:p>
          </table:table-cell>
          <table:table-cell office:value-type="string" table:style-name="ce5">
            <text:p>39°18'07,91''</text:p>
          </table:table-cell>
          <table:table-cell office:value-type="string" table:style-name="ce5">
            <text:p>9°21'50,06''</text:p>
          </table:table-cell>
          <table:table-cell office:value-type="float" office:value="225" table:style-name="ce5">
            <text:p>22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Magnolia grandiflora<text:span text:style-name="T2"><text:s/>L.</text:span></text:p>
          </table:table-cell>
          <table:table-cell office:value-type="string" table:style-name="ce2">
            <text:p>Magnolia</text:p>
          </table:table-cell>
          <table:table-cell office:value-type="float" office:value="290" table:style-name="ce16">
            <text:p>290</text:p>
          </table:table-cell>
          <table:table-cell office:value-type="float" office:value="13" table:style-name="ce18">
            <text:p>13,0</text:p>
          </table:table-cell>
          <table:table-cell office:value-type="string" table:style-name="ce8">
            <text:p>a) età e/o dimensioni<text:s text:c="2"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8" table:formula="of:=[.A31]+1" table:style-name="ce20">
            <text:p>28</text:p>
          </table:table-cell>
          <table:table-cell office:value-type="string" table:style-name="ce5">
            <text:p>05/I752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Sinnai</text:p>
          </table:table-cell>
          <table:table-cell office:value-type="string" table:style-name="ce8">
            <text:p>Corongiu</text:p>
          </table:table-cell>
          <table:table-cell office:value-type="string" table:style-name="ce5">
            <text:p>39°18'32,12''</text:p>
          </table:table-cell>
          <table:table-cell office:value-type="string" table:style-name="ce5">
            <text:p>9°16'46,33''</text:p>
          </table:table-cell>
          <table:table-cell office:value-type="float" office:value="125" table:style-name="ce5">
            <text:p>12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Tilia x vulgaris<text:span text:style-name="T2"><text:s/>Hayne syn<text:s/></text:span><text:span text:style-name="T5">Tilia intermedia<text:s/></text:span><text:span text:style-name="T2">DC</text:span></text:p>
          </table:table-cell>
          <table:table-cell office:value-type="string" table:style-name="ce2">
            <text:p>Tiglio intermedio</text:p>
          </table:table-cell>
          <table:table-cell office:value-type="float" office:value="260" table:style-name="ce16">
            <text:p>260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/o dimensioni <text:s text:c="48"/>d) rarità botanica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9" table:formula="of:=[.A32]+1" table:style-name="ce20">
            <text:p>29</text:p>
          </table:table-cell>
          <table:table-cell office:value-type="string" table:style-name="ce5">
            <text:p>01/L992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Villanovatulo</text:p>
          </table:table-cell>
          <table:table-cell office:value-type="string" table:style-name="ce8">
            <text:p>Stuppara</text:p>
          </table:table-cell>
          <table:table-cell office:value-type="string" table:style-name="ce5">
            <text:p>39°46'05,63"</text:p>
          </table:table-cell>
          <table:table-cell office:value-type="string" table:style-name="ce5">
            <text:p>9°12'56,01"</text:p>
          </table:table-cell>
          <table:table-cell office:value-type="float" office:value="340" table:style-name="ce5">
            <text:p>34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Olea europaea</text:span><text:s/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float" office:value="550" table:style-name="ce16">
            <text:p>550</text:p>
          </table:table-cell>
          <table:table-cell office:value-type="float" office:value="9.5" table:style-name="ce16">
            <text:p>9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30" table:formula="of:=[.A33]+1" table:style-name="ce20">
            <text:p>30</text:p>
          </table:table-cell>
          <table:table-cell office:value-type="string" table:style-name="ce5">
            <text:p>02/L992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Villanovatulo</text:p>
          </table:table-cell>
          <table:table-cell office:value-type="string" table:style-name="ce8">
            <text:p>Quaddu Aregu</text:p>
          </table:table-cell>
          <table:table-cell office:value-type="string" table:style-name="ce5">
            <text:p>39°49'17,06"</text:p>
          </table:table-cell>
          <table:table-cell office:value-type="string" table:style-name="ce5">
            <text:p>9°12'31,06"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x morisii</text:span><text:span text:style-name="T3"><text:s/>Borzì</text:span></text:p>
          </table:table-cell>
          <table:table-cell office:value-type="string" table:style-name="ce2">
            <text:p>Leccio-sughera</text:p>
          </table:table-cell>
          <table:table-cell office:value-type="float" office:value="280" table:style-name="ce16">
            <text:p>280</text:p>
          </table:table-cell>
          <table:table-cell office:value-type="float" office:value="13" table:style-name="ce18">
            <text:p>13,0</text:p>
          </table:table-cell>
          <table:table-cell office:value-type="string" table:style-name="ce8">
            <text:p>a) età e/o dimensioni<text:s text:c="50"/></text:p>
            <text:p>d) rarità botanica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31" table:formula="of:=[.A34]+1" table:style-name="ce20">
            <text:p>31</text:p>
          </table:table-cell>
          <table:table-cell office:value-type="string" table:style-name="ce5">
            <text:p>03/L992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Villanovatulo</text:p>
          </table:table-cell>
          <table:table-cell office:value-type="string" table:style-name="ce8">
            <text:p>Nuraghe Adoni</text:p>
          </table:table-cell>
          <table:table-cell office:value-type="string" table:style-name="ce5">
            <text:p>39°47'08,44"</text:p>
          </table:table-cell>
          <table:table-cell office:value-type="string" table:style-name="ce5">
            <text:p>9°10'23,35"</text:p>
          </table:table-cell>
          <table:table-cell office:value-type="float" office:value="792" table:style-name="ce5">
            <text:p>792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280" table:style-name="ce16">
            <text:p>28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b) forma e portamento<text:s text:c="62"/></text:p>
            <text:p>e) architettura vegetale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32" table:formula="of:=[.A35]+1" table:style-name="ce20">
            <text:p>32</text:p>
          </table:table-cell>
          <table:table-cell office:value-type="string" table:style-name="ce5">
            <text:p>04/L992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Villanovatulo</text:p>
          </table:table-cell>
          <table:table-cell office:value-type="string" table:style-name="ce8">
            <text:p>Sa Croccoriga</text:p>
          </table:table-cell>
          <table:table-cell office:value-type="string" table:style-name="ce5">
            <text:p>39°49'28,00"</text:p>
          </table:table-cell>
          <table:table-cell office:value-type="string" table:style-name="ce5">
            <text:p>9°11'23,00"</text:p>
          </table:table-cell>
          <table:table-cell office:value-type="float" office:value="710" table:style-name="ce5">
            <text:p>71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440" table:style-name="ce16">
            <text:p>440</text:p>
          </table:table-cell>
          <table:table-cell office:value-type="float" office:value="20" table:style-name="ce18">
            <text:p>2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33" table:formula="of:=[.A36]+1" table:style-name="ce20">
            <text:p>33</text:p>
          </table:table-cell>
          <table:table-cell office:value-type="string" table:style-name="ce5">
            <text:p>05/L992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Villanovatulo</text:p>
          </table:table-cell>
          <table:table-cell office:value-type="string" table:style-name="ce8">
            <text:p>Is Fundus</text:p>
          </table:table-cell>
          <table:table-cell office:value-type="string" table:style-name="ce5">
            <text:p>39°48'18,07"</text:p>
          </table:table-cell>
          <table:table-cell office:value-type="string" table:style-name="ce5">
            <text:p>9°12'17,09"</text:p>
          </table:table-cell>
          <table:table-cell office:value-type="float" office:value="750" table:style-name="ce5">
            <text:p>7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297" table:style-name="ce16">
            <text:p>297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/o dimensioni<text:s text:c="49"/></text:p>
            <text:p>b) forma e portamento<text:s text:c="61"/></text:p>
            <text:p>d) rarità botanica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34" table:formula="of:=[.A37]+1" table:style-name="ce20">
            <text:p>34</text:p>
          </table:table-cell>
          <table:table-cell office:value-type="string" table:style-name="ce5">
            <text:p>01/L998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Villaputzu</text:p>
          </table:table-cell>
          <table:table-cell office:value-type="string" table:style-name="ce8">
            <text:p>Murerau - Chiesa San Giovanni</text:p>
          </table:table-cell>
          <table:table-cell office:value-type="string" table:style-name="ce5">
            <text:p>39°26'44,14"</text:p>
          </table:table-cell>
          <table:table-cell office:value-type="string" table:style-name="ce5">
            <text:p>9°36'51,47"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526" table:style-name="ce16">
            <text:p>526</text:p>
          </table:table-cell>
          <table:table-cell office:value-type="float" office:value="13" table:style-name="ce18">
            <text:p>13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35" table:formula="of:=[.A38]+1" table:style-name="ce20">
            <text:p>35</text:p>
          </table:table-cell>
          <table:table-cell office:value-type="string" table:style-name="ce5">
            <text:p>01/M016/CA/20</text:p>
          </table:table-cell>
          <table:table-cell office:value-type="string" table:style-name="ce8">
            <text:p>Città metropolitana Cagliari (Cagliari)</text:p>
          </table:table-cell>
          <table:table-cell office:value-type="string" table:style-name="ce2">
            <text:p>Villasalto</text:p>
          </table:table-cell>
          <table:table-cell office:value-type="string" table:style-name="ce8">
            <text:p>Perda de s'Egua</text:p>
          </table:table-cell>
          <table:table-cell office:value-type="string" table:style-name="ce5">
            <text:p>39°32'24,11"</text:p>
          </table:table-cell>
          <table:table-cell office:value-type="string" table:style-name="ce5">
            <text:p>9°28'59,49"</text:p>
          </table:table-cell>
          <table:table-cell office:value-type="float" office:value="461" table:style-name="ce5">
            <text:p>461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/text:span><text:span text:style-name="T3"><text:s/>L.</text:span></text:p>
          </table:table-cell>
          <table:table-cell office:value-type="string" table:style-name="ce2">
            <text:p>Leccio</text:p>
          </table:table-cell>
          <table:table-cell office:value-type="float" office:value="470" table:style-name="ce16">
            <text:p>470</text:p>
          </table:table-cell>
          <table:table-cell office:value-type="float" office:value="20" table:style-name="ce18">
            <text:p>2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36" table:formula="of:=[.A39]+1" table:style-name="ce20">
            <text:p>36</text:p>
          </table:table-cell>
          <table:table-cell office:value-type="string" table:style-name="ce5">
            <text:p>01/A407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Aritzo</text:p>
          </table:table-cell>
          <table:table-cell office:value-type="string" table:style-name="ce8">
            <text:p>Prazza d'Erriu</text:p>
          </table:table-cell>
          <table:table-cell office:value-type="string" table:style-name="ce5">
            <text:p>39°57'15,38"</text:p>
          </table:table-cell>
          <table:table-cell office:value-type="string" table:style-name="ce5">
            <text:p>9°11'54,17"</text:p>
          </table:table-cell>
          <table:table-cell office:value-type="float" office:value="810" table:style-name="ce5">
            <text:p>81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Ulmus glabra<text:s/></text:span><text:span text:style-name="T2">Huds.</text:span></text:p>
          </table:table-cell>
          <table:table-cell office:value-type="string" table:style-name="ce2">
            <text:p>Olmo montano</text:p>
          </table:table-cell>
          <table:table-cell office:value-type="float" office:value="455" table:style-name="ce16">
            <text:p>455</text:p>
          </table:table-cell>
          <table:table-cell office:value-type="float" office:value="28" table:style-name="ce18">
            <text:p>28,0</text:p>
          </table:table-cell>
          <table:table-cell office:value-type="string" table:style-name="ce8">
            <text:p>a) età e/o dimensioni<text:s text:c="50"/></text:p>
            <text:p>b) forma e portamento<text:s text:c="30"/></text:p>
            <text:p>f) pregio paesaggistico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37" table:formula="of:=[.A40]+1" table:style-name="ce20">
            <text:p>37</text:p>
          </table:table-cell>
          <table:table-cell office:value-type="string" table:style-name="ce5">
            <text:p>01/A454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Arzana</text:p>
          </table:table-cell>
          <table:table-cell office:value-type="string" table:style-name="ce8">
            <text:p>Coile S'Orroale</text:p>
          </table:table-cell>
          <table:table-cell office:value-type="string" table:style-name="ce5">
            <text:p>39°56'49,13"</text:p>
          </table:table-cell>
          <table:table-cell office:value-type="string" table:style-name="ce5">
            <text:p>9°18'49,44"</text:p>
          </table:table-cell>
          <table:table-cell office:value-type="float" office:value="1115" table:style-name="ce5">
            <text:p>111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cer monspessolanum</text:span><text:span text:style-name="T2"><text:s/>L.<text:s/></text:span></text:p>
          </table:table-cell>
          <table:table-cell office:value-type="string" table:style-name="ce2">
            <text:p>Acero minore</text:p>
          </table:table-cell>
          <table:table-cell office:value-type="float" office:value="530" table:style-name="ce16">
            <text:p>530</text:p>
          </table:table-cell>
          <table:table-cell office:value-type="float" office:value="20" table:style-name="ce18">
            <text:p>20,0</text:p>
          </table:table-cell>
          <table:table-cell office:value-type="string" table:style-name="ce8">
            <text:p>a) età e/o dimensioni<text:s text:c="50"/></text:p>
            <text:p>e) architettura vegetale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38" table:formula="of:=[.A41]+1" table:style-name="ce20">
            <text:p>38</text:p>
          </table:table-cell>
          <table:table-cell office:value-type="string" table:style-name="ce5">
            <text:p>02/A454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Arzana</text:p>
          </table:table-cell>
          <table:table-cell office:value-type="string" table:style-name="ce8">
            <text:p>Coile Congiudu</text:p>
          </table:table-cell>
          <table:table-cell office:value-type="string" table:style-name="ce5">
            <text:p>39°57'24,98"</text:p>
          </table:table-cell>
          <table:table-cell office:value-type="string" table:style-name="ce5">
            <text:p>9°21'04,14"</text:p>
          </table:table-cell>
          <table:table-cell office:value-type="float" office:value="1134" table:style-name="ce5">
            <text:p>113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cer monspessolanum</text:span><text:span text:style-name="T2"><text:s/>L.<text:s/></text:span></text:p>
          </table:table-cell>
          <table:table-cell office:value-type="string" table:style-name="ce2">
            <text:p>Acero minore</text:p>
          </table:table-cell>
          <table:table-cell office:value-type="string" table:style-name="ce16">
            <text:p>340/300</text:p>
          </table:table-cell>
          <table:table-cell office:value-type="float" office:value="20" table:style-name="ce18">
            <text:p>2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39" table:formula="of:=[.A42]+1" table:style-name="ce20">
            <text:p>39</text:p>
          </table:table-cell>
          <table:table-cell office:value-type="string" table:style-name="ce5">
            <text:p>03/A454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Arzana</text:p>
          </table:table-cell>
          <table:table-cell office:value-type="string" table:style-name="ce8">
            <text:p>Tedderieddu</text:p>
          </table:table-cell>
          <table:table-cell office:value-type="string" table:style-name="ce5">
            <text:p>39°58'27,78"</text:p>
          </table:table-cell>
          <table:table-cell office:value-type="string" table:style-name="ce5">
            <text:p>9°21'11,96"</text:p>
          </table:table-cell>
          <table:table-cell office:value-type="float" office:value="1123" table:style-name="ce5">
            <text:p>1123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3">Insieme omogeneo di</text:span><text:span text:style-name="T4"><text:s/>Taxus baccata<text:s/></text:span><text:span text:style-name="T2">L.</text:span></text:p>
          </table:table-cell>
          <table:table-cell office:value-type="string" table:style-name="ce2">
            <text:p>Tasso</text:p>
          </table:table-cell>
          <table:table-cell office:value-type="string" table:style-name="ce16">
            <text:p>321 (med)<text:s text:c="20"/></text:p>
            <text:p>390 (max)<text:s/></text:p>
          </table:table-cell>
          <table:table-cell office:value-type="string" table:style-name="ce16">
            <text:p>11,0 (med)</text:p>
            <text:p>12,5 (max)</text:p>
          </table:table-cell>
          <table:table-cell office:value-type="string" table:style-name="ce8">
            <text:p>a) età e/o dimensioni<text:s text:c="50"/></text:p>
            <text:p>b) forma e portamento<text:s text:c="31"/></text:p>
            <text:p>f) pregio paesaggistic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40" table:formula="of:=[.A43]+1" table:style-name="ce20">
            <text:p>40</text:p>
          </table:table-cell>
          <table:table-cell office:value-type="string" table:style-name="ce5">
            <text:p>04/A454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Arzana</text:p>
          </table:table-cell>
          <table:table-cell office:value-type="string" table:style-name="ce8">
            <text:p>Tedderieddu</text:p>
          </table:table-cell>
          <table:table-cell office:value-type="string" table:style-name="ce5">
            <text:p>39°57'45,07"</text:p>
          </table:table-cell>
          <table:table-cell office:value-type="string" table:style-name="ce5">
            <text:p>9°21'31,60"</text:p>
          </table:table-cell>
          <table:table-cell office:value-type="float" office:value="1029" table:style-name="ce5">
            <text:p>1029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Juniperus oxycedrus</text:span><text:span text:style-name="T3"><text:s/>L. subsp.<text:s/></text:span><text:span text:style-name="T4">oxycedrus</text:span></text:p>
          </table:table-cell>
          <table:table-cell office:value-type="string" table:style-name="ce2">
            <text:p>Ginepro rosso</text:p>
          </table:table-cell>
          <table:table-cell office:value-type="string" table:style-name="ce16">
            <text:p>220-165-162-160-160-12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text:s/></text:p>
            <text:p><text:s/>f) pregio paesaggistico<text:s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41" table:formula="of:=[.A44]+1" table:style-name="ce20">
            <text:p>41</text:p>
          </table:table-cell>
          <table:table-cell office:value-type="string" table:style-name="ce5">
            <text:p>05/A454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Arzana</text:p>
          </table:table-cell>
          <table:table-cell office:value-type="string" table:style-name="ce8">
            <text:p>Perreddu</text:p>
          </table:table-cell>
          <table:table-cell office:value-type="string" table:style-name="ce5">
            <text:p>39°56'17,45"</text:p>
          </table:table-cell>
          <table:table-cell office:value-type="string" table:style-name="ce5">
            <text:p>9°22'06,45"</text:p>
          </table:table-cell>
          <table:table-cell office:value-type="float" office:value="860" table:style-name="ce5">
            <text:p>86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/text:span><text:span text:style-name="T3"><text:s/>L.</text:span></text:p>
          </table:table-cell>
          <table:table-cell office:value-type="string" table:style-name="ce2">
            <text:p>Leccio</text:p>
          </table:table-cell>
          <table:table-cell office:value-type="float" office:value="482" table:style-name="ce16">
            <text:p>482</text:p>
          </table:table-cell>
          <table:table-cell office:value-type="float" office:value="20" table:style-name="ce18">
            <text:p>2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42" table:formula="of:=[.A45]+1" table:style-name="ce20">
            <text:p>42</text:p>
          </table:table-cell>
          <table:table-cell office:value-type="string" table:style-name="ce5">
            <text:p>01/A722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Baunei</text:p>
          </table:table-cell>
          <table:table-cell office:value-type="string" table:style-name="ce8">
            <text:p>Santa Maria Navarrese - Piazza Principessa di Navarra</text:p>
          </table:table-cell>
          <table:table-cell office:value-type="string" table:style-name="ce5">
            <text:p>39°59'18,98"</text:p>
          </table:table-cell>
          <table:table-cell office:value-type="string" table:style-name="ce5">
            <text:p>9°41'20,36"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905" table:style-name="ce16">
            <text:p>905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text:s text:c="50"/></text:p>
            <text:p>b) forma e portamento<text:s text:c="31"/></text:p>
            <text:p>f) pregio paesaggistic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43" table:formula="of:=[.A46]+1" table:style-name="ce20">
            <text:p>43</text:p>
          </table:table-cell>
          <table:table-cell office:value-type="string" table:style-name="ce5">
            <text:p>02/A722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Baunei</text:p>
          </table:table-cell>
          <table:table-cell office:value-type="string" table:style-name="ce8">
            <text:p>Santa Maria Navarrese - Piazza Principessa di Navarra</text:p>
          </table:table-cell>
          <table:table-cell office:value-type="string" table:style-name="ce5">
            <text:p>39°59'18,27"</text:p>
          </table:table-cell>
          <table:table-cell office:value-type="string" table:style-name="ce5">
            <text:p>9°41'20,10"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Celtis australis</text:span><text:span text:style-name="T2"><text:s/>L.</text:span></text:p>
          </table:table-cell>
          <table:table-cell office:value-type="string" table:style-name="ce2">
            <text:p>Bagolaro<text:s/></text:p>
          </table:table-cell>
          <table:table-cell office:value-type="float" office:value="367" table:style-name="ce16">
            <text:p>367</text:p>
          </table:table-cell>
          <table:table-cell office:value-type="float" office:value="8.5" table:style-name="ce16">
            <text:p>8,5</text:p>
          </table:table-cell>
          <table:table-cell office:value-type="string" table:style-name="ce8">
            <text:p>a) età e/o dimensioni<text:s text:c="50"/></text:p>
            <text:p>b) forma e portamento<text:s text:c="6"/></text:p>
            <text:p>g) valore storico, culturale, religios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44" table:formula="of:=[.A47]+1" table:style-name="ce20">
            <text:p>44</text:p>
          </table:table-cell>
          <table:table-cell office:value-type="string" table:style-name="ce5">
            <text:p>03/A722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Baunei</text:p>
          </table:table-cell>
          <table:table-cell office:value-type="string" table:style-name="ce8">
            <text:p>Santa Maria Navarrese - Piazza Principessa di Navarra</text:p>
          </table:table-cell>
          <table:table-cell office:value-type="string" table:style-name="ce5">
            <text:p>39°59'20,57"</text:p>
          </table:table-cell>
          <table:table-cell office:value-type="string" table:style-name="ce5">
            <text:p>9°41'20,67"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Ceratonia siliqua<text:s/></text:span><text:span text:style-name="T2">L.</text:span></text:p>
          </table:table-cell>
          <table:table-cell office:value-type="string" table:style-name="ce2">
            <text:p>Carrubo</text:p>
          </table:table-cell>
          <table:table-cell office:value-type="float" office:value="332" table:style-name="ce16">
            <text:p>332</text:p>
          </table:table-cell>
          <table:table-cell office:value-type="float" office:value="8.5" table:style-name="ce16">
            <text:p>8,5</text:p>
          </table:table-cell>
          <table:table-cell office:value-type="string" table:style-name="ce8">
            <text:p>a) età e/o dimensioni<text:s text:c="50"/></text:p>
            <text:p>b) forma e portamento<text:s text:c="6"/></text:p>
            <text:p>g) valore storico, culturale, religios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45" table:formula="of:=[.A48]+1" table:style-name="ce20">
            <text:p>45</text:p>
          </table:table-cell>
          <table:table-cell office:value-type="string" table:style-name="ce5">
            <text:p>04/A722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Baunei</text:p>
          </table:table-cell>
          <table:table-cell office:value-type="string" table:style-name="ce8">
            <text:p>San Pietro – Golgo</text:p>
          </table:table-cell>
          <table:table-cell office:value-type="string" table:style-name="ce5">
            <text:p>40°05'24,54"</text:p>
          </table:table-cell>
          <table:table-cell office:value-type="string" table:style-name="ce5">
            <text:p>9°40'04,90"</text:p>
          </table:table-cell>
          <table:table-cell office:value-type="float" office:value="385" table:style-name="ce5">
            <text:p>38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Celtis australis</text:span><text:span text:style-name="T2"><text:s/>L.</text:span></text:p>
          </table:table-cell>
          <table:table-cell office:value-type="string" table:style-name="ce2">
            <text:p>Bagolaro<text:s/></text:p>
          </table:table-cell>
          <table:table-cell office:value-type="float" office:value="525" table:style-name="ce16">
            <text:p>525</text:p>
          </table:table-cell>
          <table:table-cell office:value-type="float" office:value="20" table:style-name="ce18">
            <text:p>20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46" table:formula="of:=[.A49]+1" table:style-name="ce20">
            <text:p>46</text:p>
          </table:table-cell>
          <table:table-cell office:value-type="string" table:style-name="ce5">
            <text:p>05/A722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Baunei</text:p>
          </table:table-cell>
          <table:table-cell office:value-type="string" table:style-name="ce8">
            <text:p>San Pietro – Golgo</text:p>
          </table:table-cell>
          <table:table-cell office:value-type="string" table:style-name="ce5">
            <text:p>40°05'25,29"</text:p>
          </table:table-cell>
          <table:table-cell office:value-type="string" table:style-name="ce5">
            <text:p>9°40'04,91"</text:p>
          </table:table-cell>
          <table:table-cell office:value-type="float" office:value="386" table:style-name="ce5">
            <text:p>386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568" table:style-name="ce16">
            <text:p>568</text:p>
          </table:table-cell>
          <table:table-cell office:value-type="float" office:value="17" table:style-name="ce18">
            <text:p>17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47" table:formula="of:=[.A50]+1" table:style-name="ce20">
            <text:p>47</text:p>
          </table:table-cell>
          <table:table-cell office:value-type="string" table:style-name="ce5">
            <text:p>06/A722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Baunei</text:p>
          </table:table-cell>
          <table:table-cell office:value-type="string" table:style-name="ce8">
            <text:p>Ferir d'Abba</text:p>
          </table:table-cell>
          <table:table-cell office:value-type="string" table:style-name="ce5">
            <text:p>40°05'57,88"</text:p>
          </table:table-cell>
          <table:table-cell office:value-type="string" table:style-name="ce5">
            <text:p>9°39'53,61"</text:p>
          </table:table-cell>
          <table:table-cell office:value-type="float" office:value="380" table:style-name="ce5">
            <text:p>38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Quercus suber</text:span><text:span text:style-name="T2"><text:s/>L.</text:span></text:p>
          </table:table-cell>
          <table:table-cell office:value-type="string" table:style-name="ce2">
            <text:p>Sughera</text:p>
          </table:table-cell>
          <table:table-cell office:value-type="float" office:value="450" table:style-name="ce16">
            <text:p>450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48" table:formula="of:=[.A51]+1" table:style-name="ce20">
            <text:p>48</text:p>
          </table:table-cell>
          <table:table-cell office:value-type="string" table:style-name="ce5">
            <text:p>07/A722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Baunei</text:p>
          </table:table-cell>
          <table:table-cell office:value-type="string" table:style-name="ce8">
            <text:p>Sisiera</text:p>
          </table:table-cell>
          <table:table-cell office:value-type="string" table:style-name="ce5">
            <text:p>40°03'35,24"</text:p>
          </table:table-cell>
          <table:table-cell office:value-type="string" table:style-name="ce5">
            <text:p>9°43'12,81"</text:p>
          </table:table-cell>
          <table:table-cell office:value-type="float" office:value="430" table:style-name="ce5">
            <text:p>43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Pistacia terebinthus</text:span><text:span text:style-name="T3"><text:s/>L.</text:span></text:p>
          </table:table-cell>
          <table:table-cell office:value-type="string" table:style-name="ce2">
            <text:p>Terebinto</text:p>
          </table:table-cell>
          <table:table-cell office:value-type="float" office:value="233" table:style-name="ce16">
            <text:p>233</text:p>
          </table:table-cell>
          <table:table-cell office:value-type="float" office:value="6" table:style-name="ce18">
            <text:p>6,0</text:p>
          </table:table-cell>
          <table:table-cell office:value-type="string" table:style-name="ce8">
            <text:p>a) età e/o dimensioni<text:s text:c="49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49" table:formula="of:=[.A52]+1" table:style-name="ce20">
            <text:p>49</text:p>
          </table:table-cell>
          <table:table-cell office:value-type="string" table:style-name="ce5">
            <text:p>08/A722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Baunei</text:p>
          </table:table-cell>
          <table:table-cell office:value-type="string" table:style-name="ce8">
            <text:p>Semida</text:p>
          </table:table-cell>
          <table:table-cell office:value-type="string" table:style-name="ce5">
            <text:p>40°06'05,33"</text:p>
          </table:table-cell>
          <table:table-cell office:value-type="string" table:style-name="ce5">
            <text:p>9°35'13,95"</text:p>
          </table:table-cell>
          <table:table-cell office:value-type="float" office:value="569" table:style-name="ce5">
            <text:p>569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410" table:style-name="ce16">
            <text:p>410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50" table:formula="of:=[.A53]+1" table:style-name="ce20">
            <text:p>50</text:p>
          </table:table-cell>
          <table:table-cell office:value-type="string" table:style-name="ce5">
            <text:p>09/A722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Baunei</text:p>
          </table:table-cell>
          <table:table-cell office:value-type="string" table:style-name="ce8">
            <text:p>Semida</text:p>
          </table:table-cell>
          <table:table-cell office:value-type="string" table:style-name="ce5">
            <text:p>40°06'04,20"</text:p>
          </table:table-cell>
          <table:table-cell office:value-type="string" table:style-name="ce5">
            <text:p>9°35'13,52"</text:p>
          </table:table-cell>
          <table:table-cell office:value-type="float" office:value="569" table:style-name="ce5">
            <text:p>569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480" table:style-name="ce16">
            <text:p>480</text:p>
          </table:table-cell>
          <table:table-cell office:value-type="float" office:value="11" table:style-name="ce18">
            <text:p>11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51" table:formula="of:=[.A54]+1" table:style-name="ce20">
            <text:p>51</text:p>
          </table:table-cell>
          <table:table-cell office:value-type="string" table:style-name="ce5">
            <text:p>10/A722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Baunei</text:p>
          </table:table-cell>
          <table:table-cell office:value-type="string" table:style-name="ce8">
            <text:p>Aniddai</text:p>
          </table:table-cell>
          <table:table-cell office:value-type="string" table:style-name="ce5">
            <text:p>40°05'19,12"</text:p>
          </table:table-cell>
          <table:table-cell office:value-type="string" table:style-name="ce5">
            <text:p>9°41'00,89"</text:p>
          </table:table-cell>
          <table:table-cell office:value-type="float" office:value="470" table:style-name="ce5">
            <text:p>47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Pistacia terebinthus</text:span><text:span text:style-name="T3"><text:s/>L.</text:span></text:p>
          </table:table-cell>
          <table:table-cell office:value-type="string" table:style-name="ce2">
            <text:p>Terebinto</text:p>
          </table:table-cell>
          <table:table-cell office:value-type="float" office:value="220" table:style-name="ce16">
            <text:p>220</text:p>
          </table:table-cell>
          <table:table-cell office:value-type="float" office:value="5" table:style-name="ce18">
            <text:p>5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52" table:formula="of:=[.A55]+1" table:style-name="ce20">
            <text:p>52</text:p>
          </table:table-cell>
          <table:table-cell office:value-type="string" table:style-name="ce5">
            <text:p>11/A722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Baunei</text:p>
          </table:table-cell>
          <table:table-cell office:value-type="string" table:style-name="ce8">
            <text:p>Scala 'e Oggiastru</text:p>
          </table:table-cell>
          <table:table-cell office:value-type="string" table:style-name="ce5">
            <text:p>40°08'08,35"</text:p>
          </table:table-cell>
          <table:table-cell office:value-type="string" table:style-name="ce5">
            <text:p>9°39'10,09"</text:p>
          </table:table-cell>
          <table:table-cell office:value-type="float" office:value="355" table:style-name="ce5">
            <text:p>35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Juniperus phoenicea</text:span><text:span text:style-name="T3"><text:s/>L.</text:span></text:p>
          </table:table-cell>
          <table:table-cell office:value-type="string" table:style-name="ce2">
            <text:p>Ginepro fenicio</text:p>
          </table:table-cell>
          <table:table-cell office:value-type="float" office:value="310" table:style-name="ce16">
            <text:p>310</text:p>
          </table:table-cell>
          <table:table-cell office:value-type="float" office:value="8.5" table:style-name="ce16">
            <text:p>8,5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53" table:formula="of:=[.A56]+1" table:style-name="ce20">
            <text:p>53</text:p>
          </table:table-cell>
          <table:table-cell office:value-type="string" table:style-name="ce5">
            <text:p>12/A722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Baunei</text:p>
          </table:table-cell>
          <table:table-cell office:value-type="string" table:style-name="ce8">
            <text:p>Baccu 'e Pigas</text:p>
          </table:table-cell>
          <table:table-cell office:value-type="string" table:style-name="ce5">
            <text:p>40°11'28,44"</text:p>
          </table:table-cell>
          <table:table-cell office:value-type="string" table:style-name="ce5">
            <text:p>9°34'55,34"</text:p>
          </table:table-cell>
          <table:table-cell office:value-type="float" office:value="450" table:style-name="ce5">
            <text:p>4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Juniperus phoenicea</text:span><text:span text:style-name="T3"><text:s/>L.</text:span></text:p>
          </table:table-cell>
          <table:table-cell office:value-type="string" table:style-name="ce2">
            <text:p>Ginepro fenicio</text:p>
          </table:table-cell>
          <table:table-cell office:value-type="float" office:value="195" table:style-name="ce16">
            <text:p>195</text:p>
          </table:table-cell>
          <table:table-cell office:value-type="float" office:value="13" table:style-name="ce18">
            <text:p>13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54" table:formula="of:=[.A57]+1" table:style-name="ce20">
            <text:p>54</text:p>
          </table:table-cell>
          <table:table-cell office:value-type="string" table:style-name="ce5">
            <text:p>01/A776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Belvì</text:p>
          </table:table-cell>
          <table:table-cell office:value-type="string" table:style-name="ce8">
            <text:p>S'Iscara</text:p>
          </table:table-cell>
          <table:table-cell office:value-type="string" table:style-name="ce5">
            <text:p>39°58'47,89''</text:p>
          </table:table-cell>
          <table:table-cell office:value-type="string" table:style-name="ce5">
            <text:p>9°11'05,16''</text:p>
          </table:table-cell>
          <table:table-cell office:value-type="float" office:value="550" table:style-name="ce5">
            <text:p>55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8">Juglans regia</text:span><text:span text:style-name="T2"><text:s/>L.</text:span></text:p>
          </table:table-cell>
          <table:table-cell office:value-type="string" table:style-name="ce2">
            <text:p>Noce comune</text:p>
          </table:table-cell>
          <table:table-cell office:value-type="float" office:value="330" table:style-name="ce16">
            <text:p>330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 dimensioni <text:s text:c="49"/>b) forma e portament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55" table:formula="of:=[.A58]+1" table:style-name="ce20">
            <text:p>55</text:p>
          </table:table-cell>
          <table:table-cell office:value-type="string" table:style-name="ce5">
            <text:p>01/A948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Bolotana</text:p>
          </table:table-cell>
          <table:table-cell office:value-type="string" table:style-name="ce8">
            <text:p><text:s/>Badde Salighes</text:p>
          </table:table-cell>
          <table:table-cell office:value-type="string" table:style-name="ce5">
            <text:p>40°20'55,58''</text:p>
          </table:table-cell>
          <table:table-cell office:value-type="string" table:style-name="ce5">
            <text:p>8°52'40,00''</text:p>
          </table:table-cell>
          <table:table-cell office:value-type="float" office:value="847" table:style-name="ce5">
            <text:p>847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Taxus baccata</text:span><text:s/><text:span text:style-name="T2">L.</text:span></text:p>
          </table:table-cell>
          <table:table-cell office:value-type="string" table:style-name="ce2">
            <text:p>Tasso</text:p>
          </table:table-cell>
          <table:table-cell office:value-type="float" office:value="770" table:style-name="ce16">
            <text:p>770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 dimensioni <text:s text:c="70"/>b) forma e portamento <text:s text:c="38"/>c) valore ecologic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56" table:formula="of:=[.A59]+1" table:style-name="ce20">
            <text:p>56</text:p>
          </table:table-cell>
          <table:table-cell office:value-type="string" table:style-name="ce5">
            <text:p>02/A948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Bolotana</text:p>
          </table:table-cell>
          <table:table-cell office:value-type="string" table:style-name="ce8">
            <text:p>CONFUSA CON TASSO Villa Piercy - Badde Salighes</text:p>
          </table:table-cell>
          <table:table-cell office:value-type="string" table:style-name="ce5">
            <text:p>40°20'59,10''</text:p>
          </table:table-cell>
          <table:table-cell office:value-type="string" table:style-name="ce5">
            <text:p>8°52'46,91''</text:p>
          </table:table-cell>
          <table:table-cell office:value-type="float" office:value="847" table:style-name="ce5">
            <text:p>847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Fagus sylvatica</text:span><text:span text:style-name="T4"><text:s/></text:span><text:span text:style-name="T3">L.</text:span></text:p>
          </table:table-cell>
          <table:table-cell office:value-type="string" table:style-name="ce2">
            <text:p>Faggio</text:p>
          </table:table-cell>
          <table:table-cell office:value-type="float" office:value="270" table:style-name="ce16">
            <text:p>270</text:p>
          </table:table-cell>
          <table:table-cell office:value-type="float" office:value="20" table:style-name="ce18">
            <text:p>20,0</text:p>
          </table:table-cell>
          <table:table-cell office:value-type="string" table:style-name="ce8">
            <text:p>e) architettura vegetale <text:s text:c="30"/>g) valore storico, culturale, religioso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57" table:formula="of:=[.A60]+1" table:style-name="ce20">
            <text:p>57</text:p>
          </table:table-cell>
          <table:table-cell office:value-type="string" table:style-name="ce5">
            <text:p>03/A948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Bolotana</text:p>
          </table:table-cell>
          <table:table-cell office:value-type="string" table:style-name="ce8">
            <text:p>Villa Piercy - Badde Salighes</text:p>
          </table:table-cell>
          <table:table-cell office:value-type="string" table:style-name="ce5">
            <text:p>40°21'06,07''</text:p>
          </table:table-cell>
          <table:table-cell office:value-type="string" table:style-name="ce5">
            <text:p>8°52'53,47''</text:p>
          </table:table-cell>
          <table:table-cell office:value-type="float" office:value="847" table:style-name="ce5">
            <text:p>847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Abies pinsapo</text:span><text:span text:style-name="T2"><text:s/>Boiss.</text:span></text:p>
          </table:table-cell>
          <table:table-cell office:value-type="string" table:style-name="ce2">
            <text:p>Abete di Spagna</text:p>
          </table:table-cell>
          <table:table-cell office:value-type="float" office:value="377" table:style-name="ce16">
            <text:p>377</text:p>
          </table:table-cell>
          <table:table-cell office:value-type="float" office:value="24" table:style-name="ce18">
            <text:p>24,0</text:p>
          </table:table-cell>
          <table:table-cell office:value-type="string" table:style-name="ce8">
            <text:p>a) età e/o dimensioni <text:s text:c="49"/>d) rarità botanica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58" table:formula="of:=[.A61]+1" table:style-name="ce20">
            <text:p>58</text:p>
          </table:table-cell>
          <table:table-cell office:value-type="string" table:style-name="ce5">
            <text:p>01/D287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Desulo</text:p>
          </table:table-cell>
          <table:table-cell office:value-type="string" table:style-name="ce8">
            <text:p>Funtanas</text:p>
          </table:table-cell>
          <table:table-cell office:value-type="string" table:style-name="ce5">
            <text:p>40°01'54,06''</text:p>
          </table:table-cell>
          <table:table-cell office:value-type="string" table:style-name="ce5">
            <text:p>9°14'50,04''</text:p>
          </table:table-cell>
          <table:table-cell office:value-type="float" office:value="1345" table:style-name="ce5">
            <text:p>134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Ilex aquifolium</text:span><text:s/><text:span text:style-name="T2">L.</text:span></text:p>
          </table:table-cell>
          <table:table-cell office:value-type="string" table:style-name="ce2">
            <text:p>Agrifoglio</text:p>
          </table:table-cell>
          <table:table-cell office:value-type="float" office:value="640" table:style-name="ce16">
            <text:p>64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 <text:s text:c="43"/>b) forma e portament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59" table:formula="of:=[.A62]+1" table:style-name="ce20">
            <text:p>59</text:p>
          </table:table-cell>
          <table:table-cell office:value-type="string" table:style-name="ce5">
            <text:p>01/D859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Gairo</text:p>
          </table:table-cell>
          <table:table-cell office:value-type="string" table:style-name="ce8">
            <text:p>Su Sammuccu</text:p>
          </table:table-cell>
          <table:table-cell office:value-type="string" table:style-name="ce5">
            <text:p>39°54'31,09"</text:p>
          </table:table-cell>
          <table:table-cell office:value-type="string" table:style-name="ce5">
            <text:p>9°25'26,28"</text:p>
          </table:table-cell>
          <table:table-cell office:value-type="float" office:value="966" table:style-name="ce5">
            <text:p>966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600" table:style-name="ce16">
            <text:p>600</text:p>
          </table:table-cell>
          <table:table-cell office:value-type="float" office:value="11" table:style-name="ce18">
            <text:p>11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60" table:formula="of:=[.A63]+1" table:style-name="ce20">
            <text:p>60</text:p>
          </table:table-cell>
          <table:table-cell office:value-type="string" table:style-name="ce5">
            <text:p>02/D859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Gairo</text:p>
          </table:table-cell>
          <table:table-cell office:value-type="string" table:style-name="ce8">
            <text:p>Su Sammuccu</text:p>
          </table:table-cell>
          <table:table-cell office:value-type="string" table:style-name="ce5">
            <text:p>39°54'48,31"</text:p>
          </table:table-cell>
          <table:table-cell office:value-type="string" table:style-name="ce5">
            <text:p>9°25'08,91"</text:p>
          </table:table-cell>
          <table:table-cell office:value-type="float" office:value="990" table:style-name="ce5">
            <text:p>99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80" table:style-name="ce16">
            <text:p>580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61" table:formula="of:=[.A64]+1" table:style-name="ce20">
            <text:p>61</text:p>
          </table:table-cell>
          <table:table-cell office:value-type="string" table:style-name="ce5">
            <text:p>03/D859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Gairo</text:p>
          </table:table-cell>
          <table:table-cell office:value-type="string" table:style-name="ce8">
            <text:p>Genna Perd'aria</text:p>
          </table:table-cell>
          <table:table-cell office:value-type="string" table:style-name="ce5">
            <text:p>39°53'44,14"</text:p>
          </table:table-cell>
          <table:table-cell office:value-type="string" table:style-name="ce5">
            <text:p>9°27'54,98"</text:p>
          </table:table-cell>
          <table:table-cell office:value-type="float" office:value="977" table:style-name="ce5">
            <text:p>977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50" table:style-name="ce16">
            <text:p>550</text:p>
          </table:table-cell>
          <table:table-cell office:value-type="float" office:value="21" table:style-name="ce18">
            <text:p>21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62" table:formula="of:=[.A65]+1" table:style-name="ce20">
            <text:p>62</text:p>
          </table:table-cell>
          <table:table-cell office:value-type="string" table:style-name="ce5">
            <text:p>04/D859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Gairo</text:p>
          </table:table-cell>
          <table:table-cell office:value-type="string" table:style-name="ce8">
            <text:p>Genna Perd'aria</text:p>
          </table:table-cell>
          <table:table-cell office:value-type="string" table:style-name="ce5">
            <text:p>39°53'52,90"</text:p>
          </table:table-cell>
          <table:table-cell office:value-type="string" table:style-name="ce5">
            <text:p>9°27'54,49"</text:p>
          </table:table-cell>
          <table:table-cell office:value-type="float" office:value="960" table:style-name="ce5">
            <text:p>96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00" table:style-name="ce16">
            <text:p>500</text:p>
          </table:table-cell>
          <table:table-cell office:value-type="float" office:value="19" table:style-name="ce18">
            <text:p>19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63" table:formula="of:=[.A66]+1" table:style-name="ce20">
            <text:p>63</text:p>
          </table:table-cell>
          <table:table-cell office:value-type="string" table:style-name="ce5">
            <text:p>05/D859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Gairo</text:p>
          </table:table-cell>
          <table:table-cell office:value-type="string" table:style-name="ce8">
            <text:p>Su Sammuccu</text:p>
          </table:table-cell>
          <table:table-cell office:value-type="string" table:style-name="ce5">
            <text:p>39°54'52,09"</text:p>
          </table:table-cell>
          <table:table-cell office:value-type="string" table:style-name="ce5">
            <text:p>9°25'06,19"</text:p>
          </table:table-cell>
          <table:table-cell office:value-type="float" office:value="980" table:style-name="ce5">
            <text:p>98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20" table:style-name="ce16">
            <text:p>520</text:p>
          </table:table-cell>
          <table:table-cell office:value-type="float" office:value="16" table:style-name="ce18">
            <text:p>16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64" table:formula="of:=[.A67]+1" table:style-name="ce20">
            <text:p>64</text:p>
          </table:table-cell>
          <table:table-cell office:value-type="string" table:style-name="ce5">
            <text:p>01/E387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Jerzu</text:p>
          </table:table-cell>
          <table:table-cell office:value-type="string" table:style-name="ce8">
            <text:p>Sa Canna</text:p>
          </table:table-cell>
          <table:table-cell office:value-type="string" table:style-name="ce5">
            <text:p>39°45'53,63"</text:p>
          </table:table-cell>
          <table:table-cell office:value-type="string" table:style-name="ce5">
            <text:p>9°33'52,21"</text:p>
          </table:table-cell>
          <table:table-cell office:value-type="float" office:value="200" table:style-name="ce5">
            <text:p>2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suber<text:s/></text:span><text:span text:style-name="T3">L.</text:span></text:p>
          </table:table-cell>
          <table:table-cell office:value-type="string" table:style-name="ce2">
            <text:p>Sughera</text:p>
          </table:table-cell>
          <table:table-cell office:value-type="float" office:value="460" table:style-name="ce16">
            <text:p>46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65" table:formula="of:=[.A68]+1" table:style-name="ce20">
            <text:p>65</text:p>
          </table:table-cell>
          <table:table-cell office:value-type="string" table:style-name="ce5">
            <text:p>02/E387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Jerzu</text:p>
          </table:table-cell>
          <table:table-cell office:value-type="string" table:style-name="ce8">
            <text:p>Sa Medada</text:p>
          </table:table-cell>
          <table:table-cell office:value-type="string" table:style-name="ce5">
            <text:p>39°46'50,76"</text:p>
          </table:table-cell>
          <table:table-cell office:value-type="string" table:style-name="ce5">
            <text:p>9°33'35,32"</text:p>
          </table:table-cell>
          <table:table-cell office:value-type="float" office:value="270" table:style-name="ce5">
            <text:p>27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/text:span><text:span text:style-name="T3"><text:s/>L.</text:span></text:p>
          </table:table-cell>
          <table:table-cell office:value-type="string" table:style-name="ce2">
            <text:p>Olivo</text:p>
          </table:table-cell>
          <table:table-cell office:value-type="float" office:value="670" table:style-name="ce16">
            <text:p>670</text:p>
          </table:table-cell>
          <table:table-cell office:value-type="float" office:value="7" table:style-name="ce18">
            <text:p>7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66" table:formula="of:=[.A69]+1" table:style-name="ce20">
            <text:p>66</text:p>
          </table:table-cell>
          <table:table-cell office:value-type="string" table:style-name="ce5">
            <text:p>03/E387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Jerzu</text:p>
          </table:table-cell>
          <table:table-cell office:value-type="string" table:style-name="ce8">
            <text:p>S'Ungroni is Murtas</text:p>
          </table:table-cell>
          <table:table-cell office:value-type="string" table:style-name="ce5">
            <text:p>39°47'52,57"</text:p>
          </table:table-cell>
          <table:table-cell office:value-type="string" table:style-name="ce5">
            <text:p>9°35'03,54"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/text:span><text:span text:style-name="T3"><text:s/>L.</text:span></text:p>
          </table:table-cell>
          <table:table-cell office:value-type="string" table:style-name="ce2">
            <text:p>Olivo</text:p>
          </table:table-cell>
          <table:table-cell office:value-type="float" office:value="800" table:style-name="ce16">
            <text:p>80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67" table:formula="of:=[.A70]+1" table:style-name="ce20">
            <text:p>67</text:p>
          </table:table-cell>
          <table:table-cell office:value-type="string" table:style-name="ce5">
            <text:p>05/E441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Lanusei</text:p>
          </table:table-cell>
          <table:table-cell office:value-type="string" table:style-name="ce8">
            <text:p>Stazione ferroviaria</text:p>
          </table:table-cell>
          <table:table-cell office:value-type="string" table:style-name="ce5">
            <text:p>39°52'35,67''</text:p>
          </table:table-cell>
          <table:table-cell office:value-type="string" table:style-name="ce5">
            <text:p>9°32'54,01''</text:p>
          </table:table-cell>
          <table:table-cell office:value-type="float" office:value="606" table:style-name="ce5">
            <text:p>606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8">Pinus canariensis<text:s/></text:span><text:span text:style-name="T3">Chr. P. Sim.</text:span></text:p>
          </table:table-cell>
          <table:table-cell office:value-type="string" table:style-name="ce2">
            <text:p>Pino delle Canarie</text:p>
          </table:table-cell>
          <table:table-cell office:value-type="float" office:value="360" table:style-name="ce16">
            <text:p>360</text:p>
          </table:table-cell>
          <table:table-cell office:value-type="float" office:value="22" table:style-name="ce18">
            <text:p>22,0</text:p>
          </table:table-cell>
          <table:table-cell office:value-type="string" table:style-name="ce8">
            <text:p>a) età e/o dimensioni <text:s text:c="36"/>d) rarità botanica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68" table:formula="of:=[.A71]+1" table:style-name="ce20">
            <text:p>68</text:p>
          </table:table-cell>
          <table:table-cell office:value-type="string" table:style-name="ce5">
            <text:p>01/G070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Onifai</text:p>
          </table:table-cell>
          <table:table-cell office:value-type="string" table:style-name="ce8">
            <text:p>Istiotta</text:p>
          </table:table-cell>
          <table:table-cell office:value-type="string" table:style-name="ce5">
            <text:p>40°28'42,31"</text:p>
          </table:table-cell>
          <table:table-cell office:value-type="string" table:style-name="ce5">
            <text:p>9°45'11,93"</text:p>
          </table:table-cell>
          <table:table-cell office:value-type="float" office:value="440" table:style-name="ce5">
            <text:p>44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Juniperus oxycedrus</text:span><text:span text:style-name="T2"><text:s/>L.</text:span></text:p>
          </table:table-cell>
          <table:table-cell office:value-type="string" table:style-name="ce2">
            <text:p>Ginepro coccolone</text:p>
          </table:table-cell>
          <table:table-cell office:value-type="float" office:value="237" table:style-name="ce16">
            <text:p>237</text:p>
          </table:table-cell>
          <table:table-cell office:value-type="float" office:value="6.5" table:style-name="ce16">
            <text:p>6,5</text:p>
          </table:table-cell>
          <table:table-cell office:value-type="string" table:style-name="ce8">
            <text:p>a) età e/o dimensioni<text:s text:c="49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69" table:formula="of:=[.A72]+1" table:style-name="ce20">
            <text:p>69</text:p>
          </table:table-cell>
          <table:table-cell office:value-type="string" table:style-name="ce5">
            <text:p>02/G097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Orgosolo</text:p>
          </table:table-cell>
          <table:table-cell office:value-type="string" table:style-name="ce8">
            <text:p>Lapias</text:p>
          </table:table-cell>
          <table:table-cell office:value-type="string" table:style-name="ce5">
            <text:p>40°08'07,00''</text:p>
          </table:table-cell>
          <table:table-cell office:value-type="string" table:style-name="ce5">
            <text:p>9°24'05,00''</text:p>
          </table:table-cell>
          <table:table-cell office:value-type="float" office:value="880" table:style-name="ce5">
            <text:p>88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Cedrus atlantica</text:span><text:span text:style-name="T6"><text:s/>(Endl.) Carrière</text:span></text:p>
          </table:table-cell>
          <table:table-cell office:value-type="string" table:style-name="ce2">
            <text:p>Cedro dell'Atlante</text:p>
          </table:table-cell>
          <table:table-cell office:value-type="float" office:value="400" table:style-name="ce16">
            <text:p>400</text:p>
          </table:table-cell>
          <table:table-cell office:value-type="float" office:value="37" table:style-name="ce18">
            <text:p>37,0</text:p>
          </table:table-cell>
          <table:table-cell office:value-type="string" table:style-name="ce8">
            <text:p>a) età e/o dimensioni<text:s text:c="2"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70" table:formula="of:=[.A73]+1" table:style-name="ce20">
            <text:p>70</text:p>
          </table:table-cell>
          <table:table-cell office:value-type="string" table:style-name="ce5">
            <text:p>07/G097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Orgosolo</text:p>
          </table:table-cell>
          <table:table-cell office:value-type="string" table:style-name="ce8">
            <text:p>Montes - Funtana Bona<text:s/></text:p>
          </table:table-cell>
          <table:table-cell office:value-type="string" table:style-name="ce5">
            <text:p>40°07'04,49''</text:p>
          </table:table-cell>
          <table:table-cell office:value-type="string" table:style-name="ce5">
            <text:p>9°23'57,04''</text:p>
          </table:table-cell>
          <table:table-cell office:value-type="float" office:value="950" table:style-name="ce5">
            <text:p>9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Pinus nigra</text:span><text:span text:style-name="T6"><text:s/>subsp.</text:span><text:span text:style-name="T4"><text:s/>laricio</text:span><text:span text:style-name="T6"><text:s/>Maire</text:span></text:p>
          </table:table-cell>
          <table:table-cell office:value-type="string" table:style-name="ce2">
            <text:p>Pino laricio</text:p>
          </table:table-cell>
          <table:table-cell office:value-type="float" office:value="390" table:style-name="ce16">
            <text:p>390</text:p>
          </table:table-cell>
          <table:table-cell office:value-type="float" office:value="29" table:style-name="ce18">
            <text:p>29,0</text:p>
          </table:table-cell>
          <table:table-cell office:value-type="string" table:style-name="ce8">
            <text:p>a) età e/o dimensioni<text:s text:c="2"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71" table:formula="of:=[.A74]+1" table:style-name="ce20">
            <text:p>71</text:p>
          </table:table-cell>
          <table:table-cell office:value-type="string" table:style-name="ce5">
            <text:p>12/G097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Orgosolo</text:p>
          </table:table-cell>
          <table:table-cell office:value-type="string" table:style-name="ce8">
            <text:p>Frucu Ena</text:p>
          </table:table-cell>
          <table:table-cell office:value-type="string" table:style-name="ce5">
            <text:p>40°09'47,34''</text:p>
          </table:table-cell>
          <table:table-cell office:value-type="string" table:style-name="ce5">
            <text:p>9°20'47,96''</text:p>
          </table:table-cell>
          <table:table-cell office:value-type="float" office:value="970" table:style-name="ce5">
            <text:p>97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Quercus ilex</text:span><text:s/><text:span text:style-name="T6">L.</text:span></text:p>
          </table:table-cell>
          <table:table-cell office:value-type="string" table:style-name="ce2">
            <text:p>Leccio</text:p>
          </table:table-cell>
          <table:table-cell office:value-type="float" office:value="400" table:style-name="ce16">
            <text:p>400</text:p>
          </table:table-cell>
          <table:table-cell office:value-type="float" office:value="11" table:style-name="ce18">
            <text:p>11,0</text:p>
          </table:table-cell>
          <table:table-cell office:value-type="string" table:style-name="ce8">
            <text:p>a) età e/o dimensioni <text:s text:c="78"/>f) pregio paesaggistico<text:s/>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72" table:formula="of:=[.A75]+1" table:style-name="ce20">
            <text:p>72</text:p>
          </table:table-cell>
          <table:table-cell office:value-type="string" table:style-name="ce5">
            <text:p>01/G147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Orune</text:p>
          </table:table-cell>
          <table:table-cell office:value-type="string" table:style-name="ce8">
            <text:p>Pilosu</text:p>
          </table:table-cell>
          <table:table-cell office:value-type="string" table:style-name="ce5">
            <text:p>40°24'47,60"</text:p>
          </table:table-cell>
          <table:table-cell office:value-type="string" table:style-name="ce5">
            <text:p>9°18'13,79"</text:p>
          </table:table-cell>
          <table:table-cell office:value-type="float" office:value="780" table:style-name="ce5">
            <text:p>78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Quercus suber</text:span><text:span text:style-name="T2"><text:s/>L.</text:span></text:p>
          </table:table-cell>
          <table:table-cell office:value-type="string" table:style-name="ce2">
            <text:p>Sughera</text:p>
          </table:table-cell>
          <table:table-cell office:value-type="float" office:value="470" table:style-name="ce16">
            <text:p>470</text:p>
          </table:table-cell>
          <table:table-cell office:value-type="float" office:value="18.5" table:style-name="ce16">
            <text:p>18,5</text:p>
          </table:table-cell>
          <table:table-cell office:value-type="string" table:style-name="ce8">
            <text:p>a) età e/o dimensioni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73" table:formula="of:=[.A76]+1" table:style-name="ce20">
            <text:p>73</text:p>
          </table:table-cell>
          <table:table-cell office:value-type="string" table:style-name="ce5">
            <text:p>02/G147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Orune</text:p>
          </table:table-cell>
          <table:table-cell office:value-type="string" table:style-name="ce8">
            <text:p>Sa Tuppa</text:p>
          </table:table-cell>
          <table:table-cell office:value-type="string" table:style-name="ce5">
            <text:p>40°24'46,82"</text:p>
          </table:table-cell>
          <table:table-cell office:value-type="string" table:style-name="ce5">
            <text:p>9°17'24,40"</text:p>
          </table:table-cell>
          <table:table-cell office:value-type="float" office:value="750" table:style-name="ce5">
            <text:p>7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Quercus suber</text:span><text:span text:style-name="T2"><text:s/>L.</text:span></text:p>
          </table:table-cell>
          <table:table-cell office:value-type="string" table:style-name="ce2">
            <text:p>Sughera</text:p>
          </table:table-cell>
          <table:table-cell office:value-type="float" office:value="620" table:style-name="ce16">
            <text:p>620</text:p>
          </table:table-cell>
          <table:table-cell office:value-type="float" office:value="21.5" table:style-name="ce16">
            <text:p>21,5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74" table:formula="of:=[.A77]+1" table:style-name="ce20">
            <text:p>74</text:p>
          </table:table-cell>
          <table:table-cell office:value-type="string" table:style-name="ce5">
            <text:p>03/G147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Orune</text:p>
          </table:table-cell>
          <table:table-cell office:value-type="string" table:style-name="ce8">
            <text:p>Schina sos Settiles</text:p>
          </table:table-cell>
          <table:table-cell office:value-type="string" table:style-name="ce5">
            <text:p>40°23'17,82"</text:p>
          </table:table-cell>
          <table:table-cell office:value-type="string" table:style-name="ce5">
            <text:p>9°21'29,94"</text:p>
          </table:table-cell>
          <table:table-cell office:value-type="float" office:value="670" table:style-name="ce5">
            <text:p>67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720" table:style-name="ce16">
            <text:p>720</text:p>
          </table:table-cell>
          <table:table-cell office:value-type="float" office:value="16" table:style-name="ce18">
            <text:p>16,0</text:p>
          </table:table-cell>
          <table:table-cell office:value-type="string" table:style-name="ce8">
            <text:p>a) età e/o dimensioni<text:s text:c="49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75" table:formula="of:=[.A78]+1" table:style-name="ce20">
            <text:p>75</text:p>
          </table:table-cell>
          <table:table-cell office:value-type="string" table:style-name="ce5">
            <text:p>04/G147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Orune</text:p>
          </table:table-cell>
          <table:table-cell office:value-type="string" table:style-name="ce8">
            <text:p>Sa Matta</text:p>
          </table:table-cell>
          <table:table-cell office:value-type="string" table:style-name="ce5">
            <text:p>40°23'01,63"</text:p>
          </table:table-cell>
          <table:table-cell office:value-type="string" table:style-name="ce5">
            <text:p>9°20'59,15"</text:p>
          </table:table-cell>
          <table:table-cell office:value-type="float" office:value="653" table:style-name="ce5">
            <text:p>653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385" table:style-name="ce16">
            <text:p>385</text:p>
          </table:table-cell>
          <table:table-cell office:value-type="float" office:value="13" table:style-name="ce18">
            <text:p>13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76" table:formula="of:=[.A79]+1" table:style-name="ce20">
            <text:p>76</text:p>
          </table:table-cell>
          <table:table-cell office:value-type="string" table:style-name="ce5">
            <text:p>05/G147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Orune</text:p>
          </table:table-cell>
          <table:table-cell office:value-type="string" table:style-name="ce8">
            <text:p>Sa Matta</text:p>
          </table:table-cell>
          <table:table-cell office:value-type="string" table:style-name="ce5">
            <text:p>40°23'03,41"</text:p>
          </table:table-cell>
          <table:table-cell office:value-type="string" table:style-name="ce5">
            <text:p>9°20'59,50"</text:p>
          </table:table-cell>
          <table:table-cell office:value-type="float" office:value="662" table:style-name="ce5">
            <text:p>662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Quercus suber</text:span><text:span text:style-name="T2"><text:s/>L.</text:span></text:p>
          </table:table-cell>
          <table:table-cell office:value-type="string" table:style-name="ce2">
            <text:p>Sughera</text:p>
          </table:table-cell>
          <table:table-cell office:value-type="float" office:value="489" table:style-name="ce16">
            <text:p>489</text:p>
          </table:table-cell>
          <table:table-cell office:value-type="float" office:value="19" table:style-name="ce18">
            <text:p>19,0</text:p>
          </table:table-cell>
          <table:table-cell office:value-type="string" table:style-name="ce8">
            <text:p>a) età e/o dimensioni<text:s text:c="48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77" table:formula="of:=[.A80]+1" table:style-name="ce20">
            <text:p>77</text:p>
          </table:table-cell>
          <table:table-cell office:value-type="string" table:style-name="ce5">
            <text:p>01/G158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Osini</text:p>
          </table:table-cell>
          <table:table-cell office:value-type="string" table:style-name="ce8">
            <text:p>Geducci</text:p>
          </table:table-cell>
          <table:table-cell office:value-type="string" table:style-name="ce5">
            <text:p>39°49'09,68"</text:p>
          </table:table-cell>
          <table:table-cell office:value-type="string" table:style-name="ce5">
            <text:p>9°26'11,29"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470" table:style-name="ce16">
            <text:p>470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78" table:formula="of:=[.A81]+1" table:style-name="ce20">
            <text:p>78</text:p>
          </table:table-cell>
          <table:table-cell office:value-type="string" table:style-name="ce5">
            <text:p>02/G158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Osini</text:p>
          </table:table-cell>
          <table:table-cell office:value-type="string" table:style-name="ce8">
            <text:p>Geducci</text:p>
          </table:table-cell>
          <table:table-cell office:value-type="string" table:style-name="ce5">
            <text:p>39°49'14,96"</text:p>
          </table:table-cell>
          <table:table-cell office:value-type="string" table:style-name="ce5">
            <text:p>9°26'13,72"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60" table:style-name="ce16">
            <text:p>560</text:p>
          </table:table-cell>
          <table:table-cell office:value-type="float" office:value="10.5" table:style-name="ce16">
            <text:p>10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79" table:formula="of:=[.A82]+1" table:style-name="ce20">
            <text:p>79</text:p>
          </table:table-cell>
          <table:table-cell office:value-type="string" table:style-name="ce5">
            <text:p>03/G158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Osini</text:p>
          </table:table-cell>
          <table:table-cell office:value-type="string" table:style-name="ce8">
            <text:p>Mortu Marci</text:p>
          </table:table-cell>
          <table:table-cell office:value-type="string" table:style-name="ce5">
            <text:p>39°49'22,13"</text:p>
          </table:table-cell>
          <table:table-cell office:value-type="string" table:style-name="ce5">
            <text:p>9°26'29,29"</text:p>
          </table:table-cell>
          <table:table-cell office:value-type="float" office:value="820" table:style-name="ce5">
            <text:p>8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470" table:style-name="ce16">
            <text:p>470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80" table:formula="of:=[.A83]+1" table:style-name="ce20">
            <text:p>80</text:p>
          </table:table-cell>
          <table:table-cell office:value-type="string" table:style-name="ce5">
            <text:p>04/G158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Osini</text:p>
          </table:table-cell>
          <table:table-cell office:value-type="string" table:style-name="ce8">
            <text:p>Trucculu</text:p>
          </table:table-cell>
          <table:table-cell office:value-type="string" table:style-name="ce5">
            <text:p>39°49'05,84"</text:p>
          </table:table-cell>
          <table:table-cell office:value-type="string" table:style-name="ce5">
            <text:p>9°28'19,47"</text:p>
          </table:table-cell>
          <table:table-cell office:value-type="float" office:value="810" table:style-name="ce5">
            <text:p>81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string" table:style-name="ce16">
            <text:p>360 - 230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81" table:formula="of:=[.A84]+1" table:style-name="ce20">
            <text:p>81</text:p>
          </table:table-cell>
          <table:table-cell office:value-type="string" table:style-name="ce5">
            <text:p>01/I751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Siniscola</text:p>
          </table:table-cell>
          <table:table-cell office:value-type="string" table:style-name="ce8">
            <text:p>Berchida</text:p>
          </table:table-cell>
          <table:table-cell office:value-type="string" table:style-name="ce5">
            <text:p>40°29'13,80''</text:p>
          </table:table-cell>
          <table:table-cell office:value-type="string" table:style-name="ce5">
            <text:p>9°48'05,04''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Pistacia lentiscus</text:span><text:s/><text:span text:style-name="T3">L.<text:s/></text:span></text:p>
          </table:table-cell>
          <table:table-cell office:value-type="string" table:style-name="ce2">
            <text:p>Lentisco</text:p>
          </table:table-cell>
          <table:table-cell office:value-type="float" office:value="180" table:style-name="ce16">
            <text:p>180</text:p>
          </table:table-cell>
          <table:table-cell office:value-type="float" office:value="9" table:style-name="ce18">
            <text:p>9,0</text:p>
          </table:table-cell>
          <table:table-cell office:value-type="string" table:style-name="ce8">
            <text:p>a) età e dimensioni <text:s text:c="78"/>f) pregio paesaggistico<text:s/>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82" table:formula="of:=[.A85]+1" table:style-name="ce20">
            <text:p>82</text:p>
          </table:table-cell>
          <table:table-cell office:value-type="string" table:style-name="ce5">
            <text:p>01/L03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alana</text:p>
          </table:table-cell>
          <table:table-cell office:value-type="string" table:style-name="ce8">
            <text:p>Su Nurrone</text:p>
          </table:table-cell>
          <table:table-cell office:value-type="string" table:style-name="ce5">
            <text:p>40°04'49,06"</text:p>
          </table:table-cell>
          <table:table-cell office:value-type="string" table:style-name="ce5">
            <text:p>9°26'32,64"</text:p>
          </table:table-cell>
          <table:table-cell office:value-type="float" office:value="1060" table:style-name="ce5">
            <text:p>106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rbutus unedo</text:span><text:span text:style-name="T2"><text:s/></text:span><text:span text:style-name="T3">L.</text:span></text:p>
          </table:table-cell>
          <table:table-cell office:value-type="string" table:style-name="ce2">
            <text:p>Corbezzolo</text:p>
          </table:table-cell>
          <table:table-cell office:value-type="float" office:value="310" table:style-name="ce16">
            <text:p>31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83" table:formula="of:=[.A86]+1" table:style-name="ce20">
            <text:p>83</text:p>
          </table:table-cell>
          <table:table-cell office:value-type="string" table:style-name="ce5">
            <text:p>02/L03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alana</text:p>
          </table:table-cell>
          <table:table-cell office:value-type="string" table:style-name="ce8">
            <text:p>S'Atharba</text:p>
          </table:table-cell>
          <table:table-cell office:value-type="string" table:style-name="ce5">
            <text:p>40°04'25,52"</text:p>
          </table:table-cell>
          <table:table-cell office:value-type="string" table:style-name="ce5">
            <text:p>9°26'37,68"</text:p>
          </table:table-cell>
          <table:table-cell office:value-type="float" office:value="1090" table:style-name="ce5">
            <text:p>109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Taxus baccata</text:span><text:span text:style-name="T2"><text:s/>L.</text:span></text:p>
          </table:table-cell>
          <table:table-cell office:value-type="string" table:style-name="ce2">
            <text:p>Tasso</text:p>
          </table:table-cell>
          <table:table-cell office:value-type="float" office:value="340" table:style-name="ce16">
            <text:p>340</text:p>
          </table:table-cell>
          <table:table-cell office:value-type="float" office:value="9.5" table:style-name="ce16">
            <text:p>9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84" table:formula="of:=[.A87]+1" table:style-name="ce20">
            <text:p>84</text:p>
          </table:table-cell>
          <table:table-cell office:value-type="string" table:style-name="ce5">
            <text:p>03/L03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alana</text:p>
          </table:table-cell>
          <table:table-cell office:value-type="string" table:style-name="ce8">
            <text:p>S'Atharba</text:p>
          </table:table-cell>
          <table:table-cell office:value-type="string" table:style-name="ce5">
            <text:p>40°04'26,91"</text:p>
          </table:table-cell>
          <table:table-cell office:value-type="string" table:style-name="ce5">
            <text:p>9°26'39,88"</text:p>
          </table:table-cell>
          <table:table-cell office:value-type="float" office:value="1085" table:style-name="ce5">
            <text:p>108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Taxus baccata</text:span><text:span text:style-name="T2"><text:s/>L.</text:span></text:p>
          </table:table-cell>
          <table:table-cell office:value-type="string" table:style-name="ce2">
            <text:p>Tasso</text:p>
          </table:table-cell>
          <table:table-cell office:value-type="float" office:value="390" table:style-name="ce16">
            <text:p>390</text:p>
          </table:table-cell>
          <table:table-cell office:value-type="float" office:value="6.5" table:style-name="ce16">
            <text:p>6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85" table:formula="of:=[.A88]+1" table:style-name="ce20">
            <text:p>85</text:p>
          </table:table-cell>
          <table:table-cell office:value-type="string" table:style-name="ce5">
            <text:p>04/L03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alana</text:p>
          </table:table-cell>
          <table:table-cell office:value-type="string" table:style-name="ce8">
            <text:p>S'Atharba</text:p>
          </table:table-cell>
          <table:table-cell office:value-type="string" table:style-name="ce5">
            <text:p>40°04'28,62"</text:p>
          </table:table-cell>
          <table:table-cell office:value-type="string" table:style-name="ce5">
            <text:p>9°26'41,08"</text:p>
          </table:table-cell>
          <table:table-cell office:value-type="float" office:value="1090" table:style-name="ce5">
            <text:p>109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rbutus unedo</text:span><text:span text:style-name="T2"><text:s/></text:span><text:span text:style-name="T3">L.</text:span></text:p>
          </table:table-cell>
          <table:table-cell office:value-type="string" table:style-name="ce2">
            <text:p>Corbezzolo</text:p>
          </table:table-cell>
          <table:table-cell office:value-type="float" office:value="220" table:style-name="ce16">
            <text:p>22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86" table:formula="of:=[.A89]+1" table:style-name="ce20">
            <text:p>86</text:p>
          </table:table-cell>
          <table:table-cell office:value-type="string" table:style-name="ce5">
            <text:p>05/L03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alana</text:p>
          </table:table-cell>
          <table:table-cell office:value-type="string" table:style-name="ce8">
            <text:p>S'Atharba</text:p>
          </table:table-cell>
          <table:table-cell office:value-type="string" table:style-name="ce5">
            <text:p>40°04'27,69"</text:p>
          </table:table-cell>
          <table:table-cell office:value-type="string" table:style-name="ce5">
            <text:p>9°26'39,72"</text:p>
          </table:table-cell>
          <table:table-cell office:value-type="float" office:value="1090" table:style-name="ce5">
            <text:p>109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rbutus unedo</text:span><text:span text:style-name="T2"><text:s/></text:span><text:span text:style-name="T3">L.</text:span></text:p>
          </table:table-cell>
          <table:table-cell office:value-type="string" table:style-name="ce2">
            <text:p>Corbezzolo</text:p>
          </table:table-cell>
          <table:table-cell office:value-type="float" office:value="130" table:style-name="ce16">
            <text:p>130</text:p>
          </table:table-cell>
          <table:table-cell office:value-type="float" office:value="6.5" table:style-name="ce16">
            <text:p>6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87" table:formula="of:=[.A90]+1" table:style-name="ce20">
            <text:p>87</text:p>
          </table:table-cell>
          <table:table-cell office:value-type="string" table:style-name="ce5">
            <text:p>06/L03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alana</text:p>
          </table:table-cell>
          <table:table-cell office:value-type="string" table:style-name="ce8">
            <text:p>Su Fundale</text:p>
          </table:table-cell>
          <table:table-cell office:value-type="string" table:style-name="ce5">
            <text:p>40°00'19,51"</text:p>
          </table:table-cell>
          <table:table-cell office:value-type="string" table:style-name="ce5">
            <text:p>9°26'02,60"</text:p>
          </table:table-cell>
          <table:table-cell office:value-type="float" office:value="930" table:style-name="ce5">
            <text:p>93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640" table:style-name="ce16">
            <text:p>640</text:p>
          </table:table-cell>
          <table:table-cell office:value-type="float" office:value="19" table:style-name="ce18">
            <text:p>19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88" table:formula="of:=[.A91]+1" table:style-name="ce20">
            <text:p>88</text:p>
          </table:table-cell>
          <table:table-cell office:value-type="string" table:style-name="ce5">
            <text:p>07/L03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alana</text:p>
          </table:table-cell>
          <table:table-cell office:value-type="string" table:style-name="ce8">
            <text:p>Su Fundale</text:p>
          </table:table-cell>
          <table:table-cell office:value-type="string" table:style-name="ce5">
            <text:p>40°00'19,53"</text:p>
          </table:table-cell>
          <table:table-cell office:value-type="string" table:style-name="ce5">
            <text:p>9°26'04,66"</text:p>
          </table:table-cell>
          <table:table-cell office:value-type="float" office:value="930" table:style-name="ce5">
            <text:p>93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25" table:style-name="ce16">
            <text:p>525</text:p>
          </table:table-cell>
          <table:table-cell office:value-type="float" office:value="17" table:style-name="ce18">
            <text:p>17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89" table:formula="of:=[.A92]+1" table:style-name="ce20">
            <text:p>89</text:p>
          </table:table-cell>
          <table:table-cell office:value-type="string" table:style-name="ce5">
            <text:p>08/L03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alana</text:p>
          </table:table-cell>
          <table:table-cell office:value-type="string" table:style-name="ce8">
            <text:p>Sartzai</text:p>
          </table:table-cell>
          <table:table-cell office:value-type="string" table:style-name="ce5">
            <text:p>40°01'47,73"</text:p>
          </table:table-cell>
          <table:table-cell office:value-type="string" table:style-name="ce5">
            <text:p>9°28'23,40"</text:p>
          </table:table-cell>
          <table:table-cell office:value-type="float" office:value="1120" table:style-name="ce5">
            <text:p>11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Taxus baccata</text:span><text:span text:style-name="T2"><text:s/>L.</text:span></text:p>
          </table:table-cell>
          <table:table-cell office:value-type="string" table:style-name="ce2">
            <text:p>Tasso</text:p>
          </table:table-cell>
          <table:table-cell office:value-type="float" office:value="400" table:style-name="ce16">
            <text:p>400</text:p>
          </table:table-cell>
          <table:table-cell office:value-type="float" office:value="6" table:style-name="ce18">
            <text:p>6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90" table:formula="of:=[.A93]+1" table:style-name="ce20">
            <text:p>90</text:p>
          </table:table-cell>
          <table:table-cell office:value-type="string" table:style-name="ce5">
            <text:p>09/L03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alana</text:p>
          </table:table-cell>
          <table:table-cell office:value-type="string" table:style-name="ce8">
            <text:p>S'Atharba</text:p>
          </table:table-cell>
          <table:table-cell office:value-type="string" table:style-name="ce5">
            <text:p>40°04'27,72"</text:p>
          </table:table-cell>
          <table:table-cell office:value-type="string" table:style-name="ce5">
            <text:p>9°26'40,23"</text:p>
          </table:table-cell>
          <table:table-cell office:value-type="float" office:value="1070" table:style-name="ce5">
            <text:p>107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rbutus unedo</text:span><text:span text:style-name="T2"><text:s/></text:span><text:span text:style-name="T3">L.</text:span></text:p>
          </table:table-cell>
          <table:table-cell office:value-type="string" table:style-name="ce2">
            <text:p>Corbezzolo</text:p>
          </table:table-cell>
          <table:table-cell office:value-type="string" table:style-name="ce16">
            <text:p>170 - 140 -110 -10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91" table:formula="of:=[.A94]+1" table:style-name="ce20">
            <text:p>91</text:p>
          </table:table-cell>
          <table:table-cell office:value-type="string" table:style-name="ce5">
            <text:p>10/L03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alana</text:p>
          </table:table-cell>
          <table:table-cell office:value-type="string" table:style-name="ce8">
            <text:p>Sa Semida</text:p>
          </table:table-cell>
          <table:table-cell office:value-type="string" table:style-name="ce5">
            <text:p>40°04'34,09"</text:p>
          </table:table-cell>
          <table:table-cell office:value-type="string" table:style-name="ce5">
            <text:p>9°27'00,66"</text:p>
          </table:table-cell>
          <table:table-cell office:value-type="float" office:value="1020" table:style-name="ce5">
            <text:p>10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rbutus unedo</text:span><text:span text:style-name="T2"><text:s/></text:span><text:span text:style-name="T3">L.</text:span></text:p>
          </table:table-cell>
          <table:table-cell office:value-type="string" table:style-name="ce2">
            <text:p>Corbezzolo</text:p>
          </table:table-cell>
          <table:table-cell office:value-type="string" table:style-name="ce16">
            <text:p>65/100/120/135</text:p>
          </table:table-cell>
          <table:table-cell office:value-type="float" office:value="7" table:style-name="ce18">
            <text:p>7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92" table:formula="of:=[.A95]+1" table:style-name="ce20">
            <text:p>92</text:p>
          </table:table-cell>
          <table:table-cell office:value-type="string" table:style-name="ce5">
            <text:p>11/L03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alana</text:p>
          </table:table-cell>
          <table:table-cell office:value-type="string" table:style-name="ce8">
            <text:p>Tonnai<text:s/></text:p>
          </table:table-cell>
          <table:table-cell office:value-type="string" table:style-name="ce5">
            <text:p>40°02'53,62"</text:p>
          </table:table-cell>
          <table:table-cell office:value-type="string" table:style-name="ce5">
            <text:p>9°26'24,63"</text:p>
          </table:table-cell>
          <table:table-cell office:value-type="float" office:value="1120" table:style-name="ce5">
            <text:p>11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Rhamnus persicifolia</text:span><text:span text:style-name="T3"><text:s/>Moris</text:span></text:p>
          </table:table-cell>
          <table:table-cell office:value-type="string" table:style-name="ce2">
            <text:p>Ranno di Sardegna</text:p>
          </table:table-cell>
          <table:table-cell office:value-type="float" office:value="112" table:style-name="ce16">
            <text:p>112</text:p>
          </table:table-cell>
          <table:table-cell office:value-type="float" office:value="4.5" table:style-name="ce16">
            <text:p>4,5</text:p>
          </table:table-cell>
          <table:table-cell office:value-type="string" table:style-name="ce8">
            <text:p>d) rarità botanica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93" table:formula="of:=[.A96]+1" table:style-name="ce20">
            <text:p>93</text:p>
          </table:table-cell>
          <table:table-cell office:value-type="string" table:style-name="ce5">
            <text:p>12/L03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alana</text:p>
          </table:table-cell>
          <table:table-cell office:value-type="string" table:style-name="ce8">
            <text:p>Istisighè</text:p>
          </table:table-cell>
          <table:table-cell office:value-type="string" table:style-name="ce5">
            <text:p>40°03'39,74"</text:p>
          </table:table-cell>
          <table:table-cell office:value-type="string" table:style-name="ce5">
            <text:p>9°28'51,11"</text:p>
          </table:table-cell>
          <table:table-cell office:value-type="float" office:value="950" table:style-name="ce5">
            <text:p>9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Ilex aquifolium</text:span><text:s/>L.</text:p>
          </table:table-cell>
          <table:table-cell office:value-type="string" table:style-name="ce2">
            <text:p>Agrifoglio</text:p>
          </table:table-cell>
          <table:table-cell office:value-type="string" table:style-name="ce16">
            <text:p>310 - 165 - 80</text:p>
          </table:table-cell>
          <table:table-cell office:value-type="float" office:value="17.5" table:style-name="ce16">
            <text:p>17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94" table:formula="of:=[.A97]+1" table:style-name="ce20">
            <text:p>94</text:p>
          </table:table-cell>
          <table:table-cell office:value-type="string" table:style-name="ce5">
            <text:p>01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Foxi Murdegu</text:p>
          </table:table-cell>
          <table:table-cell office:value-type="string" table:style-name="ce5">
            <text:p>39°39'55,16"</text:p>
          </table:table-cell>
          <table:table-cell office:value-type="string" table:style-name="ce5">
            <text:p>9°39'08,81"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Juniperus phoenicea</text:span><text:span text:style-name="T3"><text:s/>L.</text:span></text:p>
          </table:table-cell>
          <table:table-cell office:value-type="string" table:style-name="ce2">
            <text:p>Ginepro fenicio</text:p>
          </table:table-cell>
          <table:table-cell office:value-type="float" office:value="210" table:style-name="ce16">
            <text:p>210</text:p>
          </table:table-cell>
          <table:table-cell office:value-type="float" office:value="6" table:style-name="ce18">
            <text:p>6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95" table:formula="of:=[.A98]+1" table:style-name="ce20">
            <text:p>95</text:p>
          </table:table-cell>
          <table:table-cell office:value-type="string" table:style-name="ce5">
            <text:p>02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Foxiggedda</text:p>
          </table:table-cell>
          <table:table-cell office:value-type="string" table:style-name="ce5">
            <text:p>39°41'33,02"</text:p>
          </table:table-cell>
          <table:table-cell office:value-type="string" table:style-name="ce5">
            <text:p>9°38'58,44"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Ceratonia siliqua</text:span><text:span text:style-name="T2"><text:s/>L.</text:span></text:p>
          </table:table-cell>
          <table:table-cell office:value-type="string" table:style-name="ce2">
            <text:p>Carrubo</text:p>
          </table:table-cell>
          <table:table-cell office:value-type="string" table:style-name="ce16">
            <text:p>340/28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text:s text:c="51"/></text:p>
            <text:p>e) architettura vegetale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96" table:formula="of:=[.A99]+1" table:style-name="ce20">
            <text:p>96</text:p>
          </table:table-cell>
          <table:table-cell office:value-type="string" table:style-name="ce5">
            <text:p>03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Corongiu</text:p>
          </table:table-cell>
          <table:table-cell office:value-type="string" table:style-name="ce5">
            <text:p>39°41'19,22"</text:p>
          </table:table-cell>
          <table:table-cell office:value-type="string" table:style-name="ce5">
            <text:p>9°34'17,90"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700" table:style-name="ce16">
            <text:p>70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97" table:formula="of:=[.A100]+1" table:style-name="ce20">
            <text:p>97</text:p>
          </table:table-cell>
          <table:table-cell office:value-type="string" table:style-name="ce5">
            <text:p>04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Pardesua – Corongiu</text:p>
          </table:table-cell>
          <table:table-cell office:value-type="string" table:style-name="ce5">
            <text:p>39°41'31,46"</text:p>
          </table:table-cell>
          <table:table-cell office:value-type="string" table:style-name="ce5">
            <text:p>9°34'07,33"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Olea europaea</text:span><text:span text:style-name="T2"><text:s/></text:span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float" office:value="600" table:style-name="ce16">
            <text:p>600</text:p>
          </table:table-cell>
          <table:table-cell office:value-type="float" office:value="6" table:style-name="ce18">
            <text:p>6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98" table:formula="of:=[.A101]+1" table:style-name="ce20">
            <text:p>98</text:p>
          </table:table-cell>
          <table:table-cell office:value-type="string" table:style-name="ce5">
            <text:p>05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Is Seddas</text:p>
          </table:table-cell>
          <table:table-cell office:value-type="string" table:style-name="ce5">
            <text:p>39°42'15,51"</text:p>
          </table:table-cell>
          <table:table-cell office:value-type="string" table:style-name="ce5">
            <text:p>9°32'32,92"</text:p>
          </table:table-cell>
          <table:table-cell office:value-type="float" office:value="530" table:style-name="ce5">
            <text:p>53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470" table:style-name="ce16">
            <text:p>47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99" table:formula="of:=[.A102]+1" table:style-name="ce20">
            <text:p>99</text:p>
          </table:table-cell>
          <table:table-cell office:value-type="string" table:style-name="ce5">
            <text:p>06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Accu Lionaggi</text:p>
          </table:table-cell>
          <table:table-cell office:value-type="string" table:style-name="ce5">
            <text:p>39°40'12,23"</text:p>
          </table:table-cell>
          <table:table-cell office:value-type="string" table:style-name="ce5">
            <text:p>9°38'39,46"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Pistacia lentiscus<text:s/></text:span><text:span text:style-name="T3">L.<text:s/></text:span></text:p>
          </table:table-cell>
          <table:table-cell office:value-type="string" table:style-name="ce2">
            <text:p>Lentisco</text:p>
          </table:table-cell>
          <table:table-cell office:value-type="string" table:style-name="ce16">
            <text:p>120 - 120 -120</text:p>
          </table:table-cell>
          <table:table-cell office:value-type="float" office:value="5" table:style-name="ce18">
            <text:p>5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00" table:formula="of:=[.A103]+1" table:style-name="ce20">
            <text:p>100</text:p>
          </table:table-cell>
          <table:table-cell office:value-type="string" table:style-name="ce5">
            <text:p>07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Tesonis</text:p>
          </table:table-cell>
          <table:table-cell office:value-type="string" table:style-name="ce5">
            <text:p>39°42'22,41"</text:p>
          </table:table-cell>
          <table:table-cell office:value-type="string" table:style-name="ce5">
            <text:p>9°39'52,15"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Phillyrea latifolia</text:span><text:span text:style-name="T3"><text:s/>L.</text:span></text:p>
          </table:table-cell>
          <table:table-cell office:value-type="string" table:style-name="ce2">
            <text:p>Fillirea</text:p>
          </table:table-cell>
          <table:table-cell office:value-type="float" office:value="290" table:style-name="ce16">
            <text:p>29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01" table:formula="of:=[.A104]+1" table:style-name="ce20">
            <text:p>101</text:p>
          </table:table-cell>
          <table:table-cell office:value-type="string" table:style-name="ce5">
            <text:p>08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Corongiu – Santa Lucia</text:p>
          </table:table-cell>
          <table:table-cell office:value-type="string" table:style-name="ce5">
            <text:p>39°41'16,98"</text:p>
          </table:table-cell>
          <table:table-cell office:value-type="string" table:style-name="ce5">
            <text:p>9°34'17,42"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Olea europaea</text:span><text:span text:style-name="T2"><text:s/></text:span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string" table:style-name="ce16">
            <text:p>360/310</text:p>
          </table:table-cell>
          <table:table-cell office:value-type="float" office:value="7" table:style-name="ce18">
            <text:p>7,0</text:p>
          </table:table-cell>
          <table:table-cell office:value-type="string" table:style-name="ce8">
            <text:p>a) età e/o dimensioni<text:s text:c="48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02" table:formula="of:=[.A105]+1" table:style-name="ce20">
            <text:p>102</text:p>
          </table:table-cell>
          <table:table-cell office:value-type="string" table:style-name="ce5">
            <text:p>09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Su Concali</text:p>
          </table:table-cell>
          <table:table-cell office:value-type="string" table:style-name="ce5">
            <text:p>39°40'50,89"</text:p>
          </table:table-cell>
          <table:table-cell office:value-type="string" table:style-name="ce5">
            <text:p>9°38'40,24"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Ceratonia siliqua</text:span><text:span text:style-name="T2"><text:s/>L.</text:span></text:p>
          </table:table-cell>
          <table:table-cell office:value-type="string" table:style-name="ce2">
            <text:p>Carrubo</text:p>
          </table:table-cell>
          <table:table-cell office:value-type="string" table:style-name="ce16">
            <text:p>430 - 190</text:p>
          </table:table-cell>
          <table:table-cell office:value-type="float" office:value="6" table:style-name="ce18">
            <text:p>6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03" table:formula="of:=[.A106]+1" table:style-name="ce20">
            <text:p>103</text:p>
          </table:table-cell>
          <table:table-cell office:value-type="string" table:style-name="ce5">
            <text:p>10/L140/OG/21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Su Concali</text:p>
          </table:table-cell>
          <table:table-cell office:value-type="string" table:style-name="ce5">
            <text:p>39°40'51,06"</text:p>
          </table:table-cell>
          <table:table-cell office:value-type="string" table:style-name="ce5">
            <text:p>9°38'37,98"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Olea europaea</text:span><text:span text:style-name="T2"><text:s/></text:span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float" office:value="600" table:style-name="ce16">
            <text:p>600</text:p>
          </table:table-cell>
          <table:table-cell office:value-type="float" office:value="5" table:style-name="ce18">
            <text:p>5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04" table:formula="of:=[.A107]+1" table:style-name="ce20">
            <text:p>104</text:p>
          </table:table-cell>
          <table:table-cell office:value-type="string" table:style-name="ce5">
            <text:p>11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San Nicola</text:p>
          </table:table-cell>
          <table:table-cell office:value-type="string" table:style-name="ce5">
            <text:p>39°43'06,43"</text:p>
          </table:table-cell>
          <table:table-cell office:value-type="string" table:style-name="ce5">
            <text:p>9°34'16,30"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Quercus suber</text:span><text:span text:style-name="T2"><text:s/>L.</text:span></text:p>
          </table:table-cell>
          <table:table-cell office:value-type="string" table:style-name="ce2">
            <text:p>Sughera</text:p>
          </table:table-cell>
          <table:table-cell office:value-type="float" office:value="360" table:style-name="ce16">
            <text:p>360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05" table:formula="of:=[.A108]+1" table:style-name="ce20">
            <text:p>105</text:p>
          </table:table-cell>
          <table:table-cell office:value-type="string" table:style-name="ce5">
            <text:p>12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Baccu Longu</text:p>
          </table:table-cell>
          <table:table-cell office:value-type="string" table:style-name="ce5">
            <text:p>39°39'41,47"</text:p>
          </table:table-cell>
          <table:table-cell office:value-type="string" table:style-name="ce5">
            <text:p>9°36'59,42"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Pistacia lentiscus<text:s/></text:span><text:span text:style-name="T3">L.<text:s/></text:span></text:p>
          </table:table-cell>
          <table:table-cell office:value-type="string" table:style-name="ce2">
            <text:p>Lentisco</text:p>
          </table:table-cell>
          <table:table-cell office:value-type="float" office:value="160" table:style-name="ce16">
            <text:p>160</text:p>
          </table:table-cell>
          <table:table-cell office:value-type="float" office:value="5" table:style-name="ce18">
            <text:p>5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06" table:formula="of:=[.A109]+1" table:style-name="ce20">
            <text:p>106</text:p>
          </table:table-cell>
          <table:table-cell office:value-type="string" table:style-name="ce5">
            <text:p>13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Tacchixeddu</text:p>
          </table:table-cell>
          <table:table-cell office:value-type="string" table:style-name="ce5">
            <text:p>39°40'14,51"</text:p>
          </table:table-cell>
          <table:table-cell office:value-type="string" table:style-name="ce5">
            <text:p>9°32'55,22"</text:p>
          </table:table-cell>
          <table:table-cell office:value-type="float" office:value="480" table:style-name="ce5">
            <text:p>48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250" table:style-name="ce16">
            <text:p>250</text:p>
          </table:table-cell>
          <table:table-cell office:value-type="float" office:value="4" table:style-name="ce18">
            <text:p>4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07" table:formula="of:=[.A110]+1" table:style-name="ce20">
            <text:p>107</text:p>
          </table:table-cell>
          <table:table-cell office:value-type="string" table:style-name="ce5">
            <text:p>14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Tacchixeddu</text:p>
          </table:table-cell>
          <table:table-cell office:value-type="string" table:style-name="ce5">
            <text:p>39°39'48,34"</text:p>
          </table:table-cell>
          <table:table-cell office:value-type="string" table:style-name="ce5">
            <text:p>9°33 01,,9"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Pistacia lentiscus<text:s/></text:span><text:span text:style-name="T3">L.<text:s/></text:span></text:p>
          </table:table-cell>
          <table:table-cell office:value-type="string" table:style-name="ce2">
            <text:p>Lentisco</text:p>
          </table:table-cell>
          <table:table-cell office:value-type="float" office:value="170" table:style-name="ce16">
            <text:p>170</text:p>
          </table:table-cell>
          <table:table-cell office:value-type="float" office:value="5" table:style-name="ce18">
            <text:p>5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08" table:formula="of:=[.A111]+1" table:style-name="ce20">
            <text:p>108</text:p>
          </table:table-cell>
          <table:table-cell office:value-type="string" table:style-name="ce5">
            <text:p>15/L140/OG/21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Calafrigus</text:p>
          </table:table-cell>
          <table:table-cell office:value-type="string" table:style-name="ce5">
            <text:p>39°39'48,41"</text:p>
          </table:table-cell>
          <table:table-cell office:value-type="string" table:style-name="ce5">
            <text:p>9°34'34,15"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Pyrus amygdaliformis</text:span><text:span text:style-name="T3"><text:s/>Vill.</text:span></text:p>
          </table:table-cell>
          <table:table-cell office:value-type="string" table:style-name="ce2">
            <text:p>Pero mandorlino</text:p>
          </table:table-cell>
          <table:table-cell office:value-type="float" office:value="180" table:style-name="ce16">
            <text:p>18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09" table:formula="of:=[.A112]+1" table:style-name="ce20">
            <text:p>109</text:p>
          </table:table-cell>
          <table:table-cell office:value-type="string" table:style-name="ce5">
            <text:p>16/L140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Tertenia</text:p>
          </table:table-cell>
          <table:table-cell office:value-type="string" table:style-name="ce8">
            <text:p>Miniera Talentinu</text:p>
          </table:table-cell>
          <table:table-cell office:value-type="string" table:style-name="ce5">
            <text:p>39°42'18,74"</text:p>
          </table:table-cell>
          <table:table-cell office:value-type="string" table:style-name="ce5">
            <text:p>9°32'43,73"</text:p>
          </table:table-cell>
          <table:table-cell office:value-type="float" office:value="380" table:style-name="ce5">
            <text:p>38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480" table:style-name="ce16">
            <text:p>48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10" table:formula="of:=[.A113]+1" table:style-name="ce20">
            <text:p>110</text:p>
          </table:table-cell>
          <table:table-cell office:value-type="string" table:style-name="ce5">
            <text:p>01/L202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Tonara</text:p>
          </table:table-cell>
          <table:table-cell office:value-type="string" table:style-name="ce8">
            <text:p>Bau De Carru - Curadore</text:p>
          </table:table-cell>
          <table:table-cell office:value-type="string" table:style-name="ce5">
            <text:p>40°01'12,00''</text:p>
          </table:table-cell>
          <table:table-cell office:value-type="string" table:style-name="ce5">
            <text:p>9°08'38,00''</text:p>
          </table:table-cell>
          <table:table-cell office:value-type="float" office:value="1060" table:style-name="ce5">
            <text:p>106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Castanea sativa</text:span><text:s/><text:span text:style-name="T2">Mill.</text:span></text:p>
          </table:table-cell>
          <table:table-cell office:value-type="string" table:style-name="ce2">
            <text:p>Castagno</text:p>
          </table:table-cell>
          <table:table-cell office:value-type="float" office:value="860" table:style-name="ce16">
            <text:p>86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 <text:s text:c="47"/>b) forma e portamento <text:s text:c="30"/>f) pregio paesaggistico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111" table:formula="of:=[.A114]+1" table:style-name="ce20">
            <text:p>111</text:p>
          </table:table-cell>
          <table:table-cell office:value-type="string" table:style-name="ce5">
            <text:p>01/L231/NU/20</text:p>
          </table:table-cell>
          <table:table-cell office:value-type="string" table:style-name="ce8">
            <text:p>Nuoro (Nuoro)</text:p>
          </table:table-cell>
          <table:table-cell office:value-type="string" table:style-name="ce2">
            <text:p>Torpè</text:p>
          </table:table-cell>
          <table:table-cell office:value-type="string" table:style-name="ce8">
            <text:p>Traimento</text:p>
          </table:table-cell>
          <table:table-cell office:value-type="string" table:style-name="ce5">
            <text:p>40°40'31,00''</text:p>
          </table:table-cell>
          <table:table-cell office:value-type="string" table:style-name="ce5">
            <text:p>9°36'16,00''</text:p>
          </table:table-cell>
          <table:table-cell office:value-type="float" office:value="410" table:style-name="ce5">
            <text:p>41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Arbutus unedo</text:span><text:s/><text:span text:style-name="T3">L.</text:span></text:p>
          </table:table-cell>
          <table:table-cell office:value-type="string" table:style-name="ce2">
            <text:p>Corbezzolo</text:p>
          </table:table-cell>
          <table:table-cell office:value-type="float" office:value="255" table:style-name="ce16">
            <text:p>255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 dimensioni <text:s text:c="41"/>f) pregio paesaggistic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12" table:formula="of:=[.A115]+1" table:style-name="ce20">
            <text:p>112</text:p>
          </table:table-cell>
          <table:table-cell office:value-type="string" table:style-name="ce5">
            <text:p>01/L489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lassai</text:p>
          </table:table-cell>
          <table:table-cell office:value-type="string" table:style-name="ce8">
            <text:p>Su Stainu – Funtana Abba Frida</text:p>
          </table:table-cell>
          <table:table-cell office:value-type="string" table:style-name="ce5">
            <text:p>39°48'24,94"</text:p>
          </table:table-cell>
          <table:table-cell office:value-type="string" table:style-name="ce5">
            <text:p>9°25'57,08"</text:p>
          </table:table-cell>
          <table:table-cell office:value-type="float" office:value="880" table:style-name="ce5">
            <text:p>88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620" table:style-name="ce16">
            <text:p>620</text:p>
          </table:table-cell>
          <table:table-cell office:value-type="float" office:value="17" table:style-name="ce18">
            <text:p>17,0</text:p>
          </table:table-cell>
          <table:table-cell office:value-type="string" table:style-name="ce8">
            <text:p>a) età e/o dimensioni<text:s text:c="49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13" table:formula="of:=[.A116]+1" table:style-name="ce20">
            <text:p>113</text:p>
          </table:table-cell>
          <table:table-cell office:value-type="string" table:style-name="ce5">
            <text:p>02/L489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lassai</text:p>
          </table:table-cell>
          <table:table-cell office:value-type="string" table:style-name="ce8">
            <text:p>Bruncu Ogliastu</text:p>
          </table:table-cell>
          <table:table-cell office:value-type="string" table:style-name="ce5">
            <text:p>39°43'45,70"</text:p>
          </table:table-cell>
          <table:table-cell office:value-type="string" table:style-name="ce5">
            <text:p>9°25'29,38"</text:p>
          </table:table-cell>
          <table:table-cell office:value-type="float" office:value="700" table:style-name="ce5">
            <text:p>7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520" table:style-name="ce16">
            <text:p>520</text:p>
          </table:table-cell>
          <table:table-cell office:value-type="float" office:value="6.5" table:style-name="ce16">
            <text:p>6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14" table:formula="of:=[.A117]+1" table:style-name="ce20">
            <text:p>114</text:p>
          </table:table-cell>
          <table:table-cell office:value-type="string" table:style-name="ce5">
            <text:p>03/L489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lassai</text:p>
          </table:table-cell>
          <table:table-cell office:value-type="string" table:style-name="ce8">
            <text:p>Su Stainu – Funtana Abba Frida</text:p>
          </table:table-cell>
          <table:table-cell office:value-type="string" table:style-name="ce5">
            <text:p>39°48'20,82"</text:p>
          </table:table-cell>
          <table:table-cell office:value-type="string" table:style-name="ce5">
            <text:p>9°25'57,81"</text:p>
          </table:table-cell>
          <table:table-cell office:value-type="float" office:value="780" table:style-name="ce5">
            <text:p>78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Pistacia terebinthus</text:span><text:span text:style-name="T3"><text:s/>L.</text:span></text:p>
          </table:table-cell>
          <table:table-cell office:value-type="string" table:style-name="ce2">
            <text:p>Terebinto</text:p>
          </table:table-cell>
          <table:table-cell office:value-type="float" office:value="200" table:style-name="ce16">
            <text:p>20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15" table:formula="of:=[.A118]+1" table:style-name="ce20">
            <text:p>115</text:p>
          </table:table-cell>
          <table:table-cell office:value-type="string" table:style-name="ce5">
            <text:p>04/L489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lassai</text:p>
          </table:table-cell>
          <table:table-cell office:value-type="string" table:style-name="ce8">
            <text:p>Su Stainu</text:p>
          </table:table-cell>
          <table:table-cell office:value-type="string" table:style-name="ce5">
            <text:p>39°48'02,44"</text:p>
          </table:table-cell>
          <table:table-cell office:value-type="string" table:style-name="ce5">
            <text:p>9°25'34,95"</text:p>
          </table:table-cell>
          <table:table-cell office:value-type="float" office:value="860" table:style-name="ce5">
            <text:p>86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50" table:style-name="ce16">
            <text:p>550</text:p>
          </table:table-cell>
          <table:table-cell office:value-type="float" office:value="16" table:style-name="ce18">
            <text:p>16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16" table:formula="of:=[.A119]+1" table:style-name="ce20">
            <text:p>116</text:p>
          </table:table-cell>
          <table:table-cell office:value-type="string" table:style-name="ce5">
            <text:p>05/L489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lassai</text:p>
          </table:table-cell>
          <table:table-cell office:value-type="string" table:style-name="ce8">
            <text:p>Barigau</text:p>
          </table:table-cell>
          <table:table-cell office:value-type="string" table:style-name="ce5">
            <text:p>39°48'35,92"</text:p>
          </table:table-cell>
          <table:table-cell office:value-type="string" table:style-name="ce5">
            <text:p>9°29'39,34"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Pyrus communis</text:span><text:span text:style-name="T2"><text:s/>L.</text:span></text:p>
          </table:table-cell>
          <table:table-cell office:value-type="string" table:style-name="ce2">
            <text:p>Pero domestico</text:p>
          </table:table-cell>
          <table:table-cell office:value-type="float" office:value="280" table:style-name="ce16">
            <text:p>280</text:p>
          </table:table-cell>
          <table:table-cell office:value-type="float" office:value="15.5" table:style-name="ce16">
            <text:p>15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17" table:formula="of:=[.A120]+1" table:style-name="ce20">
            <text:p>117</text:p>
          </table:table-cell>
          <table:table-cell office:value-type="string" table:style-name="ce5">
            <text:p>06/L489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lassai</text:p>
          </table:table-cell>
          <table:table-cell office:value-type="string" table:style-name="ce8">
            <text:p>Sa Sarmenta – Murtargiu</text:p>
          </table:table-cell>
          <table:table-cell office:value-type="string" table:style-name="ce5">
            <text:p>39°42'34,16"</text:p>
          </table:table-cell>
          <table:table-cell office:value-type="string" table:style-name="ce5">
            <text:p>9°25'58,80"</text:p>
          </table:table-cell>
          <table:table-cell office:value-type="float" office:value="510" table:style-name="ce5">
            <text:p>51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string" table:style-name="ce16">
            <text:p>370 - 330 - 280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18" table:formula="of:=[.A121]+1" table:style-name="ce20">
            <text:p>118</text:p>
          </table:table-cell>
          <table:table-cell office:value-type="string" table:style-name="ce5">
            <text:p>01/L50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rzulei</text:p>
          </table:table-cell>
          <table:table-cell office:value-type="string" table:style-name="ce8">
            <text:p>Campu sa Carcara</text:p>
          </table:table-cell>
          <table:table-cell office:value-type="string" table:style-name="ce5">
            <text:p>40°09'58,03"</text:p>
          </table:table-cell>
          <table:table-cell office:value-type="string" table:style-name="ce5">
            <text:p>9°29'13,60"</text:p>
          </table:table-cell>
          <table:table-cell office:value-type="float" office:value="782" table:style-name="ce5">
            <text:p>782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Taxus baccata</text:span><text:span text:style-name="T2"><text:s/>L.</text:span></text:p>
          </table:table-cell>
          <table:table-cell office:value-type="string" table:style-name="ce2">
            <text:p>Tasso</text:p>
          </table:table-cell>
          <table:table-cell office:value-type="float" office:value="380" table:style-name="ce16">
            <text:p>380</text:p>
          </table:table-cell>
          <table:table-cell office:value-type="float" office:value="11" table:style-name="ce18">
            <text:p>11,0</text:p>
          </table:table-cell>
          <table:table-cell office:value-type="string" table:style-name="ce8">
            <text:p>a) età e/o dimensioni<text:s text:c="40"/></text:p>
            <text:p>b) forma e portamento<text:s text:c="34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19" table:formula="of:=[.A122]+1" table:style-name="ce20">
            <text:p>119</text:p>
          </table:table-cell>
          <table:table-cell office:value-type="string" table:style-name="ce5">
            <text:p>02/L50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rzulei</text:p>
          </table:table-cell>
          <table:table-cell office:value-type="string" table:style-name="ce8">
            <text:p>Matari</text:p>
          </table:table-cell>
          <table:table-cell office:value-type="string" table:style-name="ce5">
            <text:p>40°08'32,19"</text:p>
          </table:table-cell>
          <table:table-cell office:value-type="string" table:style-name="ce5">
            <text:p>9°28'23,21"</text:p>
          </table:table-cell>
          <table:table-cell office:value-type="float" office:value="900" table:style-name="ce5">
            <text:p>9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Taxus baccata</text:span><text:span text:style-name="T2"><text:s/>L.</text:span></text:p>
          </table:table-cell>
          <table:table-cell office:value-type="string" table:style-name="ce2">
            <text:p>Tasso</text:p>
          </table:table-cell>
          <table:table-cell office:value-type="float" office:value="500" table:style-name="ce16">
            <text:p>500</text:p>
          </table:table-cell>
          <table:table-cell office:value-type="float" office:value="17" table:style-name="ce18">
            <text:p>17,0</text:p>
          </table:table-cell>
          <table:table-cell office:value-type="string" table:style-name="ce8">
            <text:p>a) età e/o dimensioni</text:p>
            <text:p>b) forma e portamento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20" table:formula="of:=[.A123]+1" table:style-name="ce20">
            <text:p>120</text:p>
          </table:table-cell>
          <table:table-cell office:value-type="string" table:style-name="ce5">
            <text:p>03/L50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rzulei</text:p>
          </table:table-cell>
          <table:table-cell office:value-type="string" table:style-name="ce8">
            <text:p>Baccu Abiladesti</text:p>
          </table:table-cell>
          <table:table-cell office:value-type="string" table:style-name="ce5">
            <text:p>40°09'51,08"</text:p>
          </table:table-cell>
          <table:table-cell office:value-type="string" table:style-name="ce5">
            <text:p>9°32'04,56"</text:p>
          </table:table-cell>
          <table:table-cell office:value-type="float" office:value="700" table:style-name="ce5">
            <text:p>7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Vitis vinifera</text:span><text:span text:style-name="T3"><text:s/>subsp.<text:s/></text:span><text:span text:style-name="T4">sylvestris</text:span><text:span text:style-name="T3"><text:s/>(C.C. Gmel.) Hegi</text:span></text:p>
          </table:table-cell>
          <table:table-cell office:value-type="string" table:style-name="ce2">
            <text:p>Vite selvatica</text:p>
          </table:table-cell>
          <table:table-cell office:value-type="string" table:style-name="ce16">
            <text:p>40 - 30 - 20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/o dimensioni</text:p>
            <text:p>b) forma e portamento</text:p>
            <text:p>c) valore ecologico</text:p>
            <text:p>d) rarità botanica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21" table:formula="of:=[.A124]+1" table:style-name="ce20">
            <text:p>121</text:p>
          </table:table-cell>
          <table:table-cell office:value-type="string" table:style-name="ce5">
            <text:p>04/L50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rzulei</text:p>
          </table:table-cell>
          <table:table-cell office:value-type="string" table:style-name="ce8">
            <text:p>Iscartari</text:p>
          </table:table-cell>
          <table:table-cell office:value-type="string" table:style-name="ce5">
            <text:p>40°07'43,08"</text:p>
          </table:table-cell>
          <table:table-cell office:value-type="string" table:style-name="ce5">
            <text:p>9°33'09,72"</text:p>
          </table:table-cell>
          <table:table-cell office:value-type="float" office:value="440" table:style-name="ce5">
            <text:p>44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Alnus glutinosa</text:span><text:span text:style-name="T3"><text:s/>(L.) Gaertn.<text:s/></text:span></text:p>
          </table:table-cell>
          <table:table-cell office:value-type="string" table:style-name="ce2">
            <text:p>Ontano nero</text:p>
          </table:table-cell>
          <table:table-cell office:value-type="float" office:value="435" table:style-name="ce16">
            <text:p>435</text:p>
          </table:table-cell>
          <table:table-cell office:value-type="float" office:value="15.5" table:style-name="ce16">
            <text:p>15,5</text:p>
          </table:table-cell>
          <table:table-cell office:value-type="string" table:style-name="ce8">
            <text:p>a) età e/o dimensioni<text:s/></text:p>
            <text:p>b) valore ecologic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22" table:formula="of:=[.A125]+1" table:style-name="ce20">
            <text:p>122</text:p>
          </table:table-cell>
          <table:table-cell office:value-type="string" table:style-name="ce5">
            <text:p>05/L50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rzulei</text:p>
          </table:table-cell>
          <table:table-cell office:value-type="string" table:style-name="ce8">
            <text:p>Iscra Olidanesa</text:p>
          </table:table-cell>
          <table:table-cell office:value-type="string" table:style-name="ce5">
            <text:p>40°07'02,89"</text:p>
          </table:table-cell>
          <table:table-cell office:value-type="string" table:style-name="ce5">
            <text:p>9°27'53,61"</text:p>
          </table:table-cell>
          <table:table-cell office:value-type="float" office:value="945" table:style-name="ce5">
            <text:p>94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Taxus baccata</text:span><text:span text:style-name="T2"><text:s/>L.</text:span></text:p>
          </table:table-cell>
          <table:table-cell office:value-type="string" table:style-name="ce2">
            <text:p>Tasso</text:p>
          </table:table-cell>
          <table:table-cell office:value-type="string" table:style-name="ce16">
            <text:p>390 - 335</text:p>
          </table:table-cell>
          <table:table-cell office:value-type="float" office:value="11" table:style-name="ce18">
            <text:p>11,0</text:p>
          </table:table-cell>
          <table:table-cell office:value-type="string" table:style-name="ce8">
            <text:p>a) età e/o dimensioni<text:s text:c="40"/></text:p>
            <text:p>b) forma e portamento<text:s text:c="34"/></text:p>
            <text:p>c) valore ecologico<text:s text:c="29"/></text:p>
            <text:p>f) pregio paesaggistic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23" table:formula="of:=[.A126]+1" table:style-name="ce20">
            <text:p>123</text:p>
          </table:table-cell>
          <table:table-cell office:value-type="string" table:style-name="ce5">
            <text:p>06/L50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rzulei</text:p>
          </table:table-cell>
          <table:table-cell office:value-type="string" table:style-name="ce8">
            <text:p>Costa 'e Silana</text:p>
          </table:table-cell>
          <table:table-cell office:value-type="string" table:style-name="ce5">
            <text:p>40°10'27,18"</text:p>
          </table:table-cell>
          <table:table-cell office:value-type="string" table:style-name="ce5">
            <text:p>9°30'16,98"</text:p>
          </table:table-cell>
          <table:table-cell office:value-type="float" office:value="760" table:style-name="ce5">
            <text:p>76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820" table:style-name="ce16">
            <text:p>820</text:p>
          </table:table-cell>
          <table:table-cell office:value-type="float" office:value="25" table:style-name="ce18">
            <text:p>25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24" table:formula="of:=[.A127]+1" table:style-name="ce20">
            <text:p>124</text:p>
          </table:table-cell>
          <table:table-cell office:value-type="string" table:style-name="ce5">
            <text:p>07/L50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rzulei</text:p>
          </table:table-cell>
          <table:table-cell office:value-type="string" table:style-name="ce8">
            <text:p>Costa 'e Silana</text:p>
          </table:table-cell>
          <table:table-cell office:value-type="string" table:style-name="ce5">
            <text:p>40°10'19,79"</text:p>
          </table:table-cell>
          <table:table-cell office:value-type="string" table:style-name="ce5">
            <text:p>9°30'14,64"</text:p>
          </table:table-cell>
          <table:table-cell office:value-type="float" office:value="780" table:style-name="ce5">
            <text:p>78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rbutus unedo<text:s/></text:span><text:span text:style-name="T3">L.</text:span></text:p>
          </table:table-cell>
          <table:table-cell office:value-type="string" table:style-name="ce2">
            <text:p>Corbezzolo</text:p>
          </table:table-cell>
          <table:table-cell office:value-type="float" office:value="380" table:style-name="ce16">
            <text:p>38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25" table:formula="of:=[.A128]+1" table:style-name="ce20">
            <text:p>125</text:p>
          </table:table-cell>
          <table:table-cell office:value-type="string" table:style-name="ce5">
            <text:p>08/L50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rzulei</text:p>
          </table:table-cell>
          <table:table-cell office:value-type="string" table:style-name="ce8">
            <text:p>Predosu</text:p>
          </table:table-cell>
          <table:table-cell office:value-type="string" table:style-name="ce5">
            <text:p>40°10'33,05"</text:p>
          </table:table-cell>
          <table:table-cell office:value-type="string" table:style-name="ce5">
            <text:p>9°32'26,20"</text:p>
          </table:table-cell>
          <table:table-cell office:value-type="float" office:value="830" table:style-name="ce5">
            <text:p>83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x morisii</text:span><text:span text:style-name="T3"><text:s/>Borzì</text:span></text:p>
          </table:table-cell>
          <table:table-cell office:value-type="string" table:style-name="ce2">
            <text:p>Leccio-sughera</text:p>
          </table:table-cell>
          <table:table-cell office:value-type="float" office:value="210" table:style-name="ce16">
            <text:p>210</text:p>
          </table:table-cell>
          <table:table-cell office:value-type="float" office:value="9" table:style-name="ce18">
            <text:p>9,0</text:p>
          </table:table-cell>
          <table:table-cell office:value-type="string" table:style-name="ce8">
            <text:p>a) età e/o dimensioni<text:s text:c="50"/></text:p>
            <text:p>d) rarità botanica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26" table:formula="of:=[.A129]+1" table:style-name="ce20">
            <text:p>126</text:p>
          </table:table-cell>
          <table:table-cell office:value-type="string" table:style-name="ce5">
            <text:p>09/L506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Urzulei</text:p>
          </table:table-cell>
          <table:table-cell office:value-type="string" table:style-name="ce8">
            <text:p>Baccu Ostinu</text:p>
          </table:table-cell>
          <table:table-cell office:value-type="string" table:style-name="ce5">
            <text:p>40°07'29,83"</text:p>
          </table:table-cell>
          <table:table-cell office:value-type="string" table:style-name="ce5">
            <text:p>9°33'48,02"</text:p>
          </table:table-cell>
          <table:table-cell office:value-type="float" office:value="770" table:style-name="ce5">
            <text:p>77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Juniperus oxycedrus</text:span><text:span text:style-name="T2"><text:s/>L.</text:span></text:p>
          </table:table-cell>
          <table:table-cell office:value-type="string" table:style-name="ce2">
            <text:p>Ginepro coccolone</text:p>
          </table:table-cell>
          <table:table-cell office:value-type="float" office:value="470" table:style-name="ce16">
            <text:p>470</text:p>
          </table:table-cell>
          <table:table-cell office:value-type="float" office:value="12.5" table:style-name="ce16">
            <text:p>12,5</text:p>
          </table:table-cell>
          <table:table-cell office:value-type="string" table:style-name="ce8">
            <text:p>a) età e/o dimensioni<text:s text:c="49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27" table:formula="of:=[.A130]+1" table:style-name="ce20">
            <text:p>127</text:p>
          </table:table-cell>
          <table:table-cell office:value-type="string" table:style-name="ce5">
            <text:p>01/L953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Villagrande Strisaili</text:p>
          </table:table-cell>
          <table:table-cell office:value-type="string" table:style-name="ce8">
            <text:p>Corte de Marceddu</text:p>
          </table:table-cell>
          <table:table-cell office:value-type="string" table:style-name="ce5">
            <text:p>39°59'01,70"</text:p>
          </table:table-cell>
          <table:table-cell office:value-type="string" table:style-name="ce5">
            <text:p>9°25'51,44"</text:p>
          </table:table-cell>
          <table:table-cell office:value-type="float" office:value="884" table:style-name="ce5">
            <text:p>88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cer monspessolanum</text:span><text:span text:style-name="T2"><text:s/>L.<text:s/></text:span></text:p>
          </table:table-cell>
          <table:table-cell office:value-type="string" table:style-name="ce2">
            <text:p>Acero minore</text:p>
          </table:table-cell>
          <table:table-cell office:value-type="float" office:value="357" table:style-name="ce16">
            <text:p>357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28" table:formula="of:=[.A131]+1" table:style-name="ce20">
            <text:p>128</text:p>
          </table:table-cell>
          <table:table-cell office:value-type="string" table:style-name="ce5">
            <text:p>02/L953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Villagrande Strisaili</text:p>
          </table:table-cell>
          <table:table-cell office:value-type="string" table:style-name="ce8">
            <text:p>Lathoracesas</text:p>
          </table:table-cell>
          <table:table-cell office:value-type="string" table:style-name="ce5">
            <text:p>40°00'25,80"</text:p>
          </table:table-cell>
          <table:table-cell office:value-type="string" table:style-name="ce5">
            <text:p>9°24'05,29"</text:p>
          </table:table-cell>
          <table:table-cell office:value-type="float" office:value="857" table:style-name="ce5">
            <text:p>857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Juniperus communis</text:span><text:span text:style-name="T3"><text:s/>L.</text:span></text:p>
          </table:table-cell>
          <table:table-cell office:value-type="string" table:style-name="ce2">
            <text:p>Ginepro comune</text:p>
          </table:table-cell>
          <table:table-cell office:value-type="float" office:value="480" table:style-name="ce16">
            <text:p>48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29" table:formula="of:=[.A132]+1" table:style-name="ce20">
            <text:p>129</text:p>
          </table:table-cell>
          <table:table-cell office:value-type="string" table:style-name="ce5">
            <text:p>03/L953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Villagrande Strisaili</text:p>
          </table:table-cell>
          <table:table-cell office:value-type="string" table:style-name="ce8">
            <text:p>Luli</text:p>
          </table:table-cell>
          <table:table-cell office:value-type="string" table:style-name="ce5">
            <text:p>39°59'35,90"</text:p>
          </table:table-cell>
          <table:table-cell office:value-type="string" table:style-name="ce5">
            <text:p>9°26'49,85"</text:p>
          </table:table-cell>
          <table:table-cell office:value-type="float" office:value="873" table:style-name="ce5">
            <text:p>873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78" table:style-name="ce16">
            <text:p>578</text:p>
          </table:table-cell>
          <table:table-cell office:value-type="float" office:value="19" table:style-name="ce18">
            <text:p>19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30" table:formula="of:=[.A133]+1" table:style-name="ce20">
            <text:p>130</text:p>
          </table:table-cell>
          <table:table-cell office:value-type="string" table:style-name="ce5">
            <text:p>04/L953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Villagrande Strisaili</text:p>
          </table:table-cell>
          <table:table-cell office:value-type="string" table:style-name="ce8">
            <text:p>Sa Menta</text:p>
          </table:table-cell>
          <table:table-cell office:value-type="string" table:style-name="ce5">
            <text:p>39°58'38,91"</text:p>
          </table:table-cell>
          <table:table-cell office:value-type="string" table:style-name="ce5">
            <text:p>9°27'55,50"</text:p>
          </table:table-cell>
          <table:table-cell office:value-type="float" office:value="849" table:style-name="ce5">
            <text:p>849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790" table:style-name="ce16">
            <text:p>790</text:p>
          </table:table-cell>
          <table:table-cell office:value-type="float" office:value="21" table:style-name="ce18">
            <text:p>21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31" table:formula="of:=[.A134]+1" table:style-name="ce20">
            <text:p>131</text:p>
          </table:table-cell>
          <table:table-cell office:value-type="string" table:style-name="ce5">
            <text:p>05/L953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Villagrande Strisaili</text:p>
          </table:table-cell>
          <table:table-cell office:value-type="string" table:style-name="ce8">
            <text:p>Porcu Abba</text:p>
          </table:table-cell>
          <table:table-cell office:value-type="string" table:style-name="ce5">
            <text:p>39°59'45,83"</text:p>
          </table:table-cell>
          <table:table-cell office:value-type="string" table:style-name="ce5">
            <text:p>9°24'55,37"</text:p>
          </table:table-cell>
          <table:table-cell office:value-type="float" office:value="924" table:style-name="ce5">
            <text:p>92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80" table:style-name="ce16">
            <text:p>580</text:p>
          </table:table-cell>
          <table:table-cell office:value-type="float" office:value="14.5" table:style-name="ce16">
            <text:p>14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32" table:formula="of:=[.A135]+1" table:style-name="ce20">
            <text:p>132</text:p>
          </table:table-cell>
          <table:table-cell office:value-type="string" table:style-name="ce5">
            <text:p>06/L953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Villagrande Strisaili</text:p>
          </table:table-cell>
          <table:table-cell office:value-type="string" table:style-name="ce8">
            <text:p>Erbelatzoris</text:p>
          </table:table-cell>
          <table:table-cell office:value-type="string" table:style-name="ce5">
            <text:p>39°59'28,17"</text:p>
          </table:table-cell>
          <table:table-cell office:value-type="string" table:style-name="ce5">
            <text:p>9°20'31,63"</text:p>
          </table:table-cell>
          <table:table-cell office:value-type="float" office:value="1135" table:style-name="ce5">
            <text:p>113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Insieme omogeneo di<text:s/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string" table:style-name="ce16">
            <text:p>510 (med)<text:s/></text:p>
            <text:p><text:s/>550 (max)</text:p>
          </table:table-cell>
          <table:table-cell office:value-type="string" table:style-name="ce16">
            <text:p>6,0 (med)</text:p>
            <text:p><text:s/>6,5 (max)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33" table:formula="of:=[.A136]+1" table:style-name="ce20">
            <text:p>133</text:p>
          </table:table-cell>
          <table:table-cell office:value-type="string" table:style-name="ce5">
            <text:p>07/L953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Villagrande Strisaili</text:p>
          </table:table-cell>
          <table:table-cell office:value-type="string" table:style-name="ce8">
            <text:p>Pirasola</text:p>
          </table:table-cell>
          <table:table-cell office:value-type="string" table:style-name="ce5">
            <text:p>39°59'18,21"</text:p>
          </table:table-cell>
          <table:table-cell office:value-type="string" table:style-name="ce5">
            <text:p>9°27'08,79"</text:p>
          </table:table-cell>
          <table:table-cell office:value-type="float" office:value="933" table:style-name="ce5">
            <text:p>933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90" table:style-name="ce16">
            <text:p>590</text:p>
          </table:table-cell>
          <table:table-cell office:value-type="float" office:value="25" table:style-name="ce18">
            <text:p>25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34" table:formula="of:=[.A137]+1" table:style-name="ce20">
            <text:p>134</text:p>
          </table:table-cell>
          <table:table-cell office:value-type="string" table:style-name="ce5">
            <text:p>08/L953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Villagrande Strisaili</text:p>
          </table:table-cell>
          <table:table-cell office:value-type="string" table:style-name="ce8">
            <text:p>Sa Omo e s'Ulimu</text:p>
          </table:table-cell>
          <table:table-cell office:value-type="string" table:style-name="ce5">
            <text:p>39°59'33,16"</text:p>
          </table:table-cell>
          <table:table-cell office:value-type="string" table:style-name="ce5">
            <text:p>9°27'00,75"</text:p>
          </table:table-cell>
          <table:table-cell office:value-type="float" office:value="892" table:style-name="ce5">
            <text:p>892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20" table:style-name="ce16">
            <text:p>520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35" table:formula="of:=[.A138]+1" table:style-name="ce20">
            <text:p>135</text:p>
          </table:table-cell>
          <table:table-cell office:value-type="string" table:style-name="ce5">
            <text:p>09/L953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Villagrande Strisaili</text:p>
          </table:table-cell>
          <table:table-cell office:value-type="string" table:style-name="ce8">
            <text:p>Pirasola</text:p>
          </table:table-cell>
          <table:table-cell office:value-type="string" table:style-name="ce5">
            <text:p>39°59'09,12"</text:p>
          </table:table-cell>
          <table:table-cell office:value-type="string" table:style-name="ce5">
            <text:p>9°27'10,88"</text:p>
          </table:table-cell>
          <table:table-cell office:value-type="float" office:value="933" table:style-name="ce5">
            <text:p>933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10" table:style-name="ce16">
            <text:p>510</text:p>
          </table:table-cell>
          <table:table-cell office:value-type="float" office:value="7" table:style-name="ce18">
            <text:p>7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36" table:formula="of:=[.A139]+1" table:style-name="ce20">
            <text:p>136</text:p>
          </table:table-cell>
          <table:table-cell office:value-type="string" table:style-name="ce5">
            <text:p>10/L953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Villagrande Strisaili</text:p>
          </table:table-cell>
          <table:table-cell office:value-type="string" table:style-name="ce8">
            <text:p>Sa Menta</text:p>
          </table:table-cell>
          <table:table-cell office:value-type="string" table:style-name="ce5">
            <text:p>39°58'38,28"</text:p>
          </table:table-cell>
          <table:table-cell office:value-type="string" table:style-name="ce5">
            <text:p>9°27'58,95"</text:p>
          </table:table-cell>
          <table:table-cell office:value-type="float" office:value="850" table:style-name="ce5">
            <text:p>8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735" table:style-name="ce16">
            <text:p>735</text:p>
          </table:table-cell>
          <table:table-cell office:value-type="float" office:value="11" table:style-name="ce18">
            <text:p>11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37" table:formula="of:=[.A140]+1" table:style-name="ce20">
            <text:p>137</text:p>
          </table:table-cell>
          <table:table-cell office:value-type="string" table:style-name="ce5">
            <text:p>11/L953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Villagrande Strisaili</text:p>
          </table:table-cell>
          <table:table-cell office:value-type="string" table:style-name="ce8">
            <text:p>Sa Menta</text:p>
          </table:table-cell>
          <table:table-cell office:value-type="string" table:style-name="ce5">
            <text:p>39°58'34,94"</text:p>
          </table:table-cell>
          <table:table-cell office:value-type="string" table:style-name="ce5">
            <text:p>9°27'58,89"</text:p>
          </table:table-cell>
          <table:table-cell office:value-type="float" office:value="848" table:style-name="ce5">
            <text:p>848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647" table:style-name="ce16">
            <text:p>647</text:p>
          </table:table-cell>
          <table:table-cell office:value-type="float" office:value="24" table:style-name="ce18">
            <text:p>24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38" table:formula="of:=[.A141]+1" table:style-name="ce20">
            <text:p>138</text:p>
          </table:table-cell>
          <table:table-cell office:value-type="string" table:style-name="ce5">
            <text:p>12/L953/OG/20</text:p>
          </table:table-cell>
          <table:table-cell office:value-type="string" table:style-name="ce8">
            <text:p>Nuoro (Ogliastra)</text:p>
          </table:table-cell>
          <table:table-cell office:value-type="string" table:style-name="ce2">
            <text:p>Villagrande Strisaili</text:p>
          </table:table-cell>
          <table:table-cell office:value-type="string" table:style-name="ce8">
            <text:p>Sarcerie</text:p>
          </table:table-cell>
          <table:table-cell office:value-type="string" table:style-name="ce5">
            <text:p>39°57'51,89"</text:p>
          </table:table-cell>
          <table:table-cell office:value-type="string" table:style-name="ce5">
            <text:p>9°27'19,26"</text:p>
          </table:table-cell>
          <table:table-cell office:value-type="float" office:value="902" table:style-name="ce5">
            <text:p>902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687" table:style-name="ce16">
            <text:p>687</text:p>
          </table:table-cell>
          <table:table-cell office:value-type="float" office:value="23" table:style-name="ce18">
            <text:p>23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39" table:formula="of:=[.A142]+1" table:style-name="ce20">
            <text:p>139</text:p>
          </table:table-cell>
          <table:table-cell office:value-type="string" table:style-name="ce5">
            <text:p>01/A357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Arborea</text:p>
          </table:table-cell>
          <table:table-cell office:value-type="string" table:style-name="ce8">
            <text:p>Parco del Direttore</text:p>
          </table:table-cell>
          <table:table-cell office:value-type="string" table:style-name="ce5">
            <text:p>39°46'33,06"</text:p>
          </table:table-cell>
          <table:table-cell office:value-type="string" table:style-name="ce5">
            <text:p>8°34'54,47"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4">Cinnamomun camphora</text:span><text:span text:style-name="T3"><text:s/>T. Nees et Eberm</text:span></text:p>
          </table:table-cell>
          <table:table-cell office:value-type="string" table:style-name="ce2">
            <text:p>Albero della canfora</text:p>
          </table:table-cell>
          <table:table-cell office:value-type="float" office:value="271" table:style-name="ce16">
            <text:p>271</text:p>
          </table:table-cell>
          <table:table-cell office:value-type="float" office:value="17" table:style-name="ce18">
            <text:p>17,0</text:p>
          </table:table-cell>
          <table:table-cell office:value-type="string" table:style-name="ce8">
            <text:p>a) età e/o dimensioni<text:s text:c="50"/></text:p>
            <text:p>d) rarità botanica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40" table:formula="of:=[.A143]+1" table:style-name="ce20">
            <text:p>140</text:p>
          </table:table-cell>
          <table:table-cell office:value-type="string" table:style-name="ce5">
            <text:p>01/D20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Cuglieri</text:p>
          </table:table-cell>
          <table:table-cell office:value-type="string" table:style-name="ce8">
            <text:p>Tanca Manna</text:p>
          </table:table-cell>
          <table:table-cell office:value-type="string" table:style-name="ce5">
            <text:p>40°11'49,71"</text:p>
          </table:table-cell>
          <table:table-cell office:value-type="string" table:style-name="ce5">
            <text:p>8°32'56,75"</text:p>
          </table:table-cell>
          <table:table-cell office:value-type="float" office:value="245" table:style-name="ce5">
            <text:p>24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1000" table:style-name="ce16">
            <text:p>1000</text:p>
          </table:table-cell>
          <table:table-cell office:value-type="float" office:value="16.5" table:style-name="ce16">
            <text:p>16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41" table:formula="of:=[.A144]+1" table:style-name="ce20">
            <text:p>141</text:p>
          </table:table-cell>
          <table:table-cell office:value-type="string" table:style-name="ce5">
            <text:p>01/D214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Curcuris</text:p>
          </table:table-cell>
          <table:table-cell office:value-type="string" table:style-name="ce8">
            <text:p>Cuccuru Perda Mogoro</text:p>
          </table:table-cell>
          <table:table-cell office:value-type="string" table:style-name="ce5">
            <text:p>39°44'38,04"</text:p>
          </table:table-cell>
          <table:table-cell office:value-type="string" table:style-name="ce5">
            <text:p>8°50'15,32"</text:p>
          </table:table-cell>
          <table:table-cell office:value-type="float" office:value="118" table:style-name="ce5">
            <text:p>118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330" table:style-name="ce16">
            <text:p>330</text:p>
          </table:table-cell>
          <table:table-cell office:value-type="float" office:value="19" table:style-name="ce18">
            <text:p>19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42" table:formula="of:=[.A145]+1" table:style-name="ce20">
            <text:p>142</text:p>
          </table:table-cell>
          <table:table-cell office:value-type="string" table:style-name="ce5">
            <text:p>01/E40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Laconi</text:p>
          </table:table-cell>
          <table:table-cell office:value-type="string" table:style-name="ce8">
            <text:p>Su Dominariu</text:p>
          </table:table-cell>
          <table:table-cell office:value-type="string" table:style-name="ce5">
            <text:p>39°52'07,41"</text:p>
          </table:table-cell>
          <table:table-cell office:value-type="string" table:style-name="ce5">
            <text:p>9°08'03,57"</text:p>
          </table:table-cell>
          <table:table-cell office:value-type="float" office:value="818" table:style-name="ce5">
            <text:p>818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Tilia cordata</text:span><text:span text:style-name="T2"><text:s/>Mill.</text:span></text:p>
          </table:table-cell>
          <table:table-cell office:value-type="string" table:style-name="ce2">
            <text:p>Tiglio selvatico</text:p>
          </table:table-cell>
          <table:table-cell office:value-type="float" office:value="210" table:style-name="ce16">
            <text:p>210</text:p>
          </table:table-cell>
          <table:table-cell office:value-type="float" office:value="15.5" table:style-name="ce16">
            <text:p>15,5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43" table:formula="of:=[.A146]+1" table:style-name="ce20">
            <text:p>143</text:p>
          </table:table-cell>
          <table:table-cell office:value-type="string" table:style-name="ce5">
            <text:p>02/E40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Laconi</text:p>
          </table:table-cell>
          <table:table-cell office:value-type="string" table:style-name="ce8">
            <text:p>Parco Aymerich</text:p>
          </table:table-cell>
          <table:table-cell office:value-type="string" table:style-name="ce5">
            <text:p>39°51'15,06"</text:p>
          </table:table-cell>
          <table:table-cell office:value-type="string" table:style-name="ce5">
            <text:p>9°03'21,16"</text:p>
          </table:table-cell>
          <table:table-cell office:value-type="float" office:value="540" table:style-name="ce5">
            <text:p>54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Cedrus libani A. Richard</text:p>
          </table:table-cell>
          <table:table-cell office:value-type="string" table:style-name="ce2">
            <text:p>Cedro del Libano</text:p>
          </table:table-cell>
          <table:table-cell office:value-type="float" office:value="440" table:style-name="ce16">
            <text:p>440</text:p>
          </table:table-cell>
          <table:table-cell office:value-type="float" office:value="29" table:style-name="ce18">
            <text:p>29,0</text:p>
          </table:table-cell>
          <table:table-cell office:value-type="string" table:style-name="ce8">
            <text:p>a) età e/o dimensioni <text:s text:c="78"/>f) pregio paesaggistico<text:s/>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144" table:formula="of:=[.A147]+1" table:style-name="ce20">
            <text:p>144</text:p>
          </table:table-cell>
          <table:table-cell office:value-type="string" table:style-name="ce5">
            <text:p>03/E40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Laconi</text:p>
          </table:table-cell>
          <table:table-cell office:value-type="string" table:style-name="ce8">
            <text:p>Nuraghe Orrubiu</text:p>
          </table:table-cell>
          <table:table-cell office:value-type="string" table:style-name="ce5">
            <text:p>39°53'54,22"</text:p>
          </table:table-cell>
          <table:table-cell office:value-type="string" table:style-name="ce5">
            <text:p>9°00'20,48"</text:p>
          </table:table-cell>
          <table:table-cell office:value-type="float" office:value="450" table:style-name="ce5">
            <text:p>4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670" table:style-name="ce16">
            <text:p>670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45" table:formula="of:=[.A148]+1" table:style-name="ce20">
            <text:p>145</text:p>
          </table:table-cell>
          <table:table-cell office:value-type="string" table:style-name="ce5">
            <text:p>04/E40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Laconi</text:p>
          </table:table-cell>
          <table:table-cell office:value-type="string" table:style-name="ce8">
            <text:p>Parco Aymerich</text:p>
          </table:table-cell>
          <table:table-cell office:value-type="string" table:style-name="ce5">
            <text:p>39°51'24,99"</text:p>
          </table:table-cell>
          <table:table-cell office:value-type="string" table:style-name="ce5">
            <text:p>9°03'18,18"</text:p>
          </table:table-cell>
          <table:table-cell office:value-type="float" office:value="580" table:style-name="ce5">
            <text:p>58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Platanus orientalis<text:s/></text:span><text:span text:style-name="T3">L.</text:span></text:p>
          </table:table-cell>
          <table:table-cell office:value-type="string" table:style-name="ce2">
            <text:p>Platano orientale</text:p>
          </table:table-cell>
          <table:table-cell office:value-type="float" office:value="450" table:style-name="ce16">
            <text:p>450</text:p>
          </table:table-cell>
          <table:table-cell office:value-type="float" office:value="25" table:style-name="ce18">
            <text:p>25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146" table:formula="of:=[.A149]+1" table:style-name="ce20">
            <text:p>146</text:p>
          </table:table-cell>
          <table:table-cell office:value-type="string" table:style-name="ce5">
            <text:p>05/E40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Laconi</text:p>
          </table:table-cell>
          <table:table-cell office:value-type="string" table:style-name="ce8">
            <text:p>Parco Aymerich</text:p>
          </table:table-cell>
          <table:table-cell office:value-type="string" table:style-name="ce5">
            <text:p>39°51'15,06"</text:p>
          </table:table-cell>
          <table:table-cell office:value-type="string" table:style-name="ce5">
            <text:p>9°03'23,75"</text:p>
          </table:table-cell>
          <table:table-cell office:value-type="float" office:value="550" table:style-name="ce5">
            <text:p>55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Arbutus unedo</text:span><text:span text:style-name="T2"><text:s/></text:span><text:span text:style-name="T3">L.</text:span></text:p>
          </table:table-cell>
          <table:table-cell office:value-type="string" table:style-name="ce2">
            <text:p>Corbezzolo</text:p>
          </table:table-cell>
          <table:table-cell office:value-type="float" office:value="104" table:style-name="ce16">
            <text:p>104</text:p>
          </table:table-cell>
          <table:table-cell office:value-type="float" office:value="7.5" table:style-name="ce16">
            <text:p>7,5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47" table:formula="of:=[.A150]+1" table:style-name="ce20">
            <text:p>147</text:p>
          </table:table-cell>
          <table:table-cell office:value-type="string" table:style-name="ce5">
            <text:p>06/E40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Laconi</text:p>
          </table:table-cell>
          <table:table-cell office:value-type="string" table:style-name="ce8">
            <text:p>Gedilis</text:p>
          </table:table-cell>
          <table:table-cell office:value-type="string" table:style-name="ce5">
            <text:p>39°51'29,38"</text:p>
          </table:table-cell>
          <table:table-cell office:value-type="string" table:style-name="ce5">
            <text:p>9°01'28,42"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Pistacia lentiscus<text:s/></text:span><text:span text:style-name="T3">L.<text:s/></text:span></text:p>
          </table:table-cell>
          <table:table-cell office:value-type="string" table:style-name="ce2">
            <text:p>Lentisco</text:p>
          </table:table-cell>
          <table:table-cell office:value-type="float" office:value="290" table:style-name="ce16">
            <text:p>290</text:p>
          </table:table-cell>
          <table:table-cell office:value-type="float" office:value="8" table:style-name="ce16">
            <text:p>8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48" table:formula="of:=[.A151]+1" table:style-name="ce20">
            <text:p>148</text:p>
          </table:table-cell>
          <table:table-cell office:value-type="string" table:style-name="ce5">
            <text:p>07/E40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Laconi</text:p>
          </table:table-cell>
          <table:table-cell office:value-type="string" table:style-name="ce8">
            <text:p>Abbafrida</text:p>
          </table:table-cell>
          <table:table-cell office:value-type="string" table:style-name="ce5">
            <text:p>39°49'02,72"</text:p>
          </table:table-cell>
          <table:table-cell office:value-type="string" table:style-name="ce5">
            <text:p>9°03'38,51"</text:p>
          </table:table-cell>
          <table:table-cell office:value-type="string" table:style-name="ce5">
            <text:p>350/4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Morus nigra</text:span><text:span text:style-name="T2"><text:s/>L.</text:span></text:p>
          </table:table-cell>
          <table:table-cell office:value-type="string" table:style-name="ce2">
            <text:p>Gelso nero</text:p>
          </table:table-cell>
          <table:table-cell office:value-type="float" office:value="480" table:style-name="ce16">
            <text:p>480</text:p>
          </table:table-cell>
          <table:table-cell office:value-type="float" office:value="7.5" table:style-name="ce16">
            <text:p>7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49" table:formula="of:=[.A152]+1" table:style-name="ce20">
            <text:p>149</text:p>
          </table:table-cell>
          <table:table-cell office:value-type="string" table:style-name="ce5">
            <text:p>08/E40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Laconi</text:p>
          </table:table-cell>
          <table:table-cell office:value-type="string" table:style-name="ce8">
            <text:p>Giardino Aymerich</text:p>
          </table:table-cell>
          <table:table-cell office:value-type="string" table:style-name="ce5">
            <text:p>39°51'15,81"</text:p>
          </table:table-cell>
          <table:table-cell office:value-type="string" table:style-name="ce5">
            <text:p>9°03'16,28"</text:p>
          </table:table-cell>
          <table:table-cell office:value-type="float" office:value="500" table:style-name="ce5">
            <text:p>50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Fagus sylvatica</text:span><text:span text:style-name="T3"><text:s/>L.</text:span></text:p>
          </table:table-cell>
          <table:table-cell office:value-type="string" table:style-name="ce2">
            <text:p>Faggio pendulo</text:p>
          </table:table-cell>
          <table:table-cell office:value-type="float" office:value="155" table:style-name="ce16">
            <text:p>155</text:p>
          </table:table-cell>
          <table:table-cell office:value-type="float" office:value="13.5" table:style-name="ce16">
            <text:p>13,5</text:p>
          </table:table-cell>
          <table:table-cell office:value-type="string" table:style-name="ce8">
            <text:p>d) rarità botanica<text:s text:c="40"/></text:p>
            <text:p>f) pregio paesaggistico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150" table:formula="of:=[.A153]+1" table:style-name="ce20">
            <text:p>150</text:p>
          </table:table-cell>
          <table:table-cell office:value-type="string" table:style-name="ce5">
            <text:p>09/E40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Laconi</text:p>
          </table:table-cell>
          <table:table-cell office:value-type="string" table:style-name="ce8">
            <text:p>Giardino Aymerich</text:p>
          </table:table-cell>
          <table:table-cell office:value-type="string" table:style-name="ce5">
            <text:p>39°51'16,75"</text:p>
          </table:table-cell>
          <table:table-cell office:value-type="string" table:style-name="ce5">
            <text:p>9°03'17,75"</text:p>
          </table:table-cell>
          <table:table-cell office:value-type="float" office:value="500" table:style-name="ce5">
            <text:p>50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4">Colletia cruciata<text:s/></text:span><text:span text:style-name="T3">Gill &amp; Hook.</text:span></text:p>
          </table:table-cell>
          <table:table-cell office:value-type="string" table:style-name="ce2">
            <text:p>Collezia a croce</text:p>
          </table:table-cell>
          <table:table-cell office:value-type="float" office:value="30" table:style-name="ce16">
            <text:p>30</text:p>
          </table:table-cell>
          <table:table-cell office:value-type="float" office:value="4" table:style-name="ce18">
            <text:p>4,0</text:p>
          </table:table-cell>
          <table:table-cell office:value-type="string" table:style-name="ce8">
            <text:p>a) età e/o dimensioni<text:s text:c="50"/></text:p>
            <text:p>d) rarità botanica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51" table:formula="of:=[.A154]+1" table:style-name="ce20">
            <text:p>151</text:p>
          </table:table-cell>
          <table:table-cell office:value-type="string" table:style-name="ce5">
            <text:p>10/E40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Laconi</text:p>
          </table:table-cell>
          <table:table-cell office:value-type="string" table:style-name="ce8">
            <text:p>Funtana Luscia</text:p>
          </table:table-cell>
          <table:table-cell office:value-type="string" table:style-name="ce5">
            <text:p>39°52'41,13"</text:p>
          </table:table-cell>
          <table:table-cell office:value-type="string" table:style-name="ce5">
            <text:p>9°00'09,97"</text:p>
          </table:table-cell>
          <table:table-cell office:value-type="float" office:value="240" table:style-name="ce5">
            <text:p>24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370" table:style-name="ce16">
            <text:p>370</text:p>
          </table:table-cell>
          <table:table-cell office:value-type="float" office:value="18.5" table:style-name="ce16">
            <text:p>18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52" table:formula="of:=[.A155]+1" table:style-name="ce20">
            <text:p>152</text:p>
          </table:table-cell>
          <table:table-cell office:value-type="string" table:style-name="ce5">
            <text:p>11/E40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Laconi</text:p>
          </table:table-cell>
          <table:table-cell office:value-type="string" table:style-name="ce8">
            <text:p>Sinzilesu</text:p>
          </table:table-cell>
          <table:table-cell office:value-type="string" table:style-name="ce5">
            <text:p>39°52'49,18"</text:p>
          </table:table-cell>
          <table:table-cell office:value-type="string" table:style-name="ce5">
            <text:p>8°59'48,84"</text:p>
          </table:table-cell>
          <table:table-cell office:value-type="float" office:value="230" table:style-name="ce5">
            <text:p>23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10" table:style-name="ce16">
            <text:p>510</text:p>
          </table:table-cell>
          <table:table-cell office:value-type="float" office:value="22.5" table:style-name="ce16">
            <text:p>22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53" table:formula="of:=[.A156]+1" table:style-name="ce20">
            <text:p>153</text:p>
          </table:table-cell>
          <table:table-cell office:value-type="string" table:style-name="ce5">
            <text:p>12/E40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Laconi</text:p>
          </table:table-cell>
          <table:table-cell office:value-type="string" table:style-name="ce8">
            <text:p>Lardai</text:p>
          </table:table-cell>
          <table:table-cell office:value-type="string" table:style-name="ce5">
            <text:p>39°53'52,27"</text:p>
          </table:table-cell>
          <table:table-cell office:value-type="string" table:style-name="ce5">
            <text:p>9°03'46,10"</text:p>
          </table:table-cell>
          <table:table-cell office:value-type="float" office:value="450" table:style-name="ce5">
            <text:p>4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Quercus pubescens</text:span><text:span text:style-name="T2"><text:s/>Willd.</text:span></text:p>
          </table:table-cell>
          <table:table-cell office:value-type="string" table:style-name="ce2">
            <text:p>Roverella</text:p>
          </table:table-cell>
          <table:table-cell office:value-type="float" office:value="400" table:style-name="ce16">
            <text:p>400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54" table:formula="of:=[.A157]+1" table:style-name="ce20">
            <text:p>154</text:p>
          </table:table-cell>
          <table:table-cell office:value-type="string" table:style-name="ce5">
            <text:p>01/F934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Norbello</text:p>
          </table:table-cell>
          <table:table-cell office:value-type="string" table:style-name="ce8">
            <text:p>Santa Vittoria – Pardu 'e Sella</text:p>
          </table:table-cell>
          <table:table-cell office:value-type="string" table:style-name="ce5">
            <text:p>40°09'12,06"</text:p>
          </table:table-cell>
          <table:table-cell office:value-type="string" table:style-name="ce5">
            <text:p>8°50'04,93"</text:p>
          </table:table-cell>
          <table:table-cell office:value-type="float" office:value="321" table:style-name="ce5">
            <text:p>321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Quercus suber</text:span><text:span text:style-name="T2"><text:s/>L.</text:span></text:p>
          </table:table-cell>
          <table:table-cell office:value-type="string" table:style-name="ce2">
            <text:p>Sughera</text:p>
          </table:table-cell>
          <table:table-cell office:value-type="float" office:value="412" table:style-name="ce16">
            <text:p>412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55" table:formula="of:=[.A158]+1" table:style-name="ce20">
            <text:p>155</text:p>
          </table:table-cell>
          <table:table-cell office:value-type="string" table:style-name="ce5">
            <text:p>01/I374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Santu Lussurgiu</text:p>
          </table:table-cell>
          <table:table-cell office:value-type="string" table:style-name="ce8">
            <text:p>San Leonardo di Siete Fuentes</text:p>
          </table:table-cell>
          <table:table-cell office:value-type="string" table:style-name="ce5">
            <text:p>40°10'45,96''</text:p>
          </table:table-cell>
          <table:table-cell office:value-type="string" table:style-name="ce5">
            <text:p>8°39'51,02''</text:p>
          </table:table-cell>
          <table:table-cell office:value-type="float" office:value="684" table:style-name="ce5">
            <text:p>684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8">Castanea sativa</text:span><text:s/><text:span text:style-name="T2">Mill.</text:span></text:p>
          </table:table-cell>
          <table:table-cell office:value-type="string" table:style-name="ce2">
            <text:p>Castagno</text:p>
          </table:table-cell>
          <table:table-cell office:value-type="string" table:style-name="ce16">
            <text:p>477 - 63</text:p>
          </table:table-cell>
          <table:table-cell office:value-type="float" office:value="11.5" table:style-name="ce16">
            <text:p>11,5</text:p>
          </table:table-cell>
          <table:table-cell office:value-type="string" table:style-name="ce8">
            <text:p>a) età e/o dimensioni <text:s text:c="48"/>c) valore ecologic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56" table:formula="of:=[.A159]+1" table:style-name="ce20">
            <text:p>156</text:p>
          </table:table-cell>
          <table:table-cell office:value-type="string" table:style-name="ce5">
            <text:p>01/I605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Seneghe</text:p>
          </table:table-cell>
          <table:table-cell office:value-type="string" table:style-name="ce8">
            <text:p>Birdambulis</text:p>
          </table:table-cell>
          <table:table-cell office:value-type="string" table:style-name="ce5">
            <text:p>40°06'52,67''</text:p>
          </table:table-cell>
          <table:table-cell office:value-type="string" table:style-name="ce5">
            <text:p>8°34'37,91''</text:p>
          </table:table-cell>
          <table:table-cell office:value-type="float" office:value="750" table:style-name="ce5">
            <text:p>7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Quercus ilex</text:span><text:span text:style-name="T4"><text:s/></text:span><text:span text:style-name="T6">L.</text:span></text:p>
          </table:table-cell>
          <table:table-cell office:value-type="string" table:style-name="ce2">
            <text:p>Leccio</text:p>
          </table:table-cell>
          <table:table-cell office:value-type="float" office:value="580" table:style-name="ce16">
            <text:p>580</text:p>
          </table:table-cell>
          <table:table-cell office:value-type="float" office:value="13" table:style-name="ce18">
            <text:p>13,0</text:p>
          </table:table-cell>
          <table:table-cell office:value-type="string" table:style-name="ce8">
            <text:p>a) età e dimensioni <text:s text:c="49"/>b) forma e portament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57" table:formula="of:=[.A160]+1" table:style-name="ce20">
            <text:p>157</text:p>
          </table:table-cell>
          <table:table-cell office:value-type="string" table:style-name="ce5">
            <text:p>02/I749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Sini</text:p>
          </table:table-cell>
          <table:table-cell office:value-type="string" table:style-name="ce8">
            <text:p>Parco comunale - Via Argiolas</text:p>
          </table:table-cell>
          <table:table-cell office:value-type="string" table:style-name="ce5">
            <text:p>39°45'05,78''</text:p>
          </table:table-cell>
          <table:table-cell office:value-type="string" table:style-name="ce5">
            <text:p>8°54'14,62''</text:p>
          </table:table-cell>
          <table:table-cell office:value-type="float" office:value="230" table:style-name="ce5">
            <text:p>23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8">Olea europaea<text:s/></text:span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float" office:value="775" table:style-name="ce16">
            <text:p>775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 dimensioni <text:s text:c="49"/>b) forma e portament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58" table:formula="of:=[.A161]+1" table:style-name="ce20">
            <text:p>158</text:p>
          </table:table-cell>
          <table:table-cell office:value-type="string" table:style-name="ce5">
            <text:p>01/I778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Soddì</text:p>
          </table:table-cell>
          <table:table-cell office:value-type="string" table:style-name="ce8">
            <text:p>Via Torino</text:p>
          </table:table-cell>
          <table:table-cell office:value-type="string" table:style-name="ce5">
            <text:p>40°07'43,77"</text:p>
          </table:table-cell>
          <table:table-cell office:value-type="string" table:style-name="ce5">
            <text:p>8°52'37,47"</text:p>
          </table:table-cell>
          <table:table-cell office:value-type="float" office:value="252" table:style-name="ce5">
            <text:p>252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Celtis australis</text:span><text:span text:style-name="T2"><text:s/>L.</text:span></text:p>
          </table:table-cell>
          <table:table-cell office:value-type="string" table:style-name="ce2">
            <text:p>Bagolaro<text:s/></text:p>
          </table:table-cell>
          <table:table-cell office:value-type="float" office:value="320" table:style-name="ce16">
            <text:p>320</text:p>
          </table:table-cell>
          <table:table-cell office:value-type="float" office:value="9" table:style-name="ce18">
            <text:p>9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59" table:formula="of:=[.A162]+1" table:style-name="ce20">
            <text:p>159</text:p>
          </table:table-cell>
          <table:table-cell office:value-type="string" table:style-name="ce5">
            <text:p>01/L508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Usellus</text:p>
          </table:table-cell>
          <table:table-cell office:value-type="string" table:style-name="ce8">
            <text:p>Pitixi</text:p>
          </table:table-cell>
          <table:table-cell office:value-type="string" table:style-name="ce5">
            <text:p>39°50'51,89"</text:p>
          </table:table-cell>
          <table:table-cell office:value-type="string" table:style-name="ce5">
            <text:p>8°49'41,40"</text:p>
          </table:table-cell>
          <table:table-cell office:value-type="float" office:value="200" table:style-name="ce5">
            <text:p>2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Quercus suber</text:span><text:span text:style-name="T2"><text:s/>L.</text:span></text:p>
          </table:table-cell>
          <table:table-cell office:value-type="string" table:style-name="ce2">
            <text:p>Sughera</text:p>
          </table:table-cell>
          <table:table-cell office:value-type="float" office:value="525" table:style-name="ce16">
            <text:p>525</text:p>
          </table:table-cell>
          <table:table-cell office:value-type="float" office:value="16" table:style-name="ce18">
            <text:p>16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60" table:formula="of:=[.A163]+1" table:style-name="ce20">
            <text:p>160</text:p>
          </table:table-cell>
          <table:table-cell office:value-type="string" table:style-name="ce5">
            <text:p>01/L991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Villanova Truschedu</text:p>
          </table:table-cell>
          <table:table-cell office:value-type="string" table:style-name="ce8">
            <text:p>San Gemiliano</text:p>
          </table:table-cell>
          <table:table-cell office:value-type="string" table:style-name="ce5">
            <text:p>40°00'01,58"</text:p>
          </table:table-cell>
          <table:table-cell office:value-type="string" table:style-name="ce5">
            <text:p>8°45'00,28"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600" table:style-name="ce16">
            <text:p>600</text:p>
          </table:table-cell>
          <table:table-cell office:value-type="float" office:value="12" table:style-name="ce18">
            <text:p>12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61" table:formula="of:=[.A164]+1" table:style-name="ce20">
            <text:p>161</text:p>
          </table:table-cell>
          <table:table-cell office:value-type="string" table:style-name="ce5">
            <text:p>01/M030/OR/20</text:p>
          </table:table-cell>
          <table:table-cell office:value-type="string" table:style-name="ce8">
            <text:p>Oristano (Oristano)</text:p>
          </table:table-cell>
          <table:table-cell office:value-type="string" table:style-name="ce2">
            <text:p>Villaurbana</text:p>
          </table:table-cell>
          <table:table-cell office:value-type="string" table:style-name="ce8">
            <text:p>Sa Meliana</text:p>
          </table:table-cell>
          <table:table-cell office:value-type="string" table:style-name="ce5">
            <text:p>39°51'28,99''</text:p>
          </table:table-cell>
          <table:table-cell office:value-type="string" table:style-name="ce5">
            <text:p>8°47'02,39''</text:p>
          </table:table-cell>
          <table:table-cell office:value-type="float" office:value="287" table:style-name="ce5">
            <text:p>287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Phillyrea latifolia</text:span><text:span text:style-name="T6"><text:s/>L.</text:span></text:p>
          </table:table-cell>
          <table:table-cell office:value-type="string" table:style-name="ce2">
            <text:p>Fillirea</text:p>
          </table:table-cell>
          <table:table-cell office:value-type="float" office:value="156" table:style-name="ce16">
            <text:p>156</text:p>
          </table:table-cell>
          <table:table-cell office:value-type="float" office:value="5" table:style-name="ce18">
            <text:p>5,0</text:p>
          </table:table-cell>
          <table:table-cell office:value-type="string" table:style-name="ce8">
            <text:p>a) età e/o dimensioni <text:s text:c="33"/>b) forma e portament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62" table:formula="of:=[.A165]+1" table:style-name="ce20">
            <text:p>162</text:p>
          </table:table-cell>
          <table:table-cell office:value-type="string" table:style-name="ce5">
            <text:p>01/A287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Anela</text:p>
          </table:table-cell>
          <table:table-cell office:value-type="string" table:style-name="ce8">
            <text:p>Caserma forestale</text:p>
          </table:table-cell>
          <table:table-cell office:value-type="string" table:style-name="ce5">
            <text:p>40°27'13,16"</text:p>
          </table:table-cell>
          <table:table-cell office:value-type="string" table:style-name="ce5">
            <text:p>9°01'33,06"</text:p>
          </table:table-cell>
          <table:table-cell office:value-type="float" office:value="999" table:style-name="ce5">
            <text:p>999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Fagus sylvatica</text:span><text:span text:style-name="T3"><text:s/>L.</text:span></text:p>
          </table:table-cell>
          <table:table-cell office:value-type="string" table:style-name="ce2">
            <text:p>Faggio</text:p>
          </table:table-cell>
          <table:table-cell office:value-type="float" office:value="232" table:style-name="ce16">
            <text:p>232</text:p>
          </table:table-cell>
          <table:table-cell office:value-type="float" office:value="28" table:style-name="ce18">
            <text:p>2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63" table:formula="of:=[.A166]+1" table:style-name="ce20">
            <text:p>163</text:p>
          </table:table-cell>
          <table:table-cell office:value-type="string" table:style-name="ce5">
            <text:p>01/A789/OT/20</text:p>
          </table:table-cell>
          <table:table-cell office:value-type="string" table:style-name="ce8">
            <text:p>Sassari (Olbia Tempio)</text:p>
          </table:table-cell>
          <table:table-cell office:value-type="string" table:style-name="ce2">
            <text:p>Berchidda</text:p>
          </table:table-cell>
          <table:table-cell office:value-type="string" table:style-name="ce8">
            <text:p>Sa Rujas</text:p>
          </table:table-cell>
          <table:table-cell office:value-type="string" table:style-name="ce5">
            <text:p>40°45'18,92''</text:p>
          </table:table-cell>
          <table:table-cell office:value-type="string" table:style-name="ce5">
            <text:p>9°08'46,45''</text:p>
          </table:table-cell>
          <table:table-cell office:value-type="float" office:value="173" table:style-name="ce5">
            <text:p>173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Insieme omogeneo di<text:s/><text:span text:style-name="T4">Genista aetnensis<text:s/></text:span><text:span text:style-name="T6">(Biv.) DC.</text:span></text:p>
          </table:table-cell>
          <table:table-cell office:value-type="string" table:style-name="ce2">
            <text:p>Ginestra dell'Etna</text:p>
          </table:table-cell>
          <table:table-cell office:value-type="string" table:style-name="ce16">
            <text:p>167 (med) <text:s text:c="20"/>197 (max)</text:p>
          </table:table-cell>
          <table:table-cell office:value-type="string" table:style-name="ce16">
            <text:p>8,5 (med) <text:s text:c="8"/>10,0 (max)</text:p>
          </table:table-cell>
          <table:table-cell office:value-type="string" table:style-name="ce8">
            <text:p>a) età e/o dimensioni <text:s text:c="74"/>f) pregio paesaggistico<text:s/>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164" table:formula="of:=[.A167]+1" table:style-name="ce20">
            <text:p>164</text:p>
          </table:table-cell>
          <table:table-cell office:value-type="string" table:style-name="ce5">
            <text:p>01/A977/SS/20</text:p>
          </table:table-cell>
          <table:table-cell office:value-type="string" table:style-name="ce8">
            <text:p>Sassari (Sassari)<text:s/></text:p>
          </table:table-cell>
          <table:table-cell office:value-type="string" table:style-name="ce2">
            <text:p>Bono<text:s/></text:p>
          </table:table-cell>
          <table:table-cell office:value-type="string" table:style-name="ce8">
            <text:p>Sos Nibberos</text:p>
          </table:table-cell>
          <table:table-cell office:value-type="string" table:style-name="ce5">
            <text:p>40°25'24,00''</text:p>
          </table:table-cell>
          <table:table-cell office:value-type="string" table:style-name="ce5">
            <text:p>8°59'43,00''</text:p>
          </table:table-cell>
          <table:table-cell office:value-type="float" office:value="1033" table:style-name="ce5">
            <text:p>1033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Taxus baccata</text:span><text:span text:style-name="T6"><text:s/>L.</text:span></text:p>
          </table:table-cell>
          <table:table-cell office:value-type="string" table:style-name="ce2">
            <text:p>Tasso</text:p>
          </table:table-cell>
          <table:table-cell office:value-type="float" office:value="530" table:style-name="ce16">
            <text:p>530</text:p>
          </table:table-cell>
          <table:table-cell office:value-type="float" office:value="19" table:style-name="ce18">
            <text:p>19,0</text:p>
          </table:table-cell>
          <table:table-cell office:value-type="string" table:style-name="ce8">
            <text:p>a) età e/o dimensioni <text:s text:c="50"/>b) forma e portamento <text:s text:c="31"/>d) rarità botanica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65" table:formula="of:=[.A168]+1" table:style-name="ce20">
            <text:p>165</text:p>
          </table:table-cell>
          <table:table-cell office:value-type="string" table:style-name="ce5">
            <text:p>01/B063/OT/20</text:p>
          </table:table-cell>
          <table:table-cell office:value-type="string" table:style-name="ce8">
            <text:p>Sassari (Olbia Tempio)</text:p>
          </table:table-cell>
          <table:table-cell office:value-type="string" table:style-name="ce2">
            <text:p>Bortigiadas</text:p>
          </table:table-cell>
          <table:table-cell office:value-type="string" table:style-name="ce8">
            <text:p>Filigheddu Comunali</text:p>
          </table:table-cell>
          <table:table-cell office:value-type="string" table:style-name="ce5">
            <text:p>40°53'43,19"</text:p>
          </table:table-cell>
          <table:table-cell office:value-type="string" table:style-name="ce5">
            <text:p>9°02'57,53"</text:p>
          </table:table-cell>
          <table:table-cell office:value-type="float" office:value="506" table:style-name="ce5">
            <text:p>506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Castanea sativa<text:s/></text:span><text:span text:style-name="T2">Mill.</text:span></text:p>
          </table:table-cell>
          <table:table-cell office:value-type="string" table:style-name="ce2">
            <text:p>Castagno</text:p>
          </table:table-cell>
          <table:table-cell office:value-type="float" office:value="585" table:style-name="ce16">
            <text:p>585</text:p>
          </table:table-cell>
          <table:table-cell office:value-type="float" office:value="19" table:style-name="ce18">
            <text:p>19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66" table:formula="of:=[.A169]+1" table:style-name="ce20">
            <text:p>166</text:p>
          </table:table-cell>
          <table:table-cell office:value-type="string" table:style-name="ce5">
            <text:p>02/B094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Bottidda</text:p>
          </table:table-cell>
          <table:table-cell office:value-type="string" table:style-name="ce8">
            <text:p>Pedra Ruja</text:p>
          </table:table-cell>
          <table:table-cell office:value-type="string" table:style-name="ce5">
            <text:p>40°25'38,00''</text:p>
          </table:table-cell>
          <table:table-cell office:value-type="string" table:style-name="ce5">
            <text:p>8°57'48,00''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Quercus suber</text:span><text:span text:style-name="T5"><text:s/></text:span><text:span text:style-name="T2">L.</text:span></text:p>
          </table:table-cell>
          <table:table-cell office:value-type="string" table:style-name="ce2">
            <text:p>Sughera</text:p>
          </table:table-cell>
          <table:table-cell office:value-type="float" office:value="474" table:style-name="ce16">
            <text:p>474</text:p>
          </table:table-cell>
          <table:table-cell office:value-type="float" office:value="12.5" table:style-name="ce16">
            <text:p>12,5</text:p>
          </table:table-cell>
          <table:table-cell office:value-type="string" table:style-name="ce8">
            <text:p>a) età e/o dimensioni <text:s text:c="47"/>c) valore ecologic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67" table:formula="of:=[.A170]+1" table:style-name="ce20">
            <text:p>167</text:p>
          </table:table-cell>
          <table:table-cell office:value-type="string" table:style-name="ce5">
            <text:p>01/B264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Bultei</text:p>
          </table:table-cell>
          <table:table-cell office:value-type="string" table:style-name="ce8">
            <text:p>Su Tassu - Sa Fraigada</text:p>
          </table:table-cell>
          <table:table-cell office:value-type="string" table:style-name="ce5">
            <text:p>40°30'49,95''</text:p>
          </table:table-cell>
          <table:table-cell office:value-type="string" table:style-name="ce5">
            <text:p>9°04'00,52''</text:p>
          </table:table-cell>
          <table:table-cell office:value-type="float" office:value="954" table:style-name="ce5">
            <text:p>95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Pinus nigra</text:span><text:span text:style-name="T6"><text:s/>subsp.</text:span><text:span text:style-name="T4"><text:s/>laricio</text:span><text:span text:style-name="T6"><text:s/>Maire</text:span></text:p>
          </table:table-cell>
          <table:table-cell office:value-type="string" table:style-name="ce2">
            <text:p>Pino laricio</text:p>
          </table:table-cell>
          <table:table-cell office:value-type="float" office:value="306" table:style-name="ce16">
            <text:p>306</text:p>
          </table:table-cell>
          <table:table-cell office:value-type="float" office:value="35" table:style-name="ce18">
            <text:p>35,0</text:p>
          </table:table-cell>
          <table:table-cell office:value-type="string" table:style-name="ce8">
            <text:p>d) rarità botanica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68" table:formula="of:=[.A171]+1" table:style-name="ce20">
            <text:p>168</text:p>
          </table:table-cell>
          <table:table-cell office:value-type="string" table:style-name="ce5">
            <text:p>02/B264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Bultei</text:p>
          </table:table-cell>
          <table:table-cell office:value-type="string" table:style-name="ce8">
            <text:p>Vivaio Fiorentini</text:p>
          </table:table-cell>
          <table:table-cell office:value-type="string" table:style-name="ce5">
            <text:p>40°31'50,90''</text:p>
          </table:table-cell>
          <table:table-cell office:value-type="string" table:style-name="ce5">
            <text:p>9°02'38,97''</text:p>
          </table:table-cell>
          <table:table-cell office:value-type="float" office:value="954" table:style-name="ce5">
            <text:p>95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Pinus sabiniana</text:span><text:span text:style-name="T4"><text:s/></text:span><text:span text:style-name="T6">Douglas</text:span></text:p>
          </table:table-cell>
          <table:table-cell office:value-type="string" table:style-name="ce2">
            <text:p>Pino grigio</text:p>
          </table:table-cell>
          <table:table-cell office:value-type="float" office:value="329" table:style-name="ce16">
            <text:p>329</text:p>
          </table:table-cell>
          <table:table-cell office:value-type="float" office:value="32" table:style-name="ce18">
            <text:p>32,0</text:p>
          </table:table-cell>
          <table:table-cell office:value-type="string" table:style-name="ce8">
            <text:p>d) rarità botanica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69" table:formula="of:=[.A172]+1" table:style-name="ce20">
            <text:p>169</text:p>
          </table:table-cell>
          <table:table-cell office:value-type="string" table:style-name="ce5">
            <text:p>01/C600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Cheremule</text:p>
          </table:table-cell>
          <table:table-cell office:value-type="string" table:style-name="ce8">
            <text:p>Saludus a Deus</text:p>
          </table:table-cell>
          <table:table-cell office:value-type="string" table:style-name="ce5">
            <text:p>40°28'33,35"</text:p>
          </table:table-cell>
          <table:table-cell office:value-type="string" table:style-name="ce5">
            <text:p>8°40'13,87"</text:p>
          </table:table-cell>
          <table:table-cell office:value-type="float" office:value="528" table:style-name="ce5">
            <text:p>528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625" table:style-name="ce16">
            <text:p>625</text:p>
          </table:table-cell>
          <table:table-cell office:value-type="float" office:value="11" table:style-name="ce18">
            <text:p>11,0</text:p>
          </table:table-cell>
          <table:table-cell office:value-type="string" table:style-name="ce8">
            <text:p>a) età e/o dimensioni<text:s text:c="49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70" table:formula="of:=[.A173]+1" table:style-name="ce20">
            <text:p>170</text:p>
          </table:table-cell>
          <table:table-cell office:value-type="string" table:style-name="ce5">
            <text:p>01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Bia 'e Fustes</text:p>
          </table:table-cell>
          <table:table-cell office:value-type="string" table:style-name="ce5">
            <text:p>40°23'15,52"</text:p>
          </table:table-cell>
          <table:table-cell office:value-type="string" table:style-name="ce5">
            <text:p>8°56'33,09"</text:p>
          </table:table-cell>
          <table:table-cell office:value-type="float" office:value="820" table:style-name="ce5">
            <text:p>8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cer monspessolanum</text:span><text:span text:style-name="T2"><text:s/>L.<text:s/></text:span></text:p>
          </table:table-cell>
          <table:table-cell office:value-type="string" table:style-name="ce2">
            <text:p>Acero minore</text:p>
          </table:table-cell>
          <table:table-cell office:value-type="float" office:value="340" table:style-name="ce16">
            <text:p>34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71" table:formula="of:=[.A174]+1" table:style-name="ce20">
            <text:p>171</text:p>
          </table:table-cell>
          <table:table-cell office:value-type="string" table:style-name="ce5">
            <text:p>02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Bia 'e Fustes</text:p>
          </table:table-cell>
          <table:table-cell office:value-type="string" table:style-name="ce5">
            <text:p>40°23'19,41"</text:p>
          </table:table-cell>
          <table:table-cell office:value-type="string" table:style-name="ce5">
            <text:p>8°56'36,87"</text:p>
          </table:table-cell>
          <table:table-cell office:value-type="float" office:value="802" table:style-name="ce5">
            <text:p>802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cer monspessolanum</text:span><text:span text:style-name="T2"><text:s/>L.<text:s/></text:span></text:p>
          </table:table-cell>
          <table:table-cell office:value-type="string" table:style-name="ce2">
            <text:p>Acero minore</text:p>
          </table:table-cell>
          <table:table-cell office:value-type="float" office:value="300" table:style-name="ce16">
            <text:p>300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text:s text:c="48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72" table:formula="of:=[.A175]+1" table:style-name="ce20">
            <text:p>172</text:p>
          </table:table-cell>
          <table:table-cell office:value-type="string" table:style-name="ce5">
            <text:p>03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Bilinzanas</text:p>
          </table:table-cell>
          <table:table-cell office:value-type="string" table:style-name="ce5">
            <text:p>40°23'19,92"</text:p>
          </table:table-cell>
          <table:table-cell office:value-type="string" table:style-name="ce5">
            <text:p>8°55'29,30"</text:p>
          </table:table-cell>
          <table:table-cell office:value-type="float" office:value="852" table:style-name="ce5">
            <text:p>852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Fraxinus angustifolia</text:span><text:span text:style-name="T3"><text:s/>Vahl subsp.<text:s/></text:span><text:span text:style-name="T4">oxycarpa</text:span><text:span text:style-name="T3"><text:s/>(Willd.) Franco &amp; Rocha Afonso</text:span></text:p>
          </table:table-cell>
          <table:table-cell office:value-type="string" table:style-name="ce2">
            <text:p>Frassino meridionale</text:p>
          </table:table-cell>
          <table:table-cell office:value-type="float" office:value="241" table:style-name="ce16">
            <text:p>241</text:p>
          </table:table-cell>
          <table:table-cell office:value-type="float" office:value="21" table:style-name="ce18">
            <text:p>21,0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73" table:formula="of:=[.A176]+1" table:style-name="ce20">
            <text:p>173</text:p>
          </table:table-cell>
          <table:table-cell office:value-type="string" table:style-name="ce5">
            <text:p>04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Bia 'e Fustes</text:p>
          </table:table-cell>
          <table:table-cell office:value-type="string" table:style-name="ce5">
            <text:p>40°23'29,30"</text:p>
          </table:table-cell>
          <table:table-cell office:value-type="string" table:style-name="ce5">
            <text:p>8°56'42,50"</text:p>
          </table:table-cell>
          <table:table-cell office:value-type="float" office:value="852" table:style-name="ce5">
            <text:p>852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Hedera helix</text:span><text:span text:style-name="T3"><text:s/>L.</text:span></text:p>
          </table:table-cell>
          <table:table-cell office:value-type="string" table:style-name="ce2">
            <text:p>Edera</text:p>
          </table:table-cell>
          <table:table-cell office:value-type="float" office:value="120" table:style-name="ce16">
            <text:p>120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74" table:formula="of:=[.A177]+1" table:style-name="ce20">
            <text:p>174</text:p>
          </table:table-cell>
          <table:table-cell office:value-type="string" table:style-name="ce5">
            <text:p>05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Bilinzanas</text:p>
          </table:table-cell>
          <table:table-cell office:value-type="string" table:style-name="ce5">
            <text:p>40°23'14,06"</text:p>
          </table:table-cell>
          <table:table-cell office:value-type="string" table:style-name="ce5">
            <text:p>8°55'49,92"</text:p>
          </table:table-cell>
          <table:table-cell office:value-type="float" office:value="884" table:style-name="ce5">
            <text:p>88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Hedera helix</text:span><text:span text:style-name="T3"><text:s/>L.</text:span></text:p>
          </table:table-cell>
          <table:table-cell office:value-type="string" table:style-name="ce2">
            <text:p>Edera</text:p>
          </table:table-cell>
          <table:table-cell office:value-type="float" office:value="114" table:style-name="ce16">
            <text:p>114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75" table:formula="of:=[.A178]+1" table:style-name="ce20">
            <text:p>175</text:p>
          </table:table-cell>
          <table:table-cell office:value-type="string" table:style-name="ce5">
            <text:p>06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Fonte Ladorza</text:p>
          </table:table-cell>
          <table:table-cell office:value-type="string" table:style-name="ce5">
            <text:p>40°24'09,19"</text:p>
          </table:table-cell>
          <table:table-cell office:value-type="string" table:style-name="ce5">
            <text:p>8°56'25,62"</text:p>
          </table:table-cell>
          <table:table-cell office:value-type="float" office:value="796" table:style-name="ce5">
            <text:p>796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490" table:style-name="ce16">
            <text:p>490</text:p>
          </table:table-cell>
          <table:table-cell office:value-type="float" office:value="16" table:style-name="ce18">
            <text:p>16,0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76" table:formula="of:=[.A179]+1" table:style-name="ce20">
            <text:p>176</text:p>
          </table:table-cell>
          <table:table-cell office:value-type="string" table:style-name="ce5">
            <text:p>07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Nuraghe Muronese</text:p>
          </table:table-cell>
          <table:table-cell office:value-type="string" table:style-name="ce5">
            <text:p>40°24'25,12"</text:p>
          </table:table-cell>
          <table:table-cell office:value-type="string" table:style-name="ce5">
            <text:p>8°55'42,59"</text:p>
          </table:table-cell>
          <table:table-cell office:value-type="float" office:value="795" table:style-name="ce5">
            <text:p>79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14" table:style-name="ce16">
            <text:p>514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77" table:formula="of:=[.A180]+1" table:style-name="ce20">
            <text:p>177</text:p>
          </table:table-cell>
          <table:table-cell office:value-type="string" table:style-name="ce5">
            <text:p>08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Sa Cariasa - Caddile</text:p>
          </table:table-cell>
          <table:table-cell office:value-type="string" table:style-name="ce5">
            <text:p>40°23'44,71"</text:p>
          </table:table-cell>
          <table:table-cell office:value-type="string" table:style-name="ce5">
            <text:p>8°55'37,71"</text:p>
          </table:table-cell>
          <table:table-cell office:value-type="float" office:value="818" table:style-name="ce5">
            <text:p>818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50" table:style-name="ce16">
            <text:p>550</text:p>
          </table:table-cell>
          <table:table-cell office:value-type="float" office:value="19" table:style-name="ce18">
            <text:p>19,0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78" table:formula="of:=[.A181]+1" table:style-name="ce20">
            <text:p>178</text:p>
          </table:table-cell>
          <table:table-cell office:value-type="string" table:style-name="ce5">
            <text:p>09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Bilinzanas</text:p>
          </table:table-cell>
          <table:table-cell office:value-type="string" table:style-name="ce5">
            <text:p>40°23'20,82"</text:p>
          </table:table-cell>
          <table:table-cell office:value-type="string" table:style-name="ce5">
            <text:p>8°56'00,47"</text:p>
          </table:table-cell>
          <table:table-cell office:value-type="float" office:value="861" table:style-name="ce5">
            <text:p>861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700" table:style-name="ce16">
            <text:p>700</text:p>
          </table:table-cell>
          <table:table-cell office:value-type="float" office:value="13" table:style-name="ce18">
            <text:p>13,0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79" table:formula="of:=[.A182]+1" table:style-name="ce20">
            <text:p>179</text:p>
          </table:table-cell>
          <table:table-cell office:value-type="string" table:style-name="ce5">
            <text:p>10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Bilinzanas</text:p>
          </table:table-cell>
          <table:table-cell office:value-type="string" table:style-name="ce5">
            <text:p>40°23'11,02"</text:p>
          </table:table-cell>
          <table:table-cell office:value-type="string" table:style-name="ce5">
            <text:p>8°56'02,18"</text:p>
          </table:table-cell>
          <table:table-cell office:value-type="float" office:value="820" table:style-name="ce5">
            <text:p>8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05" table:style-name="ce16">
            <text:p>505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80" table:formula="of:=[.A183]+1" table:style-name="ce20">
            <text:p>180</text:p>
          </table:table-cell>
          <table:table-cell office:value-type="string" table:style-name="ce5">
            <text:p>11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Iscuvedè</text:p>
          </table:table-cell>
          <table:table-cell office:value-type="string" table:style-name="ce5">
            <text:p>40°21'20,06"</text:p>
          </table:table-cell>
          <table:table-cell office:value-type="string" table:style-name="ce5">
            <text:p>8°58'19,39"</text:p>
          </table:table-cell>
          <table:table-cell office:value-type="float" office:value="864" table:style-name="ce5">
            <text:p>86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325" table:style-name="ce16">
            <text:p>325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81" table:formula="of:=[.A184]+1" table:style-name="ce20">
            <text:p>181</text:p>
          </table:table-cell>
          <table:table-cell office:value-type="string" table:style-name="ce5">
            <text:p>12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Nuraghe Olostru</text:p>
          </table:table-cell>
          <table:table-cell office:value-type="string" table:style-name="ce5">
            <text:p>40°23'39,59"</text:p>
          </table:table-cell>
          <table:table-cell office:value-type="string" table:style-name="ce5">
            <text:p>8°56'50,08"</text:p>
          </table:table-cell>
          <table:table-cell office:value-type="float" office:value="778" table:style-name="ce5">
            <text:p>778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519" table:style-name="ce16">
            <text:p>519</text:p>
          </table:table-cell>
          <table:table-cell office:value-type="float" office:value="9.5" table:style-name="ce16">
            <text:p>9,5</text:p>
          </table:table-cell>
          <table:table-cell office:value-type="string" table:style-name="ce8">
            <text:p>a) età e/o dimensioni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82" table:formula="of:=[.A185]+1" table:style-name="ce20">
            <text:p>182</text:p>
          </table:table-cell>
          <table:table-cell office:value-type="string" table:style-name="ce5">
            <text:p>13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Nuraghe Olostru</text:p>
          </table:table-cell>
          <table:table-cell office:value-type="string" table:style-name="ce5">
            <text:p>40°23'58,40"</text:p>
          </table:table-cell>
          <table:table-cell office:value-type="string" table:style-name="ce5">
            <text:p>8°56'41,63"</text:p>
          </table:table-cell>
          <table:table-cell office:value-type="float" office:value="778" table:style-name="ce5">
            <text:p>778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540" table:style-name="ce16">
            <text:p>540</text:p>
          </table:table-cell>
          <table:table-cell office:value-type="float" office:value="18.5" table:style-name="ce16">
            <text:p>18,5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83" table:formula="of:=[.A186]+1" table:style-name="ce20">
            <text:p>183</text:p>
          </table:table-cell>
          <table:table-cell office:value-type="string" table:style-name="ce5">
            <text:p>14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Fonte Ladorza</text:p>
          </table:table-cell>
          <table:table-cell office:value-type="string" table:style-name="ce5">
            <text:p>40°24'13,67"</text:p>
          </table:table-cell>
          <table:table-cell office:value-type="string" table:style-name="ce5">
            <text:p>8°56'34,44"</text:p>
          </table:table-cell>
          <table:table-cell office:value-type="float" office:value="778" table:style-name="ce5">
            <text:p>778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530" table:style-name="ce16">
            <text:p>530</text:p>
          </table:table-cell>
          <table:table-cell office:value-type="float" office:value="8.5" table:style-name="ce16">
            <text:p>8,5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84" table:formula="of:=[.A187]+1" table:style-name="ce20">
            <text:p>184</text:p>
          </table:table-cell>
          <table:table-cell office:value-type="string" table:style-name="ce5">
            <text:p>15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Fonte Ladorza</text:p>
          </table:table-cell>
          <table:table-cell office:value-type="string" table:style-name="ce5">
            <text:p>40°24'13,04"</text:p>
          </table:table-cell>
          <table:table-cell office:value-type="string" table:style-name="ce5">
            <text:p>8°56'09,24"</text:p>
          </table:table-cell>
          <table:table-cell office:value-type="float" office:value="778" table:style-name="ce5">
            <text:p>778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505" table:style-name="ce16">
            <text:p>505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85" table:formula="of:=[.A188]+1" table:style-name="ce20">
            <text:p>185</text:p>
          </table:table-cell>
          <table:table-cell office:value-type="string" table:style-name="ce5">
            <text:p>16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Bilinzanas</text:p>
          </table:table-cell>
          <table:table-cell office:value-type="string" table:style-name="ce5">
            <text:p>40°23'23,26"</text:p>
          </table:table-cell>
          <table:table-cell office:value-type="string" table:style-name="ce5">
            <text:p>8°55'22,93"</text:p>
          </table:table-cell>
          <table:table-cell office:value-type="float" office:value="859" table:style-name="ce5">
            <text:p>859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427" table:style-name="ce16">
            <text:p>427</text:p>
          </table:table-cell>
          <table:table-cell office:value-type="float" office:value="21" table:style-name="ce18">
            <text:p>21,0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86" table:formula="of:=[.A189]+1" table:style-name="ce20">
            <text:p>186</text:p>
          </table:table-cell>
          <table:table-cell office:value-type="string" table:style-name="ce5">
            <text:p>17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Bilinzanas - Sa Melabrina</text:p>
          </table:table-cell>
          <table:table-cell office:value-type="string" table:style-name="ce5">
            <text:p>40°23'20,67"</text:p>
          </table:table-cell>
          <table:table-cell office:value-type="string" table:style-name="ce5">
            <text:p>8°55'35,02"</text:p>
          </table:table-cell>
          <table:table-cell office:value-type="float" office:value="843" table:style-name="ce5">
            <text:p>843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770" table:style-name="ce16">
            <text:p>770</text:p>
          </table:table-cell>
          <table:table-cell office:value-type="float" office:value="30" table:style-name="ce18">
            <text:p>30,0</text:p>
          </table:table-cell>
          <table:table-cell office:value-type="string" table:style-name="ce8">
            <text:p>a) età e/o dimensioni<text:s text:c="50"/></text:p>
            <text:p>c) valore ecologico<text:s text:c="36"/></text:p>
            <text:p>f) pregio paesaggistic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87" table:formula="of:=[.A190]+1" table:style-name="ce20">
            <text:p>187</text:p>
          </table:table-cell>
          <table:table-cell office:value-type="string" table:style-name="ce5">
            <text:p>18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Nuraghe Murones</text:p>
          </table:table-cell>
          <table:table-cell office:value-type="string" table:style-name="ce5">
            <text:p>40°24'22,65"</text:p>
          </table:table-cell>
          <table:table-cell office:value-type="string" table:style-name="ce5">
            <text:p>8°55'40,05"</text:p>
          </table:table-cell>
          <table:table-cell office:value-type="float" office:value="804" table:style-name="ce5">
            <text:p>80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386" table:style-name="ce16">
            <text:p>386</text:p>
          </table:table-cell>
          <table:table-cell office:value-type="float" office:value="11.5" table:style-name="ce16">
            <text:p>11,5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88" table:formula="of:=[.A191]+1" table:style-name="ce20">
            <text:p>188</text:p>
          </table:table-cell>
          <table:table-cell office:value-type="string" table:style-name="ce5">
            <text:p>19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Antunnales</text:p>
          </table:table-cell>
          <table:table-cell office:value-type="string" table:style-name="ce5">
            <text:p>40°24'27,25"</text:p>
          </table:table-cell>
          <table:table-cell office:value-type="string" table:style-name="ce5">
            <text:p>8°55'27,95"</text:p>
          </table:table-cell>
          <table:table-cell office:value-type="float" office:value="762" table:style-name="ce5">
            <text:p>762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410" table:style-name="ce16">
            <text:p>410</text:p>
          </table:table-cell>
          <table:table-cell office:value-type="float" office:value="13.5" table:style-name="ce16">
            <text:p>13,5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89" table:formula="of:=[.A192]+1" table:style-name="ce20">
            <text:p>189</text:p>
          </table:table-cell>
          <table:table-cell office:value-type="string" table:style-name="ce5">
            <text:p>20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Sa Cariasa - Caddile</text:p>
          </table:table-cell>
          <table:table-cell office:value-type="string" table:style-name="ce5">
            <text:p>40°23'44,77"</text:p>
          </table:table-cell>
          <table:table-cell office:value-type="string" table:style-name="ce5">
            <text:p>8°55'42,50"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534" table:style-name="ce16">
            <text:p>534</text:p>
          </table:table-cell>
          <table:table-cell office:value-type="float" office:value="20" table:style-name="ce18">
            <text:p>20,0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90" table:formula="of:=[.A193]+1" table:style-name="ce20">
            <text:p>190</text:p>
          </table:table-cell>
          <table:table-cell office:value-type="string" table:style-name="ce5">
            <text:p>21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Nuraghe Mannuri</text:p>
          </table:table-cell>
          <table:table-cell office:value-type="string" table:style-name="ce5">
            <text:p>40°21'15,49"</text:p>
          </table:table-cell>
          <table:table-cell office:value-type="string" table:style-name="ce5">
            <text:p>8°58'28,34"</text:p>
          </table:table-cell>
          <table:table-cell office:value-type="float" office:value="847" table:style-name="ce5">
            <text:p>847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512" table:style-name="ce16">
            <text:p>512</text:p>
          </table:table-cell>
          <table:table-cell office:value-type="float" office:value="30" table:style-name="ce18">
            <text:p>3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91" table:formula="of:=[.A194]+1" table:style-name="ce20">
            <text:p>191</text:p>
          </table:table-cell>
          <table:table-cell office:value-type="string" table:style-name="ce5">
            <text:p>22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Bia 'e Fustes – Sa Mandrade Sant'Ainzu</text:p>
          </table:table-cell>
          <table:table-cell office:value-type="string" table:style-name="ce5">
            <text:p>40°23'32,67"</text:p>
          </table:table-cell>
          <table:table-cell office:value-type="string" table:style-name="ce5">
            <text:p>8°56'20,69"</text:p>
          </table:table-cell>
          <table:table-cell office:value-type="float" office:value="850" table:style-name="ce5">
            <text:p>8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640" table:style-name="ce16">
            <text:p>640</text:p>
          </table:table-cell>
          <table:table-cell office:value-type="float" office:value="23" table:style-name="ce18">
            <text:p>23,0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92" table:formula="of:=[.A195]+1" table:style-name="ce20">
            <text:p>192</text:p>
          </table:table-cell>
          <table:table-cell office:value-type="string" table:style-name="ce5">
            <text:p>23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Bilinzanas</text:p>
          </table:table-cell>
          <table:table-cell office:value-type="string" table:style-name="ce5">
            <text:p>40°23'14,06"</text:p>
          </table:table-cell>
          <table:table-cell office:value-type="string" table:style-name="ce5">
            <text:p>8°55'49,15"</text:p>
          </table:table-cell>
          <table:table-cell office:value-type="float" office:value="886" table:style-name="ce5">
            <text:p>886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730" table:style-name="ce16">
            <text:p>730</text:p>
          </table:table-cell>
          <table:table-cell office:value-type="float" office:value="25" table:style-name="ce18">
            <text:p>25,0</text:p>
          </table:table-cell>
          <table:table-cell office:value-type="string" table:style-name="ce8">
            <text:p>a) età e/o dimensioni<text:s text:c="49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93" table:formula="of:=[.A196]+1" table:style-name="ce20">
            <text:p>193</text:p>
          </table:table-cell>
          <table:table-cell office:value-type="string" table:style-name="ce5">
            <text:p>24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Bilinzanas</text:p>
          </table:table-cell>
          <table:table-cell office:value-type="string" table:style-name="ce5">
            <text:p>40°23'20,26"</text:p>
          </table:table-cell>
          <table:table-cell office:value-type="string" table:style-name="ce5">
            <text:p>8°55'52,54"</text:p>
          </table:table-cell>
          <table:table-cell office:value-type="float" office:value="875" table:style-name="ce5">
            <text:p>87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592" table:style-name="ce16">
            <text:p>592</text:p>
          </table:table-cell>
          <table:table-cell office:value-type="float" office:value="25" table:style-name="ce18">
            <text:p>25,0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94" table:formula="of:=[.A197]+1" table:style-name="ce20">
            <text:p>194</text:p>
          </table:table-cell>
          <table:table-cell office:value-type="string" table:style-name="ce5">
            <text:p>25/E285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Illorai</text:p>
          </table:table-cell>
          <table:table-cell office:value-type="string" table:style-name="ce8">
            <text:p>Iscuvudè</text:p>
          </table:table-cell>
          <table:table-cell office:value-type="string" table:style-name="ce5">
            <text:p>40°21'14,22"</text:p>
          </table:table-cell>
          <table:table-cell office:value-type="string" table:style-name="ce5">
            <text:p>8°58'13,29"</text:p>
          </table:table-cell>
          <table:table-cell office:value-type="float" office:value="884" table:style-name="ce5">
            <text:p>88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464" table:style-name="ce16">
            <text:p>464</text:p>
          </table:table-cell>
          <table:table-cell office:value-type="float" office:value="16" table:style-name="ce18">
            <text:p>16,0</text:p>
          </table:table-cell>
          <table:table-cell office:value-type="string" table:style-name="ce8">
            <text:p>a) età e/o dimensioni<text:s text:c="40"/></text:p>
            <text:p>b) forma e portamento<text:s text:c="34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95" table:formula="of:=[.A198]+1" table:style-name="ce20">
            <text:p>195</text:p>
          </table:table-cell>
          <table:table-cell office:value-type="string" table:style-name="ce5">
            <text:p>01/E425/OT/20</text:p>
          </table:table-cell>
          <table:table-cell office:value-type="string" table:style-name="ce8">
            <text:p>Sassari (Olbia Tempio)</text:p>
          </table:table-cell>
          <table:table-cell office:value-type="string" table:style-name="ce2">
            <text:p>La Maddalena</text:p>
          </table:table-cell>
          <table:table-cell office:value-type="string" table:style-name="ce8">
            <text:p>Caprera - Compendio Garibaldi</text:p>
          </table:table-cell>
          <table:table-cell office:value-type="string" table:style-name="ce5">
            <text:p>41°12'59,00"</text:p>
          </table:table-cell>
          <table:table-cell office:value-type="string" table:style-name="ce5">
            <text:p>9°27'41,00"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Pinus pinea<text:s/></text:span><text:span text:style-name="T3">L.</text:span></text:p>
          </table:table-cell>
          <table:table-cell office:value-type="string" table:style-name="ce2">
            <text:p>Pino domestico</text:p>
          </table:table-cell>
          <table:table-cell office:value-type="float" office:value="260" table:style-name="ce16">
            <text:p>26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text:s text:c="50"/></text:p>
            <text:p>g) valore storico, culturale, religioso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196" table:formula="of:=[.A199]+1" table:style-name="ce20">
            <text:p>196</text:p>
          </table:table-cell>
          <table:table-cell office:value-type="string" table:style-name="ce5">
            <text:p>01/E747/OT/20</text:p>
          </table:table-cell>
          <table:table-cell office:value-type="string" table:style-name="ce8">
            <text:p>Sassari (Olbia Tempio)</text:p>
          </table:table-cell>
          <table:table-cell office:value-type="string" table:style-name="ce2">
            <text:p>Luogosanto</text:p>
          </table:table-cell>
          <table:table-cell office:value-type="string" table:style-name="ce8">
            <text:p>Crisciuleddu</text:p>
          </table:table-cell>
          <table:table-cell office:value-type="string" table:style-name="ce5">
            <text:p>41°03'23,73"</text:p>
          </table:table-cell>
          <table:table-cell office:value-type="string" table:style-name="ce5">
            <text:p>9°11'27,95"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Quercus suber</text:span><text:span text:style-name="T2"><text:s/>L.</text:span></text:p>
          </table:table-cell>
          <table:table-cell office:value-type="string" table:style-name="ce2">
            <text:p>Sughera</text:p>
          </table:table-cell>
          <table:table-cell office:value-type="float" office:value="460" table:style-name="ce16">
            <text:p>460</text:p>
          </table:table-cell>
          <table:table-cell office:value-type="float" office:value="20" table:style-name="ce18">
            <text:p>2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197" table:formula="of:=[.A200]+1" table:style-name="ce20">
            <text:p>197</text:p>
          </table:table-cell>
          <table:table-cell office:value-type="string" table:style-name="ce5">
            <text:p>01/E752/OT/20</text:p>
          </table:table-cell>
          <table:table-cell office:value-type="string" table:style-name="ce8">
            <text:p>Sassari (Olbia Tempio)</text:p>
          </table:table-cell>
          <table:table-cell office:value-type="string" table:style-name="ce2">
            <text:p>Luras</text:p>
          </table:table-cell>
          <table:table-cell office:value-type="string" table:style-name="ce8">
            <text:p>Li Espi</text:p>
          </table:table-cell>
          <table:table-cell office:value-type="string" table:style-name="ce5">
            <text:p>41°00'32,28"</text:p>
          </table:table-cell>
          <table:table-cell office:value-type="string" table:style-name="ce5">
            <text:p>9°16'00,81"</text:p>
          </table:table-cell>
          <table:table-cell office:value-type="float" office:value="225" table:style-name="ce5">
            <text:p>22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Insieme omogeneo di<text:s/><text:span text:style-name="T4">Pistacia lentiscus<text:s/></text:span><text:span text:style-name="T3">L.<text:s/></text:span></text:p>
          </table:table-cell>
          <table:table-cell office:value-type="string" table:style-name="ce2">
            <text:p>Lentisco</text:p>
          </table:table-cell>
          <table:table-cell office:value-type="string" table:style-name="ce16">
            <text:p>493 (med)</text:p>
            <text:p><text:s/>572 (max)</text:p>
          </table:table-cell>
          <table:table-cell office:value-type="string" table:style-name="ce16">
            <text:p>7,5 (med)<text:s/></text:p>
            <text:p><text:s/>8,0 (max)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98" table:formula="of:=[.A201]+1" table:style-name="ce20">
            <text:p>198</text:p>
          </table:table-cell>
          <table:table-cell office:value-type="string" table:style-name="ce5">
            <text:p>02/E752/OT/20</text:p>
          </table:table-cell>
          <table:table-cell office:value-type="string" table:style-name="ce8">
            <text:p>Sassari (Olbia Tempio)</text:p>
          </table:table-cell>
          <table:table-cell office:value-type="string" table:style-name="ce2">
            <text:p>Luras</text:p>
          </table:table-cell>
          <table:table-cell office:value-type="string" table:style-name="ce8">
            <text:p>Li Espi</text:p>
          </table:table-cell>
          <table:table-cell office:value-type="string" table:style-name="ce5">
            <text:p>41°00'32,45"</text:p>
          </table:table-cell>
          <table:table-cell office:value-type="string" table:style-name="ce5">
            <text:p>9°16'00,72"</text:p>
          </table:table-cell>
          <table:table-cell office:value-type="float" office:value="225" table:style-name="ce5">
            <text:p>22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880" table:style-name="ce16">
            <text:p>880</text:p>
          </table:table-cell>
          <table:table-cell office:value-type="float" office:value="11" table:style-name="ce18">
            <text:p>11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199" table:formula="of:=[.A202]+1" table:style-name="ce20">
            <text:p>199</text:p>
          </table:table-cell>
          <table:table-cell office:value-type="string" table:style-name="ce5">
            <text:p>03/E752/OT/20</text:p>
          </table:table-cell>
          <table:table-cell office:value-type="string" table:style-name="ce8">
            <text:p>Sassari (Olbia Tempio)</text:p>
          </table:table-cell>
          <table:table-cell office:value-type="string" table:style-name="ce2">
            <text:p>Luras</text:p>
          </table:table-cell>
          <table:table-cell office:value-type="string" table:style-name="ce8">
            <text:p>Santu Baltolu</text:p>
          </table:table-cell>
          <table:table-cell office:value-type="string" table:style-name="ce5">
            <text:p>41°00'23,88"</text:p>
          </table:table-cell>
          <table:table-cell office:value-type="string" table:style-name="ce5">
            <text:p>9°15'18,01"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1154" table:style-name="ce16">
            <text:p>1154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00" table:formula="of:=[.A203]+1" table:style-name="ce20">
            <text:p>200</text:p>
          </table:table-cell>
          <table:table-cell office:value-type="string" table:style-name="ce5">
            <text:p>04/E752/OT/20</text:p>
          </table:table-cell>
          <table:table-cell office:value-type="string" table:style-name="ce8">
            <text:p>Sassari (Olbia Tempio)</text:p>
          </table:table-cell>
          <table:table-cell office:value-type="string" table:style-name="ce2">
            <text:p>Luras</text:p>
          </table:table-cell>
          <table:table-cell office:value-type="string" table:style-name="ce8">
            <text:p>Santu Baltolu</text:p>
          </table:table-cell>
          <table:table-cell office:value-type="string" table:style-name="ce5">
            <text:p>41°00'26,28"</text:p>
          </table:table-cell>
          <table:table-cell office:value-type="string" table:style-name="ce5">
            <text:p>9°15'18,66"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540" table:style-name="ce16">
            <text:p>54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01" table:formula="of:=[.A204]+1" table:style-name="ce20">
            <text:p>201</text:p>
          </table:table-cell>
          <table:table-cell office:value-type="string" table:style-name="ce5">
            <text:p>01/G015/OT/20</text:p>
          </table:table-cell>
          <table:table-cell office:value-type="string" table:style-name="ce8">
            <text:p>Sassari (Olbia Tempio)</text:p>
          </table:table-cell>
          <table:table-cell office:value-type="string" table:style-name="ce2">
            <text:p>Olbia</text:p>
          </table:table-cell>
          <table:table-cell office:value-type="string" table:style-name="ce8">
            <text:p>Maria Rocca</text:p>
          </table:table-cell>
          <table:table-cell office:value-type="string" table:style-name="ce5">
            <text:p>40°54'46,16"</text:p>
          </table:table-cell>
          <table:table-cell office:value-type="string" table:style-name="ce5">
            <text:p>9°29'30,58"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Morus nigra</text:span><text:span text:style-name="T2"><text:s/>L.</text:span></text:p>
          </table:table-cell>
          <table:table-cell office:value-type="string" table:style-name="ce2">
            <text:p>Gelso nero</text:p>
          </table:table-cell>
          <table:table-cell office:value-type="float" office:value="450" table:style-name="ce16">
            <text:p>45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02" table:formula="of:=[.A205]+1" table:style-name="ce20">
            <text:p>202</text:p>
          </table:table-cell>
          <table:table-cell office:value-type="string" table:style-name="ce5">
            <text:p>01/M301/OT/20</text:p>
          </table:table-cell>
          <table:table-cell office:value-type="string" table:style-name="ce8">
            <text:p>Sassari (Olbia Tempio)</text:p>
          </table:table-cell>
          <table:table-cell office:value-type="string" table:style-name="ce2">
            <text:p>Padru</text:p>
          </table:table-cell>
          <table:table-cell office:value-type="string" table:style-name="ce8">
            <text:p>Budò</text:p>
          </table:table-cell>
          <table:table-cell office:value-type="string" table:style-name="ce5">
            <text:p>40°47'02,55"</text:p>
          </table:table-cell>
          <table:table-cell office:value-type="string" table:style-name="ce5">
            <text:p>9°33'57,51"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700" table:style-name="ce16">
            <text:p>70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03" table:formula="of:=[.A206]+1" table:style-name="ce20">
            <text:p>203</text:p>
          </table:table-cell>
          <table:table-cell office:value-type="string" table:style-name="ce5">
            <text:p>02/M301/OT/20</text:p>
          </table:table-cell>
          <table:table-cell office:value-type="string" table:style-name="ce8">
            <text:p>Sassari (Olbia Tempio)</text:p>
          </table:table-cell>
          <table:table-cell office:value-type="string" table:style-name="ce2">
            <text:p>Padru</text:p>
          </table:table-cell>
          <table:table-cell office:value-type="string" table:style-name="ce8">
            <text:p>Budò</text:p>
          </table:table-cell>
          <table:table-cell office:value-type="string" table:style-name="ce5">
            <text:p>40°47'08,42"</text:p>
          </table:table-cell>
          <table:table-cell office:value-type="string" table:style-name="ce5">
            <text:p>9°34'02,02"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Pyrus pyraster</text:span><text:span text:style-name="T2"><text:s/>(L.) Burgsd.</text:span></text:p>
          </table:table-cell>
          <table:table-cell office:value-type="string" table:style-name="ce2">
            <text:p>Pero selvatico</text:p>
          </table:table-cell>
          <table:table-cell office:value-type="float" office:value="190" table:style-name="ce16">
            <text:p>190</text:p>
          </table:table-cell>
          <table:table-cell office:value-type="float" office:value="9" table:style-name="ce18">
            <text:p>9,0</text:p>
          </table:table-cell>
          <table:table-cell office:value-type="string" table:style-name="ce8">
            <text:p>a) età e/o dimensioni<text:s text:c="49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04" table:formula="of:=[.A207]+1" table:style-name="ce20">
            <text:p>204</text:p>
          </table:table-cell>
          <table:table-cell office:value-type="string" table:style-name="ce5">
            <text:p>01/I452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Sassari</text:p>
          </table:table-cell>
          <table:table-cell office:value-type="string" table:style-name="ce8">
            <text:p>Mandra di la Giua</text:p>
          </table:table-cell>
          <table:table-cell office:value-type="string" table:style-name="ce5">
            <text:p>40°46'06,66"</text:p>
          </table:table-cell>
          <table:table-cell office:value-type="string" table:style-name="ce5">
            <text:p>8°30'53,17"</text:p>
          </table:table-cell>
          <table:table-cell office:value-type="float" office:value="82" table:style-name="ce5">
            <text:p>82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Cupressus macrocarpa</text:span><text:s/><text:span text:style-name="T3">Hartw.</text:span></text:p>
          </table:table-cell>
          <table:table-cell office:value-type="string" table:style-name="ce2">
            <text:p>Cipresso di Monterey</text:p>
          </table:table-cell>
          <table:table-cell office:value-type="float" office:value="630" table:style-name="ce16">
            <text:p>630</text:p>
          </table:table-cell>
          <table:table-cell office:value-type="float" office:value="12" table:style-name="ce18">
            <text:p>12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05" table:formula="of:=[.A208]+1" table:style-name="ce20">
            <text:p>205</text:p>
          </table:table-cell>
          <table:table-cell office:value-type="string" table:style-name="ce5">
            <text:p>02/I452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Sassari</text:p>
          </table:table-cell>
          <table:table-cell office:value-type="string" table:style-name="ce8">
            <text:p>Pala Marrone</text:p>
          </table:table-cell>
          <table:table-cell office:value-type="string" table:style-name="ce5">
            <text:p>40°44'47,97"</text:p>
          </table:table-cell>
          <table:table-cell office:value-type="string" table:style-name="ce5">
            <text:p>8°17'23,97"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492" table:style-name="ce16">
            <text:p>492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06" table:formula="of:=[.A209]+1" table:style-name="ce20">
            <text:p>206</text:p>
          </table:table-cell>
          <table:table-cell office:value-type="string" table:style-name="ce5">
            <text:p>03/I452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Sassari</text:p>
          </table:table-cell>
          <table:table-cell office:value-type="string" table:style-name="ce8">
            <text:p>San Pietro in Silki</text:p>
          </table:table-cell>
          <table:table-cell office:value-type="string" table:style-name="ce5">
            <text:p>40°43'06,78"</text:p>
          </table:table-cell>
          <table:table-cell office:value-type="string" table:style-name="ce5">
            <text:p>8°32'57,58"</text:p>
          </table:table-cell>
          <table:table-cell office:value-type="float" office:value="188" table:style-name="ce5">
            <text:p>188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415" table:style-name="ce16">
            <text:p>415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07" table:formula="of:=[.A210]+1" table:style-name="ce20">
            <text:p>207</text:p>
          </table:table-cell>
          <table:table-cell office:value-type="string" table:style-name="ce5">
            <text:p>04/I452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Sassari</text:p>
          </table:table-cell>
          <table:table-cell office:value-type="string" table:style-name="ce8">
            <text:p>Monti di Bidda</text:p>
          </table:table-cell>
          <table:table-cell office:value-type="string" table:style-name="ce5">
            <text:p>40°45'52,37"</text:p>
          </table:table-cell>
          <table:table-cell office:value-type="string" table:style-name="ce5">
            <text:p>8°14'53,91"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Tamarix africana</text:span><text:span text:style-name="T3"><text:s/>Poir.</text:span></text:p>
          </table:table-cell>
          <table:table-cell office:value-type="string" table:style-name="ce2">
            <text:p>Tamerice maggiore</text:p>
          </table:table-cell>
          <table:table-cell office:value-type="float" office:value="380" table:style-name="ce16">
            <text:p>38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text:s text:c="50"/></text:p>
            <text:p>d) rarità botanica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08" table:formula="of:=[.A211]+1" table:style-name="ce20">
            <text:p>208</text:p>
          </table:table-cell>
          <table:table-cell office:value-type="string" table:style-name="ce5">
            <text:p>01/L093/OT/20</text:p>
          </table:table-cell>
          <table:table-cell office:value-type="string" table:style-name="ce8">
            <text:p>Sassari (Olbia Tempio)</text:p>
          </table:table-cell>
          <table:table-cell office:value-type="string" table:style-name="ce2">
            <text:p>Tempio Pausania</text:p>
          </table:table-cell>
          <table:table-cell office:value-type="string" table:style-name="ce8">
            <text:p>Vallicciola</text:p>
          </table:table-cell>
          <table:table-cell office:value-type="string" table:style-name="ce5">
            <text:p>40°51'03,45''</text:p>
          </table:table-cell>
          <table:table-cell office:value-type="string" table:style-name="ce5">
            <text:p>9°09'04,15''</text:p>
          </table:table-cell>
          <table:table-cell office:value-type="float" office:value="1054" table:style-name="ce5">
            <text:p>105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3">Insieme omogeneo di<text:s/></text:span><text:span text:style-name="T7">Sequoia sempervirens<text:s/></text:span><text:span text:style-name="T3">(D. Don) Endl.</text:span></text:p>
          </table:table-cell>
          <table:table-cell office:value-type="string" table:style-name="ce2">
            <text:p>Sequoia</text:p>
            <text:p><text:s/>sempreverde</text:p>
          </table:table-cell>
          <table:table-cell office:value-type="string" table:style-name="ce16">
            <text:p>248 (med) <text:s text:c="11"/>325 (max)<text:s/></text:p>
          </table:table-cell>
          <table:table-cell office:value-type="string" table:style-name="ce16">
            <text:p>29,0 (med) <text:s text:c="8"/>35,0 (max)</text:p>
          </table:table-cell>
          <table:table-cell office:value-type="string" table:style-name="ce8">
            <text:p>a) età e/o dimensioni <text:s text:c="67"/>d) rarità botanica <text:s text:c="90"/>f) pregio paesaggistico <text:s text:c="50"/>g) valore stroico, culturale, religioso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209" table:formula="of:=[.A212]+1" table:style-name="ce20">
            <text:p>209</text:p>
          </table:table-cell>
          <table:table-cell office:value-type="string" table:style-name="ce5">
            <text:p>01/M282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Tergu</text:p>
          </table:table-cell>
          <table:table-cell office:value-type="string" table:style-name="ce8">
            <text:p>Ciricu</text:p>
          </table:table-cell>
          <table:table-cell office:value-type="string" table:style-name="ce5">
            <text:p>40°51'50,45"</text:p>
          </table:table-cell>
          <table:table-cell office:value-type="string" table:style-name="ce5">
            <text:p>8°41'35,66"</text:p>
          </table:table-cell>
          <table:table-cell office:value-type="float" office:value="303" table:style-name="ce5">
            <text:p>303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90" table:style-name="ce16">
            <text:p>590</text:p>
          </table:table-cell>
          <table:table-cell office:value-type="float" office:value="11" table:style-name="ce18">
            <text:p>11,0</text:p>
          </table:table-cell>
          <table:table-cell office:value-type="string" table:style-name="ce8">
            <text:p>a) età e/o dimensioni<text:s text:c="49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10" table:formula="of:=[.A213]+1" table:style-name="ce20">
            <text:p>210</text:p>
          </table:table-cell>
          <table:table-cell office:value-type="string" table:style-name="ce5">
            <text:p>02/M282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Tergu</text:p>
          </table:table-cell>
          <table:table-cell office:value-type="string" table:style-name="ce8">
            <text:p>Ciricu</text:p>
          </table:table-cell>
          <table:table-cell office:value-type="string" table:style-name="ce5">
            <text:p>40°51'58,18"</text:p>
          </table:table-cell>
          <table:table-cell office:value-type="string" table:style-name="ce5">
            <text:p>8°41'38,65"</text:p>
          </table:table-cell>
          <table:table-cell office:value-type="float" office:value="276" table:style-name="ce5">
            <text:p>276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435" table:style-name="ce16">
            <text:p>435</text:p>
          </table:table-cell>
          <table:table-cell office:value-type="float" office:value="15.5" table:style-name="ce16">
            <text:p>15,5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11" table:formula="of:=[.A214]+1" table:style-name="ce20">
            <text:p>211</text:p>
          </table:table-cell>
          <table:table-cell office:value-type="string" table:style-name="ce5">
            <text:p>03/M282/SS/20</text:p>
          </table:table-cell>
          <table:table-cell office:value-type="string" table:style-name="ce8">
            <text:p>Sassari (Sassari)</text:p>
          </table:table-cell>
          <table:table-cell office:value-type="string" table:style-name="ce2">
            <text:p>Tergu</text:p>
          </table:table-cell>
          <table:table-cell office:value-type="string" table:style-name="ce8">
            <text:p>Agriturismo la Fattoria</text:p>
          </table:table-cell>
          <table:table-cell office:value-type="string" table:style-name="ce5">
            <text:p>40°52'51,06"</text:p>
          </table:table-cell>
          <table:table-cell office:value-type="string" table:style-name="ce5">
            <text:p>8°43'29,12"</text:p>
          </table:table-cell>
          <table:table-cell office:value-type="float" office:value="205" table:style-name="ce5">
            <text:p>20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455" table:style-name="ce16">
            <text:p>455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/o dimensioni<text:s text:c="50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12" table:formula="of:=[.A215]+1" table:style-name="ce20">
            <text:p>212</text:p>
          </table:table-cell>
          <table:table-cell office:value-type="string" table:style-name="ce5">
            <text:p>01/A681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Barumini</text:p>
          </table:table-cell>
          <table:table-cell office:value-type="string" table:style-name="ce8">
            <text:p>Ponti</text:p>
          </table:table-cell>
          <table:table-cell office:value-type="string" table:style-name="ce5">
            <text:p>39°41'27,66"</text:p>
          </table:table-cell>
          <table:table-cell office:value-type="string" table:style-name="ce5">
            <text:p>9°00'59,34"</text:p>
          </table:table-cell>
          <table:table-cell office:value-type="float" office:value="165" table:style-name="ce5">
            <text:p>16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Fraxinus angustifolia</text:span><text:span text:style-name="T2"><text:s/></text:span><text:span text:style-name="T3">Vahl</text:span></text:p>
          </table:table-cell>
          <table:table-cell office:value-type="string" table:style-name="ce2">
            <text:p>Frassino meridionale<text:s/></text:p>
          </table:table-cell>
          <table:table-cell office:value-type="float" office:value="300" table:style-name="ce16">
            <text:p>300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13" table:formula="of:=[.A216]+1" table:style-name="ce20">
            <text:p>213</text:p>
          </table:table-cell>
          <table:table-cell office:value-type="string" table:style-name="ce5">
            <text:p>01/B250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Buggerru</text:p>
          </table:table-cell>
          <table:table-cell office:value-type="string" table:style-name="ce8">
            <text:p>Su Medau de Duiliu</text:p>
          </table:table-cell>
          <table:table-cell office:value-type="string" table:style-name="ce5">
            <text:p>39°26'26,21"</text:p>
          </table:table-cell>
          <table:table-cell office:value-type="string" table:style-name="ce5">
            <text:p>8°24'55,82"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Juniperus oxycedrus</text:span><text:span text:style-name="T2"><text:s/>L.</text:span></text:p>
          </table:table-cell>
          <table:table-cell office:value-type="string" table:style-name="ce2">
            <text:p>Ginepro coccolone</text:p>
          </table:table-cell>
          <table:table-cell office:value-type="float" office:value="274" table:style-name="ce16">
            <text:p>274</text:p>
          </table:table-cell>
          <table:table-cell office:value-type="float" office:value="7" table:style-name="ce18">
            <text:p>7,0</text:p>
          </table:table-cell>
          <table:table-cell office:value-type="string" table:style-name="ce8">
            <text:p>a) età e/o dimensioni<text:s text:c="50"/></text:p>
            <text:p>b) forma e portamento<text:s text:c="41"/></text:p>
            <text:p>c) valore ecologico<text:s text:c="59"/></text:p>
            <text:p>f) pregio paesaggistic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14" table:formula="of:=[.A217]+1" table:style-name="ce20">
            <text:p>214</text:p>
          </table:table-cell>
          <table:table-cell office:value-type="string" table:style-name="ce5">
            <text:p>02/B250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Buggerru</text:p>
          </table:table-cell>
          <table:table-cell office:value-type="string" table:style-name="ce8">
            <text:p>Gutturu Mandara</text:p>
          </table:table-cell>
          <table:table-cell office:value-type="string" table:style-name="ce5">
            <text:p>39°26'35,25"</text:p>
          </table:table-cell>
          <table:table-cell office:value-type="string" table:style-name="ce5">
            <text:p>8°26'25,78"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/text:span><text:span text:style-name="T3"><text:s/>L.</text:span></text:p>
          </table:table-cell>
          <table:table-cell office:value-type="string" table:style-name="ce2">
            <text:p>Olivo</text:p>
          </table:table-cell>
          <table:table-cell office:value-type="float" office:value="435" table:style-name="ce16">
            <text:p>435</text:p>
          </table:table-cell>
          <table:table-cell office:value-type="float" office:value="6" table:style-name="ce18">
            <text:p>6,0</text:p>
          </table:table-cell>
          <table:table-cell office:value-type="string" table:style-name="ce8">
            <text:p>a) età e/o dimensioni<text:s text:c="49"/></text:p>
            <text:p><text:s/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15" table:formula="of:=[.A218]+1" table:style-name="ce20">
            <text:p>215</text:p>
          </table:table-cell>
          <table:table-cell office:value-type="string" table:style-name="ce5">
            <text:p>03/B250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Buggerru</text:p>
          </table:table-cell>
          <table:table-cell office:value-type="string" table:style-name="ce8">
            <text:p>Su Landiri Marru</text:p>
          </table:table-cell>
          <table:table-cell office:value-type="string" table:style-name="ce5">
            <text:p>39°26'32,80"</text:p>
          </table:table-cell>
          <table:table-cell office:value-type="string" table:style-name="ce5">
            <text:p>8°25'16,94"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Pinus pinea</text:span><text:span text:style-name="T2"><text:s/></text:span><text:span text:style-name="T3">L.</text:span></text:p>
          </table:table-cell>
          <table:table-cell office:value-type="string" table:style-name="ce2">
            <text:p>Pino domestico</text:p>
          </table:table-cell>
          <table:table-cell office:value-type="float" office:value="510" table:style-name="ce16">
            <text:p>510</text:p>
          </table:table-cell>
          <table:table-cell office:value-type="float" office:value="17" table:style-name="ce18">
            <text:p>17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16" table:formula="of:=[.A219]+1" table:style-name="ce20">
            <text:p>216</text:p>
          </table:table-cell>
          <table:table-cell office:value-type="string" table:style-name="ce5">
            <text:p>01/D639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Fluminimaggiore</text:p>
          </table:table-cell>
          <table:table-cell office:value-type="string" table:style-name="ce8">
            <text:p>Fighezia</text:p>
          </table:table-cell>
          <table:table-cell office:value-type="string" table:style-name="ce5">
            <text:p>39°27'41,05"</text:p>
          </table:table-cell>
          <table:table-cell office:value-type="string" table:style-name="ce5">
            <text:p>8°26'21,40"</text:p>
          </table:table-cell>
          <table:table-cell office:value-type="float" office:value="164" table:style-name="ce5">
            <text:p>16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Juniperus oxycedrus</text:span><text:span text:style-name="T2"><text:s/>L.</text:span></text:p>
          </table:table-cell>
          <table:table-cell office:value-type="string" table:style-name="ce2">
            <text:p>Ginepro coccolone</text:p>
          </table:table-cell>
          <table:table-cell office:value-type="float" office:value="280" table:style-name="ce16">
            <text:p>28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text:s text:c="49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17" table:formula="of:=[.A220]+1" table:style-name="ce20">
            <text:p>217</text:p>
          </table:table-cell>
          <table:table-cell office:value-type="string" table:style-name="ce5">
            <text:p>02/D639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Fluminimaggiore</text:p>
          </table:table-cell>
          <table:table-cell office:value-type="string" table:style-name="ce8">
            <text:p>Fighezia</text:p>
          </table:table-cell>
          <table:table-cell office:value-type="string" table:style-name="ce5">
            <text:p>39°27'12,83"</text:p>
          </table:table-cell>
          <table:table-cell office:value-type="string" table:style-name="ce5">
            <text:p>8°30'04,10"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Pinus pinea</text:span><text:s/><text:span text:style-name="T3">L.</text:span></text:p>
          </table:table-cell>
          <table:table-cell office:value-type="string" table:style-name="ce2">
            <text:p>Pino domestico</text:p>
          </table:table-cell>
          <table:table-cell office:value-type="float" office:value="470" table:style-name="ce16">
            <text:p>470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18" table:formula="of:=[.A221]+1" table:style-name="ce20">
            <text:p>218</text:p>
          </table:table-cell>
          <table:table-cell office:value-type="string" table:style-name="ce5">
            <text:p>03/D639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Fluminimaggiore</text:p>
          </table:table-cell>
          <table:table-cell office:value-type="string" table:style-name="ce8">
            <text:p>Antas</text:p>
          </table:table-cell>
          <table:table-cell office:value-type="string" table:style-name="ce5">
            <text:p>39°23'26,74"</text:p>
          </table:table-cell>
          <table:table-cell office:value-type="string" table:style-name="ce5">
            <text:p>8°30'04,04"</text:p>
          </table:table-cell>
          <table:table-cell office:value-type="float" office:value="375" table:style-name="ce5">
            <text:p>37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270" table:style-name="ce16">
            <text:p>270</text:p>
          </table:table-cell>
          <table:table-cell office:value-type="float" office:value="13" table:style-name="ce18">
            <text:p>13,0</text:p>
          </table:table-cell>
          <table:table-cell office:value-type="string" table:style-name="ce8">
            <text:p>b) forma e portamento<text:s text:c="31"/></text:p>
            <text:p>d) rarità botanica<text:s text:c="28"/>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19" table:formula="of:=[.A222]+1" table:style-name="ce20">
            <text:p>219</text:p>
          </table:table-cell>
          <table:table-cell office:value-type="string" table:style-name="ce5">
            <text:p>04/D639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Fluminimaggiore</text:p>
          </table:table-cell>
          <table:table-cell office:value-type="string" table:style-name="ce8">
            <text:p>Antas</text:p>
          </table:table-cell>
          <table:table-cell office:value-type="string" table:style-name="ce5">
            <text:p>39°23'33,38"</text:p>
          </table:table-cell>
          <table:table-cell office:value-type="string" table:style-name="ce5">
            <text:p>8°30'09,64"</text:p>
          </table:table-cell>
          <table:table-cell office:value-type="float" office:value="387" table:style-name="ce5">
            <text:p>387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suber</text:span><text:span text:style-name="T3"><text:s/>L.</text:span></text:p>
          </table:table-cell>
          <table:table-cell office:value-type="string" table:style-name="ce2">
            <text:p>Sughera</text:p>
          </table:table-cell>
          <table:table-cell office:value-type="float" office:value="470" table:style-name="ce16">
            <text:p>47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20" table:formula="of:=[.A223]+1" table:style-name="ce20">
            <text:p>220</text:p>
          </table:table-cell>
          <table:table-cell office:value-type="string" table:style-name="ce5">
            <text:p>05/D639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Fluminimaggiore</text:p>
          </table:table-cell>
          <table:table-cell office:value-type="string" table:style-name="ce8">
            <text:p>Caunsedda</text:p>
          </table:table-cell>
          <table:table-cell office:value-type="string" table:style-name="ce5">
            <text:p>39°26'29,49"</text:p>
          </table:table-cell>
          <table:table-cell office:value-type="string" table:style-name="ce5">
            <text:p>8°30'50,30"</text:p>
          </table:table-cell>
          <table:table-cell office:value-type="float" office:value="220" table:style-name="ce5">
            <text:p>2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/text:span><text:span text:style-name="T3"><text:s/>L.</text:span></text:p>
          </table:table-cell>
          <table:table-cell office:value-type="string" table:style-name="ce2">
            <text:p>Olivo</text:p>
          </table:table-cell>
          <table:table-cell office:value-type="float" office:value="560" table:style-name="ce16">
            <text:p>56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21" table:formula="of:=[.A224]+1" table:style-name="ce20">
            <text:p>221</text:p>
          </table:table-cell>
          <table:table-cell office:value-type="string" table:style-name="ce5">
            <text:p>06/D639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Fluminimaggiore</text:p>
          </table:table-cell>
          <table:table-cell office:value-type="string" table:style-name="ce8">
            <text:p>Genna Cinixiu</text:p>
          </table:table-cell>
          <table:table-cell office:value-type="string" table:style-name="ce5">
            <text:p>39°26'54,40"</text:p>
          </table:table-cell>
          <table:table-cell office:value-type="string" table:style-name="ce5">
            <text:p>8°29'32,56"</text:p>
          </table:table-cell>
          <table:table-cell office:value-type="float" office:value="150" table:style-name="ce5">
            <text:p>1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/text:span><text:span text:style-name="T3"><text:s/>L.</text:span></text:p>
          </table:table-cell>
          <table:table-cell office:value-type="string" table:style-name="ce2">
            <text:p>Olivo</text:p>
          </table:table-cell>
          <table:table-cell office:value-type="float" office:value="700" table:style-name="ce16">
            <text:p>700</text:p>
          </table:table-cell>
          <table:table-cell office:value-type="float" office:value="7" table:style-name="ce18">
            <text:p>7,0</text:p>
          </table:table-cell>
          <table:table-cell office:value-type="string" table:style-name="ce8">
            <text:p>a) età e/o dimensioni<text:s text:c="40"/></text:p>
            <text:p>b) forma e portamento<text:s text:c="34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22" table:formula="of:=[.A225]+1" table:style-name="ce20">
            <text:p>222</text:p>
          </table:table-cell>
          <table:table-cell office:value-type="string" table:style-name="ce5">
            <text:p>01/D970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Genuri</text:p>
          </table:table-cell>
          <table:table-cell office:value-type="string" table:style-name="ce8">
            <text:p>Porcilis</text:p>
          </table:table-cell>
          <table:table-cell office:value-type="string" table:style-name="ce5">
            <text:p>39°44'23,06"</text:p>
          </table:table-cell>
          <table:table-cell office:value-type="string" table:style-name="ce5">
            <text:p>8°55'25,58"</text:p>
          </table:table-cell>
          <table:table-cell office:value-type="float" office:value="227" table:style-name="ce5">
            <text:p>227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Olea europaea</text:span><text:span text:style-name="T2"><text:s/></text:span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float" office:value="620" table:style-name="ce16">
            <text:p>620</text:p>
          </table:table-cell>
          <table:table-cell office:value-type="float" office:value="6" table:style-name="ce18">
            <text:p>6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23" table:formula="of:=[.A226]+1" table:style-name="ce20">
            <text:p>223</text:p>
          </table:table-cell>
          <table:table-cell office:value-type="string" table:style-name="ce5">
            <text:p>02/D970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Genuri</text:p>
          </table:table-cell>
          <table:table-cell office:value-type="string" table:style-name="ce8">
            <text:p>Mitza Salida - San Marco</text:p>
          </table:table-cell>
          <table:table-cell office:value-type="string" table:style-name="ce5">
            <text:p>39°44'31,52"</text:p>
          </table:table-cell>
          <table:table-cell office:value-type="string" table:style-name="ce5">
            <text:p>8°55'43,15"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Olea europaea</text:span><text:span text:style-name="T2"><text:s/></text:span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float" office:value="460" table:style-name="ce16">
            <text:p>460</text:p>
          </table:table-cell>
          <table:table-cell office:value-type="float" office:value="6.5" table:style-name="ce16">
            <text:p>6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24" table:formula="of:=[.A227]+1" table:style-name="ce20">
            <text:p>224</text:p>
          </table:table-cell>
          <table:table-cell office:value-type="string" table:style-name="ce5">
            <text:p>03/D970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Genuri</text:p>
          </table:table-cell>
          <table:table-cell office:value-type="string" table:style-name="ce8">
            <text:p>Chiesa San Domino<text:s/></text:p>
          </table:table-cell>
          <table:table-cell office:value-type="string" table:style-name="ce5">
            <text:p>39°44'46,43"</text:p>
          </table:table-cell>
          <table:table-cell office:value-type="string" table:style-name="ce5">
            <text:p>8°55'26,36"</text:p>
          </table:table-cell>
          <table:table-cell office:value-type="float" office:value="240" table:style-name="ce5">
            <text:p>24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Olea europaea</text:span><text:span text:style-name="T2"><text:s/></text:span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float" office:value="470" table:style-name="ce16">
            <text:p>470</text:p>
          </table:table-cell>
          <table:table-cell office:value-type="float" office:value="6" table:style-name="ce18">
            <text:p>6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25" table:formula="of:=[.A228]+1" table:style-name="ce20">
            <text:p>225</text:p>
          </table:table-cell>
          <table:table-cell office:value-type="string" table:style-name="ce5">
            <text:p>04/D970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Genuri</text:p>
          </table:table-cell>
          <table:table-cell office:value-type="string" table:style-name="ce8">
            <text:p>Zinnigas - Cungiau Antoni Casu</text:p>
          </table:table-cell>
          <table:table-cell office:value-type="string" table:style-name="ce5">
            <text:p>39°44'37,97"</text:p>
          </table:table-cell>
          <table:table-cell office:value-type="string" table:style-name="ce5">
            <text:p>8°55'06,65"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Olea europaea</text:span><text:span text:style-name="T2"><text:s/></text:span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float" office:value="600" table:style-name="ce16">
            <text:p>600</text:p>
          </table:table-cell>
          <table:table-cell office:value-type="float" office:value="4" table:style-name="ce18">
            <text:p>4,0</text:p>
          </table:table-cell>
          <table:table-cell office:value-type="string" table:style-name="ce8">
            <text:p>a) età e/o dimensioni<text:s text:c="49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26" table:formula="of:=[.A229]+1" table:style-name="ce20">
            <text:p>226</text:p>
          </table:table-cell>
          <table:table-cell office:value-type="string" table:style-name="ce5">
            <text:p>01/D997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Gesturi</text:p>
          </table:table-cell>
          <table:table-cell office:value-type="string" table:style-name="ce8">
            <text:p>Ortu de Corti</text:p>
          </table:table-cell>
          <table:table-cell office:value-type="string" table:style-name="ce5">
            <text:p>39°42'54,63"</text:p>
          </table:table-cell>
          <table:table-cell office:value-type="string" table:style-name="ce5">
            <text:p>9°02'9.,6'"</text:p>
          </table:table-cell>
          <table:table-cell office:value-type="float" office:value="195" table:style-name="ce5">
            <text:p>19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Eucalyptus globulus</text:span><text:span text:style-name="T3"><text:s/>Labill.</text:span></text:p>
          </table:table-cell>
          <table:table-cell office:value-type="string" table:style-name="ce2">
            <text:p>Eucalitto blu</text:p>
          </table:table-cell>
          <table:table-cell office:value-type="float" office:value="580" table:style-name="ce16">
            <text:p>580</text:p>
          </table:table-cell>
          <table:table-cell office:value-type="float" office:value="30" table:style-name="ce18">
            <text:p>3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27" table:formula="of:=[.A230]+1" table:style-name="ce20">
            <text:p>227</text:p>
          </table:table-cell>
          <table:table-cell office:value-type="string" table:style-name="ce5">
            <text:p>02/D997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Gesturi</text:p>
          </table:table-cell>
          <table:table-cell office:value-type="string" table:style-name="ce8">
            <text:p>Pranu Spedu</text:p>
          </table:table-cell>
          <table:table-cell office:value-type="string" table:style-name="ce5">
            <text:p>39°44'21,30"</text:p>
          </table:table-cell>
          <table:table-cell office:value-type="string" table:style-name="ce5">
            <text:p>9°03'18,39"</text:p>
          </table:table-cell>
          <table:table-cell office:value-type="float" office:value="258" table:style-name="ce5">
            <text:p>258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Pinus pinea</text:span><text:span text:style-name="T2"><text:s/></text:span><text:span text:style-name="T3">L.</text:span></text:p>
          </table:table-cell>
          <table:table-cell office:value-type="string" table:style-name="ce2">
            <text:p>Pino domestico</text:p>
          </table:table-cell>
          <table:table-cell office:value-type="float" office:value="420" table:style-name="ce16">
            <text:p>420</text:p>
          </table:table-cell>
          <table:table-cell office:value-type="float" office:value="22" table:style-name="ce18">
            <text:p>22,0</text:p>
          </table:table-cell>
          <table:table-cell office:value-type="string" table:style-name="ce8">
            <text:p>a) età e/o dimensioni<text:s text:c="49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28" table:formula="of:=[.A231]+1" table:style-name="ce20">
            <text:p>228</text:p>
          </table:table-cell>
          <table:table-cell office:value-type="string" table:style-name="ce5">
            <text:p>03/D997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Gesturi</text:p>
          </table:table-cell>
          <table:table-cell office:value-type="string" table:style-name="ce8">
            <text:p>Ortu è Corti</text:p>
          </table:table-cell>
          <table:table-cell office:value-type="string" table:style-name="ce5">
            <text:p>39°42'55,43"</text:p>
          </table:table-cell>
          <table:table-cell office:value-type="string" table:style-name="ce5">
            <text:p>9°02'14,66"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320" table:style-name="ce16">
            <text:p>320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/o dimensioni<text:s text:c="49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29" table:formula="of:=[.A232]+1" table:style-name="ce20">
            <text:p>229</text:p>
          </table:table-cell>
          <table:table-cell office:value-type="string" table:style-name="ce5">
            <text:p>01/E085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Gonnosfanadiga</text:p>
          </table:table-cell>
          <table:table-cell office:value-type="string" table:style-name="ce8">
            <text:p>Genna Baguba - Pala Ruinas</text:p>
          </table:table-cell>
          <table:table-cell office:value-type="string" table:style-name="ce5">
            <text:p>39°28'10,41"</text:p>
          </table:table-cell>
          <table:table-cell office:value-type="string" table:style-name="ce5">
            <text:p>8°35'34,28"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Quercus suber</text:span><text:span text:style-name="T2"><text:s/>L.</text:span></text:p>
          </table:table-cell>
          <table:table-cell office:value-type="string" table:style-name="ce2">
            <text:p>Sughera</text:p>
          </table:table-cell>
          <table:table-cell office:value-type="float" office:value="460" table:style-name="ce16">
            <text:p>460</text:p>
          </table:table-cell>
          <table:table-cell office:value-type="float" office:value="17" table:style-name="ce18">
            <text:p>17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30" table:formula="of:=[.A233]+1" table:style-name="ce20">
            <text:p>230</text:p>
          </table:table-cell>
          <table:table-cell office:value-type="string" table:style-name="ce5">
            <text:p>02/E085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Gonnosfanadiga</text:p>
          </table:table-cell>
          <table:table-cell office:value-type="string" table:style-name="ce8">
            <text:p>Canali Mau - Gennè Impì</text:p>
          </table:table-cell>
          <table:table-cell office:value-type="string" table:style-name="ce5">
            <text:p>39°26'27,00"</text:p>
          </table:table-cell>
          <table:table-cell office:value-type="string" table:style-name="ce5">
            <text:p>8°37'57,00"</text:p>
          </table:table-cell>
          <table:table-cell office:value-type="float" office:value="900" table:style-name="ce5">
            <text:p>9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Acer monspessulanum</text:span><text:span text:style-name="T3"><text:s/>L.</text:span></text:p>
          </table:table-cell>
          <table:table-cell office:value-type="string" table:style-name="ce2">
            <text:p>Acero minore</text:p>
          </table:table-cell>
          <table:table-cell office:value-type="float" office:value="280" table:style-name="ce16">
            <text:p>280</text:p>
          </table:table-cell>
          <table:table-cell office:value-type="float" office:value="9" table:style-name="ce18">
            <text:p>9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31" table:formula="of:=[.A234]+1" table:style-name="ce20">
            <text:p>231</text:p>
          </table:table-cell>
          <table:table-cell office:value-type="string" table:style-name="ce5">
            <text:p>03/E085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Gonnosfanadiga</text:p>
          </table:table-cell>
          <table:table-cell office:value-type="string" table:style-name="ce8">
            <text:p>Ortu Sa Murta - Lierus</text:p>
          </table:table-cell>
          <table:table-cell office:value-type="string" table:style-name="ce5">
            <text:p>39°29'48,98"</text:p>
          </table:table-cell>
          <table:table-cell office:value-type="string" table:style-name="ce5">
            <text:p>8°37'50,55"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Pinus pinea</text:span><text:span text:style-name="T2"><text:s/></text:span><text:span text:style-name="T3">L.</text:span></text:p>
          </table:table-cell>
          <table:table-cell office:value-type="string" table:style-name="ce2">
            <text:p>Pino domestico</text:p>
          </table:table-cell>
          <table:table-cell office:value-type="float" office:value="420" table:style-name="ce16">
            <text:p>420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32" table:formula="of:=[.A235]+1" table:style-name="ce20">
            <text:p>232</text:p>
          </table:table-cell>
          <table:table-cell office:value-type="string" table:style-name="ce5">
            <text:p>04/E085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Gonnosfanadiga</text:p>
          </table:table-cell>
          <table:table-cell office:value-type="string" table:style-name="ce8">
            <text:p>Pardu Atzei</text:p>
          </table:table-cell>
          <table:table-cell office:value-type="string" table:style-name="ce5">
            <text:p>39°37'37,00"</text:p>
          </table:table-cell>
          <table:table-cell office:value-type="string" table:style-name="ce5">
            <text:p>8°33'22,00"</text:p>
          </table:table-cell>
          <table:table-cell office:value-type="float" office:value="145" table:style-name="ce5">
            <text:p>14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370" table:style-name="ce16">
            <text:p>370</text:p>
          </table:table-cell>
          <table:table-cell office:value-type="float" office:value="12" table:style-name="ce18">
            <text:p>12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33" table:formula="of:=[.A236]+1" table:style-name="ce20">
            <text:p>233</text:p>
          </table:table-cell>
          <table:table-cell office:value-type="string" table:style-name="ce5">
            <text:p>02/E270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Guspini</text:p>
          </table:table-cell>
          <table:table-cell office:value-type="string" table:style-name="ce8">
            <text:p>Montevecchio</text:p>
          </table:table-cell>
          <table:table-cell office:value-type="string" table:style-name="ce5">
            <text:p>39°33'20,77''</text:p>
          </table:table-cell>
          <table:table-cell office:value-type="string" table:style-name="ce5">
            <text:p>8°34'12,97''</text:p>
          </table:table-cell>
          <table:table-cell office:value-type="float" office:value="373" table:style-name="ce5">
            <text:p>373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8">Laurus nobilis</text:span><text:span text:style-name="T6"><text:s/>L.</text:span></text:p>
          </table:table-cell>
          <table:table-cell office:value-type="string" table:style-name="ce2">
            <text:p>Alloro</text:p>
          </table:table-cell>
          <table:table-cell office:value-type="float" office:value="220" table:style-name="ce16">
            <text:p>220</text:p>
          </table:table-cell>
          <table:table-cell office:value-type="float" office:value="5" table:style-name="ce18">
            <text:p>5,0</text:p>
          </table:table-cell>
          <table:table-cell office:value-type="string" table:style-name="ce8">
            <text:p>a) età e dimensioni <text:s text:c="78"/>f) pregio paesaggistico<text:s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34" table:formula="of:=[.A237]+1" table:style-name="ce20">
            <text:p>234</text:p>
          </table:table-cell>
          <table:table-cell office:value-type="string" table:style-name="ce5">
            <text:p>01/E281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Iglesias</text:p>
          </table:table-cell>
          <table:table-cell office:value-type="string" table:style-name="ce8">
            <text:p>Case Marganai</text:p>
          </table:table-cell>
          <table:table-cell office:value-type="string" table:style-name="ce5">
            <text:p>39°21'11,41"</text:p>
          </table:table-cell>
          <table:table-cell office:value-type="string" table:style-name="ce5">
            <text:p>8°34'52,05"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Insieme omogeneo di<text:span text:style-name="T4"><text:s/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string" table:style-name="ce16">
            <text:p>320 (med)<text:s/></text:p>
            <text:p>540 (max)</text:p>
          </table:table-cell>
          <table:table-cell office:value-type="string" table:style-name="ce16">
            <text:p>35,0 (med)</text:p>
            <text:p>38,0 (max)</text:p>
          </table:table-cell>
          <table:table-cell office:value-type="string" table:style-name="ce8">
            <text:p>a) età e/o dimensioni<text:s text:c="49"/></text:p>
            <text:p>c) valore ecologic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35" table:formula="of:=[.A238]+1" table:style-name="ce20">
            <text:p>235</text:p>
          </table:table-cell>
          <table:table-cell office:value-type="string" table:style-name="ce5">
            <text:p>02/E281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Iglesias</text:p>
          </table:table-cell>
          <table:table-cell office:value-type="string" table:style-name="ce8">
            <text:p>Tintillonis - Marganai</text:p>
          </table:table-cell>
          <table:table-cell office:value-type="string" table:style-name="ce5">
            <text:p>39°20'59,54"</text:p>
          </table:table-cell>
          <table:table-cell office:value-type="string" table:style-name="ce5">
            <text:p>8°34'53,92"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Arbutus unedo</text:span><text:s/><text:span text:style-name="T3">L.</text:span></text:p>
          </table:table-cell>
          <table:table-cell office:value-type="string" table:style-name="ce2">
            <text:p>Corbezzolo</text:p>
          </table:table-cell>
          <table:table-cell office:value-type="float" office:value="165" table:style-name="ce16">
            <text:p>165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36" table:formula="of:=[.A239]+1" table:style-name="ce20">
            <text:p>236</text:p>
          </table:table-cell>
          <table:table-cell office:value-type="string" table:style-name="ce5">
            <text:p>03/E281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Iglesias</text:p>
          </table:table-cell>
          <table:table-cell office:value-type="string" table:style-name="ce8">
            <text:p>Genna Mustazzus</text:p>
          </table:table-cell>
          <table:table-cell office:value-type="string" table:style-name="ce5">
            <text:p>39°20'28,30"</text:p>
          </table:table-cell>
          <table:table-cell office:value-type="string" table:style-name="ce5">
            <text:p>8°28'01,36"</text:p>
          </table:table-cell>
          <table:table-cell office:value-type="float" office:value="519" table:style-name="ce5">
            <text:p>519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Quercus suber</text:span><text:span text:style-name="T2"><text:s/>L.</text:span></text:p>
          </table:table-cell>
          <table:table-cell office:value-type="string" table:style-name="ce2">
            <text:p>Sughera</text:p>
          </table:table-cell>
          <table:table-cell office:value-type="float" office:value="520" table:style-name="ce16">
            <text:p>520</text:p>
          </table:table-cell>
          <table:table-cell office:value-type="float" office:value="12" table:style-name="ce18">
            <text:p>12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37" table:formula="of:=[.A240]+1" table:style-name="ce20">
            <text:p>237</text:p>
          </table:table-cell>
          <table:table-cell office:value-type="string" table:style-name="ce5">
            <text:p>04/E281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Iglesias</text:p>
          </table:table-cell>
          <table:table-cell office:value-type="string" table:style-name="ce8">
            <text:p>Monteponi</text:p>
          </table:table-cell>
          <table:table-cell office:value-type="string" table:style-name="ce5">
            <text:p>39°18'10,50"</text:p>
          </table:table-cell>
          <table:table-cell office:value-type="string" table:style-name="ce5">
            <text:p>8°30'43,87"</text:p>
          </table:table-cell>
          <table:table-cell office:value-type="float" office:value="210" table:style-name="ce5">
            <text:p>21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Phytolacca dioica</text:span><text:span text:style-name="T3"><text:s/>L.<text:s text:c="2"/></text:span></text:p>
          </table:table-cell>
          <table:table-cell office:value-type="string" table:style-name="ce2">
            <text:p>Fitolacca arborea</text:p>
          </table:table-cell>
          <table:table-cell office:value-type="float" office:value="250" table:style-name="ce16">
            <text:p>250</text:p>
          </table:table-cell>
          <table:table-cell office:value-type="float" office:value="23" table:style-name="ce18">
            <text:p>23,0</text:p>
          </table:table-cell>
          <table:table-cell office:value-type="string" table:style-name="ce8">
            <text:p>a) età e/o dimensioni<text:s text:c="49"/></text:p>
            <text:p>b) forma e portamento<text:s text:c="6"/></text:p>
            <text:p>d) rarità botanica<text:s text:c="28"/></text:p>
            <text:p>f) pregio paesaggistico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238" table:formula="of:=[.A241]+1" table:style-name="ce20">
            <text:p>238</text:p>
          </table:table-cell>
          <table:table-cell office:value-type="string" table:style-name="ce5">
            <text:p>05/E281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Iglesias</text:p>
          </table:table-cell>
          <table:table-cell office:value-type="string" table:style-name="ce8">
            <text:p>Bega de Forru</text:p>
          </table:table-cell>
          <table:table-cell office:value-type="string" table:style-name="ce5">
            <text:p>39°21'45,01"</text:p>
          </table:table-cell>
          <table:table-cell office:value-type="string" table:style-name="ce5">
            <text:p>8°28'06,09"</text:p>
          </table:table-cell>
          <table:table-cell office:value-type="float" office:value="513" table:style-name="ce5">
            <text:p>513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Quercus suber</text:span><text:span text:style-name="T2"><text:s/>L.</text:span></text:p>
          </table:table-cell>
          <table:table-cell office:value-type="string" table:style-name="ce2">
            <text:p>Sughera</text:p>
          </table:table-cell>
          <table:table-cell office:value-type="float" office:value="500" table:style-name="ce16">
            <text:p>500</text:p>
          </table:table-cell>
          <table:table-cell office:value-type="float" office:value="14" table:style-name="ce18">
            <text:p>14,0</text:p>
          </table:table-cell>
          <table:table-cell office:value-type="string" table:style-name="ce8">
            <text:p>a) età e/o dimensioni<text:s text:c="49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39" table:formula="of:=[.A242]+1" table:style-name="ce20">
            <text:p>239</text:p>
          </table:table-cell>
          <table:table-cell office:value-type="string" table:style-name="ce5">
            <text:p>06/E281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Iglesias</text:p>
          </table:table-cell>
          <table:table-cell office:value-type="string" table:style-name="ce8">
            <text:p>Gutturu e Sattu</text:p>
          </table:table-cell>
          <table:table-cell office:value-type="string" table:style-name="ce5">
            <text:p>39°21'35,43"</text:p>
          </table:table-cell>
          <table:table-cell office:value-type="string" table:style-name="ce5">
            <text:p>8°24'22,48"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Juniperus phoenicea</text:span><text:span text:style-name="T3"><text:s/>L.</text:span></text:p>
          </table:table-cell>
          <table:table-cell office:value-type="string" table:style-name="ce2">
            <text:p>Ginepro fenicio</text:p>
          </table:table-cell>
          <table:table-cell office:value-type="float" office:value="185" table:style-name="ce16">
            <text:p>185</text:p>
          </table:table-cell>
          <table:table-cell office:value-type="float" office:value="8.5" table:style-name="ce16">
            <text:p>8,5</text:p>
          </table:table-cell>
          <table:table-cell office:value-type="string" table:style-name="ce8">
            <text:p>b) forma e portamento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240" table:formula="of:=[.A243]+1" table:style-name="ce20">
            <text:p>240</text:p>
          </table:table-cell>
          <table:table-cell office:value-type="string" table:style-name="ce5">
            <text:p>01/M270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Masainas</text:p>
          </table:table-cell>
          <table:table-cell office:value-type="string" table:style-name="ce8">
            <text:p>Incrocio tra Via Roma e Via Dante</text:p>
          </table:table-cell>
          <table:table-cell office:value-type="string" table:style-name="ce5">
            <text:p>39°02'58,95"</text:p>
          </table:table-cell>
          <table:table-cell office:value-type="string" table:style-name="ce5">
            <text:p>8°37'48,61"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4"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float" office:value="360" table:style-name="ce16">
            <text:p>36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text:s text:c="50"/></text:p>
            <text:p>g) valore storico, culturale, religios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41" table:formula="of:=[.A244]+1" table:style-name="ce20">
            <text:p>241</text:p>
          </table:table-cell>
          <table:table-cell office:value-type="string" table:style-name="ce5">
            <text:p>01/F841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Narcao</text:p>
          </table:table-cell>
          <table:table-cell office:value-type="string" table:style-name="ce8">
            <text:p>Garanzeis</text:p>
          </table:table-cell>
          <table:table-cell office:value-type="string" table:style-name="ce5">
            <text:p>39°13'27,48"</text:p>
          </table:table-cell>
          <table:table-cell office:value-type="string" table:style-name="ce5">
            <text:p>8°36'30,20"</text:p>
          </table:table-cell>
          <table:table-cell office:value-type="float" office:value="584" table:style-name="ce5">
            <text:p>58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Quercus suber</text:span><text:span text:style-name="T2"><text:s/>L.</text:span></text:p>
          </table:table-cell>
          <table:table-cell office:value-type="string" table:style-name="ce2">
            <text:p>Sughera</text:p>
          </table:table-cell>
          <table:table-cell office:value-type="float" office:value="500" table:style-name="ce16">
            <text:p>50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42" table:formula="of:=[.A245]+1" table:style-name="ce20">
            <text:p>242</text:p>
          </table:table-cell>
          <table:table-cell office:value-type="string" table:style-name="ce5">
            <text:p>01/H659/CA/20</text:p>
          </table:table-cell>
          <table:table-cell office:value-type="string" table:style-name="ce8">
            <text:p>Sud Sardegna (Cagliari)</text:p>
          </table:table-cell>
          <table:table-cell office:value-type="string" table:style-name="ce2">
            <text:p>Sadali</text:p>
          </table:table-cell>
          <table:table-cell office:value-type="string" table:style-name="ce8">
            <text:p>Cerasia</text:p>
          </table:table-cell>
          <table:table-cell office:value-type="string" table:style-name="ce5">
            <text:p>39°50'23,92''</text:p>
          </table:table-cell>
          <table:table-cell office:value-type="string" table:style-name="ce5">
            <text:p>9°16'24,08''</text:p>
          </table:table-cell>
          <table:table-cell office:value-type="float" office:value="835" table:style-name="ce5">
            <text:p>83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Acer monspessolanum</text:span><text:span text:style-name="T2"><text:s/>L.<text:s/></text:span></text:p>
          </table:table-cell>
          <table:table-cell office:value-type="string" table:style-name="ce2">
            <text:p>Acero minore</text:p>
          </table:table-cell>
          <table:table-cell office:value-type="float" office:value="400" table:style-name="ce16">
            <text:p>400</text:p>
          </table:table-cell>
          <table:table-cell office:value-type="float" office:value="11" table:style-name="ce18">
            <text:p>11,0</text:p>
          </table:table-cell>
          <table:table-cell office:value-type="string" table:style-name="ce8">
            <text:p>a) età e/o dimensioni <text:s text:c="50"/>d) rarità botanica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43" table:formula="of:=[.A246]+1" table:style-name="ce20">
            <text:p>243</text:p>
          </table:table-cell>
          <table:table-cell office:value-type="string" table:style-name="ce5">
            <text:p>02/H659/CA/20</text:p>
          </table:table-cell>
          <table:table-cell office:value-type="string" table:style-name="ce8">
            <text:p>Sud Sardegna (Cagliari)</text:p>
          </table:table-cell>
          <table:table-cell office:value-type="string" table:style-name="ce2">
            <text:p>Sadali</text:p>
          </table:table-cell>
          <table:table-cell office:value-type="string" table:style-name="ce8">
            <text:p>Cantoniera Santa Maria</text:p>
          </table:table-cell>
          <table:table-cell office:value-type="string" table:style-name="ce5">
            <text:p>39°45'26,00''</text:p>
          </table:table-cell>
          <table:table-cell office:value-type="string" table:style-name="ce5">
            <text:p>9°15'01,00''</text:p>
          </table:table-cell>
          <table:table-cell office:value-type="float" office:value="475" table:style-name="ce5">
            <text:p>47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Populus alba</text:span><text:span text:style-name="T5"><text:s/></text:span><text:span text:style-name="T2">L.</text:span></text:p>
          </table:table-cell>
          <table:table-cell office:value-type="string" table:style-name="ce2">
            <text:p>Pioppo bianco</text:p>
          </table:table-cell>
          <table:table-cell office:value-type="float" office:value="430" table:style-name="ce16">
            <text:p>430</text:p>
          </table:table-cell>
          <table:table-cell office:value-type="float" office:value="31" table:style-name="ce18">
            <text:p>31,0</text:p>
          </table:table-cell>
          <table:table-cell office:value-type="string" table:style-name="ce8">
            <text:p>a) età e/o dimensioni<text:s text:c="2"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44" table:formula="of:=[.A247]+1" table:style-name="ce20">
            <text:p>244</text:p>
          </table:table-cell>
          <table:table-cell office:value-type="string" table:style-name="ce5">
            <text:p>01/I182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Santadi</text:p>
          </table:table-cell>
          <table:table-cell office:value-type="string" table:style-name="ce8">
            <text:p>Pantaleo</text:p>
          </table:table-cell>
          <table:table-cell office:value-type="string" table:style-name="ce5">
            <text:p>39°05'24,00"</text:p>
          </table:table-cell>
          <table:table-cell office:value-type="string" table:style-name="ce5">
            <text:p>8°47'51,00"</text:p>
          </table:table-cell>
          <table:table-cell office:value-type="float" office:value="216" table:style-name="ce5">
            <text:p>216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Eucalyptus camaldulensis</text:span><text:span text:style-name="T3"><text:s/>Dehnh.</text:span></text:p>
          </table:table-cell>
          <table:table-cell office:value-type="string" table:style-name="ce2">
            <text:p>Eucalitto rostrato</text:p>
          </table:table-cell>
          <table:table-cell office:value-type="float" office:value="620" table:style-name="ce16">
            <text:p>620</text:p>
          </table:table-cell>
          <table:table-cell office:value-type="float" office:value="24" table:style-name="ce18">
            <text:p>24,0</text:p>
          </table:table-cell>
          <table:table-cell office:value-type="string" table:style-name="ce8">
            <text:p>a) età e/o dimensioni<text:s text:c="50"/></text:p>
            <text:p>g) valore storico, culturale, religios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45" table:formula="of:=[.A248]+1" table:style-name="ce20">
            <text:p>245</text:p>
          </table:table-cell>
          <table:table-cell office:value-type="string" table:style-name="ce5">
            <text:p>01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Funtana su Canali</text:p>
          </table:table-cell>
          <table:table-cell office:value-type="string" table:style-name="ce5">
            <text:p>39°52'55,59"</text:p>
          </table:table-cell>
          <table:table-cell office:value-type="string" table:style-name="ce5">
            <text:p>9°22'01,08"</text:p>
          </table:table-cell>
          <table:table-cell office:value-type="float" office:value="1065" table:style-name="ce5">
            <text:p>106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610" table:style-name="ce16">
            <text:p>610</text:p>
          </table:table-cell>
          <table:table-cell office:value-type="float" office:value="30" table:style-name="ce18">
            <text:p>30,0</text:p>
          </table:table-cell>
          <table:table-cell office:value-type="string" table:style-name="ce8">
            <text:p>a) età e/o dimensioni<text:s text:c="50"/></text:p>
            <text:p>b) forma e portamento<text:s text:c="33"/></text:p>
            <text:p>f) pregio paesaggistic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46" table:formula="of:=[.A249]+1" table:style-name="ce20">
            <text:p>246</text:p>
          </table:table-cell>
          <table:table-cell office:value-type="string" table:style-name="ce5">
            <text:p>02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Pauli</text:p>
          </table:table-cell>
          <table:table-cell office:value-type="string" table:style-name="ce5">
            <text:p>39°53'05,44"</text:p>
          </table:table-cell>
          <table:table-cell office:value-type="string" table:style-name="ce5">
            <text:p>9°20'39,62"</text:p>
          </table:table-cell>
          <table:table-cell office:value-type="float" office:value="980" table:style-name="ce5">
            <text:p>98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Populus canescens</text:span><text:span text:style-name="T3"><text:s/>(Aiton) Sm.</text:span></text:p>
          </table:table-cell>
          <table:table-cell office:value-type="string" table:style-name="ce2">
            <text:p>Pioppo canescente</text:p>
          </table:table-cell>
          <table:table-cell office:value-type="float" office:value="530" table:style-name="ce16">
            <text:p>530</text:p>
          </table:table-cell>
          <table:table-cell office:value-type="float" office:value="30" table:style-name="ce18">
            <text:p>3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47" table:formula="of:=[.A250]+1" table:style-name="ce20">
            <text:p>247</text:p>
          </table:table-cell>
          <table:table-cell office:value-type="string" table:style-name="ce5">
            <text:p>03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Rio Ermolinus</text:p>
          </table:table-cell>
          <table:table-cell office:value-type="string" table:style-name="ce5">
            <text:p>39°52'10,84"</text:p>
          </table:table-cell>
          <table:table-cell office:value-type="string" table:style-name="ce5">
            <text:p>9°23'55,88"</text:p>
          </table:table-cell>
          <table:table-cell office:value-type="float" office:value="860" table:style-name="ce5">
            <text:p>86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05" table:style-name="ce16">
            <text:p>505</text:p>
          </table:table-cell>
          <table:table-cell office:value-type="float" office:value="22" table:style-name="ce18">
            <text:p>22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48" table:formula="of:=[.A251]+1" table:style-name="ce20">
            <text:p>248</text:p>
          </table:table-cell>
          <table:table-cell office:value-type="string" table:style-name="ce5">
            <text:p>04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Rio Ermolinus</text:p>
          </table:table-cell>
          <table:table-cell office:value-type="string" table:style-name="ce5">
            <text:p>39°52'08,88"</text:p>
          </table:table-cell>
          <table:table-cell office:value-type="string" table:style-name="ce5">
            <text:p>9°30'56,73"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22" table:style-name="ce16">
            <text:p>522</text:p>
          </table:table-cell>
          <table:table-cell office:value-type="float" office:value="30" table:style-name="ce18">
            <text:p>3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49" table:formula="of:=[.A252]+1" table:style-name="ce20">
            <text:p>249</text:p>
          </table:table-cell>
          <table:table-cell office:value-type="string" table:style-name="ce5">
            <text:p>05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Traviarbus</text:p>
          </table:table-cell>
          <table:table-cell office:value-type="string" table:style-name="ce5">
            <text:p>39°53'06,40"</text:p>
          </table:table-cell>
          <table:table-cell office:value-type="string" table:style-name="ce5">
            <text:p>9°23'07,03"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Arbutus unedo<text:s/><text:span text:style-name="T3">L.</text:span></text:p>
          </table:table-cell>
          <table:table-cell office:value-type="string" table:style-name="ce2">
            <text:p>Corbezzolo</text:p>
          </table:table-cell>
          <table:table-cell office:value-type="float" office:value="240" table:style-name="ce16">
            <text:p>240</text:p>
          </table:table-cell>
          <table:table-cell office:value-type="float" office:value="13" table:style-name="ce18">
            <text:p>13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50" table:formula="of:=[.A253]+1" table:style-name="ce20">
            <text:p>250</text:p>
          </table:table-cell>
          <table:table-cell office:value-type="string" table:style-name="ce5">
            <text:p>06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Pranu Alinu</text:p>
          </table:table-cell>
          <table:table-cell office:value-type="string" table:style-name="ce5">
            <text:p>39°52'45,22"</text:p>
          </table:table-cell>
          <table:table-cell office:value-type="string" table:style-name="ce5">
            <text:p>9°19'45,50"</text:p>
          </table:table-cell>
          <table:table-cell office:value-type="float" office:value="1044" table:style-name="ce5">
            <text:p>104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Pyrus pyraster</text:span><text:span text:style-name="T2"><text:s/>(L.) Burgsd.</text:span></text:p>
          </table:table-cell>
          <table:table-cell office:value-type="string" table:style-name="ce2">
            <text:p>Pero selvatico</text:p>
          </table:table-cell>
          <table:table-cell office:value-type="float" office:value="240" table:style-name="ce16">
            <text:p>24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51" table:formula="of:=[.A254]+1" table:style-name="ce20">
            <text:p>251</text:p>
          </table:table-cell>
          <table:table-cell office:value-type="string" table:style-name="ce5">
            <text:p>07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Cuili e Nanni Lai</text:p>
          </table:table-cell>
          <table:table-cell office:value-type="string" table:style-name="ce5">
            <text:p>39°53'46,50"</text:p>
          </table:table-cell>
          <table:table-cell office:value-type="string" table:style-name="ce5">
            <text:p>9°19'31,31"</text:p>
          </table:table-cell>
          <table:table-cell office:value-type="float" office:value="760" table:style-name="ce5">
            <text:p>76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x morisii</text:span><text:span text:style-name="T3"><text:s/>Borzì</text:span></text:p>
          </table:table-cell>
          <table:table-cell office:value-type="string" table:style-name="ce2">
            <text:p>Leccio-sughera</text:p>
          </table:table-cell>
          <table:table-cell office:value-type="float" office:value="358" table:style-name="ce16">
            <text:p>358</text:p>
          </table:table-cell>
          <table:table-cell office:value-type="float" office:value="12" table:style-name="ce18">
            <text:p>12,0</text:p>
          </table:table-cell>
          <table:table-cell office:value-type="string" table:style-name="ce8">
            <text:p>a) età e/o dimensioni<text:s text:c="55"/></text:p>
            <text:p>d) rarità botanica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52" table:formula="of:=[.A255]+1" table:style-name="ce20">
            <text:p>252</text:p>
          </table:table-cell>
          <table:table-cell office:value-type="string" table:style-name="ce5">
            <text:p>08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Rio Ermolinus</text:p>
          </table:table-cell>
          <table:table-cell office:value-type="string" table:style-name="ce5">
            <text:p>39°52'41,31"</text:p>
          </table:table-cell>
          <table:table-cell office:value-type="string" table:style-name="ce5">
            <text:p>9°23'13,24"</text:p>
          </table:table-cell>
          <table:table-cell office:value-type="float" office:value="1150" table:style-name="ce5">
            <text:p>11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Ostrya carpinifolia</text:span><text:span text:style-name="T2"><text:s/>Scop.</text:span></text:p>
          </table:table-cell>
          <table:table-cell office:value-type="string" table:style-name="ce2">
            <text:p>Carpino nero</text:p>
          </table:table-cell>
          <table:table-cell office:value-type="float" office:value="310" table:style-name="ce16">
            <text:p>310</text:p>
          </table:table-cell>
          <table:table-cell office:value-type="float" office:value="22" table:style-name="ce18">
            <text:p>22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53" table:formula="of:=[.A256]+1" table:style-name="ce20">
            <text:p>253</text:p>
          </table:table-cell>
          <table:table-cell office:value-type="string" table:style-name="ce5">
            <text:p>09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Rio Ermolinus</text:p>
          </table:table-cell>
          <table:table-cell office:value-type="string" table:style-name="ce5">
            <text:p>39°52'42,15"</text:p>
          </table:table-cell>
          <table:table-cell office:value-type="string" table:style-name="ce5">
            <text:p>9°23'12,83"</text:p>
          </table:table-cell>
          <table:table-cell office:value-type="float" office:value="1151" table:style-name="ce5">
            <text:p>1151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Ostrya carpinifolia</text:span><text:span text:style-name="T2"><text:s/>Scop.</text:span></text:p>
          </table:table-cell>
          <table:table-cell office:value-type="string" table:style-name="ce2">
            <text:p>Carpino nero</text:p>
          </table:table-cell>
          <table:table-cell office:value-type="float" office:value="340" table:style-name="ce16">
            <text:p>340</text:p>
          </table:table-cell>
          <table:table-cell office:value-type="float" office:value="19" table:style-name="ce18">
            <text:p>19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254" table:formula="of:=[.A257]+1" table:style-name="ce20">
            <text:p>254</text:p>
          </table:table-cell>
          <table:table-cell office:value-type="string" table:style-name="ce5">
            <text:p>10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Traviarbus</text:p>
          </table:table-cell>
          <table:table-cell office:value-type="string" table:style-name="ce5">
            <text:p>39°53'09,26"</text:p>
          </table:table-cell>
          <table:table-cell office:value-type="string" table:style-name="ce5">
            <text:p>9°23'05,82"</text:p>
          </table:table-cell>
          <table:table-cell office:value-type="float" office:value="1020" table:style-name="ce5">
            <text:p>10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Taxus baccata</text:span><text:s/><text:span text:style-name="T2">L.</text:span></text:p>
          </table:table-cell>
          <table:table-cell office:value-type="string" table:style-name="ce2">
            <text:p>Tasso</text:p>
          </table:table-cell>
          <table:table-cell office:value-type="float" office:value="270" table:style-name="ce16">
            <text:p>270</text:p>
          </table:table-cell>
          <table:table-cell office:value-type="float" office:value="7" table:style-name="ce18">
            <text:p>7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55" table:formula="of:=[.A258]+1" table:style-name="ce20">
            <text:p>255</text:p>
          </table:table-cell>
          <table:table-cell office:value-type="string" table:style-name="ce5">
            <text:p>11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Sedda e sa Nurra</text:p>
          </table:table-cell>
          <table:table-cell office:value-type="string" table:style-name="ce5">
            <text:p>39°53'05,86"</text:p>
          </table:table-cell>
          <table:table-cell office:value-type="string" table:style-name="ce5">
            <text:p>9°22'53,42"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400" table:style-name="ce16">
            <text:p>400</text:p>
          </table:table-cell>
          <table:table-cell office:value-type="float" office:value="20" table:style-name="ce18">
            <text:p>20,0</text:p>
          </table:table-cell>
          <table:table-cell office:value-type="string" table:style-name="ce8">
            <text:p>a) età e/o dimensioni<text:s text:c="49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56" table:formula="of:=[.A259]+1" table:style-name="ce20">
            <text:p>256</text:p>
          </table:table-cell>
          <table:table-cell office:value-type="string" table:style-name="ce5">
            <text:p>12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Trattalas</text:p>
          </table:table-cell>
          <table:table-cell office:value-type="string" table:style-name="ce5">
            <text:p>39°53'08,03"</text:p>
          </table:table-cell>
          <table:table-cell office:value-type="string" table:style-name="ce5">
            <text:p>9°19'34,75"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590" table:style-name="ce16">
            <text:p>590</text:p>
          </table:table-cell>
          <table:table-cell office:value-type="float" office:value="22" table:style-name="ce18">
            <text:p>22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57" table:formula="of:=[.A260]+1" table:style-name="ce20">
            <text:p>257</text:p>
          </table:table-cell>
          <table:table-cell office:value-type="string" table:style-name="ce5">
            <text:p>13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Sonoloccu</text:p>
          </table:table-cell>
          <table:table-cell office:value-type="string" table:style-name="ce5">
            <text:p>39°53'46,21"</text:p>
          </table:table-cell>
          <table:table-cell office:value-type="string" table:style-name="ce5">
            <text:p>9°16'34,86"</text:p>
          </table:table-cell>
          <table:table-cell office:value-type="float" office:value="1155" table:style-name="ce5">
            <text:p>115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Alnus glutinosa</text:span><text:span text:style-name="T3"><text:s/>(L.) Gaertn.<text:s/></text:span></text:p>
          </table:table-cell>
          <table:table-cell office:value-type="string" table:style-name="ce2">
            <text:p>Ontano nero</text:p>
          </table:table-cell>
          <table:table-cell office:value-type="float" office:value="480" table:style-name="ce16">
            <text:p>48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text:s text:c="50"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58" table:formula="of:=[.A261]+1" table:style-name="ce20">
            <text:p>258</text:p>
          </table:table-cell>
          <table:table-cell office:value-type="string" table:style-name="ce5">
            <text:p>14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Ardasai</text:p>
          </table:table-cell>
          <table:table-cell office:value-type="string" table:style-name="ce5">
            <text:p>39°53'31,81"</text:p>
          </table:table-cell>
          <table:table-cell office:value-type="string" table:style-name="ce5">
            <text:p>9°20'26,90"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/text:span><text:span text:style-name="T3"><text:s/>L.</text:span></text:p>
          </table:table-cell>
          <table:table-cell office:value-type="string" table:style-name="ce2">
            <text:p>Leccio</text:p>
          </table:table-cell>
          <table:table-cell office:value-type="float" office:value="750" table:style-name="ce16">
            <text:p>750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59" table:formula="of:=[.A262]+1" table:style-name="ce20">
            <text:p>259</text:p>
          </table:table-cell>
          <table:table-cell office:value-type="string" table:style-name="ce5">
            <text:p>15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Sonoloccu</text:p>
          </table:table-cell>
          <table:table-cell office:value-type="string" table:style-name="ce5">
            <text:p>39°53'46,90"</text:p>
          </table:table-cell>
          <table:table-cell office:value-type="string" table:style-name="ce5">
            <text:p>9°16'34,91"</text:p>
          </table:table-cell>
          <table:table-cell office:value-type="float" office:value="1155" table:style-name="ce5">
            <text:p>1155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Acer monspessulanum</text:span><text:span text:style-name="T3"><text:s/>L.</text:span></text:p>
          </table:table-cell>
          <table:table-cell office:value-type="string" table:style-name="ce2">
            <text:p>Acero minore<text:s/></text:p>
          </table:table-cell>
          <table:table-cell office:value-type="float" office:value="338" table:style-name="ce16">
            <text:p>338</text:p>
          </table:table-cell>
          <table:table-cell office:value-type="float" office:value="12" table:style-name="ce18">
            <text:p>12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60" table:formula="of:=[.A263]+1" table:style-name="ce20">
            <text:p>260</text:p>
          </table:table-cell>
          <table:table-cell office:value-type="string" table:style-name="ce5">
            <text:p>16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Carrighera</text:p>
          </table:table-cell>
          <table:table-cell office:value-type="string" table:style-name="ce5">
            <text:p>39°53'29,73"</text:p>
          </table:table-cell>
          <table:table-cell office:value-type="string" table:style-name="ce5">
            <text:p>9°20'40,96"</text:p>
          </table:table-cell>
          <table:table-cell office:value-type="float" office:value="950" table:style-name="ce5">
            <text:p>9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Clematis vitalba</text:span><text:span text:style-name="T3"><text:s/>L.</text:span></text:p>
          </table:table-cell>
          <table:table-cell office:value-type="string" table:style-name="ce2">
            <text:p>Vitalba</text:p>
          </table:table-cell>
          <table:table-cell office:value-type="string" table:style-name="ce16">
            <text:p>90-80-70-60-42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61" table:formula="of:=[.A264]+1" table:style-name="ce20">
            <text:p>261</text:p>
          </table:table-cell>
          <table:table-cell office:value-type="string" table:style-name="ce5">
            <text:p>17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Sa Costa e s'Alinu</text:p>
          </table:table-cell>
          <table:table-cell office:value-type="string" table:style-name="ce5">
            <text:p>39°53'44,03"</text:p>
          </table:table-cell>
          <table:table-cell office:value-type="string" table:style-name="ce5">
            <text:p>9°17'47,49"</text:p>
          </table:table-cell>
          <table:table-cell office:value-type="float" office:value="1100" table:style-name="ce5">
            <text:p>11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Hedera helix</text:span><text:span text:style-name="T3"><text:s/>L.</text:span></text:p>
          </table:table-cell>
          <table:table-cell office:value-type="string" table:style-name="ce2">
            <text:p>Edera</text:p>
          </table:table-cell>
          <table:table-cell office:value-type="float" office:value="90" table:style-name="ce16">
            <text:p>9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62" table:formula="of:=[.A265]+1" table:style-name="ce20">
            <text:p>262</text:p>
          </table:table-cell>
          <table:table-cell office:value-type="string" table:style-name="ce5">
            <text:p>18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Sa Costa e s'Alinu</text:p>
          </table:table-cell>
          <table:table-cell office:value-type="string" table:style-name="ce5">
            <text:p>39°53'42,17"</text:p>
          </table:table-cell>
          <table:table-cell office:value-type="string" table:style-name="ce5">
            <text:p>9°17'48,29"</text:p>
          </table:table-cell>
          <table:table-cell office:value-type="float" office:value="1100" table:style-name="ce5">
            <text:p>11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Ilex aquifolium</text:span><text:s/><text:span text:style-name="T2">L.</text:span></text:p>
          </table:table-cell>
          <table:table-cell office:value-type="string" table:style-name="ce2">
            <text:p>Agrifoglio</text:p>
          </table:table-cell>
          <table:table-cell office:value-type="float" office:value="220" table:style-name="ce16">
            <text:p>22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63" table:formula="of:=[.A266]+1" table:style-name="ce20">
            <text:p>263</text:p>
          </table:table-cell>
          <table:table-cell office:value-type="string" table:style-name="ce5">
            <text:p>19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Sonoloccu</text:p>
          </table:table-cell>
          <table:table-cell office:value-type="string" table:style-name="ce5">
            <text:p>39°53'48,32"</text:p>
          </table:table-cell>
          <table:table-cell office:value-type="string" table:style-name="ce5">
            <text:p>9°16'34,45"</text:p>
          </table:table-cell>
          <table:table-cell office:value-type="float" office:value="1160" table:style-name="ce5">
            <text:p>116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cer monspessolanum</text:span><text:span text:style-name="T2"><text:s/>L.<text:s/></text:span></text:p>
          </table:table-cell>
          <table:table-cell office:value-type="string" table:style-name="ce2">
            <text:p>Acero minore</text:p>
          </table:table-cell>
          <table:table-cell office:value-type="float" office:value="263" table:style-name="ce16">
            <text:p>263</text:p>
          </table:table-cell>
          <table:table-cell office:value-type="float" office:value="6" table:style-name="ce18">
            <text:p>6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64" table:formula="of:=[.A267]+1" table:style-name="ce20">
            <text:p>264</text:p>
          </table:table-cell>
          <table:table-cell office:value-type="string" table:style-name="ce5">
            <text:p>20/I706/OG/20</text:p>
          </table:table-cell>
          <table:table-cell office:value-type="string" table:style-name="ce8">
            <text:p>Sud Sardegna <text:s text:c="20"/>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Sonoloccu</text:p>
          </table:table-cell>
          <table:table-cell office:value-type="string" table:style-name="ce5">
            <text:p>39°53'45,08"</text:p>
          </table:table-cell>
          <table:table-cell office:value-type="string" table:style-name="ce5">
            <text:p>9°16'32,85"</text:p>
          </table:table-cell>
          <table:table-cell office:value-type="float" office:value="1140" table:style-name="ce5">
            <text:p>114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Acer monspessolanum</text:span><text:span text:style-name="T3"><text:s/>L.<text:s/></text:span></text:p>
          </table:table-cell>
          <table:table-cell office:value-type="string" table:style-name="ce2">
            <text:p>Acero minore</text:p>
          </table:table-cell>
          <table:table-cell office:value-type="float" office:value="270" table:style-name="ce16">
            <text:p>27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65" table:formula="of:=[.A268]+1" table:style-name="ce20">
            <text:p>265</text:p>
          </table:table-cell>
          <table:table-cell office:value-type="string" table:style-name="ce5">
            <text:p>21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Sonoloccu</text:p>
          </table:table-cell>
          <table:table-cell office:value-type="string" table:style-name="ce5">
            <text:p>39°53'48,29"</text:p>
          </table:table-cell>
          <table:table-cell office:value-type="string" table:style-name="ce5">
            <text:p>9°16'34,79"</text:p>
          </table:table-cell>
          <table:table-cell office:value-type="float" office:value="1160" table:style-name="ce5">
            <text:p>116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Acer monspessolanum</text:span><text:span text:style-name="T2"><text:s/>L.<text:s/></text:span></text:p>
          </table:table-cell>
          <table:table-cell office:value-type="string" table:style-name="ce2">
            <text:p>Acero minore</text:p>
          </table:table-cell>
          <table:table-cell office:value-type="string" table:style-name="ce16">
            <text:p>170 - 200</text:p>
          </table:table-cell>
          <table:table-cell office:value-type="float" office:value="6.5" table:style-name="ce16">
            <text:p>6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66" table:formula="of:=[.A269]+1" table:style-name="ce20">
            <text:p>266</text:p>
          </table:table-cell>
          <table:table-cell office:value-type="string" table:style-name="ce5">
            <text:p>22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Riu de sa Teglia</text:p>
          </table:table-cell>
          <table:table-cell office:value-type="string" table:style-name="ce5">
            <text:p>39°54'20,37"</text:p>
          </table:table-cell>
          <table:table-cell office:value-type="string" table:style-name="ce5">
            <text:p>9°17'13,32"</text:p>
          </table:table-cell>
          <table:table-cell office:value-type="float" office:value="750" table:style-name="ce5">
            <text:p>75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Juniperus oxycedrus</text:span><text:span text:style-name="T3"><text:s/>L. subsp.<text:s/></text:span><text:span text:style-name="T4">oxycedrus</text:span></text:p>
          </table:table-cell>
          <table:table-cell office:value-type="string" table:style-name="ce2">
            <text:p>Ginepro rosso</text:p>
          </table:table-cell>
          <table:table-cell office:value-type="float" office:value="290" table:style-name="ce16">
            <text:p>29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67" table:formula="of:=[.A270]+1" table:style-name="ce20">
            <text:p>267</text:p>
          </table:table-cell>
          <table:table-cell office:value-type="string" table:style-name="ce5">
            <text:p>23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Mercussei</text:p>
          </table:table-cell>
          <table:table-cell office:value-type="string" table:style-name="ce5">
            <text:p>39°53'56,15"</text:p>
          </table:table-cell>
          <table:table-cell office:value-type="string" table:style-name="ce5">
            <text:p>9°20'45,35"</text:p>
          </table:table-cell>
          <table:table-cell office:value-type="float" office:value="900" table:style-name="ce5">
            <text:p>9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Phillyrea latifolia</text:span><text:span text:style-name="T3"><text:s/>L.</text:span></text:p>
          </table:table-cell>
          <table:table-cell office:value-type="string" table:style-name="ce2">
            <text:p>Fillirea</text:p>
          </table:table-cell>
          <table:table-cell office:value-type="float" office:value="300" table:style-name="ce16">
            <text:p>300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68" table:formula="of:=[.A271]+1" table:style-name="ce20">
            <text:p>268</text:p>
          </table:table-cell>
          <table:table-cell office:value-type="string" table:style-name="ce5">
            <text:p>24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Tenenbias</text:p>
          </table:table-cell>
          <table:table-cell office:value-type="string" table:style-name="ce5">
            <text:p>39°54'11,99"</text:p>
          </table:table-cell>
          <table:table-cell office:value-type="string" table:style-name="ce5">
            <text:p>9°20'42,35"</text:p>
          </table:table-cell>
          <table:table-cell office:value-type="float" office:value="700" table:style-name="ce5">
            <text:p>7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Taxus baccata</text:span><text:s/><text:span text:style-name="T2">L.</text:span></text:p>
          </table:table-cell>
          <table:table-cell office:value-type="string" table:style-name="ce2">
            <text:p>Tasso</text:p>
          </table:table-cell>
          <table:table-cell office:value-type="float" office:value="390" table:style-name="ce16">
            <text:p>390</text:p>
          </table:table-cell>
          <table:table-cell office:value-type="float" office:value="7.5" table:style-name="ce16">
            <text:p>7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69" table:formula="of:=[.A272]+1" table:style-name="ce20">
            <text:p>269</text:p>
          </table:table-cell>
          <table:table-cell office:value-type="string" table:style-name="ce5">
            <text:p>25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Tenenbias</text:p>
          </table:table-cell>
          <table:table-cell office:value-type="string" table:style-name="ce5">
            <text:p>39°54'40,48"</text:p>
          </table:table-cell>
          <table:table-cell office:value-type="string" table:style-name="ce5">
            <text:p>9°20'39,17"</text:p>
          </table:table-cell>
          <table:table-cell office:value-type="float" office:value="700" table:style-name="ce5">
            <text:p>7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Arbutus unedo</text:span><text:s/><text:span text:style-name="T3">L.</text:span></text:p>
          </table:table-cell>
          <table:table-cell office:value-type="string" table:style-name="ce2">
            <text:p>Corbezzolo</text:p>
          </table:table-cell>
          <table:table-cell office:value-type="float" office:value="260" table:style-name="ce16">
            <text:p>260</text:p>
          </table:table-cell>
          <table:table-cell office:value-type="float" office:value="6" table:style-name="ce18">
            <text:p>6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70" table:formula="of:=[.A273]+1" table:style-name="ce20">
            <text:p>270</text:p>
          </table:table-cell>
          <table:table-cell office:value-type="string" table:style-name="ce5">
            <text:p>26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Trattalas</text:p>
          </table:table-cell>
          <table:table-cell office:value-type="string" table:style-name="ce5">
            <text:p>39°53'01,41"</text:p>
          </table:table-cell>
          <table:table-cell office:value-type="string" table:style-name="ce5">
            <text:p>9°19'13,2'"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Hedera helix</text:span><text:span text:style-name="T3"><text:s/>L.</text:span></text:p>
          </table:table-cell>
          <table:table-cell office:value-type="string" table:style-name="ce2">
            <text:p>Edera</text:p>
          </table:table-cell>
          <table:table-cell office:value-type="float" office:value="75" table:style-name="ce16">
            <text:p>75</text:p>
          </table:table-cell>
          <table:table-cell office:value-type="string" table:style-name="ce16">
            <text:p>N.R.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71" table:formula="of:=[.A274]+1" table:style-name="ce20">
            <text:p>271</text:p>
          </table:table-cell>
          <table:table-cell office:value-type="string" table:style-name="ce5">
            <text:p>27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Trattalas</text:p>
          </table:table-cell>
          <table:table-cell office:value-type="string" table:style-name="ce5">
            <text:p>39°53'04,65"</text:p>
          </table:table-cell>
          <table:table-cell office:value-type="string" table:style-name="ce5">
            <text:p>9°19'13,98"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Sambucus nigra</text:span><text:span text:style-name="T3"><text:s/>L.<text:s/></text:span></text:p>
          </table:table-cell>
          <table:table-cell office:value-type="string" table:style-name="ce2">
            <text:p>Sambuco</text:p>
          </table:table-cell>
          <table:table-cell office:value-type="float" office:value="445" table:style-name="ce16">
            <text:p>445</text:p>
          </table:table-cell>
          <table:table-cell office:value-type="float" office:value="9.5" table:style-name="ce16">
            <text:p>9,5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72" table:formula="of:=[.A275]+1" table:style-name="ce20">
            <text:p>272</text:p>
          </table:table-cell>
          <table:table-cell office:value-type="string" table:style-name="ce5">
            <text:p>28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Trattalas</text:p>
          </table:table-cell>
          <table:table-cell office:value-type="string" table:style-name="ce5">
            <text:p>39°53'01,89"</text:p>
          </table:table-cell>
          <table:table-cell office:value-type="string" table:style-name="ce5">
            <text:p>9°19'13,63"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Alnus glutinosa</text:span><text:span text:style-name="T3"><text:s/>(L.) Gaertn.<text:s/></text:span></text:p>
          </table:table-cell>
          <table:table-cell office:value-type="string" table:style-name="ce2">
            <text:p>Ontano nero</text:p>
          </table:table-cell>
          <table:table-cell office:value-type="float" office:value="570" table:style-name="ce16">
            <text:p>570</text:p>
          </table:table-cell>
          <table:table-cell office:value-type="float" office:value="12" table:style-name="ce18">
            <text:p>12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73" table:formula="of:=[.A276]+1" table:style-name="ce20">
            <text:p>273</text:p>
          </table:table-cell>
          <table:table-cell office:value-type="string" table:style-name="ce5">
            <text:p>29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Santu Perdu</text:p>
          </table:table-cell>
          <table:table-cell office:value-type="string" table:style-name="ce5">
            <text:p>39°51'13,87"</text:p>
          </table:table-cell>
          <table:table-cell office:value-type="string" table:style-name="ce5">
            <text:p>9°23'20,96"</text:p>
          </table:table-cell>
          <table:table-cell office:value-type="float" office:value="840" table:style-name="ce5">
            <text:p>84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Pyrus pyraster</text:span><text:span text:style-name="T2"><text:s/>(L.) Burgsd.</text:span></text:p>
          </table:table-cell>
          <table:table-cell office:value-type="string" table:style-name="ce2">
            <text:p>Pero selvatico</text:p>
          </table:table-cell>
          <table:table-cell office:value-type="float" office:value="210" table:style-name="ce16">
            <text:p>210</text:p>
          </table:table-cell>
          <table:table-cell office:value-type="float" office:value="9" table:style-name="ce18">
            <text:p>9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74" table:formula="of:=[.A277]+1" table:style-name="ce20">
            <text:p>274</text:p>
          </table:table-cell>
          <table:table-cell office:value-type="string" table:style-name="ce5">
            <text:p>30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Sedda Ussarci</text:p>
          </table:table-cell>
          <table:table-cell office:value-type="string" table:style-name="ce5">
            <text:p>39°54'22,41"</text:p>
          </table:table-cell>
          <table:table-cell office:value-type="string" table:style-name="ce5">
            <text:p>9°20'39,92"</text:p>
          </table:table-cell>
          <table:table-cell office:value-type="float" office:value="700" table:style-name="ce5">
            <text:p>7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pubescens<text:s/></text:span><text:span text:style-name="T3">Willd.</text:span></text:p>
          </table:table-cell>
          <table:table-cell office:value-type="string" table:style-name="ce2">
            <text:p>Roverella</text:p>
          </table:table-cell>
          <table:table-cell office:value-type="float" office:value="465" table:style-name="ce16">
            <text:p>465</text:p>
          </table:table-cell>
          <table:table-cell office:value-type="float" office:value="15" table:style-name="ce18">
            <text:p>15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75" table:formula="of:=[.A278]+1" table:style-name="ce20">
            <text:p>275</text:p>
          </table:table-cell>
          <table:table-cell office:value-type="string" table:style-name="ce5">
            <text:p>31/I706/OG/20</text:p>
          </table:table-cell>
          <table:table-cell office:value-type="string" table:style-name="ce8">
            <text:p>Sud Sardegna (Ogliastra)</text:p>
          </table:table-cell>
          <table:table-cell office:value-type="string" table:style-name="ce2">
            <text:p>Seui</text:p>
          </table:table-cell>
          <table:table-cell office:value-type="string" table:style-name="ce8">
            <text:p>Sedda Ussarci</text:p>
          </table:table-cell>
          <table:table-cell office:value-type="string" table:style-name="ce5">
            <text:p>39°54'21,24"</text:p>
          </table:table-cell>
          <table:table-cell office:value-type="string" table:style-name="ce5">
            <text:p>9°20'40,8'"</text:p>
          </table:table-cell>
          <table:table-cell office:value-type="float" office:value="700" table:style-name="ce5">
            <text:p>7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Quercus pubescens<text:s/></text:span><text:span text:style-name="T2">Willd.</text:span></text:p>
          </table:table-cell>
          <table:table-cell office:value-type="string" table:style-name="ce2">
            <text:p>Roverella</text:p>
          </table:table-cell>
          <table:table-cell office:value-type="float" office:value="435" table:style-name="ce16">
            <text:p>435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a) età e/o dimensioni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76" table:formula="of:=[.A279]+1" table:style-name="ce20">
            <text:p>276</text:p>
          </table:table-cell>
          <table:table-cell office:value-type="string" table:style-name="ce5">
            <text:p>01/L154/CA/20</text:p>
          </table:table-cell>
          <table:table-cell office:value-type="string" table:style-name="ce8">
            <text:p>Sud Sardegna (Cagliari)</text:p>
          </table:table-cell>
          <table:table-cell office:value-type="string" table:style-name="ce2">
            <text:p>Teulada</text:p>
          </table:table-cell>
          <table:table-cell office:value-type="string" table:style-name="ce8">
            <text:p>Tuerra</text:p>
          </table:table-cell>
          <table:table-cell office:value-type="string" table:style-name="ce5">
            <text:p>38°56'53,00''</text:p>
          </table:table-cell>
          <table:table-cell office:value-type="string" table:style-name="ce5">
            <text:p>8°43'22,00''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Fraxinus angustifolia</text:span><text:s/><text:span text:style-name="T3">Vahl</text:span></text:p>
          </table:table-cell>
          <table:table-cell office:value-type="string" table:style-name="ce2">
            <text:p>Frassino meridionale<text:s/></text:p>
          </table:table-cell>
          <table:table-cell office:value-type="float" office:value="520" table:style-name="ce16">
            <text:p>520</text:p>
          </table:table-cell>
          <table:table-cell office:value-type="float" office:value="22" table:style-name="ce18">
            <text:p>22,0</text:p>
          </table:table-cell>
          <table:table-cell office:value-type="string" table:style-name="ce8">
            <text:p>a) età e/o dimensioni<text:s text:c="2"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77" table:formula="of:=[.A280]+1" table:style-name="ce20">
            <text:p>277</text:p>
          </table:table-cell>
          <table:table-cell office:value-type="string" table:style-name="ce5">
            <text:p>01/L473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Turri</text:p>
          </table:table-cell>
          <table:table-cell office:value-type="string" table:style-name="ce8">
            <text:p>Molino</text:p>
          </table:table-cell>
          <table:table-cell office:value-type="string" table:style-name="ce5">
            <text:p>39°42'10,81"</text:p>
          </table:table-cell>
          <table:table-cell office:value-type="string" table:style-name="ce5">
            <text:p>8°55'24,97"</text:p>
          </table:table-cell>
          <table:table-cell office:value-type="float" office:value="174" table:style-name="ce5">
            <text:p>174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Olea europaea</text:span><text:span text:style-name="T2"><text:s/></text:span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float" office:value="510" table:style-name="ce16">
            <text:p>510</text:p>
          </table:table-cell>
          <table:table-cell office:value-type="float" office:value="12" table:style-name="ce18">
            <text:p>12,0</text:p>
          </table:table-cell>
          <table:table-cell office:value-type="string" table:style-name="ce8">
            <text:p>a) età e/o dimensioni<text:s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78" table:formula="of:=[.A281]+1" table:style-name="ce20">
            <text:p>278</text:p>
          </table:table-cell>
          <table:table-cell office:value-type="string" table:style-name="ce5">
            <text:p>02/L473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Turri</text:p>
          </table:table-cell>
          <table:table-cell office:value-type="string" table:style-name="ce8">
            <text:p>Molino</text:p>
          </table:table-cell>
          <table:table-cell office:value-type="string" table:style-name="ce5">
            <text:p>39°42'10,73"</text:p>
          </table:table-cell>
          <table:table-cell office:value-type="string" table:style-name="ce5">
            <text:p>8°55'27,47"</text:p>
          </table:table-cell>
          <table:table-cell office:value-type="float" office:value="173" table:style-name="ce5">
            <text:p>173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5">Olea europaea</text:span><text:span text:style-name="T2"><text:s/></text:span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float" office:value="630" table:style-name="ce16">
            <text:p>630</text:p>
          </table:table-cell>
          <table:table-cell office:value-type="float" office:value="12.5" table:style-name="ce16">
            <text:p>12,5</text:p>
          </table:table-cell>
          <table:table-cell office:value-type="string" table:style-name="ce8">
            <text:p>a) età e/o dimensioni<text:s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79" table:formula="of:=[.A282]+1" table:style-name="ce20">
            <text:p>279</text:p>
          </table:table-cell>
          <table:table-cell office:value-type="string" table:style-name="ce5">
            <text:p>03/L473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Turri</text:p>
          </table:table-cell>
          <table:table-cell office:value-type="string" table:style-name="ce8">
            <text:p>Pasturri</text:p>
          </table:table-cell>
          <table:table-cell office:value-type="string" table:style-name="ce5">
            <text:p>39°42'21,33"</text:p>
          </table:table-cell>
          <table:table-cell office:value-type="string" table:style-name="ce5">
            <text:p>8°55'15,43"</text:p>
          </table:table-cell>
          <table:table-cell office:value-type="float" office:value="168" table:style-name="ce5">
            <text:p>168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Olea europaea</text:span><text:span text:style-name="T2"><text:s/></text:span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float" office:value="480" table:style-name="ce16">
            <text:p>480</text:p>
          </table:table-cell>
          <table:table-cell office:value-type="float" office:value="7" table:style-name="ce18">
            <text:p>7,0</text:p>
          </table:table-cell>
          <table:table-cell office:value-type="string" table:style-name="ce8">
            <text:p>a) età e/o dimensioni<text:s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80" table:formula="of:=[.A283]+1" table:style-name="ce20">
            <text:p>280</text:p>
          </table:table-cell>
          <table:table-cell office:value-type="string" table:style-name="ce5">
            <text:p>04/L473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Turri</text:p>
          </table:table-cell>
          <table:table-cell office:value-type="string" table:style-name="ce8">
            <text:p>Pardierru</text:p>
          </table:table-cell>
          <table:table-cell office:value-type="string" table:style-name="ce5">
            <text:p>39°42'20,73"</text:p>
          </table:table-cell>
          <table:table-cell office:value-type="string" table:style-name="ce5">
            <text:p>8°55'12,65"</text:p>
          </table:table-cell>
          <table:table-cell office:value-type="float" office:value="168" table:style-name="ce5">
            <text:p>168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Olea europaea</text:span><text:span text:style-name="T2"><text:s/></text:span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float" office:value="430" table:style-name="ce16">
            <text:p>430</text:p>
          </table:table-cell>
          <table:table-cell office:value-type="float" office:value="6.5" table:style-name="ce16">
            <text:p>6,5</text:p>
          </table:table-cell>
          <table:table-cell office:value-type="string" table:style-name="ce8">
            <text:p>a) età e/o dimensioni<text:s/></text:p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81" table:formula="of:=[.A284]+1" table:style-name="ce20">
            <text:p>281</text:p>
          </table:table-cell>
          <table:table-cell office:value-type="string" table:style-name="ce5">
            <text:p>01/L924/CA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Villacidro</text:p>
          </table:table-cell>
          <table:table-cell office:value-type="string" table:style-name="ce8">
            <text:p>Nuraxi - Casa Todde</text:p>
          </table:table-cell>
          <table:table-cell office:value-type="string" table:style-name="ce5">
            <text:p>39°27'01,02''</text:p>
          </table:table-cell>
          <table:table-cell office:value-type="string" table:style-name="ce5">
            <text:p>8°45'24,94''</text:p>
          </table:table-cell>
          <table:table-cell office:value-type="float" office:value="168" table:style-name="ce5">
            <text:p>168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8">Arbutus unedo<text:s/></text:span><text:span text:style-name="T3">L.</text:span></text:p>
          </table:table-cell>
          <table:table-cell office:value-type="string" table:style-name="ce2">
            <text:p>Corbezzolo</text:p>
          </table:table-cell>
          <table:table-cell office:value-type="float" office:value="170" table:style-name="ce16">
            <text:p>170</text:p>
          </table:table-cell>
          <table:table-cell office:value-type="float" office:value="6.5" table:style-name="ce16">
            <text:p>6,5</text:p>
          </table:table-cell>
          <table:table-cell office:value-type="string" table:style-name="ce8">
            <text:p>a) età e/o dimensioni<text:s text:c="2"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82" table:formula="of:=[.A285]+1" table:style-name="ce20">
            <text:p>282</text:p>
          </table:table-cell>
          <table:table-cell office:value-type="string" table:style-name="ce5">
            <text:p>03/L924/CA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Villacidro</text:p>
          </table:table-cell>
          <table:table-cell office:value-type="string" table:style-name="ce8">
            <text:p>Chiesa di San Sisinnio</text:p>
          </table:table-cell>
          <table:table-cell office:value-type="string" table:style-name="ce5">
            <text:p>39°25'24,91''</text:p>
          </table:table-cell>
          <table:table-cell office:value-type="string" table:style-name="ce5">
            <text:p>8°44'00,97''</text:p>
          </table:table-cell>
          <table:table-cell office:value-type="float" office:value="220" table:style-name="ce5">
            <text:p>22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3">Insieme omogeneo di</text:span><text:span text:style-name="T4"><text:s/>Olea europaea<text:s/></text:span><text:span text:style-name="T3">subsp.</text:span><text:span text:style-name="T4"><text:s/>oleaster<text:s/></text:span><text:span text:style-name="T3">(Hoffmanns. &amp; Link)<text:s text:c="2"/></text:span></text:p>
          </table:table-cell>
          <table:table-cell office:value-type="string" table:style-name="ce2">
            <text:p>Olivastro</text:p>
          </table:table-cell>
          <table:table-cell office:value-type="string" table:style-name="ce16">
            <text:p>780 (med)<text:s/></text:p>
            <text:p><text:s/>800 (max)</text:p>
          </table:table-cell>
          <table:table-cell office:value-type="string" table:style-name="ce16">
            <text:p>10,0 (med)</text:p>
            <text:p><text:s/>13,0 (max)</text:p>
          </table:table-cell>
          <table:table-cell office:value-type="string" table:style-name="ce8">
            <text:p>a) età e/o dimensioni <text:s text:c="46"/>g) valore storico, culturale, religioso<text:s/>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83" table:formula="of:=[.A286]+1" table:style-name="ce20">
            <text:p>283</text:p>
          </table:table-cell>
          <table:table-cell office:value-type="string" table:style-name="ce5">
            <text:p>01/L968/CI/20</text:p>
          </table:table-cell>
          <table:table-cell office:value-type="string" table:style-name="ce8">
            <text:p>Sud Sardegna (Carbonia-Iglesias)</text:p>
          </table:table-cell>
          <table:table-cell office:value-type="string" table:style-name="ce2">
            <text:p>Villamassargia</text:p>
          </table:table-cell>
          <table:table-cell office:value-type="string" table:style-name="ce8">
            <text:p>S'Ortu Mannu</text:p>
          </table:table-cell>
          <table:table-cell office:value-type="string" table:style-name="ce5">
            <text:p>39°15'56,40"</text:p>
          </table:table-cell>
          <table:table-cell office:value-type="string" table:style-name="ce5">
            <text:p>8°40'54,45"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Olea europaea<text:s/></text:span><text:span text:style-name="T3">L.</text:span></text:p>
          </table:table-cell>
          <table:table-cell office:value-type="string" table:style-name="ce2">
            <text:p>Olivo</text:p>
          </table:table-cell>
          <table:table-cell office:value-type="float" office:value="1000" table:style-name="ce16">
            <text:p>1000</text:p>
          </table:table-cell>
          <table:table-cell office:value-type="float" office:value="8" table:style-name="ce18">
            <text:p>8,0</text:p>
          </table:table-cell>
          <table:table-cell office:value-type="string" table:style-name="ce8">
            <text:p>a) età e/o dimensioni<text:s text:c="40"/></text:p>
            <text:p>e) architettura vegetale<text:s text:c="31"/></text:p>
            <text:p>f) pregio paesaggistico<text:s text:c="36"/></text:p>
            <text:p>g) valore storico, culturale, religioso</text:p>
          </table:table-cell>
          <table:table-cell office:value-type="string" table:style-name="ce5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284" table:formula="of:=[.A287]+1" table:style-name="ce20">
            <text:p>284</text:p>
          </table:table-cell>
          <table:table-cell office:value-type="string" table:style-name="ce5">
            <text:p>01/L986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Villanovaforru</text:p>
          </table:table-cell>
          <table:table-cell office:value-type="string" table:style-name="ce8">
            <text:p>Figu Niedda - Cimitero</text:p>
          </table:table-cell>
          <table:table-cell office:value-type="string" table:style-name="ce5">
            <text:p>39°38'8.,1'"</text:p>
          </table:table-cell>
          <table:table-cell office:value-type="string" table:style-name="ce5">
            <text:p>8°52'10,83"</text:p>
          </table:table-cell>
          <table:table-cell office:value-type="float" office:value="295" table:style-name="ce5">
            <text:p>295</text:p>
          </table:table-cell>
          <table:table-cell office:value-type="string" table:style-name="ce5">
            <text:p>si</text:p>
          </table:table-cell>
          <table:table-cell office:value-type="string" table:style-name="ce8">
            <text:p><text:span text:style-name="T5">Olea europaea</text:span><text:span text:style-name="T2"><text:s/></text:span><text:span text:style-name="T3">L</text:span><text:span text:style-name="T4">.</text:span></text:p>
          </table:table-cell>
          <table:table-cell office:value-type="string" table:style-name="ce2">
            <text:p>Olivo</text:p>
          </table:table-cell>
          <table:table-cell office:value-type="float" office:value="290" table:style-name="ce16">
            <text:p>290</text:p>
          </table:table-cell>
          <table:table-cell office:value-type="float" office:value="10" table:style-name="ce18">
            <text:p>10,0</text:p>
          </table:table-cell>
          <table:table-cell office:value-type="string" table:style-name="ce8"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4">
          <table:table-cell office:value-type="float" office:value="285" table:formula="of:=[.A288]+1" table:style-name="ce20">
            <text:p>285</text:p>
          </table:table-cell>
          <table:table-cell office:value-type="string" table:style-name="ce5">
            <text:p>02/L986/VS/20</text:p>
          </table:table-cell>
          <table:table-cell office:value-type="string" table:style-name="ce8">
            <text:p>Sud Sardegna (Medio Campidano)</text:p>
          </table:table-cell>
          <table:table-cell office:value-type="string" table:style-name="ce2">
            <text:p>Villanovaforru</text:p>
          </table:table-cell>
          <table:table-cell office:value-type="string" table:style-name="ce8">
            <text:p>Matta Nuxis</text:p>
          </table:table-cell>
          <table:table-cell office:value-type="string" table:style-name="ce5">
            <text:p>39°37'46,00"</text:p>
          </table:table-cell>
          <table:table-cell office:value-type="string" table:style-name="ce5">
            <text:p>8°52'10,00"</text:p>
          </table:table-cell>
          <table:table-cell office:value-type="float" office:value="300" table:style-name="ce5">
            <text:p>300</text:p>
          </table:table-cell>
          <table:table-cell office:value-type="string" table:style-name="ce5">
            <text:p>no</text:p>
          </table:table-cell>
          <table:table-cell office:value-type="string" table:style-name="ce8">
            <text:p><text:span text:style-name="T4">Quercus ilex<text:s/></text:span><text:span text:style-name="T3">L.</text:span></text:p>
          </table:table-cell>
          <table:table-cell office:value-type="string" table:style-name="ce2">
            <text:p>Leccio</text:p>
          </table:table-cell>
          <table:table-cell office:value-type="float" office:value="350" table:style-name="ce16">
            <text:p>350</text:p>
          </table:table-cell>
          <table:table-cell office:value-type="float" office:value="18" table:style-name="ce18">
            <text:p>18,0</text:p>
          </table:table-cell>
          <table:table-cell office:value-type="string" table:style-name="ce8">
            <text:p>b) forma e portamento</text:p>
          </table:table-cell>
          <table:table-cell office:value-type="string" table:style-name="ce5">
            <text:p>no</text:p>
          </table:table-cell>
          <table:table-cell table:number-columns-repeated="16369"/>
        </table:table-row>
        <table:table-row table:style-name="ro1">
          <table:table-cell table:number-columns-repeated="2" table:style-name="ce7"/>
          <table:table-cell table:style-name="ce10"/>
          <table:table-cell table:style-name="ce4"/>
          <table:table-cell table:style-name="ce10"/>
          <table:table-cell table:number-columns-repeated="4" table:style-name="ce7"/>
          <table:table-cell table:style-name="ce14"/>
          <table:table-cell table:style-name="ce4"/>
          <table:table-cell table:number-columns-repeated="2" table:style-name="ce17"/>
          <table:table-cell table:style-name="ce10"/>
          <table:table-cell table:number-columns-repeated="16370" table:style-name="ce4"/>
        </table:table-row>
        <table:table-row table:number-rows-repeated="1048286" table:style-name="ro5">
          <table:table-cell table:number-columns-repeated="16384"/>
        </table:table-row>
      </table:table>
      <table:table table:name="Foglio1" table:style-name="ta2">
        <table:table-column table:style-name="co18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" style:display-name="Normale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" style:display-name="Normale 2 1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0" style:display-name="Normale 2 1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1" style:display-name="Normale 2 1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2" style:display-name="Normale 2 1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3" style:display-name="Normale 2 1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4" style:display-name="Normale 2 1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5" style:display-name="Normale 2 1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6" style:display-name="Normale 2 1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7" style:display-name="Normale 2 1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8" style:display-name="Normale 2 1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9" style:display-name="Normale 2 1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" style:display-name="Normale 2 1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0" style:display-name="Normale 2 1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1" style:display-name="Normale 2 1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2" style:display-name="Normale 2 1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3" style:display-name="Normale 2 1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4" style:display-name="Normale 2 1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5" style:display-name="Normale 2 1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6" style:display-name="Normale 2 1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7" style:display-name="Normale 2 1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8" style:display-name="Normale 2 1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9" style:display-name="Normale 2 1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" style:display-name="Normale 2 1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0" style:display-name="Normale 2 1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1" style:display-name="Normale 2 1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2" style:display-name="Normale 2 1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3" style:display-name="Normale 2 1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4" style:display-name="Normale 2 1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5" style:display-name="Normale 2 1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6" style:display-name="Normale 2 1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7" style:display-name="Normale 2 1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8" style:display-name="Normale 2 1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9" style:display-name="Normale 2 1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" style:display-name="Normale 2 1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0" style:display-name="Normale 2 1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1" style:display-name="Normale 2 1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2" style:display-name="Normale 2 1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3" style:display-name="Normale 2 1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4" style:display-name="Normale 2 1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5" style:display-name="Normale 2 1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6" style:display-name="Normale 2 1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7" style:display-name="Normale 2 1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8" style:display-name="Normale 2 1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9" style:display-name="Normale 2 1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" style:display-name="Normale 2 1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0" style:display-name="Normale 2 1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1" style:display-name="Normale 2 1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2" style:display-name="Normale 2 1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3" style:display-name="Normale 2 10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5" style:display-name="Normale 2 1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6" style:display-name="Normale 2 1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7" style:display-name="Normale 2 1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8" style:display-name="Normale 2 1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9" style:display-name="Normale 2 1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" style:display-name="Normale 2 1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0" style:display-name="Normale 2 1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1" style:display-name="Normale 2 1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2" style:display-name="Normale 2 1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3" style:display-name="Normale 2 1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4" style:display-name="Normale 2 1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5" style:display-name="Normale 2 1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6" style:display-name="Normale 2 1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7" style:display-name="Normale 2 1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8" style:display-name="Normale 2 1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9" style:display-name="Normale 2 1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" style:display-name="Normale 2 1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0" style:display-name="Normale 2 1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1" style:display-name="Normale 2 1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2" style:display-name="Normale 2 1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3" style:display-name="Normale 2 1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4" style:display-name="Normale 2 1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5" style:display-name="Normale 2 1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6" style:display-name="Normale 2 1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7" style:display-name="Normale 2 1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8" style:display-name="Normale 2 1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9" style:display-name="Normale 2 1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" style:display-name="Normale 2 1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0" style:display-name="Normale 2 1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1" style:display-name="Normale 2 1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2" style:display-name="Normale 2 1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3" style:display-name="Normale 2 1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4" style:display-name="Normale 2 1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5" style:display-name="Normale 2 1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6" style:display-name="Normale 2 1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7" style:display-name="Normale 2 1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8" style:display-name="Normale 2 1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9" style:display-name="Normale 2 1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" style:display-name="Normale 2 1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0" style:display-name="Normale 2 1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1" style:display-name="Normale 2 1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2" style:display-name="Normale 2 1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3" style:display-name="Normale 2 1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4" style:display-name="Normale 2 1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5" style:display-name="Normale 2 1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6" style:display-name="Normale 2 1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7" style:display-name="Normale 2 1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8" style:display-name="Normale 2 1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9" style:display-name="Normale 2 1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" style:display-name="Normale 2 1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0" style:display-name="Normale 2 1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1" style:display-name="Normale 2 1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2" style:display-name="Normale 2 1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3" style:display-name="Normale 2 1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4" style:display-name="Normale 2 1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5" style:display-name="Normale 2 1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6" style:display-name="Normale 2 1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7" style:display-name="Normale 2 1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8" style:display-name="Normale 2 1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9" style:display-name="Normale 2 1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" style:display-name="Normale 2 1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0" style:display-name="Normale 2 1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1" style:display-name="Normale 2 1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2" style:display-name="Normale 2 1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3" style:display-name="Normale 2 1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4" style:display-name="Normale 2 1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5" style:display-name="Normale 2 1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6" style:display-name="Normale 2 1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7" style:display-name="Normale 2 1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8" style:display-name="Normale 2 1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9" style:display-name="Normale 2 1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" style:display-name="Normale 2 1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0" style:display-name="Normale 2 1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1" style:display-name="Normale 2 1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2" style:display-name="Normale 2 1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3" style:display-name="Normale 2 1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4" style:display-name="Normale 2 1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5" style:display-name="Normale 2 1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6" style:display-name="Normale 2 1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7" style:display-name="Normale 2 1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8" style:display-name="Normale 2 1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9" style:display-name="Normale 2 1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" style:display-name="Normale 2 1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0" style:display-name="Normale 2 1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1" style:display-name="Normale 2 1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2" style:display-name="Normale 2 1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3" style:display-name="Normale 2 1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4" style:display-name="Normale 2 1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5" style:display-name="Normale 2 1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6" style:display-name="Normale 2 1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7" style:display-name="Normale 2 1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8" style:display-name="Normale 2 1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9" style:display-name="Normale 2 1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" style:display-name="Normale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" style:display-name="Normale 2 1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0" style:display-name="Normale 2 1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1" style:display-name="Normale 2 1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2" style:display-name="Normale 2 1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3" style:display-name="Normale 2 1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4" style:display-name="Normale 2 1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5" style:display-name="Normale 2 1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6" style:display-name="Normale 2 1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7" style:display-name="Normale 2 1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8" style:display-name="Normale 2 1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9" style:display-name="Normale 2 1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" style:display-name="Normale 2 1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0" style:display-name="Normale 2 1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1" style:display-name="Normale 2 1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2" style:display-name="Normale 2 1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3" style:display-name="Normale 2 1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4" style:display-name="Normale 2 1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5" style:display-name="Normale 2 1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6" style:display-name="Normale 2 1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7" style:display-name="Normale 2 1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8" style:display-name="Normale 2 1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9" style:display-name="Normale 2 1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" style:display-name="Normale 2 1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0" style:display-name="Normale 2 1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1" style:display-name="Normale 2 1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2" style:display-name="Normale 2 1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3" style:display-name="Normale 2 1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4" style:display-name="Normale 2 1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5" style:display-name="Normale 2 1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6" style:display-name="Normale 2 1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7" style:display-name="Normale 2 1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8" style:display-name="Normale 2 1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9" style:display-name="Normale 2 1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" style:display-name="Normale 2 1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0" style:display-name="Normale 2 1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1" style:display-name="Normale 2 1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2" style:display-name="Normale 2 1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3" style:display-name="Normale 2 1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4" style:display-name="Normale 2 1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5" style:display-name="Normale 2 1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6" style:display-name="Normale 2 1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7" style:display-name="Normale 2 1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8" style:display-name="Normale 2 1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9" style:display-name="Normale 2 1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" style:display-name="Normale 2 1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0" style:display-name="Normale 2 1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1" style:display-name="Normale 2 1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2" style:display-name="Normale 2 1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3" style:display-name="Normale 2 11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5" style:display-name="Normale 2 1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6" style:display-name="Normale 2 1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7" style:display-name="Normale 2 1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8" style:display-name="Normale 2 1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9" style:display-name="Normale 2 1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" style:display-name="Normale 2 1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0" style:display-name="Normale 2 1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1" style:display-name="Normale 2 1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2" style:display-name="Normale 2 1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3" style:display-name="Normale 2 1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4" style:display-name="Normale 2 1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5" style:display-name="Normale 2 1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6" style:display-name="Normale 2 1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7" style:display-name="Normale 2 1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8" style:display-name="Normale 2 1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9" style:display-name="Normale 2 1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" style:display-name="Normale 2 1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0" style:display-name="Normale 2 1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1" style:display-name="Normale 2 1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2" style:display-name="Normale 2 1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3" style:display-name="Normale 2 1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4" style:display-name="Normale 2 1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5" style:display-name="Normale 2 1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6" style:display-name="Normale 2 1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7" style:display-name="Normale 2 1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8" style:display-name="Normale 2 1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9" style:display-name="Normale 2 1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" style:display-name="Normale 2 1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0" style:display-name="Normale 2 1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1" style:display-name="Normale 2 1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2" style:display-name="Normale 2 1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3" style:display-name="Normale 2 1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4" style:display-name="Normale 2 1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5" style:display-name="Normale 2 1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6" style:display-name="Normale 2 1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7" style:display-name="Normale 2 1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8" style:display-name="Normale 2 1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9" style:display-name="Normale 2 1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" style:display-name="Normale 2 1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0" style:display-name="Normale 2 1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1" style:display-name="Normale 2 1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2" style:display-name="Normale 2 1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3" style:display-name="Normale 2 1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4" style:display-name="Normale 2 1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5" style:display-name="Normale 2 1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6" style:display-name="Normale 2 1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7" style:display-name="Normale 2 1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8" style:display-name="Normale 2 1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9" style:display-name="Normale 2 1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" style:display-name="Normale 2 1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0" style:display-name="Normale 2 1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1" style:display-name="Normale 2 1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2" style:display-name="Normale 2 1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3" style:display-name="Normale 2 1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4" style:display-name="Normale 2 1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5" style:display-name="Normale 2 1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6" style:display-name="Normale 2 1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7" style:display-name="Normale 2 1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8" style:display-name="Normale 2 1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9" style:display-name="Normale 2 1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" style:display-name="Normale 2 1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0" style:display-name="Normale 2 1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1" style:display-name="Normale 2 1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2" style:display-name="Normale 2 1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3" style:display-name="Normale 2 1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4" style:display-name="Normale 2 1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5" style:display-name="Normale 2 1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6" style:display-name="Normale 2 1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7" style:display-name="Normale 2 1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8" style:display-name="Normale 2 1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9" style:display-name="Normale 2 1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" style:display-name="Normale 2 1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0" style:display-name="Normale 2 1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1" style:display-name="Normale 2 1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2" style:display-name="Normale 2 1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3" style:display-name="Normale 2 1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4" style:display-name="Normale 2 1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5" style:display-name="Normale 2 1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6" style:display-name="Normale 2 1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7" style:display-name="Normale 2 1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8" style:display-name="Normale 2 1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9" style:display-name="Normale 2 1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" style:display-name="Normale 2 1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0" style:display-name="Normale 2 1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1" style:display-name="Normale 2 1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2" style:display-name="Normale 2 1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3" style:display-name="Normale 2 1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4" style:display-name="Normale 2 1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5" style:display-name="Normale 2 1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6" style:display-name="Normale 2 1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7" style:display-name="Normale 2 1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8" style:display-name="Normale 2 1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9" style:display-name="Normale 2 1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" style:display-name="Normale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" style:display-name="Normale 2 1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0" style:display-name="Normale 2 1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1" style:display-name="Normale 2 1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2" style:display-name="Normale 2 1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3" style:display-name="Normale 2 1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4" style:display-name="Normale 2 1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5" style:display-name="Normale 2 1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6" style:display-name="Normale 2 1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7" style:display-name="Normale 2 1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8" style:display-name="Normale 2 1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9" style:display-name="Normale 2 1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" style:display-name="Normale 2 1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0" style:display-name="Normale 2 1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1" style:display-name="Normale 2 1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2" style:display-name="Normale 2 1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3" style:display-name="Normale 2 1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4" style:display-name="Normale 2 1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5" style:display-name="Normale 2 1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6" style:display-name="Normale 2 1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7" style:display-name="Normale 2 1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8" style:display-name="Normale 2 1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9" style:display-name="Normale 2 1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" style:display-name="Normale 2 1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0" style:display-name="Normale 2 1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1" style:display-name="Normale 2 1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2" style:display-name="Normale 2 1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3" style:display-name="Normale 2 1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4" style:display-name="Normale 2 1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5" style:display-name="Normale 2 1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6" style:display-name="Normale 2 1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7" style:display-name="Normale 2 1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8" style:display-name="Normale 2 1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9" style:display-name="Normale 2 1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" style:display-name="Normale 2 1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0" style:display-name="Normale 2 1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1" style:display-name="Normale 2 1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2" style:display-name="Normale 2 1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3" style:display-name="Normale 2 1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4" style:display-name="Normale 2 1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5" style:display-name="Normale 2 1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6" style:display-name="Normale 2 1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7" style:display-name="Normale 2 1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8" style:display-name="Normale 2 1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9" style:display-name="Normale 2 1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" style:display-name="Normale 2 1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0" style:display-name="Normale 2 1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1" style:display-name="Normale 2 1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2" style:display-name="Normale 2 1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3" style:display-name="Normale 2 12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5" style:display-name="Normale 2 1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6" style:display-name="Normale 2 1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7" style:display-name="Normale 2 1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8" style:display-name="Normale 2 1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9" style:display-name="Normale 2 1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" style:display-name="Normale 2 1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0" style:display-name="Normale 2 1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1" style:display-name="Normale 2 1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2" style:display-name="Normale 2 1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3" style:display-name="Normale 2 1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4" style:display-name="Normale 2 1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5" style:display-name="Normale 2 1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6" style:display-name="Normale 2 1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7" style:display-name="Normale 2 1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8" style:display-name="Normale 2 1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9" style:display-name="Normale 2 1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" style:display-name="Normale 2 1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0" style:display-name="Normale 2 1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1" style:display-name="Normale 2 1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2" style:display-name="Normale 2 1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3" style:display-name="Normale 2 1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4" style:display-name="Normale 2 1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5" style:display-name="Normale 2 1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6" style:display-name="Normale 2 1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7" style:display-name="Normale 2 1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8" style:display-name="Normale 2 1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9" style:display-name="Normale 2 1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" style:display-name="Normale 2 1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0" style:display-name="Normale 2 1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1" style:display-name="Normale 2 1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2" style:display-name="Normale 2 1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3" style:display-name="Normale 2 1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4" style:display-name="Normale 2 1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5" style:display-name="Normale 2 1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6" style:display-name="Normale 2 1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7" style:display-name="Normale 2 1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8" style:display-name="Normale 2 1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9" style:display-name="Normale 2 1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" style:display-name="Normale 2 1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0" style:display-name="Normale 2 1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1" style:display-name="Normale 2 1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2" style:display-name="Normale 2 1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3" style:display-name="Normale 2 1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4" style:display-name="Normale 2 1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5" style:display-name="Normale 2 1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6" style:display-name="Normale 2 1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7" style:display-name="Normale 2 1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8" style:display-name="Normale 2 1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9" style:display-name="Normale 2 1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" style:display-name="Normale 2 1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0" style:display-name="Normale 2 1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1" style:display-name="Normale 2 1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2" style:display-name="Normale 2 1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3" style:display-name="Normale 2 1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4" style:display-name="Normale 2 1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5" style:display-name="Normale 2 1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6" style:display-name="Normale 2 1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7" style:display-name="Normale 2 1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8" style:display-name="Normale 2 1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9" style:display-name="Normale 2 1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" style:display-name="Normale 2 1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0" style:display-name="Normale 2 1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1" style:display-name="Normale 2 1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2" style:display-name="Normale 2 1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3" style:display-name="Normale 2 1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4" style:display-name="Normale 2 1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5" style:display-name="Normale 2 1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6" style:display-name="Normale 2 1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7" style:display-name="Normale 2 1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8" style:display-name="Normale 2 1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9" style:display-name="Normale 2 1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" style:display-name="Normale 2 1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0" style:display-name="Normale 2 1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1" style:display-name="Normale 2 1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2" style:display-name="Normale 2 1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3" style:display-name="Normale 2 1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4" style:display-name="Normale 2 1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5" style:display-name="Normale 2 1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6" style:display-name="Normale 2 1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7" style:display-name="Normale 2 1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8" style:display-name="Normale 2 1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9" style:display-name="Normale 2 1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" style:display-name="Normale 2 1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0" style:display-name="Normale 2 1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1" style:display-name="Normale 2 1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2" style:display-name="Normale 2 1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3" style:display-name="Normale 2 1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4" style:display-name="Normale 2 1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5" style:display-name="Normale 2 1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6" style:display-name="Normale 2 1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7" style:display-name="Normale 2 1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8" style:display-name="Normale 2 1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9" style:display-name="Normale 2 1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" style:display-name="Normale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" style:display-name="Normale 2 1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0" style:display-name="Normale 2 1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1" style:display-name="Normale 2 1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2" style:display-name="Normale 2 1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3" style:display-name="Normale 2 1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4" style:display-name="Normale 2 1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5" style:display-name="Normale 2 1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6" style:display-name="Normale 2 1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7" style:display-name="Normale 2 1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8" style:display-name="Normale 2 1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9" style:display-name="Normale 2 1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" style:display-name="Normale 2 1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0" style:display-name="Normale 2 1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1" style:display-name="Normale 2 1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2" style:display-name="Normale 2 1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3" style:display-name="Normale 2 1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4" style:display-name="Normale 2 1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5" style:display-name="Normale 2 1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6" style:display-name="Normale 2 1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7" style:display-name="Normale 2 1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8" style:display-name="Normale 2 1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9" style:display-name="Normale 2 1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" style:display-name="Normale 2 1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0" style:display-name="Normale 2 1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1" style:display-name="Normale 2 1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2" style:display-name="Normale 2 1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3" style:display-name="Normale 2 1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4" style:display-name="Normale 2 1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5" style:display-name="Normale 2 1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6" style:display-name="Normale 2 1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7" style:display-name="Normale 2 1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8" style:display-name="Normale 2 1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9" style:display-name="Normale 2 1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" style:display-name="Normale 2 1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0" style:display-name="Normale 2 1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1" style:display-name="Normale 2 1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2" style:display-name="Normale 2 1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3" style:display-name="Normale 2 1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4" style:display-name="Normale 2 1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5" style:display-name="Normale 2 1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6" style:display-name="Normale 2 1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7" style:display-name="Normale 2 1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8" style:display-name="Normale 2 1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9" style:display-name="Normale 2 1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" style:display-name="Normale 2 1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0" style:display-name="Normale 2 1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1" style:display-name="Normale 2 1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2" style:display-name="Normale 2 1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3" style:display-name="Normale 2 13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5" style:display-name="Normale 2 1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6" style:display-name="Normale 2 1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7" style:display-name="Normale 2 1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8" style:display-name="Normale 2 1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9" style:display-name="Normale 2 1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" style:display-name="Normale 2 1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0" style:display-name="Normale 2 1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1" style:display-name="Normale 2 1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2" style:display-name="Normale 2 1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3" style:display-name="Normale 2 1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4" style:display-name="Normale 2 1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5" style:display-name="Normale 2 1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6" style:display-name="Normale 2 1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7" style:display-name="Normale 2 1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8" style:display-name="Normale 2 1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9" style:display-name="Normale 2 1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" style:display-name="Normale 2 1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0" style:display-name="Normale 2 1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1" style:display-name="Normale 2 1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2" style:display-name="Normale 2 1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3" style:display-name="Normale 2 1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4" style:display-name="Normale 2 1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5" style:display-name="Normale 2 1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6" style:display-name="Normale 2 1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7" style:display-name="Normale 2 1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8" style:display-name="Normale 2 1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9" style:display-name="Normale 2 1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" style:display-name="Normale 2 1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0" style:display-name="Normale 2 1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1" style:display-name="Normale 2 1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2" style:display-name="Normale 2 1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3" style:display-name="Normale 2 1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4" style:display-name="Normale 2 1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5" style:display-name="Normale 2 1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6" style:display-name="Normale 2 1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7" style:display-name="Normale 2 1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8" style:display-name="Normale 2 1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9" style:display-name="Normale 2 1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" style:display-name="Normale 2 1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0" style:display-name="Normale 2 1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1" style:display-name="Normale 2 1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2" style:display-name="Normale 2 1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3" style:display-name="Normale 2 1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4" style:display-name="Normale 2 1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5" style:display-name="Normale 2 1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6" style:display-name="Normale 2 1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7" style:display-name="Normale 2 1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8" style:display-name="Normale 2 1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9" style:display-name="Normale 2 1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" style:display-name="Normale 2 1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0" style:display-name="Normale 2 1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1" style:display-name="Normale 2 1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2" style:display-name="Normale 2 1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3" style:display-name="Normale 2 1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4" style:display-name="Normale 2 1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5" style:display-name="Normale 2 1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6" style:display-name="Normale 2 1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7" style:display-name="Normale 2 1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8" style:display-name="Normale 2 1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9" style:display-name="Normale 2 1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" style:display-name="Normale 2 1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0" style:display-name="Normale 2 1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1" style:display-name="Normale 2 1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2" style:display-name="Normale 2 1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3" style:display-name="Normale 2 1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4" style:display-name="Normale 2 1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5" style:display-name="Normale 2 1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6" style:display-name="Normale 2 1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7" style:display-name="Normale 2 1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8" style:display-name="Normale 2 1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9" style:display-name="Normale 2 1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" style:display-name="Normale 2 1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0" style:display-name="Normale 2 1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1" style:display-name="Normale 2 1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2" style:display-name="Normale 2 1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3" style:display-name="Normale 2 1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4" style:display-name="Normale 2 1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5" style:display-name="Normale 2 1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6" style:display-name="Normale 2 1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7" style:display-name="Normale 2 1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8" style:display-name="Normale 2 1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9" style:display-name="Normale 2 1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" style:display-name="Normale 2 1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0" style:display-name="Normale 2 1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1" style:display-name="Normale 2 1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2" style:display-name="Normale 2 1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3" style:display-name="Normale 2 1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4" style:display-name="Normale 2 1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5" style:display-name="Normale 2 1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6" style:display-name="Normale 2 1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7" style:display-name="Normale 2 1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8" style:display-name="Normale 2 1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9" style:display-name="Normale 2 1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" style:display-name="Normale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" style:display-name="Normale 2 1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0" style:display-name="Normale 2 1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1" style:display-name="Normale 2 1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2" style:display-name="Normale 2 1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3" style:display-name="Normale 2 1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4" style:display-name="Normale 2 1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5" style:display-name="Normale 2 1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6" style:display-name="Normale 2 1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7" style:display-name="Normale 2 1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8" style:display-name="Normale 2 1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9" style:display-name="Normale 2 1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" style:display-name="Normale 2 1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0" style:display-name="Normale 2 1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1" style:display-name="Normale 2 1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2" style:display-name="Normale 2 1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3" style:display-name="Normale 2 1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4" style:display-name="Normale 2 1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5" style:display-name="Normale 2 1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6" style:display-name="Normale 2 1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7" style:display-name="Normale 2 1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8" style:display-name="Normale 2 1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9" style:display-name="Normale 2 1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" style:display-name="Normale 2 1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0" style:display-name="Normale 2 1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1" style:display-name="Normale 2 1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2" style:display-name="Normale 2 1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3" style:display-name="Normale 2 1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4" style:display-name="Normale 2 1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5" style:display-name="Normale 2 1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6" style:display-name="Normale 2 1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7" style:display-name="Normale 2 1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8" style:display-name="Normale 2 1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9" style:display-name="Normale 2 1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" style:display-name="Normale 2 1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0" style:display-name="Normale 2 1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1" style:display-name="Normale 2 1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2" style:display-name="Normale 2 1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3" style:display-name="Normale 2 1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4" style:display-name="Normale 2 1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5" style:display-name="Normale 2 1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6" style:display-name="Normale 2 1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7" style:display-name="Normale 2 1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8" style:display-name="Normale 2 1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9" style:display-name="Normale 2 1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" style:display-name="Normale 2 1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0" style:display-name="Normale 2 1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1" style:display-name="Normale 2 1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2" style:display-name="Normale 2 1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3" style:display-name="Normale 2 14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5" style:display-name="Normale 2 1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6" style:display-name="Normale 2 1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7" style:display-name="Normale 2 1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8" style:display-name="Normale 2 1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9" style:display-name="Normale 2 1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" style:display-name="Normale 2 1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0" style:display-name="Normale 2 1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1" style:display-name="Normale 2 1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2" style:display-name="Normale 2 1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3" style:display-name="Normale 2 1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4" style:display-name="Normale 2 1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5" style:display-name="Normale 2 1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6" style:display-name="Normale 2 1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7" style:display-name="Normale 2 1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8" style:display-name="Normale 2 1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9" style:display-name="Normale 2 1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" style:display-name="Normale 2 1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0" style:display-name="Normale 2 1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1" style:display-name="Normale 2 1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2" style:display-name="Normale 2 1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3" style:display-name="Normale 2 1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4" style:display-name="Normale 2 1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5" style:display-name="Normale 2 1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6" style:display-name="Normale 2 1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7" style:display-name="Normale 2 1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8" style:display-name="Normale 2 1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9" style:display-name="Normale 2 1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" style:display-name="Normale 2 1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0" style:display-name="Normale 2 1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1" style:display-name="Normale 2 1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2" style:display-name="Normale 2 1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3" style:display-name="Normale 2 1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4" style:display-name="Normale 2 1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5" style:display-name="Normale 2 1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6" style:display-name="Normale 2 1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7" style:display-name="Normale 2 1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8" style:display-name="Normale 2 1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9" style:display-name="Normale 2 1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" style:display-name="Normale 2 1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0" style:display-name="Normale 2 1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1" style:display-name="Normale 2 1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2" style:display-name="Normale 2 1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3" style:display-name="Normale 2 1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4" style:display-name="Normale 2 1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5" style:display-name="Normale 2 1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6" style:display-name="Normale 2 1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7" style:display-name="Normale 2 1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8" style:display-name="Normale 2 1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9" style:display-name="Normale 2 1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" style:display-name="Normale 2 1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0" style:display-name="Normale 2 1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1" style:display-name="Normale 2 1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2" style:display-name="Normale 2 1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3" style:display-name="Normale 2 1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4" style:display-name="Normale 2 1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5" style:display-name="Normale 2 1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6" style:display-name="Normale 2 1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7" style:display-name="Normale 2 1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8" style:display-name="Normale 2 1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9" style:display-name="Normale 2 1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" style:display-name="Normale 2 1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0" style:display-name="Normale 2 1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1" style:display-name="Normale 2 1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2" style:display-name="Normale 2 1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3" style:display-name="Normale 2 1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4" style:display-name="Normale 2 1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5" style:display-name="Normale 2 1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6" style:display-name="Normale 2 1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7" style:display-name="Normale 2 1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8" style:display-name="Normale 2 1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9" style:display-name="Normale 2 1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" style:display-name="Normale 2 1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0" style:display-name="Normale 2 1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1" style:display-name="Normale 2 1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2" style:display-name="Normale 2 1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3" style:display-name="Normale 2 1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4" style:display-name="Normale 2 1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5" style:display-name="Normale 2 1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6" style:display-name="Normale 2 1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7" style:display-name="Normale 2 1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8" style:display-name="Normale 2 1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9" style:display-name="Normale 2 1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" style:display-name="Normale 2 1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0" style:display-name="Normale 2 1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1" style:display-name="Normale 2 1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2" style:display-name="Normale 2 1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3" style:display-name="Normale 2 1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4" style:display-name="Normale 2 1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5" style:display-name="Normale 2 1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6" style:display-name="Normale 2 1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7" style:display-name="Normale 2 1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8" style:display-name="Normale 2 1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9" style:display-name="Normale 2 1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" style:display-name="Normale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" style:display-name="Normale 2 1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0" style:display-name="Normale 2 1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1" style:display-name="Normale 2 1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2" style:display-name="Normale 2 1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3" style:display-name="Normale 2 1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4" style:display-name="Normale 2 1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5" style:display-name="Normale 2 1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6" style:display-name="Normale 2 1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7" style:display-name="Normale 2 1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8" style:display-name="Normale 2 1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9" style:display-name="Normale 2 1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" style:display-name="Normale 2 1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0" style:display-name="Normale 2 1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1" style:display-name="Normale 2 1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2" style:display-name="Normale 2 1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3" style:display-name="Normale 2 1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4" style:display-name="Normale 2 1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5" style:display-name="Normale 2 1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6" style:display-name="Normale 2 1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7" style:display-name="Normale 2 1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8" style:display-name="Normale 2 1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9" style:display-name="Normale 2 1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" style:display-name="Normale 2 1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0" style:display-name="Normale 2 1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1" style:display-name="Normale 2 1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2" style:display-name="Normale 2 1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3" style:display-name="Normale 2 1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4" style:display-name="Normale 2 1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5" style:display-name="Normale 2 1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6" style:display-name="Normale 2 1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7" style:display-name="Normale 2 1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8" style:display-name="Normale 2 1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9" style:display-name="Normale 2 1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" style:display-name="Normale 2 1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0" style:display-name="Normale 2 1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1" style:display-name="Normale 2 1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2" style:display-name="Normale 2 1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3" style:display-name="Normale 2 1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4" style:display-name="Normale 2 1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5" style:display-name="Normale 2 1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6" style:display-name="Normale 2 1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7" style:display-name="Normale 2 1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8" style:display-name="Normale 2 1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9" style:display-name="Normale 2 1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" style:display-name="Normale 2 1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0" style:display-name="Normale 2 1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1" style:display-name="Normale 2 1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2" style:display-name="Normale 2 1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3" style:display-name="Normale 2 15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5" style:display-name="Normale 2 1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6" style:display-name="Normale 2 1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7" style:display-name="Normale 2 1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8" style:display-name="Normale 2 1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9" style:display-name="Normale 2 1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" style:display-name="Normale 2 1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0" style:display-name="Normale 2 1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1" style:display-name="Normale 2 1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2" style:display-name="Normale 2 1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3" style:display-name="Normale 2 1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4" style:display-name="Normale 2 1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5" style:display-name="Normale 2 1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6" style:display-name="Normale 2 1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7" style:display-name="Normale 2 1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8" style:display-name="Normale 2 1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9" style:display-name="Normale 2 1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" style:display-name="Normale 2 1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0" style:display-name="Normale 2 1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1" style:display-name="Normale 2 1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2" style:display-name="Normale 2 1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3" style:display-name="Normale 2 1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4" style:display-name="Normale 2 1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5" style:display-name="Normale 2 1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6" style:display-name="Normale 2 1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7" style:display-name="Normale 2 1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8" style:display-name="Normale 2 1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9" style:display-name="Normale 2 1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" style:display-name="Normale 2 1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0" style:display-name="Normale 2 1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1" style:display-name="Normale 2 1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2" style:display-name="Normale 2 1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3" style:display-name="Normale 2 1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4" style:display-name="Normale 2 1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5" style:display-name="Normale 2 1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6" style:display-name="Normale 2 1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7" style:display-name="Normale 2 1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8" style:display-name="Normale 2 1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9" style:display-name="Normale 2 1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" style:display-name="Normale 2 1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0" style:display-name="Normale 2 1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1" style:display-name="Normale 2 1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2" style:display-name="Normale 2 1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3" style:display-name="Normale 2 1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4" style:display-name="Normale 2 1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5" style:display-name="Normale 2 1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6" style:display-name="Normale 2 1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7" style:display-name="Normale 2 1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8" style:display-name="Normale 2 1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9" style:display-name="Normale 2 1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" style:display-name="Normale 2 1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0" style:display-name="Normale 2 1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1" style:display-name="Normale 2 1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2" style:display-name="Normale 2 1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3" style:display-name="Normale 2 1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4" style:display-name="Normale 2 1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5" style:display-name="Normale 2 1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6" style:display-name="Normale 2 1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7" style:display-name="Normale 2 1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8" style:display-name="Normale 2 1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9" style:display-name="Normale 2 1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" style:display-name="Normale 2 1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0" style:display-name="Normale 2 1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1" style:display-name="Normale 2 1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2" style:display-name="Normale 2 1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3" style:display-name="Normale 2 1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4" style:display-name="Normale 2 1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5" style:display-name="Normale 2 1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6" style:display-name="Normale 2 1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7" style:display-name="Normale 2 1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8" style:display-name="Normale 2 1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9" style:display-name="Normale 2 1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" style:display-name="Normale 2 1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0" style:display-name="Normale 2 1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1" style:display-name="Normale 2 1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2" style:display-name="Normale 2 1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3" style:display-name="Normale 2 1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4" style:display-name="Normale 2 1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5" style:display-name="Normale 2 1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6" style:display-name="Normale 2 1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7" style:display-name="Normale 2 1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8" style:display-name="Normale 2 1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9" style:display-name="Normale 2 1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" style:display-name="Normale 2 1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0" style:display-name="Normale 2 1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1" style:display-name="Normale 2 1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2" style:display-name="Normale 2 1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3" style:display-name="Normale 2 1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4" style:display-name="Normale 2 1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5" style:display-name="Normale 2 1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6" style:display-name="Normale 2 1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7" style:display-name="Normale 2 1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8" style:display-name="Normale 2 1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9" style:display-name="Normale 2 1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" style:display-name="Normale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" style:display-name="Normale 2 1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0" style:display-name="Normale 2 1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1" style:display-name="Normale 2 1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2" style:display-name="Normale 2 1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3" style:display-name="Normale 2 1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4" style:display-name="Normale 2 1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5" style:display-name="Normale 2 1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6" style:display-name="Normale 2 1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7" style:display-name="Normale 2 1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8" style:display-name="Normale 2 1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9" style:display-name="Normale 2 1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" style:display-name="Normale 2 1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0" style:display-name="Normale 2 1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1" style:display-name="Normale 2 1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2" style:display-name="Normale 2 1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3" style:display-name="Normale 2 1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4" style:display-name="Normale 2 1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5" style:display-name="Normale 2 1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6" style:display-name="Normale 2 1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7" style:display-name="Normale 2 1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8" style:display-name="Normale 2 1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9" style:display-name="Normale 2 1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" style:display-name="Normale 2 1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0" style:display-name="Normale 2 1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1" style:display-name="Normale 2 1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2" style:display-name="Normale 2 1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3" style:display-name="Normale 2 1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4" style:display-name="Normale 2 1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5" style:display-name="Normale 2 1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6" style:display-name="Normale 2 1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7" style:display-name="Normale 2 1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8" style:display-name="Normale 2 1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9" style:display-name="Normale 2 1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" style:display-name="Normale 2 1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0" style:display-name="Normale 2 1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1" style:display-name="Normale 2 1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2" style:display-name="Normale 2 1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3" style:display-name="Normale 2 1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4" style:display-name="Normale 2 1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5" style:display-name="Normale 2 1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6" style:display-name="Normale 2 1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7" style:display-name="Normale 2 1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8" style:display-name="Normale 2 1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9" style:display-name="Normale 2 1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" style:display-name="Normale 2 1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0" style:display-name="Normale 2 1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1" style:display-name="Normale 2 1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2" style:display-name="Normale 2 1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3" style:display-name="Normale 2 16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5" style:display-name="Normale 2 1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6" style:display-name="Normale 2 1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7" style:display-name="Normale 2 1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8" style:display-name="Normale 2 1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9" style:display-name="Normale 2 1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" style:display-name="Normale 2 1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0" style:display-name="Normale 2 1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1" style:display-name="Normale 2 1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2" style:display-name="Normale 2 1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3" style:display-name="Normale 2 1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4" style:display-name="Normale 2 1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5" style:display-name="Normale 2 1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6" style:display-name="Normale 2 1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7" style:display-name="Normale 2 1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8" style:display-name="Normale 2 1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9" style:display-name="Normale 2 1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" style:display-name="Normale 2 1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0" style:display-name="Normale 2 1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1" style:display-name="Normale 2 1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2" style:display-name="Normale 2 1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3" style:display-name="Normale 2 1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4" style:display-name="Normale 2 1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5" style:display-name="Normale 2 1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6" style:display-name="Normale 2 1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7" style:display-name="Normale 2 1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8" style:display-name="Normale 2 1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9" style:display-name="Normale 2 1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" style:display-name="Normale 2 1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0" style:display-name="Normale 2 1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1" style:display-name="Normale 2 1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2" style:display-name="Normale 2 1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3" style:display-name="Normale 2 1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4" style:display-name="Normale 2 1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5" style:display-name="Normale 2 1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6" style:display-name="Normale 2 1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7" style:display-name="Normale 2 1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8" style:display-name="Normale 2 1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9" style:display-name="Normale 2 1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" style:display-name="Normale 2 1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0" style:display-name="Normale 2 1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1" style:display-name="Normale 2 1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2" style:display-name="Normale 2 1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3" style:display-name="Normale 2 1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4" style:display-name="Normale 2 1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5" style:display-name="Normale 2 1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6" style:display-name="Normale 2 1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7" style:display-name="Normale 2 1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8" style:display-name="Normale 2 1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9" style:display-name="Normale 2 1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" style:display-name="Normale 2 1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0" style:display-name="Normale 2 1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1" style:display-name="Normale 2 1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2" style:display-name="Normale 2 1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3" style:display-name="Normale 2 1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4" style:display-name="Normale 2 1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5" style:display-name="Normale 2 1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6" style:display-name="Normale 2 1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7" style:display-name="Normale 2 1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8" style:display-name="Normale 2 1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9" style:display-name="Normale 2 1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" style:display-name="Normale 2 1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0" style:display-name="Normale 2 1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1" style:display-name="Normale 2 1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2" style:display-name="Normale 2 1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3" style:display-name="Normale 2 1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4" style:display-name="Normale 2 1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5" style:display-name="Normale 2 1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6" style:display-name="Normale 2 1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7" style:display-name="Normale 2 1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8" style:display-name="Normale 2 1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9" style:display-name="Normale 2 1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" style:display-name="Normale 2 1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0" style:display-name="Normale 2 1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1" style:display-name="Normale 2 1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2" style:display-name="Normale 2 1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3" style:display-name="Normale 2 1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4" style:display-name="Normale 2 1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5" style:display-name="Normale 2 1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6" style:display-name="Normale 2 1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7" style:display-name="Normale 2 1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8" style:display-name="Normale 2 1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9" style:display-name="Normale 2 1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" style:display-name="Normale 2 1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0" style:display-name="Normale 2 1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1" style:display-name="Normale 2 1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2" style:display-name="Normale 2 1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3" style:display-name="Normale 2 1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4" style:display-name="Normale 2 1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5" style:display-name="Normale 2 1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6" style:display-name="Normale 2 1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7" style:display-name="Normale 2 1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8" style:display-name="Normale 2 1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9" style:display-name="Normale 2 1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" style:display-name="Normale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" style:display-name="Normale 2 1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0" style:display-name="Normale 2 1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1" style:display-name="Normale 2 1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2" style:display-name="Normale 2 1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3" style:display-name="Normale 2 1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4" style:display-name="Normale 2 1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5" style:display-name="Normale 2 1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6" style:display-name="Normale 2 1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7" style:display-name="Normale 2 1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8" style:display-name="Normale 2 1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9" style:display-name="Normale 2 1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" style:display-name="Normale 2 1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0" style:display-name="Normale 2 1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1" style:display-name="Normale 2 1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2" style:display-name="Normale 2 1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3" style:display-name="Normale 2 1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4" style:display-name="Normale 2 1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5" style:display-name="Normale 2 1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6" style:display-name="Normale 2 1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7" style:display-name="Normale 2 1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8" style:display-name="Normale 2 1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9" style:display-name="Normale 2 1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" style:display-name="Normale 2 1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0" style:display-name="Normale 2 1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1" style:display-name="Normale 2 1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2" style:display-name="Normale 2 1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3" style:display-name="Normale 2 1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4" style:display-name="Normale 2 1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5" style:display-name="Normale 2 1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6" style:display-name="Normale 2 1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7" style:display-name="Normale 2 1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8" style:display-name="Normale 2 1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9" style:display-name="Normale 2 1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" style:display-name="Normale 2 1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0" style:display-name="Normale 2 1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1" style:display-name="Normale 2 1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2" style:display-name="Normale 2 1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3" style:display-name="Normale 2 1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4" style:display-name="Normale 2 1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5" style:display-name="Normale 2 1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6" style:display-name="Normale 2 1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7" style:display-name="Normale 2 1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8" style:display-name="Normale 2 1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9" style:display-name="Normale 2 1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" style:display-name="Normale 2 1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0" style:display-name="Normale 2 1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1" style:display-name="Normale 2 1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2" style:display-name="Normale 2 1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3" style:display-name="Normale 2 17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5" style:display-name="Normale 2 1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6" style:display-name="Normale 2 1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7" style:display-name="Normale 2 1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8" style:display-name="Normale 2 1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9" style:display-name="Normale 2 1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" style:display-name="Normale 2 1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0" style:display-name="Normale 2 1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1" style:display-name="Normale 2 1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2" style:display-name="Normale 2 1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3" style:display-name="Normale 2 1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4" style:display-name="Normale 2 1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5" style:display-name="Normale 2 1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6" style:display-name="Normale 2 1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7" style:display-name="Normale 2 1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8" style:display-name="Normale 2 1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9" style:display-name="Normale 2 1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" style:display-name="Normale 2 1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0" style:display-name="Normale 2 1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1" style:display-name="Normale 2 1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2" style:display-name="Normale 2 1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3" style:display-name="Normale 2 1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4" style:display-name="Normale 2 1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5" style:display-name="Normale 2 1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6" style:display-name="Normale 2 1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7" style:display-name="Normale 2 1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8" style:display-name="Normale 2 1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9" style:display-name="Normale 2 1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" style:display-name="Normale 2 1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0" style:display-name="Normale 2 1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1" style:display-name="Normale 2 1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2" style:display-name="Normale 2 1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3" style:display-name="Normale 2 1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4" style:display-name="Normale 2 1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5" style:display-name="Normale 2 1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6" style:display-name="Normale 2 1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7" style:display-name="Normale 2 1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8" style:display-name="Normale 2 1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9" style:display-name="Normale 2 1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" style:display-name="Normale 2 1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0" style:display-name="Normale 2 1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1" style:display-name="Normale 2 1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2" style:display-name="Normale 2 1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3" style:display-name="Normale 2 1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4" style:display-name="Normale 2 1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5" style:display-name="Normale 2 1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6" style:display-name="Normale 2 1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7" style:display-name="Normale 2 1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8" style:display-name="Normale 2 1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9" style:display-name="Normale 2 1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" style:display-name="Normale 2 1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0" style:display-name="Normale 2 1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1" style:display-name="Normale 2 1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2" style:display-name="Normale 2 1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3" style:display-name="Normale 2 1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4" style:display-name="Normale 2 1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5" style:display-name="Normale 2 1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6" style:display-name="Normale 2 1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7" style:display-name="Normale 2 1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8" style:display-name="Normale 2 1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9" style:display-name="Normale 2 1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" style:display-name="Normale 2 1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0" style:display-name="Normale 2 1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1" style:display-name="Normale 2 1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2" style:display-name="Normale 2 1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3" style:display-name="Normale 2 1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4" style:display-name="Normale 2 1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5" style:display-name="Normale 2 1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6" style:display-name="Normale 2 1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7" style:display-name="Normale 2 1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8" style:display-name="Normale 2 1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9" style:display-name="Normale 2 1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" style:display-name="Normale 2 1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0" style:display-name="Normale 2 1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1" style:display-name="Normale 2 1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2" style:display-name="Normale 2 1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3" style:display-name="Normale 2 1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4" style:display-name="Normale 2 1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5" style:display-name="Normale 2 1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6" style:display-name="Normale 2 1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7" style:display-name="Normale 2 1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8" style:display-name="Normale 2 1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9" style:display-name="Normale 2 1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" style:display-name="Normale 2 1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0" style:display-name="Normale 2 1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1" style:display-name="Normale 2 1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2" style:display-name="Normale 2 1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3" style:display-name="Normale 2 1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4" style:display-name="Normale 2 1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5" style:display-name="Normale 2 1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6" style:display-name="Normale 2 1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7" style:display-name="Normale 2 1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8" style:display-name="Normale 2 1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9" style:display-name="Normale 2 1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" style:display-name="Normale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" style:display-name="Normale 2 1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0" style:display-name="Normale 2 1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1" style:display-name="Normale 2 1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2" style:display-name="Normale 2 1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3" style:display-name="Normale 2 1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4" style:display-name="Normale 2 1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5" style:display-name="Normale 2 1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6" style:display-name="Normale 2 1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7" style:display-name="Normale 2 1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8" style:display-name="Normale 2 1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9" style:display-name="Normale 2 1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" style:display-name="Normale 2 1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0" style:display-name="Normale 2 1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1" style:display-name="Normale 2 1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2" style:display-name="Normale 2 1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3" style:display-name="Normale 2 1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4" style:display-name="Normale 2 1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5" style:display-name="Normale 2 1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6" style:display-name="Normale 2 1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7" style:display-name="Normale 2 1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8" style:display-name="Normale 2 1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9" style:display-name="Normale 2 1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" style:display-name="Normale 2 1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0" style:display-name="Normale 2 1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1" style:display-name="Normale 2 1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2" style:display-name="Normale 2 1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3" style:display-name="Normale 2 1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4" style:display-name="Normale 2 1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5" style:display-name="Normale 2 1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6" style:display-name="Normale 2 1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7" style:display-name="Normale 2 1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8" style:display-name="Normale 2 1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9" style:display-name="Normale 2 1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" style:display-name="Normale 2 1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0" style:display-name="Normale 2 1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1" style:display-name="Normale 2 1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2" style:display-name="Normale 2 1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3" style:display-name="Normale 2 1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4" style:display-name="Normale 2 1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5" style:display-name="Normale 2 1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6" style:display-name="Normale 2 1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7" style:display-name="Normale 2 1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8" style:display-name="Normale 2 1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9" style:display-name="Normale 2 1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" style:display-name="Normale 2 1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0" style:display-name="Normale 2 1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1" style:display-name="Normale 2 1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2" style:display-name="Normale 2 1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3" style:display-name="Normale 2 18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5" style:display-name="Normale 2 1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6" style:display-name="Normale 2 1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7" style:display-name="Normale 2 1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8" style:display-name="Normale 2 1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9" style:display-name="Normale 2 1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" style:display-name="Normale 2 1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0" style:display-name="Normale 2 1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1" style:display-name="Normale 2 1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2" style:display-name="Normale 2 1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3" style:display-name="Normale 2 1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4" style:display-name="Normale 2 1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5" style:display-name="Normale 2 1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6" style:display-name="Normale 2 1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7" style:display-name="Normale 2 1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8" style:display-name="Normale 2 1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9" style:display-name="Normale 2 1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" style:display-name="Normale 2 1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0" style:display-name="Normale 2 1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1" style:display-name="Normale 2 1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2" style:display-name="Normale 2 1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3" style:display-name="Normale 2 1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4" style:display-name="Normale 2 1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5" style:display-name="Normale 2 1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6" style:display-name="Normale 2 1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7" style:display-name="Normale 2 1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8" style:display-name="Normale 2 1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9" style:display-name="Normale 2 1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" style:display-name="Normale 2 1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0" style:display-name="Normale 2 1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1" style:display-name="Normale 2 1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2" style:display-name="Normale 2 1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3" style:display-name="Normale 2 1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4" style:display-name="Normale 2 1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5" style:display-name="Normale 2 1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6" style:display-name="Normale 2 1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7" style:display-name="Normale 2 1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8" style:display-name="Normale 2 1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9" style:display-name="Normale 2 1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" style:display-name="Normale 2 1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0" style:display-name="Normale 2 1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1" style:display-name="Normale 2 1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2" style:display-name="Normale 2 1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3" style:display-name="Normale 2 1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4" style:display-name="Normale 2 1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5" style:display-name="Normale 2 1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6" style:display-name="Normale 2 1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7" style:display-name="Normale 2 1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8" style:display-name="Normale 2 1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9" style:display-name="Normale 2 1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" style:display-name="Normale 2 1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0" style:display-name="Normale 2 1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1" style:display-name="Normale 2 1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2" style:display-name="Normale 2 1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3" style:display-name="Normale 2 1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4" style:display-name="Normale 2 1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5" style:display-name="Normale 2 1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6" style:display-name="Normale 2 1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7" style:display-name="Normale 2 1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8" style:display-name="Normale 2 1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9" style:display-name="Normale 2 1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" style:display-name="Normale 2 1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0" style:display-name="Normale 2 1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1" style:display-name="Normale 2 1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2" style:display-name="Normale 2 1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3" style:display-name="Normale 2 1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4" style:display-name="Normale 2 1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5" style:display-name="Normale 2 1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6" style:display-name="Normale 2 1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7" style:display-name="Normale 2 1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8" style:display-name="Normale 2 1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9" style:display-name="Normale 2 1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" style:display-name="Normale 2 1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0" style:display-name="Normale 2 1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1" style:display-name="Normale 2 1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2" style:display-name="Normale 2 1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3" style:display-name="Normale 2 1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4" style:display-name="Normale 2 1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5" style:display-name="Normale 2 1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6" style:display-name="Normale 2 1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7" style:display-name="Normale 2 1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8" style:display-name="Normale 2 1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9" style:display-name="Normale 2 1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" style:display-name="Normale 2 1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0" style:display-name="Normale 2 1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1" style:display-name="Normale 2 1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2" style:display-name="Normale 2 1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3" style:display-name="Normale 2 1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4" style:display-name="Normale 2 1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5" style:display-name="Normale 2 1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6" style:display-name="Normale 2 1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7" style:display-name="Normale 2 1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8" style:display-name="Normale 2 1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9" style:display-name="Normale 2 1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" style:display-name="Normale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" style:display-name="Normale 2 1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0" style:display-name="Normale 2 1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1" style:display-name="Normale 2 1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2" style:display-name="Normale 2 1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3" style:display-name="Normale 2 1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4" style:display-name="Normale 2 1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5" style:display-name="Normale 2 1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6" style:display-name="Normale 2 1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7" style:display-name="Normale 2 1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8" style:display-name="Normale 2 1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9" style:display-name="Normale 2 1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" style:display-name="Normale 2 1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0" style:display-name="Normale 2 1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1" style:display-name="Normale 2 1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2" style:display-name="Normale 2 1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3" style:display-name="Normale 2 1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4" style:display-name="Normale 2 1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5" style:display-name="Normale 2 1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6" style:display-name="Normale 2 1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7" style:display-name="Normale 2 1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8" style:display-name="Normale 2 1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9" style:display-name="Normale 2 1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" style:display-name="Normale 2 1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0" style:display-name="Normale 2 1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1" style:display-name="Normale 2 1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2" style:display-name="Normale 2 1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3" style:display-name="Normale 2 1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4" style:display-name="Normale 2 1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5" style:display-name="Normale 2 1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6" style:display-name="Normale 2 1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7" style:display-name="Normale 2 1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8" style:display-name="Normale 2 1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9" style:display-name="Normale 2 1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" style:display-name="Normale 2 1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0" style:display-name="Normale 2 1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1" style:display-name="Normale 2 1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2" style:display-name="Normale 2 1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3" style:display-name="Normale 2 1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4" style:display-name="Normale 2 1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5" style:display-name="Normale 2 1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6" style:display-name="Normale 2 1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7" style:display-name="Normale 2 1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8" style:display-name="Normale 2 1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9" style:display-name="Normale 2 1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" style:display-name="Normale 2 1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0" style:display-name="Normale 2 1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1" style:display-name="Normale 2 1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2" style:display-name="Normale 2 1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3" style:display-name="Normale 2 19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5" style:display-name="Normale 2 1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6" style:display-name="Normale 2 1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7" style:display-name="Normale 2 1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8" style:display-name="Normale 2 1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9" style:display-name="Normale 2 1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" style:display-name="Normale 2 1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0" style:display-name="Normale 2 1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1" style:display-name="Normale 2 1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2" style:display-name="Normale 2 1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3" style:display-name="Normale 2 1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4" style:display-name="Normale 2 1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5" style:display-name="Normale 2 1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6" style:display-name="Normale 2 1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7" style:display-name="Normale 2 1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8" style:display-name="Normale 2 1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9" style:display-name="Normale 2 1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" style:display-name="Normale 2 1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0" style:display-name="Normale 2 1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1" style:display-name="Normale 2 1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2" style:display-name="Normale 2 1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3" style:display-name="Normale 2 1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4" style:display-name="Normale 2 1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5" style:display-name="Normale 2 1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6" style:display-name="Normale 2 1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7" style:display-name="Normale 2 1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8" style:display-name="Normale 2 1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9" style:display-name="Normale 2 1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" style:display-name="Normale 2 1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0" style:display-name="Normale 2 1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1" style:display-name="Normale 2 1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2" style:display-name="Normale 2 1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3" style:display-name="Normale 2 1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4" style:display-name="Normale 2 1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5" style:display-name="Normale 2 1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6" style:display-name="Normale 2 1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7" style:display-name="Normale 2 1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8" style:display-name="Normale 2 1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9" style:display-name="Normale 2 1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" style:display-name="Normale 2 1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0" style:display-name="Normale 2 1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1" style:display-name="Normale 2 1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2" style:display-name="Normale 2 1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3" style:display-name="Normale 2 1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4" style:display-name="Normale 2 1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5" style:display-name="Normale 2 1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6" style:display-name="Normale 2 1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7" style:display-name="Normale 2 1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8" style:display-name="Normale 2 1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9" style:display-name="Normale 2 1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" style:display-name="Normale 2 1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0" style:display-name="Normale 2 1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1" style:display-name="Normale 2 1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2" style:display-name="Normale 2 1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3" style:display-name="Normale 2 1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4" style:display-name="Normale 2 1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5" style:display-name="Normale 2 1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6" style:display-name="Normale 2 1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7" style:display-name="Normale 2 1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8" style:display-name="Normale 2 1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9" style:display-name="Normale 2 1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" style:display-name="Normale 2 1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0" style:display-name="Normale 2 1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1" style:display-name="Normale 2 1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2" style:display-name="Normale 2 1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3" style:display-name="Normale 2 1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4" style:display-name="Normale 2 1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5" style:display-name="Normale 2 1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6" style:display-name="Normale 2 1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7" style:display-name="Normale 2 1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8" style:display-name="Normale 2 1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9" style:display-name="Normale 2 1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" style:display-name="Normale 2 1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0" style:display-name="Normale 2 1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1" style:display-name="Normale 2 1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2" style:display-name="Normale 2 1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3" style:display-name="Normale 2 1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4" style:display-name="Normale 2 1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5" style:display-name="Normale 2 1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6" style:display-name="Normale 2 1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7" style:display-name="Normale 2 1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8" style:display-name="Normale 2 1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9" style:display-name="Normale 2 1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" style:display-name="Normale 2 1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0" style:display-name="Normale 2 1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1" style:display-name="Normale 2 1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2" style:display-name="Normale 2 1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3" style:display-name="Normale 2 1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4" style:display-name="Normale 2 1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5" style:display-name="Normale 2 1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6" style:display-name="Normale 2 1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7" style:display-name="Normale 2 1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8" style:display-name="Normale 2 1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9" style:display-name="Normale 2 1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" style:display-name="Normale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" style:display-name="Normale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0" style:display-name="Normale 2 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1" style:display-name="Normale 2 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2" style:display-name="Normale 2 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3" style:display-name="Normale 2 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4" style:display-name="Normale 2 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5" style:display-name="Normale 2 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6" style:display-name="Normale 2 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7" style:display-name="Normale 2 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8" style:display-name="Normale 2 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9" style:display-name="Normale 2 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" style:display-name="Normale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0" style:display-name="Normale 2 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1" style:display-name="Normale 2 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2" style:display-name="Normale 2 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3" style:display-name="Normale 2 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4" style:display-name="Normale 2 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5" style:display-name="Normale 2 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6" style:display-name="Normale 2 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7" style:display-name="Normale 2 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8" style:display-name="Normale 2 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9" style:display-name="Normale 2 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" style:display-name="Normale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0" style:display-name="Normale 2 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1" style:display-name="Normale 2 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2" style:display-name="Normale 2 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3" style:display-name="Normale 2 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4" style:display-name="Normale 2 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5" style:display-name="Normale 2 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6" style:display-name="Normale 2 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7" style:display-name="Normale 2 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8" style:display-name="Normale 2 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9" style:display-name="Normale 2 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" style:display-name="Normale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0" style:display-name="Normale 2 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1" style:display-name="Normale 2 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2" style:display-name="Normale 2 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3" style:display-name="Normale 2 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4" style:display-name="Normale 2 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5" style:display-name="Normale 2 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6" style:display-name="Normale 2 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7" style:display-name="Normale 2 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8" style:display-name="Normale 2 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9" style:display-name="Normale 2 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" style:display-name="Normale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0" style:display-name="Normale 2 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1" style:display-name="Normale 2 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2" style:display-name="Normale 2 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3" style:display-name="Normale 2 2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4" style:display-name="Normale 2 2 1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5" style:display-name="Normale 2 2 1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6" style:display-name="Normale 2 2 1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7" style:display-name="Normale 2 2 1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8" style:display-name="Normale 2 2 1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9" style:display-name="Normale 2 2 1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" style:display-name="Normale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0" style:display-name="Normale 2 2 1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1" style:display-name="Normale 2 2 1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2" style:display-name="Normale 2 2 1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3" style:display-name="Normale 2 2 1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4" style:display-name="Normale 2 2 1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5" style:display-name="Normale 2 2 1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6" style:display-name="Normale 2 2 1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7" style:display-name="Normale 2 2 1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8" style:display-name="Normale 2 2 1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9" style:display-name="Normale 2 2 1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" style:display-name="Normale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0" style:display-name="Normale 2 2 1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1" style:display-name="Normale 2 2 1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2" style:display-name="Normale 2 2 1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3" style:display-name="Normale 2 2 1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4" style:display-name="Normale 2 2 1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5" style:display-name="Normale 2 2 1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6" style:display-name="Normale 2 2 1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7" style:display-name="Normale 2 2 1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8" style:display-name="Normale 2 2 1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9" style:display-name="Normale 2 2 1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" style:display-name="Normale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0" style:display-name="Normale 2 2 1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1" style:display-name="Normale 2 2 1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2" style:display-name="Normale 2 2 1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3" style:display-name="Normale 2 2 1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4" style:display-name="Normale 2 2 1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5" style:display-name="Normale 2 2 1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6" style:display-name="Normale 2 2 1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7" style:display-name="Normale 2 2 1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8" style:display-name="Normale 2 2 1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9" style:display-name="Normale 2 2 1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" style:display-name="Normale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0" style:display-name="Normale 2 2 1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1" style:display-name="Normale 2 2 1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2" style:display-name="Normale 2 2 1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3" style:display-name="Normale 2 2 1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4" style:display-name="Normale 2 2 1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5" style:display-name="Normale 2 2 1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6" style:display-name="Normale 2 2 1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7" style:display-name="Normale 2 2 1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8" style:display-name="Normale 2 2 1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9" style:display-name="Normale 2 2 1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" style:display-name="Normale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0" style:display-name="Normale 2 2 1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1" style:display-name="Normale 2 2 1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" style:display-name="Normale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" style:display-name="Normale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" style:display-name="Normale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" style:display-name="Normale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" style:display-name="Normale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4" style:display-name="Normale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5" style:display-name="Normale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6" style:display-name="Normale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7" style:display-name="Normale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8" style:display-name="Normale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9" style:display-name="Normale 2 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" style:display-name="Normale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0" style:display-name="Normale 2 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1" style:display-name="Normale 2 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1_32_2" style:display-name="Normale 2 2 31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32" style:display-name="Normale 2 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2_32_2" style:display-name="Normale 2 2 32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33" style:display-name="Normale 2 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3_32_2" style:display-name="Normale 2 2 33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34" style:display-name="Normale 2 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4_32_2" style:display-name="Normale 2 2 34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35" style:display-name="Normale 2 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5_32_2" style:display-name="Normale 2 2 35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36" style:display-name="Normale 2 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6_32_2" style:display-name="Normale 2 2 36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37" style:display-name="Normale 2 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7_32_2" style:display-name="Normale 2 2 37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38" style:display-name="Normale 2 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8_32_2" style:display-name="Normale 2 2 38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39" style:display-name="Normale 2 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9_32_2" style:display-name="Normale 2 2 39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4" style:display-name="Normale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_32_2" style:display-name="Normale 2 2 4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40" style:display-name="Normale 2 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0_32_2" style:display-name="Normale 2 2 40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41" style:display-name="Normale 2 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1_32_2" style:display-name="Normale 2 2 41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42" style:display-name="Normale 2 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2_32_2" style:display-name="Normale 2 2 42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43" style:display-name="Normale 2 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3_32_2" style:display-name="Normale 2 2 43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44" style:display-name="Normale 2 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4_32_2" style:display-name="Normale 2 2 44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45" style:display-name="Normale 2 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5_32_2" style:display-name="Normale 2 2 45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46" style:display-name="Normale 2 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6_32_2" style:display-name="Normale 2 2 46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47" style:display-name="Normale 2 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7_32_2" style:display-name="Normale 2 2 47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48" style:display-name="Normale 2 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8_32_2" style:display-name="Normale 2 2 48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49" style:display-name="Normale 2 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9_32_2" style:display-name="Normale 2 2 49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5" style:display-name="Normale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_32_2" style:display-name="Normale 2 2 5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50" style:display-name="Normale 2 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0_32_2" style:display-name="Normale 2 2 50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51" style:display-name="Normale 2 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1_32_2" style:display-name="Normale 2 2 51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52" style:display-name="Normale 2 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2_32_2" style:display-name="Normale 2 2 52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53" style:display-name="Normale 2 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3_32_2" style:display-name="Normale 2 2 53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54" style:display-name="Normale 2 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4_32_2" style:display-name="Normale 2 2 54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55" style:display-name="Normale 2 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5_32_2" style:display-name="Normale 2 2 55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56" style:display-name="Normale 2 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6_32_2" style:display-name="Normale 2 2 56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57" style:display-name="Normale 2 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7_32_2" style:display-name="Normale 2 2 57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58" style:display-name="Normale 2 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8_32_2" style:display-name="Normale 2 2 58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59" style:display-name="Normale 2 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9_32_2" style:display-name="Normale 2 2 59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6" style:display-name="Normale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_32_2" style:display-name="Normale 2 2 6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60" style:display-name="Normale 2 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0_32_2" style:display-name="Normale 2 2 60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61" style:display-name="Normale 2 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1_32_2" style:display-name="Normale 2 2 61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62" style:display-name="Normale 2 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2_32_2" style:display-name="Normale 2 2 62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63" style:display-name="Normale 2 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3_32_2" style:display-name="Normale 2 2 63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64" style:display-name="Normale 2 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4_32_2" style:display-name="Normale 2 2 64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65" style:display-name="Normale 2 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5_32_2" style:display-name="Normale 2 2 65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66" style:display-name="Normale 2 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6_32_2" style:display-name="Normale 2 2 66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67" style:display-name="Normale 2 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7_32_2" style:display-name="Normale 2 2 67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68" style:display-name="Normale 2 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8_32_2" style:display-name="Normale 2 2 68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69" style:display-name="Normale 2 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9_32_2" style:display-name="Normale 2 2 69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7" style:display-name="Normale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_32_2" style:display-name="Normale 2 2 7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70" style:display-name="Normale 2 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0_32_2" style:display-name="Normale 2 2 70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71" style:display-name="Normale 2 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1_32_2" style:display-name="Normale 2 2 71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72" style:display-name="Normale 2 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2_32_2" style:display-name="Normale 2 2 72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73" style:display-name="Normale 2 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3_32_2" style:display-name="Normale 2 2 73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74" style:display-name="Normale 2 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4_32_2" style:display-name="Normale 2 2 74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75" style:display-name="Normale 2 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5_32_2" style:display-name="Normale 2 2 75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76" style:display-name="Normale 2 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6_32_2" style:display-name="Normale 2 2 76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77" style:display-name="Normale 2 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7_32_2" style:display-name="Normale 2 2 77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78" style:display-name="Normale 2 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8_32_2" style:display-name="Normale 2 2 78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79" style:display-name="Normale 2 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9_32_2" style:display-name="Normale 2 2 79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8" style:display-name="Normale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_32_2" style:display-name="Normale 2 2 8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80" style:display-name="Normale 2 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0_32_2" style:display-name="Normale 2 2 80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81" style:display-name="Normale 2 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1_32_2" style:display-name="Normale 2 2 81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82" style:display-name="Normale 2 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2_32_2" style:display-name="Normale 2 2 82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83" style:display-name="Normale 2 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3_32_2" style:display-name="Normale 2 2 83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84" style:display-name="Normale 2 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4_32_2" style:display-name="Normale 2 2 84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85" style:display-name="Normale 2 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5_32_2" style:display-name="Normale 2 2 85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86" style:display-name="Normale 2 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6_32_2" style:display-name="Normale 2 2 86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87" style:display-name="Normale 2 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7_32_2" style:display-name="Normale 2 2 87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88" style:display-name="Normale 2 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8_32_2" style:display-name="Normale 2 2 88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89" style:display-name="Normale 2 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9_32_2" style:display-name="Normale 2 2 89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9" style:display-name="Normale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_32_2" style:display-name="Normale 2 2 9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90" style:display-name="Normale 2 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0_32_2" style:display-name="Normale 2 2 90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91" style:display-name="Normale 2 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1_32_2" style:display-name="Normale 2 2 91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92" style:display-name="Normale 2 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2_32_2" style:display-name="Normale 2 2 92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93" style:display-name="Normale 2 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3_32_2" style:display-name="Normale 2 2 93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94" style:display-name="Normale 2 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4_32_2" style:display-name="Normale 2 2 94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95" style:display-name="Normale 2 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5_32_2" style:display-name="Normale 2 2 95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96" style:display-name="Normale 2 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6_32_2" style:display-name="Normale 2 2 96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97" style:display-name="Normale 2 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7_32_2" style:display-name="Normale 2 2 97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98" style:display-name="Normale 2 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8_32_2" style:display-name="Normale 2 2 98 2" style:family="table-cell" style:data-style-name="N0">
      <style:table-cell-properties style:vertical-align="automatic" fo:background-color="transparent"/>
      <style:text-properties fo:color="#000000"/>
    </style:style>
    <style:style style:name="Normale_32_2_32_2_32_99" style:display-name="Normale 2 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9_32_2" style:display-name="Normale 2 2 99 2" style:family="table-cell" style:data-style-name="N0">
      <style:table-cell-properties style:vertical-align="automatic" fo:background-color="transparent"/>
      <style:text-properties fo:color="#000000"/>
    </style:style>
    <style:style style:name="Normale_32_2_32_20" style:display-name="Normale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" style:display-name="Normale 2 2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_32_2" style:display-name="Normale 2 20 1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00" style:display-name="Normale 2 2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0_32_2" style:display-name="Normale 2 20 10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01" style:display-name="Normale 2 2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1_32_2" style:display-name="Normale 2 20 10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02" style:display-name="Normale 2 2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2_32_2" style:display-name="Normale 2 20 10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03" style:display-name="Normale 2 2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3_32_2" style:display-name="Normale 2 20 10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04" style:display-name="Normale 2 2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4_32_2" style:display-name="Normale 2 20 10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05" style:display-name="Normale 2 2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5_32_2" style:display-name="Normale 2 20 10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06" style:display-name="Normale 2 2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6_32_2" style:display-name="Normale 2 20 10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07" style:display-name="Normale 2 2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7_32_2" style:display-name="Normale 2 20 10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08" style:display-name="Normale 2 2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8_32_2" style:display-name="Normale 2 20 10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09" style:display-name="Normale 2 2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9_32_2" style:display-name="Normale 2 20 109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1" style:display-name="Normale 2 2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_32_2" style:display-name="Normale 2 20 1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10" style:display-name="Normale 2 2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0_32_2" style:display-name="Normale 2 20 11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11" style:display-name="Normale 2 2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1_32_2" style:display-name="Normale 2 20 11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12" style:display-name="Normale 2 2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2_32_2" style:display-name="Normale 2 20 11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13" style:display-name="Normale 2 2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3_32_2" style:display-name="Normale 2 20 11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14" style:display-name="Normale 2 2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4_32_2" style:display-name="Normale 2 20 11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15" style:display-name="Normale 2 2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5_32_2" style:display-name="Normale 2 20 11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16" style:display-name="Normale 2 2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6_32_2" style:display-name="Normale 2 20 11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17" style:display-name="Normale 2 2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7_32_2" style:display-name="Normale 2 20 11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18" style:display-name="Normale 2 2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8_32_2" style:display-name="Normale 2 20 11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19" style:display-name="Normale 2 2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9_32_2" style:display-name="Normale 2 20 119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2" style:display-name="Normale 2 2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_32_2" style:display-name="Normale 2 20 1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20" style:display-name="Normale 2 2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0_32_2" style:display-name="Normale 2 20 12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21" style:display-name="Normale 2 2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1_32_2" style:display-name="Normale 2 20 12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22" style:display-name="Normale 2 2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2_32_2" style:display-name="Normale 2 20 12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23" style:display-name="Normale 2 2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3_32_2" style:display-name="Normale 2 20 12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24" style:display-name="Normale 2 2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4_32_2" style:display-name="Normale 2 20 12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25" style:display-name="Normale 2 2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5_32_2" style:display-name="Normale 2 20 12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26" style:display-name="Normale 2 2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6_32_2" style:display-name="Normale 2 20 12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27" style:display-name="Normale 2 2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7_32_2" style:display-name="Normale 2 20 12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28" style:display-name="Normale 2 2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8_32_2" style:display-name="Normale 2 20 12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29" style:display-name="Normale 2 2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9_32_2" style:display-name="Normale 2 20 129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3" style:display-name="Normale 2 2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_32_2" style:display-name="Normale 2 20 1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30" style:display-name="Normale 2 2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0_32_2" style:display-name="Normale 2 20 13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31" style:display-name="Normale 2 2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1_32_2" style:display-name="Normale 2 20 13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32" style:display-name="Normale 2 2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2_32_2" style:display-name="Normale 2 20 13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33" style:display-name="Normale 2 2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3_32_2" style:display-name="Normale 2 20 13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34" style:display-name="Normale 2 2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4_32_2" style:display-name="Normale 2 20 13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35" style:display-name="Normale 2 2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5_32_2" style:display-name="Normale 2 20 13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36" style:display-name="Normale 2 2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6_32_2" style:display-name="Normale 2 20 13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37" style:display-name="Normale 2 2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7_32_2" style:display-name="Normale 2 20 13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38" style:display-name="Normale 2 2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8_32_2" style:display-name="Normale 2 20 13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39" style:display-name="Normale 2 2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9_32_2" style:display-name="Normale 2 20 139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4" style:display-name="Normale 2 2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_32_2" style:display-name="Normale 2 20 1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40" style:display-name="Normale 2 2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0_32_2" style:display-name="Normale 2 20 14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41" style:display-name="Normale 2 2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1_32_2" style:display-name="Normale 2 20 14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42" style:display-name="Normale 2 2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2_32_2" style:display-name="Normale 2 20 14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43" style:display-name="Normale 2 20 143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5" style:display-name="Normale 2 2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5_32_2" style:display-name="Normale 2 20 1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6" style:display-name="Normale 2 2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6_32_2" style:display-name="Normale 2 20 1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7" style:display-name="Normale 2 2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7_32_2" style:display-name="Normale 2 20 1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8" style:display-name="Normale 2 2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8_32_2" style:display-name="Normale 2 20 1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19" style:display-name="Normale 2 2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9_32_2" style:display-name="Normale 2 20 19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2" style:display-name="Normale 2 2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_32_2" style:display-name="Normale 2 20 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20" style:display-name="Normale 2 2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0_32_2" style:display-name="Normale 2 20 2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21" style:display-name="Normale 2 2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1_32_2" style:display-name="Normale 2 20 2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22" style:display-name="Normale 2 2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2_32_2" style:display-name="Normale 2 20 2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23" style:display-name="Normale 2 2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3_32_2" style:display-name="Normale 2 20 2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24" style:display-name="Normale 2 2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4_32_2" style:display-name="Normale 2 20 2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25" style:display-name="Normale 2 2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5_32_2" style:display-name="Normale 2 20 2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26" style:display-name="Normale 2 2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6_32_2" style:display-name="Normale 2 20 2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27" style:display-name="Normale 2 2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7_32_2" style:display-name="Normale 2 20 2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28" style:display-name="Normale 2 2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8_32_2" style:display-name="Normale 2 20 2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29" style:display-name="Normale 2 2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9_32_2" style:display-name="Normale 2 20 29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3" style:display-name="Normale 2 2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_32_2" style:display-name="Normale 2 20 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30" style:display-name="Normale 2 2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0_32_2" style:display-name="Normale 2 20 3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31" style:display-name="Normale 2 2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1_32_2" style:display-name="Normale 2 20 3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32" style:display-name="Normale 2 2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2_32_2" style:display-name="Normale 2 20 3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33" style:display-name="Normale 2 2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3_32_2" style:display-name="Normale 2 20 3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34" style:display-name="Normale 2 2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4_32_2" style:display-name="Normale 2 20 3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35" style:display-name="Normale 2 2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5_32_2" style:display-name="Normale 2 20 3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36" style:display-name="Normale 2 2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6_32_2" style:display-name="Normale 2 20 3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37" style:display-name="Normale 2 2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7_32_2" style:display-name="Normale 2 20 3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38" style:display-name="Normale 2 2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8_32_2" style:display-name="Normale 2 20 3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39" style:display-name="Normale 2 2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9_32_2" style:display-name="Normale 2 20 39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4" style:display-name="Normale 2 2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_32_2" style:display-name="Normale 2 20 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40" style:display-name="Normale 2 2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0_32_2" style:display-name="Normale 2 20 4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41" style:display-name="Normale 2 2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1_32_2" style:display-name="Normale 2 20 4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42" style:display-name="Normale 2 2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2_32_2" style:display-name="Normale 2 20 4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43" style:display-name="Normale 2 2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3_32_2" style:display-name="Normale 2 20 4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44" style:display-name="Normale 2 2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4_32_2" style:display-name="Normale 2 20 4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45" style:display-name="Normale 2 2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5_32_2" style:display-name="Normale 2 20 4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46" style:display-name="Normale 2 2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6_32_2" style:display-name="Normale 2 20 4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47" style:display-name="Normale 2 2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7_32_2" style:display-name="Normale 2 20 4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48" style:display-name="Normale 2 2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8_32_2" style:display-name="Normale 2 20 4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49" style:display-name="Normale 2 2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9_32_2" style:display-name="Normale 2 20 49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5" style:display-name="Normale 2 2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_32_2" style:display-name="Normale 2 20 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50" style:display-name="Normale 2 2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0_32_2" style:display-name="Normale 2 20 5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51" style:display-name="Normale 2 2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1_32_2" style:display-name="Normale 2 20 5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52" style:display-name="Normale 2 2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2_32_2" style:display-name="Normale 2 20 5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53" style:display-name="Normale 2 2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3_32_2" style:display-name="Normale 2 20 5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54" style:display-name="Normale 2 2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4_32_2" style:display-name="Normale 2 20 5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55" style:display-name="Normale 2 2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5_32_2" style:display-name="Normale 2 20 5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56" style:display-name="Normale 2 2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6_32_2" style:display-name="Normale 2 20 5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57" style:display-name="Normale 2 2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7_32_2" style:display-name="Normale 2 20 5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58" style:display-name="Normale 2 2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8_32_2" style:display-name="Normale 2 20 5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59" style:display-name="Normale 2 2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9_32_2" style:display-name="Normale 2 20 59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6" style:display-name="Normale 2 2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_32_2" style:display-name="Normale 2 20 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60" style:display-name="Normale 2 2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0_32_2" style:display-name="Normale 2 20 6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61" style:display-name="Normale 2 2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1_32_2" style:display-name="Normale 2 20 6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62" style:display-name="Normale 2 2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2_32_2" style:display-name="Normale 2 20 6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63" style:display-name="Normale 2 2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3_32_2" style:display-name="Normale 2 20 6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64" style:display-name="Normale 2 2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4_32_2" style:display-name="Normale 2 20 6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65" style:display-name="Normale 2 2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5_32_2" style:display-name="Normale 2 20 6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66" style:display-name="Normale 2 2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6_32_2" style:display-name="Normale 2 20 6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67" style:display-name="Normale 2 2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7_32_2" style:display-name="Normale 2 20 6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68" style:display-name="Normale 2 2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8_32_2" style:display-name="Normale 2 20 6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69" style:display-name="Normale 2 2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9_32_2" style:display-name="Normale 2 20 69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7" style:display-name="Normale 2 2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_32_2" style:display-name="Normale 2 20 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70" style:display-name="Normale 2 2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0_32_2" style:display-name="Normale 2 20 7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71" style:display-name="Normale 2 2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1_32_2" style:display-name="Normale 2 20 7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72" style:display-name="Normale 2 2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2_32_2" style:display-name="Normale 2 20 7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73" style:display-name="Normale 2 2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3_32_2" style:display-name="Normale 2 20 7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74" style:display-name="Normale 2 2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4_32_2" style:display-name="Normale 2 20 7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75" style:display-name="Normale 2 2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5_32_2" style:display-name="Normale 2 20 7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76" style:display-name="Normale 2 2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6_32_2" style:display-name="Normale 2 20 7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77" style:display-name="Normale 2 2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7_32_2" style:display-name="Normale 2 20 7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78" style:display-name="Normale 2 2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8_32_2" style:display-name="Normale 2 20 7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79" style:display-name="Normale 2 2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9_32_2" style:display-name="Normale 2 20 79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8" style:display-name="Normale 2 2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_32_2" style:display-name="Normale 2 20 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80" style:display-name="Normale 2 2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0_32_2" style:display-name="Normale 2 20 8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81" style:display-name="Normale 2 2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1_32_2" style:display-name="Normale 2 20 8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82" style:display-name="Normale 2 2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2_32_2" style:display-name="Normale 2 20 8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83" style:display-name="Normale 2 2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3_32_2" style:display-name="Normale 2 20 8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84" style:display-name="Normale 2 2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4_32_2" style:display-name="Normale 2 20 8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85" style:display-name="Normale 2 2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5_32_2" style:display-name="Normale 2 20 8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86" style:display-name="Normale 2 2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6_32_2" style:display-name="Normale 2 20 8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87" style:display-name="Normale 2 2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7_32_2" style:display-name="Normale 2 20 8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88" style:display-name="Normale 2 2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8_32_2" style:display-name="Normale 2 20 8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89" style:display-name="Normale 2 2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9_32_2" style:display-name="Normale 2 20 89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9" style:display-name="Normale 2 2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_32_2" style:display-name="Normale 2 20 9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90" style:display-name="Normale 2 2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0_32_2" style:display-name="Normale 2 20 90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91" style:display-name="Normale 2 2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1_32_2" style:display-name="Normale 2 20 91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92" style:display-name="Normale 2 2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2_32_2" style:display-name="Normale 2 20 92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93" style:display-name="Normale 2 2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3_32_2" style:display-name="Normale 2 20 93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94" style:display-name="Normale 2 2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4_32_2" style:display-name="Normale 2 20 94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95" style:display-name="Normale 2 2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5_32_2" style:display-name="Normale 2 20 95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96" style:display-name="Normale 2 2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6_32_2" style:display-name="Normale 2 20 96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97" style:display-name="Normale 2 2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7_32_2" style:display-name="Normale 2 20 97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98" style:display-name="Normale 2 2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8_32_2" style:display-name="Normale 2 20 98 2" style:family="table-cell" style:data-style-name="N0">
      <style:table-cell-properties style:vertical-align="automatic" fo:background-color="transparent"/>
      <style:text-properties fo:color="#000000"/>
    </style:style>
    <style:style style:name="Normale_32_2_32_20_32_99" style:display-name="Normale 2 2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9_32_2" style:display-name="Normale 2 20 99 2" style:family="table-cell" style:data-style-name="N0">
      <style:table-cell-properties style:vertical-align="automatic" fo:background-color="transparent"/>
      <style:text-properties fo:color="#000000"/>
    </style:style>
    <style:style style:name="Normale_32_2_32_21" style:display-name="Normale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" style:display-name="Normale 2 2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_32_2" style:display-name="Normale 2 21 1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00" style:display-name="Normale 2 2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0_32_2" style:display-name="Normale 2 21 10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01" style:display-name="Normale 2 2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1_32_2" style:display-name="Normale 2 21 10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02" style:display-name="Normale 2 2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2_32_2" style:display-name="Normale 2 21 10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03" style:display-name="Normale 2 2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3_32_2" style:display-name="Normale 2 21 10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04" style:display-name="Normale 2 2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4_32_2" style:display-name="Normale 2 21 10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05" style:display-name="Normale 2 2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5_32_2" style:display-name="Normale 2 21 10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06" style:display-name="Normale 2 2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6_32_2" style:display-name="Normale 2 21 10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07" style:display-name="Normale 2 2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7_32_2" style:display-name="Normale 2 21 10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08" style:display-name="Normale 2 2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8_32_2" style:display-name="Normale 2 21 10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09" style:display-name="Normale 2 2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9_32_2" style:display-name="Normale 2 21 109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1" style:display-name="Normale 2 2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_32_2" style:display-name="Normale 2 21 1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10" style:display-name="Normale 2 2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0_32_2" style:display-name="Normale 2 21 11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11" style:display-name="Normale 2 2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1_32_2" style:display-name="Normale 2 21 11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12" style:display-name="Normale 2 2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2_32_2" style:display-name="Normale 2 21 11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13" style:display-name="Normale 2 2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3_32_2" style:display-name="Normale 2 21 11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14" style:display-name="Normale 2 2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4_32_2" style:display-name="Normale 2 21 11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15" style:display-name="Normale 2 2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5_32_2" style:display-name="Normale 2 21 11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16" style:display-name="Normale 2 2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6_32_2" style:display-name="Normale 2 21 11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17" style:display-name="Normale 2 2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7_32_2" style:display-name="Normale 2 21 11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18" style:display-name="Normale 2 2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8_32_2" style:display-name="Normale 2 21 11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19" style:display-name="Normale 2 2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9_32_2" style:display-name="Normale 2 21 119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2" style:display-name="Normale 2 2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_32_2" style:display-name="Normale 2 21 1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20" style:display-name="Normale 2 2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0_32_2" style:display-name="Normale 2 21 12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21" style:display-name="Normale 2 2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1_32_2" style:display-name="Normale 2 21 12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22" style:display-name="Normale 2 2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2_32_2" style:display-name="Normale 2 21 12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23" style:display-name="Normale 2 2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3_32_2" style:display-name="Normale 2 21 12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24" style:display-name="Normale 2 2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4_32_2" style:display-name="Normale 2 21 12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25" style:display-name="Normale 2 2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5_32_2" style:display-name="Normale 2 21 12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26" style:display-name="Normale 2 2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6_32_2" style:display-name="Normale 2 21 12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27" style:display-name="Normale 2 2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7_32_2" style:display-name="Normale 2 21 12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28" style:display-name="Normale 2 2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8_32_2" style:display-name="Normale 2 21 12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29" style:display-name="Normale 2 2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9_32_2" style:display-name="Normale 2 21 129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3" style:display-name="Normale 2 2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_32_2" style:display-name="Normale 2 21 1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30" style:display-name="Normale 2 2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0_32_2" style:display-name="Normale 2 21 13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31" style:display-name="Normale 2 2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1_32_2" style:display-name="Normale 2 21 13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32" style:display-name="Normale 2 2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2_32_2" style:display-name="Normale 2 21 13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33" style:display-name="Normale 2 2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3_32_2" style:display-name="Normale 2 21 13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34" style:display-name="Normale 2 2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4_32_2" style:display-name="Normale 2 21 13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35" style:display-name="Normale 2 2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5_32_2" style:display-name="Normale 2 21 13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36" style:display-name="Normale 2 2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6_32_2" style:display-name="Normale 2 21 13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37" style:display-name="Normale 2 2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7_32_2" style:display-name="Normale 2 21 13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38" style:display-name="Normale 2 2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8_32_2" style:display-name="Normale 2 21 13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39" style:display-name="Normale 2 2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9_32_2" style:display-name="Normale 2 21 139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4" style:display-name="Normale 2 2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_32_2" style:display-name="Normale 2 21 1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40" style:display-name="Normale 2 2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0_32_2" style:display-name="Normale 2 21 14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41" style:display-name="Normale 2 2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1_32_2" style:display-name="Normale 2 21 14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42" style:display-name="Normale 2 2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2_32_2" style:display-name="Normale 2 21 14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43" style:display-name="Normale 2 21 143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5" style:display-name="Normale 2 2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5_32_2" style:display-name="Normale 2 21 1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6" style:display-name="Normale 2 2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6_32_2" style:display-name="Normale 2 21 1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7" style:display-name="Normale 2 2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7_32_2" style:display-name="Normale 2 21 1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8" style:display-name="Normale 2 2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8_32_2" style:display-name="Normale 2 21 1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19" style:display-name="Normale 2 2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9_32_2" style:display-name="Normale 2 21 19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2" style:display-name="Normale 2 2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_32_2" style:display-name="Normale 2 21 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20" style:display-name="Normale 2 2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0_32_2" style:display-name="Normale 2 21 2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21" style:display-name="Normale 2 2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1_32_2" style:display-name="Normale 2 21 2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22" style:display-name="Normale 2 2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2_32_2" style:display-name="Normale 2 21 2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23" style:display-name="Normale 2 2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3_32_2" style:display-name="Normale 2 21 2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24" style:display-name="Normale 2 2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4_32_2" style:display-name="Normale 2 21 2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25" style:display-name="Normale 2 2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5_32_2" style:display-name="Normale 2 21 2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26" style:display-name="Normale 2 2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6_32_2" style:display-name="Normale 2 21 2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27" style:display-name="Normale 2 2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7_32_2" style:display-name="Normale 2 21 2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28" style:display-name="Normale 2 2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8_32_2" style:display-name="Normale 2 21 2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29" style:display-name="Normale 2 2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9_32_2" style:display-name="Normale 2 21 29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3" style:display-name="Normale 2 2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_32_2" style:display-name="Normale 2 21 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30" style:display-name="Normale 2 2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0_32_2" style:display-name="Normale 2 21 3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31" style:display-name="Normale 2 2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1_32_2" style:display-name="Normale 2 21 3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32" style:display-name="Normale 2 2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2_32_2" style:display-name="Normale 2 21 3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33" style:display-name="Normale 2 2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3_32_2" style:display-name="Normale 2 21 3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34" style:display-name="Normale 2 2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4_32_2" style:display-name="Normale 2 21 3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35" style:display-name="Normale 2 2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5_32_2" style:display-name="Normale 2 21 3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36" style:display-name="Normale 2 2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6_32_2" style:display-name="Normale 2 21 3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37" style:display-name="Normale 2 2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7_32_2" style:display-name="Normale 2 21 3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38" style:display-name="Normale 2 2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8_32_2" style:display-name="Normale 2 21 3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39" style:display-name="Normale 2 2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9_32_2" style:display-name="Normale 2 21 39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4" style:display-name="Normale 2 2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_32_2" style:display-name="Normale 2 21 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40" style:display-name="Normale 2 2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0_32_2" style:display-name="Normale 2 21 4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41" style:display-name="Normale 2 2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1_32_2" style:display-name="Normale 2 21 4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42" style:display-name="Normale 2 2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2_32_2" style:display-name="Normale 2 21 4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43" style:display-name="Normale 2 2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3_32_2" style:display-name="Normale 2 21 4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44" style:display-name="Normale 2 2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4_32_2" style:display-name="Normale 2 21 4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45" style:display-name="Normale 2 2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5_32_2" style:display-name="Normale 2 21 4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46" style:display-name="Normale 2 2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6_32_2" style:display-name="Normale 2 21 4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47" style:display-name="Normale 2 2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7_32_2" style:display-name="Normale 2 21 4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48" style:display-name="Normale 2 2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8_32_2" style:display-name="Normale 2 21 4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49" style:display-name="Normale 2 2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9_32_2" style:display-name="Normale 2 21 49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5" style:display-name="Normale 2 2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_32_2" style:display-name="Normale 2 21 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50" style:display-name="Normale 2 2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0_32_2" style:display-name="Normale 2 21 5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51" style:display-name="Normale 2 2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1_32_2" style:display-name="Normale 2 21 5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52" style:display-name="Normale 2 2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2_32_2" style:display-name="Normale 2 21 5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53" style:display-name="Normale 2 2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3_32_2" style:display-name="Normale 2 21 5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54" style:display-name="Normale 2 2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4_32_2" style:display-name="Normale 2 21 5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55" style:display-name="Normale 2 2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5_32_2" style:display-name="Normale 2 21 5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56" style:display-name="Normale 2 2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6_32_2" style:display-name="Normale 2 21 5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57" style:display-name="Normale 2 2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7_32_2" style:display-name="Normale 2 21 5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58" style:display-name="Normale 2 2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8_32_2" style:display-name="Normale 2 21 5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59" style:display-name="Normale 2 2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9_32_2" style:display-name="Normale 2 21 59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6" style:display-name="Normale 2 2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_32_2" style:display-name="Normale 2 21 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60" style:display-name="Normale 2 2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0_32_2" style:display-name="Normale 2 21 6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61" style:display-name="Normale 2 2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1_32_2" style:display-name="Normale 2 21 6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62" style:display-name="Normale 2 2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2_32_2" style:display-name="Normale 2 21 6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63" style:display-name="Normale 2 2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3_32_2" style:display-name="Normale 2 21 6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64" style:display-name="Normale 2 2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4_32_2" style:display-name="Normale 2 21 6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65" style:display-name="Normale 2 2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5_32_2" style:display-name="Normale 2 21 6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66" style:display-name="Normale 2 2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6_32_2" style:display-name="Normale 2 21 6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67" style:display-name="Normale 2 2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7_32_2" style:display-name="Normale 2 21 6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68" style:display-name="Normale 2 2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8_32_2" style:display-name="Normale 2 21 6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69" style:display-name="Normale 2 2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9_32_2" style:display-name="Normale 2 21 69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7" style:display-name="Normale 2 2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_32_2" style:display-name="Normale 2 21 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70" style:display-name="Normale 2 2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0_32_2" style:display-name="Normale 2 21 7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71" style:display-name="Normale 2 2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1_32_2" style:display-name="Normale 2 21 7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72" style:display-name="Normale 2 2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2_32_2" style:display-name="Normale 2 21 7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73" style:display-name="Normale 2 2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3_32_2" style:display-name="Normale 2 21 7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74" style:display-name="Normale 2 2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4_32_2" style:display-name="Normale 2 21 7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75" style:display-name="Normale 2 2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5_32_2" style:display-name="Normale 2 21 7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76" style:display-name="Normale 2 2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6_32_2" style:display-name="Normale 2 21 7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77" style:display-name="Normale 2 2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7_32_2" style:display-name="Normale 2 21 7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78" style:display-name="Normale 2 2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8_32_2" style:display-name="Normale 2 21 7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79" style:display-name="Normale 2 2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9_32_2" style:display-name="Normale 2 21 79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8" style:display-name="Normale 2 2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_32_2" style:display-name="Normale 2 21 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80" style:display-name="Normale 2 2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0_32_2" style:display-name="Normale 2 21 8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81" style:display-name="Normale 2 2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1_32_2" style:display-name="Normale 2 21 8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82" style:display-name="Normale 2 2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2_32_2" style:display-name="Normale 2 21 8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83" style:display-name="Normale 2 2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3_32_2" style:display-name="Normale 2 21 8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84" style:display-name="Normale 2 2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4_32_2" style:display-name="Normale 2 21 8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85" style:display-name="Normale 2 2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5_32_2" style:display-name="Normale 2 21 8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86" style:display-name="Normale 2 2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6_32_2" style:display-name="Normale 2 21 8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87" style:display-name="Normale 2 2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7_32_2" style:display-name="Normale 2 21 8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88" style:display-name="Normale 2 2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8_32_2" style:display-name="Normale 2 21 8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89" style:display-name="Normale 2 2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9_32_2" style:display-name="Normale 2 21 89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9" style:display-name="Normale 2 2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_32_2" style:display-name="Normale 2 21 9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90" style:display-name="Normale 2 2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0_32_2" style:display-name="Normale 2 21 90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91" style:display-name="Normale 2 2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1_32_2" style:display-name="Normale 2 21 91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92" style:display-name="Normale 2 2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2_32_2" style:display-name="Normale 2 21 92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93" style:display-name="Normale 2 2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3_32_2" style:display-name="Normale 2 21 93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94" style:display-name="Normale 2 2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4_32_2" style:display-name="Normale 2 21 94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95" style:display-name="Normale 2 2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5_32_2" style:display-name="Normale 2 21 95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96" style:display-name="Normale 2 2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6_32_2" style:display-name="Normale 2 21 96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97" style:display-name="Normale 2 2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7_32_2" style:display-name="Normale 2 21 97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98" style:display-name="Normale 2 2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8_32_2" style:display-name="Normale 2 21 98 2" style:family="table-cell" style:data-style-name="N0">
      <style:table-cell-properties style:vertical-align="automatic" fo:background-color="transparent"/>
      <style:text-properties fo:color="#000000"/>
    </style:style>
    <style:style style:name="Normale_32_2_32_21_32_99" style:display-name="Normale 2 2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9_32_2" style:display-name="Normale 2 21 99 2" style:family="table-cell" style:data-style-name="N0">
      <style:table-cell-properties style:vertical-align="automatic" fo:background-color="transparent"/>
      <style:text-properties fo:color="#000000"/>
    </style:style>
    <style:style style:name="Normale_32_2_32_22" style:display-name="Normale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" style:display-name="Normale 2 2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_32_2" style:display-name="Normale 2 22 1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00" style:display-name="Normale 2 2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0_32_2" style:display-name="Normale 2 22 10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01" style:display-name="Normale 2 2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1_32_2" style:display-name="Normale 2 22 10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02" style:display-name="Normale 2 2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2_32_2" style:display-name="Normale 2 22 10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03" style:display-name="Normale 2 2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3_32_2" style:display-name="Normale 2 22 10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04" style:display-name="Normale 2 2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4_32_2" style:display-name="Normale 2 22 10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05" style:display-name="Normale 2 2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5_32_2" style:display-name="Normale 2 22 10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06" style:display-name="Normale 2 2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6_32_2" style:display-name="Normale 2 22 10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07" style:display-name="Normale 2 2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7_32_2" style:display-name="Normale 2 22 10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08" style:display-name="Normale 2 2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8_32_2" style:display-name="Normale 2 22 10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09" style:display-name="Normale 2 2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9_32_2" style:display-name="Normale 2 22 109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1" style:display-name="Normale 2 2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_32_2" style:display-name="Normale 2 22 1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10" style:display-name="Normale 2 2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0_32_2" style:display-name="Normale 2 22 11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11" style:display-name="Normale 2 2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1_32_2" style:display-name="Normale 2 22 11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12" style:display-name="Normale 2 2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2_32_2" style:display-name="Normale 2 22 11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13" style:display-name="Normale 2 2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3_32_2" style:display-name="Normale 2 22 11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14" style:display-name="Normale 2 2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4_32_2" style:display-name="Normale 2 22 11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15" style:display-name="Normale 2 2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5_32_2" style:display-name="Normale 2 22 11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16" style:display-name="Normale 2 2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6_32_2" style:display-name="Normale 2 22 11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17" style:display-name="Normale 2 2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7_32_2" style:display-name="Normale 2 22 11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18" style:display-name="Normale 2 2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8_32_2" style:display-name="Normale 2 22 11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19" style:display-name="Normale 2 2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9_32_2" style:display-name="Normale 2 22 119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2" style:display-name="Normale 2 2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_32_2" style:display-name="Normale 2 22 1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20" style:display-name="Normale 2 2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0_32_2" style:display-name="Normale 2 22 12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21" style:display-name="Normale 2 2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1_32_2" style:display-name="Normale 2 22 12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22" style:display-name="Normale 2 2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2_32_2" style:display-name="Normale 2 22 12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23" style:display-name="Normale 2 2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3_32_2" style:display-name="Normale 2 22 12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24" style:display-name="Normale 2 2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4_32_2" style:display-name="Normale 2 22 12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25" style:display-name="Normale 2 2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5_32_2" style:display-name="Normale 2 22 12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26" style:display-name="Normale 2 2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6_32_2" style:display-name="Normale 2 22 12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27" style:display-name="Normale 2 2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7_32_2" style:display-name="Normale 2 22 12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28" style:display-name="Normale 2 2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8_32_2" style:display-name="Normale 2 22 12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29" style:display-name="Normale 2 2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9_32_2" style:display-name="Normale 2 22 129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3" style:display-name="Normale 2 2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_32_2" style:display-name="Normale 2 22 1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30" style:display-name="Normale 2 2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0_32_2" style:display-name="Normale 2 22 13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31" style:display-name="Normale 2 2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1_32_2" style:display-name="Normale 2 22 13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32" style:display-name="Normale 2 2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2_32_2" style:display-name="Normale 2 22 13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33" style:display-name="Normale 2 2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3_32_2" style:display-name="Normale 2 22 13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34" style:display-name="Normale 2 2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4_32_2" style:display-name="Normale 2 22 13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35" style:display-name="Normale 2 2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5_32_2" style:display-name="Normale 2 22 13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36" style:display-name="Normale 2 2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6_32_2" style:display-name="Normale 2 22 13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37" style:display-name="Normale 2 2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7_32_2" style:display-name="Normale 2 22 13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38" style:display-name="Normale 2 2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8_32_2" style:display-name="Normale 2 22 13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39" style:display-name="Normale 2 2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9_32_2" style:display-name="Normale 2 22 139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4" style:display-name="Normale 2 2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_32_2" style:display-name="Normale 2 22 1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40" style:display-name="Normale 2 2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0_32_2" style:display-name="Normale 2 22 14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41" style:display-name="Normale 2 2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1_32_2" style:display-name="Normale 2 22 14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42" style:display-name="Normale 2 2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2_32_2" style:display-name="Normale 2 22 14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43" style:display-name="Normale 2 22 143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5" style:display-name="Normale 2 2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5_32_2" style:display-name="Normale 2 22 1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6" style:display-name="Normale 2 2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6_32_2" style:display-name="Normale 2 22 1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7" style:display-name="Normale 2 2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7_32_2" style:display-name="Normale 2 22 1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8" style:display-name="Normale 2 2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8_32_2" style:display-name="Normale 2 22 1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19" style:display-name="Normale 2 2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9_32_2" style:display-name="Normale 2 22 19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2" style:display-name="Normale 2 2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_32_2" style:display-name="Normale 2 22 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20" style:display-name="Normale 2 2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0_32_2" style:display-name="Normale 2 22 2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21" style:display-name="Normale 2 2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1_32_2" style:display-name="Normale 2 22 2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22" style:display-name="Normale 2 2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2_32_2" style:display-name="Normale 2 22 2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23" style:display-name="Normale 2 2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3_32_2" style:display-name="Normale 2 22 2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24" style:display-name="Normale 2 2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4_32_2" style:display-name="Normale 2 22 2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25" style:display-name="Normale 2 2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5_32_2" style:display-name="Normale 2 22 2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26" style:display-name="Normale 2 2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6_32_2" style:display-name="Normale 2 22 2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27" style:display-name="Normale 2 2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7_32_2" style:display-name="Normale 2 22 2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28" style:display-name="Normale 2 2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8_32_2" style:display-name="Normale 2 22 2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29" style:display-name="Normale 2 2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9_32_2" style:display-name="Normale 2 22 29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3" style:display-name="Normale 2 2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_32_2" style:display-name="Normale 2 22 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30" style:display-name="Normale 2 2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0_32_2" style:display-name="Normale 2 22 3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31" style:display-name="Normale 2 2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1_32_2" style:display-name="Normale 2 22 3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32" style:display-name="Normale 2 2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2_32_2" style:display-name="Normale 2 22 3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33" style:display-name="Normale 2 2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3_32_2" style:display-name="Normale 2 22 3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34" style:display-name="Normale 2 2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4_32_2" style:display-name="Normale 2 22 3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35" style:display-name="Normale 2 2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5_32_2" style:display-name="Normale 2 22 3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36" style:display-name="Normale 2 2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6_32_2" style:display-name="Normale 2 22 3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37" style:display-name="Normale 2 2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7_32_2" style:display-name="Normale 2 22 3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38" style:display-name="Normale 2 2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8_32_2" style:display-name="Normale 2 22 3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39" style:display-name="Normale 2 2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9_32_2" style:display-name="Normale 2 22 39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4" style:display-name="Normale 2 2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_32_2" style:display-name="Normale 2 22 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40" style:display-name="Normale 2 2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0_32_2" style:display-name="Normale 2 22 4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41" style:display-name="Normale 2 2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1_32_2" style:display-name="Normale 2 22 4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42" style:display-name="Normale 2 2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2_32_2" style:display-name="Normale 2 22 4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43" style:display-name="Normale 2 2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3_32_2" style:display-name="Normale 2 22 4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44" style:display-name="Normale 2 2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4_32_2" style:display-name="Normale 2 22 4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45" style:display-name="Normale 2 2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5_32_2" style:display-name="Normale 2 22 4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46" style:display-name="Normale 2 2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6_32_2" style:display-name="Normale 2 22 4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47" style:display-name="Normale 2 2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7_32_2" style:display-name="Normale 2 22 4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48" style:display-name="Normale 2 2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8_32_2" style:display-name="Normale 2 22 4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49" style:display-name="Normale 2 2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9_32_2" style:display-name="Normale 2 22 49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5" style:display-name="Normale 2 2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_32_2" style:display-name="Normale 2 22 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50" style:display-name="Normale 2 2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0_32_2" style:display-name="Normale 2 22 5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51" style:display-name="Normale 2 2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1_32_2" style:display-name="Normale 2 22 5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52" style:display-name="Normale 2 2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2_32_2" style:display-name="Normale 2 22 5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53" style:display-name="Normale 2 2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3_32_2" style:display-name="Normale 2 22 5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54" style:display-name="Normale 2 2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4_32_2" style:display-name="Normale 2 22 5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55" style:display-name="Normale 2 2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5_32_2" style:display-name="Normale 2 22 5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56" style:display-name="Normale 2 2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6_32_2" style:display-name="Normale 2 22 5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57" style:display-name="Normale 2 2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7_32_2" style:display-name="Normale 2 22 5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58" style:display-name="Normale 2 2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8_32_2" style:display-name="Normale 2 22 5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59" style:display-name="Normale 2 2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9_32_2" style:display-name="Normale 2 22 59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6" style:display-name="Normale 2 2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_32_2" style:display-name="Normale 2 22 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60" style:display-name="Normale 2 2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0_32_2" style:display-name="Normale 2 22 6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61" style:display-name="Normale 2 2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1_32_2" style:display-name="Normale 2 22 6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62" style:display-name="Normale 2 2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2_32_2" style:display-name="Normale 2 22 6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63" style:display-name="Normale 2 2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3_32_2" style:display-name="Normale 2 22 6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64" style:display-name="Normale 2 2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4_32_2" style:display-name="Normale 2 22 6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65" style:display-name="Normale 2 2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5_32_2" style:display-name="Normale 2 22 6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66" style:display-name="Normale 2 2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6_32_2" style:display-name="Normale 2 22 6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67" style:display-name="Normale 2 2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7_32_2" style:display-name="Normale 2 22 6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68" style:display-name="Normale 2 2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8_32_2" style:display-name="Normale 2 22 6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69" style:display-name="Normale 2 2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9_32_2" style:display-name="Normale 2 22 69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7" style:display-name="Normale 2 2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_32_2" style:display-name="Normale 2 22 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70" style:display-name="Normale 2 2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0_32_2" style:display-name="Normale 2 22 7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71" style:display-name="Normale 2 2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1_32_2" style:display-name="Normale 2 22 7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72" style:display-name="Normale 2 2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2_32_2" style:display-name="Normale 2 22 7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73" style:display-name="Normale 2 2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3_32_2" style:display-name="Normale 2 22 7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74" style:display-name="Normale 2 2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4_32_2" style:display-name="Normale 2 22 7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75" style:display-name="Normale 2 2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5_32_2" style:display-name="Normale 2 22 7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76" style:display-name="Normale 2 2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6_32_2" style:display-name="Normale 2 22 7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77" style:display-name="Normale 2 2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7_32_2" style:display-name="Normale 2 22 7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78" style:display-name="Normale 2 2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8_32_2" style:display-name="Normale 2 22 7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79" style:display-name="Normale 2 2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9_32_2" style:display-name="Normale 2 22 79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8" style:display-name="Normale 2 2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_32_2" style:display-name="Normale 2 22 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80" style:display-name="Normale 2 2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0_32_2" style:display-name="Normale 2 22 8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81" style:display-name="Normale 2 2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1_32_2" style:display-name="Normale 2 22 8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82" style:display-name="Normale 2 2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2_32_2" style:display-name="Normale 2 22 8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83" style:display-name="Normale 2 2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3_32_2" style:display-name="Normale 2 22 8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84" style:display-name="Normale 2 2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4_32_2" style:display-name="Normale 2 22 8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85" style:display-name="Normale 2 2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5_32_2" style:display-name="Normale 2 22 8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86" style:display-name="Normale 2 2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6_32_2" style:display-name="Normale 2 22 8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87" style:display-name="Normale 2 2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7_32_2" style:display-name="Normale 2 22 8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88" style:display-name="Normale 2 2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8_32_2" style:display-name="Normale 2 22 8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89" style:display-name="Normale 2 2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9_32_2" style:display-name="Normale 2 22 89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9" style:display-name="Normale 2 2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_32_2" style:display-name="Normale 2 22 9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90" style:display-name="Normale 2 2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0_32_2" style:display-name="Normale 2 22 90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91" style:display-name="Normale 2 2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1_32_2" style:display-name="Normale 2 22 91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92" style:display-name="Normale 2 2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2_32_2" style:display-name="Normale 2 22 92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93" style:display-name="Normale 2 2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3_32_2" style:display-name="Normale 2 22 93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94" style:display-name="Normale 2 2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4_32_2" style:display-name="Normale 2 22 94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95" style:display-name="Normale 2 2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5_32_2" style:display-name="Normale 2 22 95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96" style:display-name="Normale 2 2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6_32_2" style:display-name="Normale 2 22 96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97" style:display-name="Normale 2 2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7_32_2" style:display-name="Normale 2 22 97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98" style:display-name="Normale 2 2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8_32_2" style:display-name="Normale 2 22 98 2" style:family="table-cell" style:data-style-name="N0">
      <style:table-cell-properties style:vertical-align="automatic" fo:background-color="transparent"/>
      <style:text-properties fo:color="#000000"/>
    </style:style>
    <style:style style:name="Normale_32_2_32_22_32_99" style:display-name="Normale 2 2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9_32_2" style:display-name="Normale 2 22 99 2" style:family="table-cell" style:data-style-name="N0">
      <style:table-cell-properties style:vertical-align="automatic" fo:background-color="transparent"/>
      <style:text-properties fo:color="#000000"/>
    </style:style>
    <style:style style:name="Normale_32_2_32_23" style:display-name="Normale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" style:display-name="Normale 2 2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_32_2" style:display-name="Normale 2 23 1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00" style:display-name="Normale 2 2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0_32_2" style:display-name="Normale 2 23 10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01" style:display-name="Normale 2 2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1_32_2" style:display-name="Normale 2 23 10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02" style:display-name="Normale 2 2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2_32_2" style:display-name="Normale 2 23 10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03" style:display-name="Normale 2 2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3_32_2" style:display-name="Normale 2 23 10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04" style:display-name="Normale 2 2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4_32_2" style:display-name="Normale 2 23 10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05" style:display-name="Normale 2 2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5_32_2" style:display-name="Normale 2 23 10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06" style:display-name="Normale 2 2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6_32_2" style:display-name="Normale 2 23 10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07" style:display-name="Normale 2 2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7_32_2" style:display-name="Normale 2 23 10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08" style:display-name="Normale 2 2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8_32_2" style:display-name="Normale 2 23 10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09" style:display-name="Normale 2 2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9_32_2" style:display-name="Normale 2 23 109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1" style:display-name="Normale 2 2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_32_2" style:display-name="Normale 2 23 1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10" style:display-name="Normale 2 2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0_32_2" style:display-name="Normale 2 23 11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11" style:display-name="Normale 2 2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1_32_2" style:display-name="Normale 2 23 11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12" style:display-name="Normale 2 2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2_32_2" style:display-name="Normale 2 23 11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13" style:display-name="Normale 2 2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3_32_2" style:display-name="Normale 2 23 11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14" style:display-name="Normale 2 2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4_32_2" style:display-name="Normale 2 23 11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15" style:display-name="Normale 2 2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5_32_2" style:display-name="Normale 2 23 11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16" style:display-name="Normale 2 2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6_32_2" style:display-name="Normale 2 23 11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17" style:display-name="Normale 2 2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7_32_2" style:display-name="Normale 2 23 11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18" style:display-name="Normale 2 2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8_32_2" style:display-name="Normale 2 23 11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19" style:display-name="Normale 2 2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9_32_2" style:display-name="Normale 2 23 119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2" style:display-name="Normale 2 2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_32_2" style:display-name="Normale 2 23 1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20" style:display-name="Normale 2 2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0_32_2" style:display-name="Normale 2 23 12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21" style:display-name="Normale 2 2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1_32_2" style:display-name="Normale 2 23 12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22" style:display-name="Normale 2 2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2_32_2" style:display-name="Normale 2 23 12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23" style:display-name="Normale 2 2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3_32_2" style:display-name="Normale 2 23 12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24" style:display-name="Normale 2 2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4_32_2" style:display-name="Normale 2 23 12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25" style:display-name="Normale 2 2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5_32_2" style:display-name="Normale 2 23 12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26" style:display-name="Normale 2 2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6_32_2" style:display-name="Normale 2 23 12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27" style:display-name="Normale 2 2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7_32_2" style:display-name="Normale 2 23 12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28" style:display-name="Normale 2 2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8_32_2" style:display-name="Normale 2 23 12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29" style:display-name="Normale 2 2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9_32_2" style:display-name="Normale 2 23 129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3" style:display-name="Normale 2 2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_32_2" style:display-name="Normale 2 23 1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30" style:display-name="Normale 2 2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0_32_2" style:display-name="Normale 2 23 13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31" style:display-name="Normale 2 2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1_32_2" style:display-name="Normale 2 23 13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32" style:display-name="Normale 2 2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2_32_2" style:display-name="Normale 2 23 13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33" style:display-name="Normale 2 2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3_32_2" style:display-name="Normale 2 23 13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34" style:display-name="Normale 2 2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4_32_2" style:display-name="Normale 2 23 13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35" style:display-name="Normale 2 2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5_32_2" style:display-name="Normale 2 23 13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36" style:display-name="Normale 2 2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6_32_2" style:display-name="Normale 2 23 13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37" style:display-name="Normale 2 2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7_32_2" style:display-name="Normale 2 23 13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38" style:display-name="Normale 2 2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8_32_2" style:display-name="Normale 2 23 13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39" style:display-name="Normale 2 2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9_32_2" style:display-name="Normale 2 23 139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4" style:display-name="Normale 2 2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_32_2" style:display-name="Normale 2 23 1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40" style:display-name="Normale 2 2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0_32_2" style:display-name="Normale 2 23 14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41" style:display-name="Normale 2 2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1_32_2" style:display-name="Normale 2 23 14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42" style:display-name="Normale 2 2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2_32_2" style:display-name="Normale 2 23 14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43" style:display-name="Normale 2 23 143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5" style:display-name="Normale 2 2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5_32_2" style:display-name="Normale 2 23 1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6" style:display-name="Normale 2 2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6_32_2" style:display-name="Normale 2 23 1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7" style:display-name="Normale 2 2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7_32_2" style:display-name="Normale 2 23 1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8" style:display-name="Normale 2 2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8_32_2" style:display-name="Normale 2 23 1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19" style:display-name="Normale 2 2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9_32_2" style:display-name="Normale 2 23 19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2" style:display-name="Normale 2 2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_32_2" style:display-name="Normale 2 23 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20" style:display-name="Normale 2 2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0_32_2" style:display-name="Normale 2 23 2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21" style:display-name="Normale 2 2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1_32_2" style:display-name="Normale 2 23 2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22" style:display-name="Normale 2 2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2_32_2" style:display-name="Normale 2 23 2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23" style:display-name="Normale 2 2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3_32_2" style:display-name="Normale 2 23 2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24" style:display-name="Normale 2 2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4_32_2" style:display-name="Normale 2 23 2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25" style:display-name="Normale 2 2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5_32_2" style:display-name="Normale 2 23 2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26" style:display-name="Normale 2 2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6_32_2" style:display-name="Normale 2 23 2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27" style:display-name="Normale 2 2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7_32_2" style:display-name="Normale 2 23 2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28" style:display-name="Normale 2 2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8_32_2" style:display-name="Normale 2 23 2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29" style:display-name="Normale 2 2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9_32_2" style:display-name="Normale 2 23 29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3" style:display-name="Normale 2 2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_32_2" style:display-name="Normale 2 23 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30" style:display-name="Normale 2 2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0_32_2" style:display-name="Normale 2 23 3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31" style:display-name="Normale 2 2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1_32_2" style:display-name="Normale 2 23 3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32" style:display-name="Normale 2 2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2_32_2" style:display-name="Normale 2 23 3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33" style:display-name="Normale 2 2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3_32_2" style:display-name="Normale 2 23 3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34" style:display-name="Normale 2 2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4_32_2" style:display-name="Normale 2 23 3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35" style:display-name="Normale 2 2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5_32_2" style:display-name="Normale 2 23 3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36" style:display-name="Normale 2 2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6_32_2" style:display-name="Normale 2 23 3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37" style:display-name="Normale 2 2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7_32_2" style:display-name="Normale 2 23 3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38" style:display-name="Normale 2 2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8_32_2" style:display-name="Normale 2 23 3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39" style:display-name="Normale 2 2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9_32_2" style:display-name="Normale 2 23 39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4" style:display-name="Normale 2 2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_32_2" style:display-name="Normale 2 23 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40" style:display-name="Normale 2 2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0_32_2" style:display-name="Normale 2 23 4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41" style:display-name="Normale 2 2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1_32_2" style:display-name="Normale 2 23 4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42" style:display-name="Normale 2 2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2_32_2" style:display-name="Normale 2 23 4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43" style:display-name="Normale 2 2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3_32_2" style:display-name="Normale 2 23 4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44" style:display-name="Normale 2 2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4_32_2" style:display-name="Normale 2 23 4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45" style:display-name="Normale 2 2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5_32_2" style:display-name="Normale 2 23 4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46" style:display-name="Normale 2 2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6_32_2" style:display-name="Normale 2 23 4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47" style:display-name="Normale 2 2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7_32_2" style:display-name="Normale 2 23 4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48" style:display-name="Normale 2 2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8_32_2" style:display-name="Normale 2 23 4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49" style:display-name="Normale 2 2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9_32_2" style:display-name="Normale 2 23 49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5" style:display-name="Normale 2 2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_32_2" style:display-name="Normale 2 23 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50" style:display-name="Normale 2 2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0_32_2" style:display-name="Normale 2 23 5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51" style:display-name="Normale 2 2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1_32_2" style:display-name="Normale 2 23 5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52" style:display-name="Normale 2 2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2_32_2" style:display-name="Normale 2 23 5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53" style:display-name="Normale 2 2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3_32_2" style:display-name="Normale 2 23 5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54" style:display-name="Normale 2 2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4_32_2" style:display-name="Normale 2 23 5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55" style:display-name="Normale 2 2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5_32_2" style:display-name="Normale 2 23 5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56" style:display-name="Normale 2 2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6_32_2" style:display-name="Normale 2 23 5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57" style:display-name="Normale 2 2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7_32_2" style:display-name="Normale 2 23 5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58" style:display-name="Normale 2 2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8_32_2" style:display-name="Normale 2 23 5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59" style:display-name="Normale 2 2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9_32_2" style:display-name="Normale 2 23 59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6" style:display-name="Normale 2 2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_32_2" style:display-name="Normale 2 23 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60" style:display-name="Normale 2 2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0_32_2" style:display-name="Normale 2 23 6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61" style:display-name="Normale 2 2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1_32_2" style:display-name="Normale 2 23 6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62" style:display-name="Normale 2 2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2_32_2" style:display-name="Normale 2 23 6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63" style:display-name="Normale 2 2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3_32_2" style:display-name="Normale 2 23 6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64" style:display-name="Normale 2 2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4_32_2" style:display-name="Normale 2 23 6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65" style:display-name="Normale 2 2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5_32_2" style:display-name="Normale 2 23 6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66" style:display-name="Normale 2 2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6_32_2" style:display-name="Normale 2 23 6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67" style:display-name="Normale 2 2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7_32_2" style:display-name="Normale 2 23 6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68" style:display-name="Normale 2 2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8_32_2" style:display-name="Normale 2 23 6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69" style:display-name="Normale 2 2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9_32_2" style:display-name="Normale 2 23 69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7" style:display-name="Normale 2 2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_32_2" style:display-name="Normale 2 23 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70" style:display-name="Normale 2 2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0_32_2" style:display-name="Normale 2 23 7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71" style:display-name="Normale 2 2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1_32_2" style:display-name="Normale 2 23 7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72" style:display-name="Normale 2 2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2_32_2" style:display-name="Normale 2 23 7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73" style:display-name="Normale 2 2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3_32_2" style:display-name="Normale 2 23 7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74" style:display-name="Normale 2 2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4_32_2" style:display-name="Normale 2 23 7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75" style:display-name="Normale 2 2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5_32_2" style:display-name="Normale 2 23 7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76" style:display-name="Normale 2 2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6_32_2" style:display-name="Normale 2 23 7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77" style:display-name="Normale 2 2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7_32_2" style:display-name="Normale 2 23 7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78" style:display-name="Normale 2 2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8_32_2" style:display-name="Normale 2 23 7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79" style:display-name="Normale 2 2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9_32_2" style:display-name="Normale 2 23 79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8" style:display-name="Normale 2 2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_32_2" style:display-name="Normale 2 23 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80" style:display-name="Normale 2 2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0_32_2" style:display-name="Normale 2 23 8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81" style:display-name="Normale 2 2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1_32_2" style:display-name="Normale 2 23 8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82" style:display-name="Normale 2 2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2_32_2" style:display-name="Normale 2 23 8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83" style:display-name="Normale 2 2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3_32_2" style:display-name="Normale 2 23 8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84" style:display-name="Normale 2 2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4_32_2" style:display-name="Normale 2 23 8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85" style:display-name="Normale 2 2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5_32_2" style:display-name="Normale 2 23 8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86" style:display-name="Normale 2 2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6_32_2" style:display-name="Normale 2 23 8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87" style:display-name="Normale 2 2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7_32_2" style:display-name="Normale 2 23 8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88" style:display-name="Normale 2 2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8_32_2" style:display-name="Normale 2 23 8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89" style:display-name="Normale 2 2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9_32_2" style:display-name="Normale 2 23 89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9" style:display-name="Normale 2 2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_32_2" style:display-name="Normale 2 23 9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90" style:display-name="Normale 2 2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0_32_2" style:display-name="Normale 2 23 90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91" style:display-name="Normale 2 2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1_32_2" style:display-name="Normale 2 23 91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92" style:display-name="Normale 2 2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2_32_2" style:display-name="Normale 2 23 92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93" style:display-name="Normale 2 2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3_32_2" style:display-name="Normale 2 23 93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94" style:display-name="Normale 2 2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4_32_2" style:display-name="Normale 2 23 94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95" style:display-name="Normale 2 2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5_32_2" style:display-name="Normale 2 23 95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96" style:display-name="Normale 2 2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6_32_2" style:display-name="Normale 2 23 96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97" style:display-name="Normale 2 2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7_32_2" style:display-name="Normale 2 23 97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98" style:display-name="Normale 2 2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8_32_2" style:display-name="Normale 2 23 98 2" style:family="table-cell" style:data-style-name="N0">
      <style:table-cell-properties style:vertical-align="automatic" fo:background-color="transparent"/>
      <style:text-properties fo:color="#000000"/>
    </style:style>
    <style:style style:name="Normale_32_2_32_23_32_99" style:display-name="Normale 2 2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9_32_2" style:display-name="Normale 2 23 99 2" style:family="table-cell" style:data-style-name="N0">
      <style:table-cell-properties style:vertical-align="automatic" fo:background-color="transparent"/>
      <style:text-properties fo:color="#000000"/>
    </style:style>
    <style:style style:name="Normale_32_2_32_24" style:display-name="Normale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" style:display-name="Normale 2 2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_32_2" style:display-name="Normale 2 24 1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00" style:display-name="Normale 2 2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0_32_2" style:display-name="Normale 2 24 10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01" style:display-name="Normale 2 2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1_32_2" style:display-name="Normale 2 24 10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02" style:display-name="Normale 2 2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2_32_2" style:display-name="Normale 2 24 10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03" style:display-name="Normale 2 2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3_32_2" style:display-name="Normale 2 24 10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04" style:display-name="Normale 2 2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4_32_2" style:display-name="Normale 2 24 10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05" style:display-name="Normale 2 2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5_32_2" style:display-name="Normale 2 24 10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06" style:display-name="Normale 2 2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6_32_2" style:display-name="Normale 2 24 10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07" style:display-name="Normale 2 2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7_32_2" style:display-name="Normale 2 24 10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08" style:display-name="Normale 2 2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8_32_2" style:display-name="Normale 2 24 10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09" style:display-name="Normale 2 2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9_32_2" style:display-name="Normale 2 24 109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1" style:display-name="Normale 2 2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_32_2" style:display-name="Normale 2 24 1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10" style:display-name="Normale 2 2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0_32_2" style:display-name="Normale 2 24 11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11" style:display-name="Normale 2 2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1_32_2" style:display-name="Normale 2 24 11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12" style:display-name="Normale 2 2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2_32_2" style:display-name="Normale 2 24 11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13" style:display-name="Normale 2 2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3_32_2" style:display-name="Normale 2 24 11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14" style:display-name="Normale 2 2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4_32_2" style:display-name="Normale 2 24 11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15" style:display-name="Normale 2 2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5_32_2" style:display-name="Normale 2 24 11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16" style:display-name="Normale 2 2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6_32_2" style:display-name="Normale 2 24 11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17" style:display-name="Normale 2 2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7_32_2" style:display-name="Normale 2 24 11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18" style:display-name="Normale 2 2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8_32_2" style:display-name="Normale 2 24 11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19" style:display-name="Normale 2 2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9_32_2" style:display-name="Normale 2 24 119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2" style:display-name="Normale 2 2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_32_2" style:display-name="Normale 2 24 1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20" style:display-name="Normale 2 2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0_32_2" style:display-name="Normale 2 24 12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21" style:display-name="Normale 2 2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1_32_2" style:display-name="Normale 2 24 12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22" style:display-name="Normale 2 2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2_32_2" style:display-name="Normale 2 24 12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23" style:display-name="Normale 2 2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3_32_2" style:display-name="Normale 2 24 12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24" style:display-name="Normale 2 2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4_32_2" style:display-name="Normale 2 24 12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25" style:display-name="Normale 2 2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5_32_2" style:display-name="Normale 2 24 12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26" style:display-name="Normale 2 2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6_32_2" style:display-name="Normale 2 24 12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27" style:display-name="Normale 2 2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7_32_2" style:display-name="Normale 2 24 12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28" style:display-name="Normale 2 2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8_32_2" style:display-name="Normale 2 24 12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29" style:display-name="Normale 2 2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9_32_2" style:display-name="Normale 2 24 129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3" style:display-name="Normale 2 2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_32_2" style:display-name="Normale 2 24 1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30" style:display-name="Normale 2 2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0_32_2" style:display-name="Normale 2 24 13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31" style:display-name="Normale 2 2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1_32_2" style:display-name="Normale 2 24 13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32" style:display-name="Normale 2 2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2_32_2" style:display-name="Normale 2 24 13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33" style:display-name="Normale 2 2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3_32_2" style:display-name="Normale 2 24 13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34" style:display-name="Normale 2 2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4_32_2" style:display-name="Normale 2 24 13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35" style:display-name="Normale 2 2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5_32_2" style:display-name="Normale 2 24 13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36" style:display-name="Normale 2 2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6_32_2" style:display-name="Normale 2 24 13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37" style:display-name="Normale 2 2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7_32_2" style:display-name="Normale 2 24 13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38" style:display-name="Normale 2 2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8_32_2" style:display-name="Normale 2 24 13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39" style:display-name="Normale 2 2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9_32_2" style:display-name="Normale 2 24 139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4" style:display-name="Normale 2 2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_32_2" style:display-name="Normale 2 24 1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40" style:display-name="Normale 2 2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0_32_2" style:display-name="Normale 2 24 14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41" style:display-name="Normale 2 2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1_32_2" style:display-name="Normale 2 24 14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42" style:display-name="Normale 2 2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2_32_2" style:display-name="Normale 2 24 14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43" style:display-name="Normale 2 24 143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5" style:display-name="Normale 2 2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5_32_2" style:display-name="Normale 2 24 1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6" style:display-name="Normale 2 2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6_32_2" style:display-name="Normale 2 24 1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7" style:display-name="Normale 2 2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7_32_2" style:display-name="Normale 2 24 1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8" style:display-name="Normale 2 2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8_32_2" style:display-name="Normale 2 24 1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19" style:display-name="Normale 2 2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9_32_2" style:display-name="Normale 2 24 19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2" style:display-name="Normale 2 2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_32_2" style:display-name="Normale 2 24 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20" style:display-name="Normale 2 2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0_32_2" style:display-name="Normale 2 24 2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21" style:display-name="Normale 2 2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1_32_2" style:display-name="Normale 2 24 2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22" style:display-name="Normale 2 2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2_32_2" style:display-name="Normale 2 24 2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23" style:display-name="Normale 2 2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3_32_2" style:display-name="Normale 2 24 2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24" style:display-name="Normale 2 2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4_32_2" style:display-name="Normale 2 24 2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25" style:display-name="Normale 2 2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5_32_2" style:display-name="Normale 2 24 2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26" style:display-name="Normale 2 2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6_32_2" style:display-name="Normale 2 24 2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27" style:display-name="Normale 2 2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7_32_2" style:display-name="Normale 2 24 2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28" style:display-name="Normale 2 2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8_32_2" style:display-name="Normale 2 24 2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29" style:display-name="Normale 2 2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9_32_2" style:display-name="Normale 2 24 29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3" style:display-name="Normale 2 2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_32_2" style:display-name="Normale 2 24 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30" style:display-name="Normale 2 2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0_32_2" style:display-name="Normale 2 24 3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31" style:display-name="Normale 2 2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1_32_2" style:display-name="Normale 2 24 3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32" style:display-name="Normale 2 2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2_32_2" style:display-name="Normale 2 24 3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33" style:display-name="Normale 2 2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3_32_2" style:display-name="Normale 2 24 3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34" style:display-name="Normale 2 2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4_32_2" style:display-name="Normale 2 24 3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35" style:display-name="Normale 2 2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5_32_2" style:display-name="Normale 2 24 3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36" style:display-name="Normale 2 2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6_32_2" style:display-name="Normale 2 24 3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37" style:display-name="Normale 2 2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7_32_2" style:display-name="Normale 2 24 3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38" style:display-name="Normale 2 2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8_32_2" style:display-name="Normale 2 24 3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39" style:display-name="Normale 2 2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9_32_2" style:display-name="Normale 2 24 39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4" style:display-name="Normale 2 2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_32_2" style:display-name="Normale 2 24 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40" style:display-name="Normale 2 2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0_32_2" style:display-name="Normale 2 24 4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41" style:display-name="Normale 2 2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1_32_2" style:display-name="Normale 2 24 4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42" style:display-name="Normale 2 2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2_32_2" style:display-name="Normale 2 24 4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43" style:display-name="Normale 2 2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3_32_2" style:display-name="Normale 2 24 4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44" style:display-name="Normale 2 2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4_32_2" style:display-name="Normale 2 24 4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45" style:display-name="Normale 2 2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5_32_2" style:display-name="Normale 2 24 4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46" style:display-name="Normale 2 2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6_32_2" style:display-name="Normale 2 24 4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47" style:display-name="Normale 2 2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7_32_2" style:display-name="Normale 2 24 4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48" style:display-name="Normale 2 2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8_32_2" style:display-name="Normale 2 24 4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49" style:display-name="Normale 2 2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9_32_2" style:display-name="Normale 2 24 49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5" style:display-name="Normale 2 2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_32_2" style:display-name="Normale 2 24 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50" style:display-name="Normale 2 2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0_32_2" style:display-name="Normale 2 24 5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51" style:display-name="Normale 2 2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1_32_2" style:display-name="Normale 2 24 5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52" style:display-name="Normale 2 2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2_32_2" style:display-name="Normale 2 24 5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53" style:display-name="Normale 2 2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3_32_2" style:display-name="Normale 2 24 5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54" style:display-name="Normale 2 2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4_32_2" style:display-name="Normale 2 24 5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55" style:display-name="Normale 2 2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5_32_2" style:display-name="Normale 2 24 5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56" style:display-name="Normale 2 2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6_32_2" style:display-name="Normale 2 24 5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57" style:display-name="Normale 2 2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7_32_2" style:display-name="Normale 2 24 5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58" style:display-name="Normale 2 2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8_32_2" style:display-name="Normale 2 24 5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59" style:display-name="Normale 2 2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9_32_2" style:display-name="Normale 2 24 59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6" style:display-name="Normale 2 2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_32_2" style:display-name="Normale 2 24 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60" style:display-name="Normale 2 2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0_32_2" style:display-name="Normale 2 24 6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61" style:display-name="Normale 2 2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1_32_2" style:display-name="Normale 2 24 6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62" style:display-name="Normale 2 2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2_32_2" style:display-name="Normale 2 24 6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63" style:display-name="Normale 2 2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3_32_2" style:display-name="Normale 2 24 6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64" style:display-name="Normale 2 2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4_32_2" style:display-name="Normale 2 24 6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65" style:display-name="Normale 2 2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5_32_2" style:display-name="Normale 2 24 6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66" style:display-name="Normale 2 2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6_32_2" style:display-name="Normale 2 24 6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67" style:display-name="Normale 2 2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7_32_2" style:display-name="Normale 2 24 6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68" style:display-name="Normale 2 2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8_32_2" style:display-name="Normale 2 24 6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69" style:display-name="Normale 2 2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9_32_2" style:display-name="Normale 2 24 69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7" style:display-name="Normale 2 2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_32_2" style:display-name="Normale 2 24 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70" style:display-name="Normale 2 2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0_32_2" style:display-name="Normale 2 24 7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71" style:display-name="Normale 2 2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1_32_2" style:display-name="Normale 2 24 7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72" style:display-name="Normale 2 2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2_32_2" style:display-name="Normale 2 24 7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73" style:display-name="Normale 2 2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3_32_2" style:display-name="Normale 2 24 7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74" style:display-name="Normale 2 2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4_32_2" style:display-name="Normale 2 24 7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75" style:display-name="Normale 2 2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5_32_2" style:display-name="Normale 2 24 7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76" style:display-name="Normale 2 2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6_32_2" style:display-name="Normale 2 24 7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77" style:display-name="Normale 2 2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7_32_2" style:display-name="Normale 2 24 7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78" style:display-name="Normale 2 2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8_32_2" style:display-name="Normale 2 24 7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79" style:display-name="Normale 2 2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9_32_2" style:display-name="Normale 2 24 79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8" style:display-name="Normale 2 2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_32_2" style:display-name="Normale 2 24 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80" style:display-name="Normale 2 2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0_32_2" style:display-name="Normale 2 24 8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81" style:display-name="Normale 2 2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1_32_2" style:display-name="Normale 2 24 8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82" style:display-name="Normale 2 2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2_32_2" style:display-name="Normale 2 24 8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83" style:display-name="Normale 2 2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3_32_2" style:display-name="Normale 2 24 8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84" style:display-name="Normale 2 2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4_32_2" style:display-name="Normale 2 24 8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85" style:display-name="Normale 2 2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5_32_2" style:display-name="Normale 2 24 8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86" style:display-name="Normale 2 2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6_32_2" style:display-name="Normale 2 24 8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87" style:display-name="Normale 2 2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7_32_2" style:display-name="Normale 2 24 8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88" style:display-name="Normale 2 2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8_32_2" style:display-name="Normale 2 24 8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89" style:display-name="Normale 2 2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9_32_2" style:display-name="Normale 2 24 89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9" style:display-name="Normale 2 2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_32_2" style:display-name="Normale 2 24 9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90" style:display-name="Normale 2 2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0_32_2" style:display-name="Normale 2 24 90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91" style:display-name="Normale 2 2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1_32_2" style:display-name="Normale 2 24 91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92" style:display-name="Normale 2 2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2_32_2" style:display-name="Normale 2 24 92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93" style:display-name="Normale 2 2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3_32_2" style:display-name="Normale 2 24 93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94" style:display-name="Normale 2 2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4_32_2" style:display-name="Normale 2 24 94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95" style:display-name="Normale 2 2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5_32_2" style:display-name="Normale 2 24 95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96" style:display-name="Normale 2 2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6_32_2" style:display-name="Normale 2 24 96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97" style:display-name="Normale 2 2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7_32_2" style:display-name="Normale 2 24 97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98" style:display-name="Normale 2 2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8_32_2" style:display-name="Normale 2 24 98 2" style:family="table-cell" style:data-style-name="N0">
      <style:table-cell-properties style:vertical-align="automatic" fo:background-color="transparent"/>
      <style:text-properties fo:color="#000000"/>
    </style:style>
    <style:style style:name="Normale_32_2_32_24_32_99" style:display-name="Normale 2 2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9_32_2" style:display-name="Normale 2 24 99 2" style:family="table-cell" style:data-style-name="N0">
      <style:table-cell-properties style:vertical-align="automatic" fo:background-color="transparent"/>
      <style:text-properties fo:color="#000000"/>
    </style:style>
    <style:style style:name="Normale_32_2_32_25" style:display-name="Normale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" style:display-name="Normale 2 2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_32_2" style:display-name="Normale 2 25 2 2" style:family="table-cell" style:data-style-name="N0">
      <style:table-cell-properties style:vertical-align="automatic" fo:background-color="transparent"/>
      <style:text-properties fo:color="#000000"/>
    </style:style>
    <style:style style:name="Normale_32_2_32_25_32_3" style:display-name="Normale 2 2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_32_2" style:display-name="Normale 2 25 3 2" style:family="table-cell" style:data-style-name="N0">
      <style:table-cell-properties style:vertical-align="automatic" fo:background-color="transparent"/>
      <style:text-properties fo:color="#000000"/>
    </style:style>
    <style:style style:name="Normale_32_2_32_25_32_4" style:display-name="Normale 2 2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4_32_2" style:display-name="Normale 2 25 4 2" style:family="table-cell" style:data-style-name="N0">
      <style:table-cell-properties style:vertical-align="automatic" fo:background-color="transparent"/>
      <style:text-properties fo:color="#000000"/>
    </style:style>
    <style:style style:name="Normale_32_2_32_25_32_5" style:display-name="Normale 2 2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5_32_2" style:display-name="Normale 2 25 5 2" style:family="table-cell" style:data-style-name="N0">
      <style:table-cell-properties style:vertical-align="automatic" fo:background-color="transparent"/>
      <style:text-properties fo:color="#000000"/>
    </style:style>
    <style:style style:name="Normale_32_2_32_25_32_6" style:display-name="Normale 2 2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6_32_2" style:display-name="Normale 2 25 6 2" style:family="table-cell" style:data-style-name="N0">
      <style:table-cell-properties style:vertical-align="automatic" fo:background-color="transparent"/>
      <style:text-properties fo:color="#000000"/>
    </style:style>
    <style:style style:name="Normale_32_2_32_25_32_7" style:display-name="Normale 2 25 7" style:family="table-cell" style:data-style-name="N0">
      <style:table-cell-properties style:vertical-align="automatic" fo:background-color="transparent"/>
      <style:text-properties fo:color="#000000"/>
    </style:style>
    <style:style style:name="Normale_32_2_32_3" style:display-name="Normale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" style:display-name="Normale 2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_32_2" style:display-name="Normale 2 3 1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00" style:display-name="Normale 2 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0_32_2" style:display-name="Normale 2 3 10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01" style:display-name="Normale 2 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1_32_2" style:display-name="Normale 2 3 10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02" style:display-name="Normale 2 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2_32_2" style:display-name="Normale 2 3 10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03" style:display-name="Normale 2 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3_32_2" style:display-name="Normale 2 3 10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04" style:display-name="Normale 2 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4_32_2" style:display-name="Normale 2 3 10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05" style:display-name="Normale 2 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5_32_2" style:display-name="Normale 2 3 10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06" style:display-name="Normale 2 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6_32_2" style:display-name="Normale 2 3 10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07" style:display-name="Normale 2 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7_32_2" style:display-name="Normale 2 3 10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08" style:display-name="Normale 2 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8_32_2" style:display-name="Normale 2 3 10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09" style:display-name="Normale 2 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9_32_2" style:display-name="Normale 2 3 109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1" style:display-name="Normale 2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_32_2" style:display-name="Normale 2 3 1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10" style:display-name="Normale 2 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0_32_2" style:display-name="Normale 2 3 11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11" style:display-name="Normale 2 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1_32_2" style:display-name="Normale 2 3 11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12" style:display-name="Normale 2 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2_32_2" style:display-name="Normale 2 3 11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13" style:display-name="Normale 2 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3_32_2" style:display-name="Normale 2 3 11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14" style:display-name="Normale 2 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4_32_2" style:display-name="Normale 2 3 11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15" style:display-name="Normale 2 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5_32_2" style:display-name="Normale 2 3 11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16" style:display-name="Normale 2 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6_32_2" style:display-name="Normale 2 3 11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17" style:display-name="Normale 2 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7_32_2" style:display-name="Normale 2 3 11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18" style:display-name="Normale 2 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8_32_2" style:display-name="Normale 2 3 11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19" style:display-name="Normale 2 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9_32_2" style:display-name="Normale 2 3 119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2" style:display-name="Normale 2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_32_2" style:display-name="Normale 2 3 1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20" style:display-name="Normale 2 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0_32_2" style:display-name="Normale 2 3 12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21" style:display-name="Normale 2 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1_32_2" style:display-name="Normale 2 3 12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22" style:display-name="Normale 2 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2_32_2" style:display-name="Normale 2 3 12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23" style:display-name="Normale 2 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3_32_2" style:display-name="Normale 2 3 12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24" style:display-name="Normale 2 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4_32_2" style:display-name="Normale 2 3 12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25" style:display-name="Normale 2 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5_32_2" style:display-name="Normale 2 3 12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26" style:display-name="Normale 2 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6_32_2" style:display-name="Normale 2 3 12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27" style:display-name="Normale 2 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7_32_2" style:display-name="Normale 2 3 12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28" style:display-name="Normale 2 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8_32_2" style:display-name="Normale 2 3 12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29" style:display-name="Normale 2 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9_32_2" style:display-name="Normale 2 3 129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3" style:display-name="Normale 2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_32_2" style:display-name="Normale 2 3 1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30" style:display-name="Normale 2 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0_32_2" style:display-name="Normale 2 3 13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31" style:display-name="Normale 2 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1_32_2" style:display-name="Normale 2 3 13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32" style:display-name="Normale 2 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2_32_2" style:display-name="Normale 2 3 13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33" style:display-name="Normale 2 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3_32_2" style:display-name="Normale 2 3 13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34" style:display-name="Normale 2 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4_32_2" style:display-name="Normale 2 3 13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35" style:display-name="Normale 2 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5_32_2" style:display-name="Normale 2 3 13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36" style:display-name="Normale 2 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6_32_2" style:display-name="Normale 2 3 13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37" style:display-name="Normale 2 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7_32_2" style:display-name="Normale 2 3 13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38" style:display-name="Normale 2 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8_32_2" style:display-name="Normale 2 3 13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39" style:display-name="Normale 2 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9_32_2" style:display-name="Normale 2 3 139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4" style:display-name="Normale 2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_32_2" style:display-name="Normale 2 3 1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40" style:display-name="Normale 2 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0_32_2" style:display-name="Normale 2 3 14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41" style:display-name="Normale 2 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1_32_2" style:display-name="Normale 2 3 14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42" style:display-name="Normale 2 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2_32_2" style:display-name="Normale 2 3 14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43" style:display-name="Normale 2 3 143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5" style:display-name="Normale 2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5_32_2" style:display-name="Normale 2 3 1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6" style:display-name="Normale 2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6_32_2" style:display-name="Normale 2 3 1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7" style:display-name="Normale 2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7_32_2" style:display-name="Normale 2 3 1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8" style:display-name="Normale 2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8_32_2" style:display-name="Normale 2 3 1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19" style:display-name="Normale 2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9_32_2" style:display-name="Normale 2 3 19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2" style:display-name="Normale 2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_32_2" style:display-name="Normale 2 3 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20" style:display-name="Normale 2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0_32_2" style:display-name="Normale 2 3 2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21" style:display-name="Normale 2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1_32_2" style:display-name="Normale 2 3 2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22" style:display-name="Normale 2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2_32_2" style:display-name="Normale 2 3 2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23" style:display-name="Normale 2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3_32_2" style:display-name="Normale 2 3 2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24" style:display-name="Normale 2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4_32_2" style:display-name="Normale 2 3 2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25" style:display-name="Normale 2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5_32_2" style:display-name="Normale 2 3 2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26" style:display-name="Normale 2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6_32_2" style:display-name="Normale 2 3 2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27" style:display-name="Normale 2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7_32_2" style:display-name="Normale 2 3 2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28" style:display-name="Normale 2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8_32_2" style:display-name="Normale 2 3 2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29" style:display-name="Normale 2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9_32_2" style:display-name="Normale 2 3 29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3" style:display-name="Normale 2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_32_2" style:display-name="Normale 2 3 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30" style:display-name="Normale 2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0_32_2" style:display-name="Normale 2 3 3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31" style:display-name="Normale 2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1_32_2" style:display-name="Normale 2 3 3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32" style:display-name="Normale 2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2_32_2" style:display-name="Normale 2 3 3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33" style:display-name="Normale 2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3_32_2" style:display-name="Normale 2 3 3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34" style:display-name="Normale 2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4_32_2" style:display-name="Normale 2 3 3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35" style:display-name="Normale 2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5_32_2" style:display-name="Normale 2 3 3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36" style:display-name="Normale 2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6_32_2" style:display-name="Normale 2 3 3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37" style:display-name="Normale 2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7_32_2" style:display-name="Normale 2 3 3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38" style:display-name="Normale 2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8_32_2" style:display-name="Normale 2 3 3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39" style:display-name="Normale 2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9_32_2" style:display-name="Normale 2 3 39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4" style:display-name="Normale 2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_32_2" style:display-name="Normale 2 3 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40" style:display-name="Normale 2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0_32_2" style:display-name="Normale 2 3 4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41" style:display-name="Normale 2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1_32_2" style:display-name="Normale 2 3 4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42" style:display-name="Normale 2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2_32_2" style:display-name="Normale 2 3 4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43" style:display-name="Normale 2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3_32_2" style:display-name="Normale 2 3 4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44" style:display-name="Normale 2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4_32_2" style:display-name="Normale 2 3 4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45" style:display-name="Normale 2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5_32_2" style:display-name="Normale 2 3 4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46" style:display-name="Normale 2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6_32_2" style:display-name="Normale 2 3 4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47" style:display-name="Normale 2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7_32_2" style:display-name="Normale 2 3 4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48" style:display-name="Normale 2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8_32_2" style:display-name="Normale 2 3 4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49" style:display-name="Normale 2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9_32_2" style:display-name="Normale 2 3 49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5" style:display-name="Normale 2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_32_2" style:display-name="Normale 2 3 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50" style:display-name="Normale 2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0_32_2" style:display-name="Normale 2 3 5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51" style:display-name="Normale 2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1_32_2" style:display-name="Normale 2 3 5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52" style:display-name="Normale 2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2_32_2" style:display-name="Normale 2 3 5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53" style:display-name="Normale 2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3_32_2" style:display-name="Normale 2 3 5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54" style:display-name="Normale 2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4_32_2" style:display-name="Normale 2 3 5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55" style:display-name="Normale 2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5_32_2" style:display-name="Normale 2 3 5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56" style:display-name="Normale 2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6_32_2" style:display-name="Normale 2 3 5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57" style:display-name="Normale 2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7_32_2" style:display-name="Normale 2 3 5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58" style:display-name="Normale 2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8_32_2" style:display-name="Normale 2 3 5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59" style:display-name="Normale 2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9_32_2" style:display-name="Normale 2 3 59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6" style:display-name="Normale 2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_32_2" style:display-name="Normale 2 3 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60" style:display-name="Normale 2 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0_32_2" style:display-name="Normale 2 3 6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61" style:display-name="Normale 2 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1_32_2" style:display-name="Normale 2 3 6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62" style:display-name="Normale 2 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2_32_2" style:display-name="Normale 2 3 6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63" style:display-name="Normale 2 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3_32_2" style:display-name="Normale 2 3 6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64" style:display-name="Normale 2 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4_32_2" style:display-name="Normale 2 3 6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65" style:display-name="Normale 2 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5_32_2" style:display-name="Normale 2 3 6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66" style:display-name="Normale 2 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6_32_2" style:display-name="Normale 2 3 6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67" style:display-name="Normale 2 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7_32_2" style:display-name="Normale 2 3 6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68" style:display-name="Normale 2 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8_32_2" style:display-name="Normale 2 3 6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69" style:display-name="Normale 2 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9_32_2" style:display-name="Normale 2 3 69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7" style:display-name="Normale 2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_32_2" style:display-name="Normale 2 3 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70" style:display-name="Normale 2 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0_32_2" style:display-name="Normale 2 3 7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71" style:display-name="Normale 2 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1_32_2" style:display-name="Normale 2 3 7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72" style:display-name="Normale 2 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2_32_2" style:display-name="Normale 2 3 7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73" style:display-name="Normale 2 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3_32_2" style:display-name="Normale 2 3 7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74" style:display-name="Normale 2 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4_32_2" style:display-name="Normale 2 3 7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75" style:display-name="Normale 2 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5_32_2" style:display-name="Normale 2 3 7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76" style:display-name="Normale 2 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6_32_2" style:display-name="Normale 2 3 7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77" style:display-name="Normale 2 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7_32_2" style:display-name="Normale 2 3 7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78" style:display-name="Normale 2 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8_32_2" style:display-name="Normale 2 3 7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79" style:display-name="Normale 2 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9_32_2" style:display-name="Normale 2 3 79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8" style:display-name="Normale 2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_32_2" style:display-name="Normale 2 3 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80" style:display-name="Normale 2 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0_32_2" style:display-name="Normale 2 3 8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81" style:display-name="Normale 2 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1_32_2" style:display-name="Normale 2 3 8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82" style:display-name="Normale 2 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2_32_2" style:display-name="Normale 2 3 8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83" style:display-name="Normale 2 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3_32_2" style:display-name="Normale 2 3 8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84" style:display-name="Normale 2 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4_32_2" style:display-name="Normale 2 3 8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85" style:display-name="Normale 2 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5_32_2" style:display-name="Normale 2 3 8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86" style:display-name="Normale 2 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6_32_2" style:display-name="Normale 2 3 8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87" style:display-name="Normale 2 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7_32_2" style:display-name="Normale 2 3 8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88" style:display-name="Normale 2 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8_32_2" style:display-name="Normale 2 3 8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89" style:display-name="Normale 2 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9_32_2" style:display-name="Normale 2 3 89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9" style:display-name="Normale 2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_32_2" style:display-name="Normale 2 3 9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90" style:display-name="Normale 2 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0_32_2" style:display-name="Normale 2 3 90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91" style:display-name="Normale 2 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1_32_2" style:display-name="Normale 2 3 91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92" style:display-name="Normale 2 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2_32_2" style:display-name="Normale 2 3 92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93" style:display-name="Normale 2 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3_32_2" style:display-name="Normale 2 3 93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94" style:display-name="Normale 2 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4_32_2" style:display-name="Normale 2 3 94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95" style:display-name="Normale 2 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5_32_2" style:display-name="Normale 2 3 95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96" style:display-name="Normale 2 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6_32_2" style:display-name="Normale 2 3 96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97" style:display-name="Normale 2 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7_32_2" style:display-name="Normale 2 3 97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98" style:display-name="Normale 2 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8_32_2" style:display-name="Normale 2 3 98 2" style:family="table-cell" style:data-style-name="N0">
      <style:table-cell-properties style:vertical-align="automatic" fo:background-color="transparent"/>
      <style:text-properties fo:color="#000000"/>
    </style:style>
    <style:style style:name="Normale_32_2_32_3_32_99" style:display-name="Normale 2 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9_32_2" style:display-name="Normale 2 3 99 2" style:family="table-cell" style:data-style-name="N0">
      <style:table-cell-properties style:vertical-align="automatic" fo:background-color="transparent"/>
      <style:text-properties fo:color="#000000"/>
    </style:style>
    <style:style style:name="Normale_32_2_32_4" style:display-name="Normale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" style:display-name="Normale 2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_32_2" style:display-name="Normale 2 4 1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00" style:display-name="Normale 2 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0_32_2" style:display-name="Normale 2 4 10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01" style:display-name="Normale 2 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1_32_2" style:display-name="Normale 2 4 10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02" style:display-name="Normale 2 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2_32_2" style:display-name="Normale 2 4 10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03" style:display-name="Normale 2 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3_32_2" style:display-name="Normale 2 4 10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04" style:display-name="Normale 2 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4_32_2" style:display-name="Normale 2 4 10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05" style:display-name="Normale 2 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5_32_2" style:display-name="Normale 2 4 10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06" style:display-name="Normale 2 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6_32_2" style:display-name="Normale 2 4 10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07" style:display-name="Normale 2 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7_32_2" style:display-name="Normale 2 4 10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08" style:display-name="Normale 2 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8_32_2" style:display-name="Normale 2 4 10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09" style:display-name="Normale 2 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9_32_2" style:display-name="Normale 2 4 109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1" style:display-name="Normale 2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_32_2" style:display-name="Normale 2 4 1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10" style:display-name="Normale 2 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0_32_2" style:display-name="Normale 2 4 11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11" style:display-name="Normale 2 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1_32_2" style:display-name="Normale 2 4 11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12" style:display-name="Normale 2 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2_32_2" style:display-name="Normale 2 4 11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13" style:display-name="Normale 2 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3_32_2" style:display-name="Normale 2 4 11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14" style:display-name="Normale 2 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4_32_2" style:display-name="Normale 2 4 11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15" style:display-name="Normale 2 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5_32_2" style:display-name="Normale 2 4 11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16" style:display-name="Normale 2 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6_32_2" style:display-name="Normale 2 4 11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17" style:display-name="Normale 2 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7_32_2" style:display-name="Normale 2 4 11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18" style:display-name="Normale 2 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8_32_2" style:display-name="Normale 2 4 11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19" style:display-name="Normale 2 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9_32_2" style:display-name="Normale 2 4 119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2" style:display-name="Normale 2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_32_2" style:display-name="Normale 2 4 1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20" style:display-name="Normale 2 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0_32_2" style:display-name="Normale 2 4 12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21" style:display-name="Normale 2 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1_32_2" style:display-name="Normale 2 4 12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22" style:display-name="Normale 2 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2_32_2" style:display-name="Normale 2 4 12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23" style:display-name="Normale 2 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3_32_2" style:display-name="Normale 2 4 12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24" style:display-name="Normale 2 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4_32_2" style:display-name="Normale 2 4 12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25" style:display-name="Normale 2 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5_32_2" style:display-name="Normale 2 4 12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26" style:display-name="Normale 2 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6_32_2" style:display-name="Normale 2 4 12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27" style:display-name="Normale 2 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7_32_2" style:display-name="Normale 2 4 12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28" style:display-name="Normale 2 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8_32_2" style:display-name="Normale 2 4 12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29" style:display-name="Normale 2 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9_32_2" style:display-name="Normale 2 4 129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3" style:display-name="Normale 2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_32_2" style:display-name="Normale 2 4 1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30" style:display-name="Normale 2 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0_32_2" style:display-name="Normale 2 4 13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31" style:display-name="Normale 2 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1_32_2" style:display-name="Normale 2 4 13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32" style:display-name="Normale 2 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2_32_2" style:display-name="Normale 2 4 13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33" style:display-name="Normale 2 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3_32_2" style:display-name="Normale 2 4 13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34" style:display-name="Normale 2 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4_32_2" style:display-name="Normale 2 4 13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35" style:display-name="Normale 2 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5_32_2" style:display-name="Normale 2 4 13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36" style:display-name="Normale 2 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6_32_2" style:display-name="Normale 2 4 13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37" style:display-name="Normale 2 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7_32_2" style:display-name="Normale 2 4 13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38" style:display-name="Normale 2 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8_32_2" style:display-name="Normale 2 4 13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39" style:display-name="Normale 2 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9_32_2" style:display-name="Normale 2 4 139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4" style:display-name="Normale 2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_32_2" style:display-name="Normale 2 4 1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40" style:display-name="Normale 2 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0_32_2" style:display-name="Normale 2 4 14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41" style:display-name="Normale 2 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1_32_2" style:display-name="Normale 2 4 14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42" style:display-name="Normale 2 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2_32_2" style:display-name="Normale 2 4 14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43" style:display-name="Normale 2 4 143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5" style:display-name="Normale 2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5_32_2" style:display-name="Normale 2 4 1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6" style:display-name="Normale 2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6_32_2" style:display-name="Normale 2 4 1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7" style:display-name="Normale 2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7_32_2" style:display-name="Normale 2 4 1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8" style:display-name="Normale 2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8_32_2" style:display-name="Normale 2 4 1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19" style:display-name="Normale 2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9_32_2" style:display-name="Normale 2 4 19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2" style:display-name="Normale 2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_32_2" style:display-name="Normale 2 4 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20" style:display-name="Normale 2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0_32_2" style:display-name="Normale 2 4 2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21" style:display-name="Normale 2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1_32_2" style:display-name="Normale 2 4 2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22" style:display-name="Normale 2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2_32_2" style:display-name="Normale 2 4 2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23" style:display-name="Normale 2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3_32_2" style:display-name="Normale 2 4 2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24" style:display-name="Normale 2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4_32_2" style:display-name="Normale 2 4 2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25" style:display-name="Normale 2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5_32_2" style:display-name="Normale 2 4 2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26" style:display-name="Normale 2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6_32_2" style:display-name="Normale 2 4 2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27" style:display-name="Normale 2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7_32_2" style:display-name="Normale 2 4 2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28" style:display-name="Normale 2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8_32_2" style:display-name="Normale 2 4 2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29" style:display-name="Normale 2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9_32_2" style:display-name="Normale 2 4 29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3" style:display-name="Normale 2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_32_2" style:display-name="Normale 2 4 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30" style:display-name="Normale 2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0_32_2" style:display-name="Normale 2 4 3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31" style:display-name="Normale 2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1_32_2" style:display-name="Normale 2 4 3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32" style:display-name="Normale 2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2_32_2" style:display-name="Normale 2 4 3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33" style:display-name="Normale 2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3_32_2" style:display-name="Normale 2 4 3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34" style:display-name="Normale 2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4_32_2" style:display-name="Normale 2 4 3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35" style:display-name="Normale 2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5_32_2" style:display-name="Normale 2 4 3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36" style:display-name="Normale 2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6_32_2" style:display-name="Normale 2 4 3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37" style:display-name="Normale 2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7_32_2" style:display-name="Normale 2 4 3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38" style:display-name="Normale 2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8_32_2" style:display-name="Normale 2 4 3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39" style:display-name="Normale 2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9_32_2" style:display-name="Normale 2 4 39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4" style:display-name="Normale 2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_32_2" style:display-name="Normale 2 4 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40" style:display-name="Normale 2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0_32_2" style:display-name="Normale 2 4 4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41" style:display-name="Normale 2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1_32_2" style:display-name="Normale 2 4 4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42" style:display-name="Normale 2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2_32_2" style:display-name="Normale 2 4 4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43" style:display-name="Normale 2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3_32_2" style:display-name="Normale 2 4 4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44" style:display-name="Normale 2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4_32_2" style:display-name="Normale 2 4 4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45" style:display-name="Normale 2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5_32_2" style:display-name="Normale 2 4 4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46" style:display-name="Normale 2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6_32_2" style:display-name="Normale 2 4 4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47" style:display-name="Normale 2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7_32_2" style:display-name="Normale 2 4 4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48" style:display-name="Normale 2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8_32_2" style:display-name="Normale 2 4 4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49" style:display-name="Normale 2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9_32_2" style:display-name="Normale 2 4 49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5" style:display-name="Normale 2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_32_2" style:display-name="Normale 2 4 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50" style:display-name="Normale 2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0_32_2" style:display-name="Normale 2 4 5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51" style:display-name="Normale 2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1_32_2" style:display-name="Normale 2 4 5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52" style:display-name="Normale 2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2_32_2" style:display-name="Normale 2 4 5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53" style:display-name="Normale 2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3_32_2" style:display-name="Normale 2 4 5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54" style:display-name="Normale 2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4_32_2" style:display-name="Normale 2 4 5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55" style:display-name="Normale 2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5_32_2" style:display-name="Normale 2 4 5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56" style:display-name="Normale 2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6_32_2" style:display-name="Normale 2 4 5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57" style:display-name="Normale 2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7_32_2" style:display-name="Normale 2 4 5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58" style:display-name="Normale 2 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8_32_2" style:display-name="Normale 2 4 5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59" style:display-name="Normale 2 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9_32_2" style:display-name="Normale 2 4 59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6" style:display-name="Normale 2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_32_2" style:display-name="Normale 2 4 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60" style:display-name="Normale 2 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0_32_2" style:display-name="Normale 2 4 6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61" style:display-name="Normale 2 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1_32_2" style:display-name="Normale 2 4 6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62" style:display-name="Normale 2 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2_32_2" style:display-name="Normale 2 4 6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63" style:display-name="Normale 2 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3_32_2" style:display-name="Normale 2 4 6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64" style:display-name="Normale 2 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4_32_2" style:display-name="Normale 2 4 6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65" style:display-name="Normale 2 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5_32_2" style:display-name="Normale 2 4 6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66" style:display-name="Normale 2 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6_32_2" style:display-name="Normale 2 4 6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67" style:display-name="Normale 2 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7_32_2" style:display-name="Normale 2 4 6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68" style:display-name="Normale 2 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8_32_2" style:display-name="Normale 2 4 6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69" style:display-name="Normale 2 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9_32_2" style:display-name="Normale 2 4 69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7" style:display-name="Normale 2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_32_2" style:display-name="Normale 2 4 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70" style:display-name="Normale 2 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0_32_2" style:display-name="Normale 2 4 7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71" style:display-name="Normale 2 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1_32_2" style:display-name="Normale 2 4 7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72" style:display-name="Normale 2 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2_32_2" style:display-name="Normale 2 4 7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73" style:display-name="Normale 2 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3_32_2" style:display-name="Normale 2 4 7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74" style:display-name="Normale 2 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4_32_2" style:display-name="Normale 2 4 7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75" style:display-name="Normale 2 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5_32_2" style:display-name="Normale 2 4 7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76" style:display-name="Normale 2 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6_32_2" style:display-name="Normale 2 4 7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77" style:display-name="Normale 2 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7_32_2" style:display-name="Normale 2 4 7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78" style:display-name="Normale 2 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8_32_2" style:display-name="Normale 2 4 7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79" style:display-name="Normale 2 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9_32_2" style:display-name="Normale 2 4 79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8" style:display-name="Normale 2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_32_2" style:display-name="Normale 2 4 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80" style:display-name="Normale 2 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0_32_2" style:display-name="Normale 2 4 8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81" style:display-name="Normale 2 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1_32_2" style:display-name="Normale 2 4 8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82" style:display-name="Normale 2 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2_32_2" style:display-name="Normale 2 4 8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83" style:display-name="Normale 2 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3_32_2" style:display-name="Normale 2 4 8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84" style:display-name="Normale 2 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4_32_2" style:display-name="Normale 2 4 8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85" style:display-name="Normale 2 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5_32_2" style:display-name="Normale 2 4 8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86" style:display-name="Normale 2 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6_32_2" style:display-name="Normale 2 4 8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87" style:display-name="Normale 2 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7_32_2" style:display-name="Normale 2 4 8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88" style:display-name="Normale 2 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8_32_2" style:display-name="Normale 2 4 8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89" style:display-name="Normale 2 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9_32_2" style:display-name="Normale 2 4 89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9" style:display-name="Normale 2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_32_2" style:display-name="Normale 2 4 9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90" style:display-name="Normale 2 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0_32_2" style:display-name="Normale 2 4 90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91" style:display-name="Normale 2 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1_32_2" style:display-name="Normale 2 4 91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92" style:display-name="Normale 2 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2_32_2" style:display-name="Normale 2 4 92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93" style:display-name="Normale 2 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3_32_2" style:display-name="Normale 2 4 93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94" style:display-name="Normale 2 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4_32_2" style:display-name="Normale 2 4 94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95" style:display-name="Normale 2 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5_32_2" style:display-name="Normale 2 4 95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96" style:display-name="Normale 2 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6_32_2" style:display-name="Normale 2 4 96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97" style:display-name="Normale 2 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7_32_2" style:display-name="Normale 2 4 97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98" style:display-name="Normale 2 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8_32_2" style:display-name="Normale 2 4 98 2" style:family="table-cell" style:data-style-name="N0">
      <style:table-cell-properties style:vertical-align="automatic" fo:background-color="transparent"/>
      <style:text-properties fo:color="#000000"/>
    </style:style>
    <style:style style:name="Normale_32_2_32_4_32_99" style:display-name="Normale 2 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9_32_2" style:display-name="Normale 2 4 99 2" style:family="table-cell" style:data-style-name="N0">
      <style:table-cell-properties style:vertical-align="automatic" fo:background-color="transparent"/>
      <style:text-properties fo:color="#000000"/>
    </style:style>
    <style:style style:name="Normale_32_2_32_5" style:display-name="Normale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" style:display-name="Normale 2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_32_2" style:display-name="Normale 2 5 1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00" style:display-name="Normale 2 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0_32_2" style:display-name="Normale 2 5 10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01" style:display-name="Normale 2 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1_32_2" style:display-name="Normale 2 5 10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02" style:display-name="Normale 2 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2_32_2" style:display-name="Normale 2 5 10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03" style:display-name="Normale 2 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3_32_2" style:display-name="Normale 2 5 10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04" style:display-name="Normale 2 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4_32_2" style:display-name="Normale 2 5 10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05" style:display-name="Normale 2 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5_32_2" style:display-name="Normale 2 5 10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06" style:display-name="Normale 2 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6_32_2" style:display-name="Normale 2 5 10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07" style:display-name="Normale 2 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7_32_2" style:display-name="Normale 2 5 10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08" style:display-name="Normale 2 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8_32_2" style:display-name="Normale 2 5 10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09" style:display-name="Normale 2 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9_32_2" style:display-name="Normale 2 5 109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1" style:display-name="Normale 2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_32_2" style:display-name="Normale 2 5 1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10" style:display-name="Normale 2 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0_32_2" style:display-name="Normale 2 5 11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11" style:display-name="Normale 2 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1_32_2" style:display-name="Normale 2 5 11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12" style:display-name="Normale 2 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2_32_2" style:display-name="Normale 2 5 11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13" style:display-name="Normale 2 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3_32_2" style:display-name="Normale 2 5 11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14" style:display-name="Normale 2 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4_32_2" style:display-name="Normale 2 5 11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15" style:display-name="Normale 2 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5_32_2" style:display-name="Normale 2 5 11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16" style:display-name="Normale 2 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6_32_2" style:display-name="Normale 2 5 11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17" style:display-name="Normale 2 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7_32_2" style:display-name="Normale 2 5 11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18" style:display-name="Normale 2 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8_32_2" style:display-name="Normale 2 5 11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19" style:display-name="Normale 2 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9_32_2" style:display-name="Normale 2 5 119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2" style:display-name="Normale 2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_32_2" style:display-name="Normale 2 5 1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20" style:display-name="Normale 2 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0_32_2" style:display-name="Normale 2 5 12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21" style:display-name="Normale 2 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1_32_2" style:display-name="Normale 2 5 12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22" style:display-name="Normale 2 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2_32_2" style:display-name="Normale 2 5 12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23" style:display-name="Normale 2 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3_32_2" style:display-name="Normale 2 5 12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24" style:display-name="Normale 2 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4_32_2" style:display-name="Normale 2 5 12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25" style:display-name="Normale 2 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5_32_2" style:display-name="Normale 2 5 12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26" style:display-name="Normale 2 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6_32_2" style:display-name="Normale 2 5 12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27" style:display-name="Normale 2 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7_32_2" style:display-name="Normale 2 5 12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28" style:display-name="Normale 2 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8_32_2" style:display-name="Normale 2 5 12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29" style:display-name="Normale 2 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9_32_2" style:display-name="Normale 2 5 129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3" style:display-name="Normale 2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_32_2" style:display-name="Normale 2 5 1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30" style:display-name="Normale 2 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0_32_2" style:display-name="Normale 2 5 13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31" style:display-name="Normale 2 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1_32_2" style:display-name="Normale 2 5 13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32" style:display-name="Normale 2 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2_32_2" style:display-name="Normale 2 5 13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33" style:display-name="Normale 2 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3_32_2" style:display-name="Normale 2 5 13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34" style:display-name="Normale 2 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4_32_2" style:display-name="Normale 2 5 13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35" style:display-name="Normale 2 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5_32_2" style:display-name="Normale 2 5 13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36" style:display-name="Normale 2 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6_32_2" style:display-name="Normale 2 5 13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37" style:display-name="Normale 2 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7_32_2" style:display-name="Normale 2 5 13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38" style:display-name="Normale 2 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8_32_2" style:display-name="Normale 2 5 13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39" style:display-name="Normale 2 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9_32_2" style:display-name="Normale 2 5 139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4" style:display-name="Normale 2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_32_2" style:display-name="Normale 2 5 1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40" style:display-name="Normale 2 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0_32_2" style:display-name="Normale 2 5 14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41" style:display-name="Normale 2 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1_32_2" style:display-name="Normale 2 5 14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42" style:display-name="Normale 2 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2_32_2" style:display-name="Normale 2 5 14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43" style:display-name="Normale 2 5 143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5" style:display-name="Normale 2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5_32_2" style:display-name="Normale 2 5 1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6" style:display-name="Normale 2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6_32_2" style:display-name="Normale 2 5 1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7" style:display-name="Normale 2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7_32_2" style:display-name="Normale 2 5 1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8" style:display-name="Normale 2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8_32_2" style:display-name="Normale 2 5 1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19" style:display-name="Normale 2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9_32_2" style:display-name="Normale 2 5 19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2" style:display-name="Normale 2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_32_2" style:display-name="Normale 2 5 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20" style:display-name="Normale 2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0_32_2" style:display-name="Normale 2 5 2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21" style:display-name="Normale 2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1_32_2" style:display-name="Normale 2 5 2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22" style:display-name="Normale 2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2_32_2" style:display-name="Normale 2 5 2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23" style:display-name="Normale 2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3_32_2" style:display-name="Normale 2 5 2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24" style:display-name="Normale 2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4_32_2" style:display-name="Normale 2 5 2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25" style:display-name="Normale 2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5_32_2" style:display-name="Normale 2 5 2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26" style:display-name="Normale 2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6_32_2" style:display-name="Normale 2 5 2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27" style:display-name="Normale 2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7_32_2" style:display-name="Normale 2 5 2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28" style:display-name="Normale 2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8_32_2" style:display-name="Normale 2 5 2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29" style:display-name="Normale 2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9_32_2" style:display-name="Normale 2 5 29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3" style:display-name="Normale 2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_32_2" style:display-name="Normale 2 5 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30" style:display-name="Normale 2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0_32_2" style:display-name="Normale 2 5 3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31" style:display-name="Normale 2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1_32_2" style:display-name="Normale 2 5 3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32" style:display-name="Normale 2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2_32_2" style:display-name="Normale 2 5 3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33" style:display-name="Normale 2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3_32_2" style:display-name="Normale 2 5 3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34" style:display-name="Normale 2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4_32_2" style:display-name="Normale 2 5 3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35" style:display-name="Normale 2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5_32_2" style:display-name="Normale 2 5 3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36" style:display-name="Normale 2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6_32_2" style:display-name="Normale 2 5 3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37" style:display-name="Normale 2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7_32_2" style:display-name="Normale 2 5 3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38" style:display-name="Normale 2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8_32_2" style:display-name="Normale 2 5 3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39" style:display-name="Normale 2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9_32_2" style:display-name="Normale 2 5 39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4" style:display-name="Normale 2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_32_2" style:display-name="Normale 2 5 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40" style:display-name="Normale 2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0_32_2" style:display-name="Normale 2 5 4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41" style:display-name="Normale 2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1_32_2" style:display-name="Normale 2 5 4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42" style:display-name="Normale 2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2_32_2" style:display-name="Normale 2 5 4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43" style:display-name="Normale 2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3_32_2" style:display-name="Normale 2 5 4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44" style:display-name="Normale 2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4_32_2" style:display-name="Normale 2 5 4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45" style:display-name="Normale 2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5_32_2" style:display-name="Normale 2 5 4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46" style:display-name="Normale 2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6_32_2" style:display-name="Normale 2 5 4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47" style:display-name="Normale 2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7_32_2" style:display-name="Normale 2 5 4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48" style:display-name="Normale 2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8_32_2" style:display-name="Normale 2 5 4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49" style:display-name="Normale 2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9_32_2" style:display-name="Normale 2 5 49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5" style:display-name="Normale 2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_32_2" style:display-name="Normale 2 5 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50" style:display-name="Normale 2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0_32_2" style:display-name="Normale 2 5 5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51" style:display-name="Normale 2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1_32_2" style:display-name="Normale 2 5 5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52" style:display-name="Normale 2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2_32_2" style:display-name="Normale 2 5 5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53" style:display-name="Normale 2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3_32_2" style:display-name="Normale 2 5 5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54" style:display-name="Normale 2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4_32_2" style:display-name="Normale 2 5 5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55" style:display-name="Normale 2 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5_32_2" style:display-name="Normale 2 5 5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56" style:display-name="Normale 2 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6_32_2" style:display-name="Normale 2 5 5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57" style:display-name="Normale 2 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7_32_2" style:display-name="Normale 2 5 5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58" style:display-name="Normale 2 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8_32_2" style:display-name="Normale 2 5 5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59" style:display-name="Normale 2 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9_32_2" style:display-name="Normale 2 5 59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6" style:display-name="Normale 2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_32_2" style:display-name="Normale 2 5 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60" style:display-name="Normale 2 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0_32_2" style:display-name="Normale 2 5 6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61" style:display-name="Normale 2 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1_32_2" style:display-name="Normale 2 5 6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62" style:display-name="Normale 2 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2_32_2" style:display-name="Normale 2 5 6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63" style:display-name="Normale 2 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3_32_2" style:display-name="Normale 2 5 6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64" style:display-name="Normale 2 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4_32_2" style:display-name="Normale 2 5 6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65" style:display-name="Normale 2 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5_32_2" style:display-name="Normale 2 5 6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66" style:display-name="Normale 2 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6_32_2" style:display-name="Normale 2 5 6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67" style:display-name="Normale 2 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7_32_2" style:display-name="Normale 2 5 6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68" style:display-name="Normale 2 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8_32_2" style:display-name="Normale 2 5 6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69" style:display-name="Normale 2 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9_32_2" style:display-name="Normale 2 5 69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7" style:display-name="Normale 2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_32_2" style:display-name="Normale 2 5 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70" style:display-name="Normale 2 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0_32_2" style:display-name="Normale 2 5 7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71" style:display-name="Normale 2 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1_32_2" style:display-name="Normale 2 5 7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72" style:display-name="Normale 2 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2_32_2" style:display-name="Normale 2 5 7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73" style:display-name="Normale 2 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3_32_2" style:display-name="Normale 2 5 7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74" style:display-name="Normale 2 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4_32_2" style:display-name="Normale 2 5 7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75" style:display-name="Normale 2 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5_32_2" style:display-name="Normale 2 5 7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76" style:display-name="Normale 2 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6_32_2" style:display-name="Normale 2 5 7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77" style:display-name="Normale 2 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7_32_2" style:display-name="Normale 2 5 7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78" style:display-name="Normale 2 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8_32_2" style:display-name="Normale 2 5 7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79" style:display-name="Normale 2 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9_32_2" style:display-name="Normale 2 5 79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8" style:display-name="Normale 2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_32_2" style:display-name="Normale 2 5 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80" style:display-name="Normale 2 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0_32_2" style:display-name="Normale 2 5 8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81" style:display-name="Normale 2 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1_32_2" style:display-name="Normale 2 5 8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82" style:display-name="Normale 2 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2_32_2" style:display-name="Normale 2 5 8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83" style:display-name="Normale 2 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3_32_2" style:display-name="Normale 2 5 8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84" style:display-name="Normale 2 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4_32_2" style:display-name="Normale 2 5 8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85" style:display-name="Normale 2 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5_32_2" style:display-name="Normale 2 5 8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86" style:display-name="Normale 2 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6_32_2" style:display-name="Normale 2 5 8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87" style:display-name="Normale 2 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7_32_2" style:display-name="Normale 2 5 8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88" style:display-name="Normale 2 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8_32_2" style:display-name="Normale 2 5 8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89" style:display-name="Normale 2 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9_32_2" style:display-name="Normale 2 5 89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9" style:display-name="Normale 2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_32_2" style:display-name="Normale 2 5 9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90" style:display-name="Normale 2 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0_32_2" style:display-name="Normale 2 5 90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91" style:display-name="Normale 2 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1_32_2" style:display-name="Normale 2 5 91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92" style:display-name="Normale 2 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2_32_2" style:display-name="Normale 2 5 92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93" style:display-name="Normale 2 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3_32_2" style:display-name="Normale 2 5 93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94" style:display-name="Normale 2 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4_32_2" style:display-name="Normale 2 5 94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95" style:display-name="Normale 2 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5_32_2" style:display-name="Normale 2 5 95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96" style:display-name="Normale 2 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6_32_2" style:display-name="Normale 2 5 96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97" style:display-name="Normale 2 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7_32_2" style:display-name="Normale 2 5 97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98" style:display-name="Normale 2 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8_32_2" style:display-name="Normale 2 5 98 2" style:family="table-cell" style:data-style-name="N0">
      <style:table-cell-properties style:vertical-align="automatic" fo:background-color="transparent"/>
      <style:text-properties fo:color="#000000"/>
    </style:style>
    <style:style style:name="Normale_32_2_32_5_32_99" style:display-name="Normale 2 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9_32_2" style:display-name="Normale 2 5 99 2" style:family="table-cell" style:data-style-name="N0">
      <style:table-cell-properties style:vertical-align="automatic" fo:background-color="transparent"/>
      <style:text-properties fo:color="#000000"/>
    </style:style>
    <style:style style:name="Normale_32_2_32_6" style:display-name="Normale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" style:display-name="Normale 2 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_32_2" style:display-name="Normale 2 6 10 2" style:family="table-cell" style:data-style-name="N0">
      <style:table-cell-properties style:vertical-align="automatic" fo:background-color="transparent"/>
      <style:text-properties fo:color="#000000"/>
    </style:style>
    <style:style style:name="Normale_32_2_32_6_32_100" style:display-name="Normale 2 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0_32_2" style:display-name="Normale 2 6 100 2" style:family="table-cell" style:data-style-name="N0">
      <style:table-cell-properties style:vertical-align="automatic" fo:background-color="transparent"/>
      <style:text-properties fo:color="#000000"/>
    </style:style>
    <style:style style:name="Normale_32_2_32_6_32_101" style:display-name="Normale 2 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1_32_2" style:display-name="Normale 2 6 101 2" style:family="table-cell" style:data-style-name="N0">
      <style:table-cell-properties style:vertical-align="automatic" fo:background-color="transparent"/>
      <style:text-properties fo:color="#000000"/>
    </style:style>
    <style:style style:name="Normale_32_2_32_6_32_102" style:display-name="Normale 2 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2_32_2" style:display-name="Normale 2 6 102 2" style:family="table-cell" style:data-style-name="N0">
      <style:table-cell-properties style:vertical-align="automatic" fo:background-color="transparent"/>
      <style:text-properties fo:color="#000000"/>
    </style:style>
    <style:style style:name="Normale_32_2_32_6_32_103" style:display-name="Normale 2 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3_32_2" style:display-name="Normale 2 6 103 2" style:family="table-cell" style:data-style-name="N0">
      <style:table-cell-properties style:vertical-align="automatic" fo:background-color="transparent"/>
      <style:text-properties fo:color="#000000"/>
    </style:style>
    <style:style style:name="Normale_32_2_32_6_32_104" style:display-name="Normale 2 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4_32_2" style:display-name="Normale 2 6 104 2" style:family="table-cell" style:data-style-name="N0">
      <style:table-cell-properties style:vertical-align="automatic" fo:background-color="transparent"/>
      <style:text-properties fo:color="#000000"/>
    </style:style>
    <style:style style:name="Normale_32_2_32_6_32_105" style:display-name="Normale 2 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5_32_2" style:display-name="Normale 2 6 105 2" style:family="table-cell" style:data-style-name="N0">
      <style:table-cell-properties style:vertical-align="automatic" fo:background-color="transparent"/>
      <style:text-properties fo:color="#000000"/>
    </style:style>
    <style:style style:name="Normale_32_2_32_6_32_106" style:display-name="Normale 2 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6_32_2" style:display-name="Normale 2 6 106 2" style:family="table-cell" style:data-style-name="N0">
      <style:table-cell-properties style:vertical-align="automatic" fo:background-color="transparent"/>
      <style:text-properties fo:color="#000000"/>
    </style:style>
    <style:style style:name="Normale_32_2_32_6_32_107" style:display-name="Normale 2 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7_32_2" style:display-name="Normale 2 6 107 2" style:family="table-cell" style:data-style-name="N0">
      <style:table-cell-properties style:vertical-align="automatic" fo:background-color="transparent"/>
      <style:text-properties fo:color="#000000"/>
    </style:style>
    <style:style style:name="Normale_32_2_32_6_32_108" style:display-name="Normale 2 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8_32_2" style:display-name="Normale 2 6 108 2" style:family="table-cell" style:data-style-name="N0">
      <style:table-cell-properties style:vertical-align="automatic" fo:background-color="transparent"/>
      <style:text-properties fo:color="#000000"/>
    </style:style>
    <style:style style:name="Normale_32_2_32_6_32_109" style:display-name="Normale 2 6 109" style:family="table-cell" style:data-style-name="N0"/>
    <style:style style:name="Normale_32_2_32_6_32_109_32_2" style:display-name="Normale 2 6 109 2" style:family="table-cell" style:data-style-name="N0"/>
    <style:style style:name="Normale_32_2_32_6_32_11" style:display-name="Normale 2 6 11" style:family="table-cell" style:data-style-name="N0"/>
    <style:style style:name="Normale_32_2_32_6_32_11_32_2" style:display-name="Normale 2 6 11 2" style:family="table-cell" style:data-style-name="N0"/>
    <style:style style:name="Normale_32_2_32_6_32_110" style:display-name="Normale 2 6 110" style:family="table-cell" style:data-style-name="N0"/>
    <style:style style:name="Normale_32_2_32_6_32_110_32_2" style:display-name="Normale 2 6 110 2" style:family="table-cell" style:data-style-name="N0"/>
    <style:style style:name="Normale_32_2_32_6_32_111" style:display-name="Normale 2 6 111" style:family="table-cell" style:data-style-name="N0"/>
    <style:style style:name="Normale_32_2_32_6_32_111_32_2" style:display-name="Normale 2 6 111 2" style:family="table-cell" style:data-style-name="N0"/>
    <style:style style:name="Normale_32_2_32_6_32_112" style:display-name="Normale 2 6 112" style:family="table-cell" style:data-style-name="N0"/>
    <style:style style:name="Normale_32_2_32_6_32_112_32_2" style:display-name="Normale 2 6 112 2" style:family="table-cell" style:data-style-name="N0"/>
    <style:style style:name="Normale_32_2_32_6_32_113" style:display-name="Normale 2 6 113" style:family="table-cell" style:data-style-name="N0"/>
    <style:style style:name="Normale_32_2_32_6_32_113_32_2" style:display-name="Normale 2 6 113 2" style:family="table-cell" style:data-style-name="N0"/>
    <style:style style:name="Normale_32_2_32_6_32_114" style:display-name="Normale 2 6 114" style:family="table-cell" style:data-style-name="N0"/>
    <style:style style:name="Normale_32_2_32_6_32_114_32_2" style:display-name="Normale 2 6 114 2" style:family="table-cell" style:data-style-name="N0"/>
    <style:style style:name="Normale_32_2_32_6_32_115" style:display-name="Normale 2 6 115" style:family="table-cell" style:data-style-name="N0"/>
    <style:style style:name="Normale_32_2_32_6_32_115_32_2" style:display-name="Normale 2 6 115 2" style:family="table-cell" style:data-style-name="N0"/>
    <style:style style:name="Normale_32_2_32_6_32_116" style:display-name="Normale 2 6 116" style:family="table-cell" style:data-style-name="N0"/>
    <style:style style:name="Normale_32_2_32_6_32_116_32_2" style:display-name="Normale 2 6 116 2" style:family="table-cell" style:data-style-name="N0"/>
    <style:style style:name="Normale_32_2_32_6_32_117" style:display-name="Normale 2 6 117" style:family="table-cell" style:data-style-name="N0"/>
    <style:style style:name="Normale_32_2_32_6_32_117_32_2" style:display-name="Normale 2 6 117 2" style:family="table-cell" style:data-style-name="N0"/>
    <style:style style:name="Normale_32_2_32_6_32_118" style:display-name="Normale 2 6 118" style:family="table-cell" style:data-style-name="N0"/>
    <style:style style:name="Normale_32_2_32_6_32_118_32_2" style:display-name="Normale 2 6 118 2" style:family="table-cell" style:data-style-name="N0"/>
    <style:style style:name="Normale_32_2_32_6_32_119" style:display-name="Normale 2 6 119" style:family="table-cell" style:data-style-name="N0"/>
    <style:style style:name="Normale_32_2_32_6_32_119_32_2" style:display-name="Normale 2 6 119 2" style:family="table-cell" style:data-style-name="N0"/>
    <style:style style:name="Normale_32_2_32_6_32_12" style:display-name="Normale 2 6 12" style:family="table-cell" style:data-style-name="N0"/>
    <style:style style:name="Normale_32_2_32_6_32_12_32_2" style:display-name="Normale 2 6 12 2" style:family="table-cell" style:data-style-name="N0"/>
    <style:style style:name="Normale_32_2_32_6_32_120" style:display-name="Normale 2 6 120" style:family="table-cell" style:data-style-name="N0"/>
    <style:style style:name="Normale_32_2_32_6_32_120_32_2" style:display-name="Normale 2 6 120 2" style:family="table-cell" style:data-style-name="N0"/>
    <style:style style:name="Normale_32_2_32_6_32_121" style:display-name="Normale 2 6 121" style:family="table-cell" style:data-style-name="N0"/>
    <style:style style:name="Normale_32_2_32_6_32_121_32_2" style:display-name="Normale 2 6 121 2" style:family="table-cell" style:data-style-name="N0"/>
    <style:style style:name="Normale_32_2_32_6_32_122" style:display-name="Normale 2 6 122" style:family="table-cell" style:data-style-name="N0"/>
    <style:style style:name="Normale_32_2_32_6_32_122_32_2" style:display-name="Normale 2 6 122 2" style:family="table-cell" style:data-style-name="N0"/>
    <style:style style:name="Normale_32_2_32_6_32_123" style:display-name="Normale 2 6 123" style:family="table-cell" style:data-style-name="N0"/>
    <style:style style:name="Normale_32_2_32_6_32_123_32_2" style:display-name="Normale 2 6 123 2" style:family="table-cell" style:data-style-name="N0"/>
    <style:style style:name="Normale_32_2_32_6_32_124" style:display-name="Normale 2 6 124" style:family="table-cell" style:data-style-name="N0"/>
    <style:style style:name="Normale_32_2_32_6_32_124_32_2" style:display-name="Normale 2 6 124 2" style:family="table-cell" style:data-style-name="N0"/>
    <style:style style:name="Normale_32_2_32_6_32_125" style:display-name="Normale 2 6 125" style:family="table-cell" style:data-style-name="N0"/>
    <style:style style:name="Normale_32_2_32_6_32_125_32_2" style:display-name="Normale 2 6 125 2" style:family="table-cell" style:data-style-name="N0"/>
    <style:style style:name="Normale_32_2_32_6_32_126" style:display-name="Normale 2 6 126" style:family="table-cell" style:data-style-name="N0"/>
    <style:style style:name="Normale_32_2_32_6_32_126_32_2" style:display-name="Normale 2 6 126 2" style:family="table-cell" style:data-style-name="N0"/>
    <style:style style:name="Normale_32_2_32_6_32_127" style:display-name="Normale 2 6 127" style:family="table-cell" style:data-style-name="N0"/>
    <style:style style:name="Normale_32_2_32_6_32_127_32_2" style:display-name="Normale 2 6 127 2" style:family="table-cell" style:data-style-name="N0"/>
    <style:style style:name="Normale_32_2_32_6_32_128" style:display-name="Normale 2 6 128" style:family="table-cell" style:data-style-name="N0"/>
    <style:style style:name="Normale_32_2_32_6_32_128_32_2" style:display-name="Normale 2 6 128 2" style:family="table-cell" style:data-style-name="N0"/>
    <style:style style:name="Normale_32_2_32_6_32_129" style:display-name="Normale 2 6 129" style:family="table-cell" style:data-style-name="N0"/>
    <style:style style:name="Normale_32_2_32_6_32_129_32_2" style:display-name="Normale 2 6 129 2" style:family="table-cell" style:data-style-name="N0"/>
    <style:style style:name="Normale_32_2_32_6_32_13" style:display-name="Normale 2 6 13" style:family="table-cell" style:data-style-name="N0"/>
    <style:style style:name="Normale_32_2_32_6_32_13_32_2" style:display-name="Normale 2 6 13 2" style:family="table-cell" style:data-style-name="N0"/>
    <style:style style:name="Normale_32_2_32_6_32_130" style:display-name="Normale 2 6 130" style:family="table-cell" style:data-style-name="N0"/>
    <style:style style:name="Normale_32_2_32_6_32_130_32_2" style:display-name="Normale 2 6 130 2" style:family="table-cell" style:data-style-name="N0"/>
    <style:style style:name="Normale_32_2_32_6_32_131" style:display-name="Normale 2 6 131" style:family="table-cell" style:data-style-name="N0"/>
    <style:style style:name="Normale_32_2_32_6_32_131_32_2" style:display-name="Normale 2 6 131 2" style:family="table-cell" style:data-style-name="N0"/>
    <style:style style:name="Normale_32_2_32_6_32_132" style:display-name="Normale 2 6 132" style:family="table-cell" style:data-style-name="N0"/>
    <style:style style:name="Normale_32_2_32_6_32_132_32_2" style:display-name="Normale 2 6 132 2" style:family="table-cell" style:data-style-name="N0"/>
    <style:style style:name="Normale_32_2_32_6_32_133" style:display-name="Normale 2 6 133" style:family="table-cell" style:data-style-name="N0"/>
    <style:style style:name="Normale_32_2_32_6_32_133_32_2" style:display-name="Normale 2 6 133 2" style:family="table-cell" style:data-style-name="N0"/>
    <style:style style:name="Normale_32_2_32_6_32_134" style:display-name="Normale 2 6 134" style:family="table-cell" style:data-style-name="N0"/>
    <style:style style:name="Normale_32_2_32_6_32_134_32_2" style:display-name="Normale 2 6 134 2" style:family="table-cell" style:data-style-name="N0"/>
    <style:style style:name="Normale_32_2_32_6_32_135" style:display-name="Normale 2 6 135" style:family="table-cell" style:data-style-name="N0"/>
    <style:style style:name="Normale_32_2_32_6_32_135_32_2" style:display-name="Normale 2 6 135 2" style:family="table-cell" style:data-style-name="N0"/>
    <style:style style:name="Normale_32_2_32_6_32_136" style:display-name="Normale 2 6 136" style:family="table-cell" style:data-style-name="N0"/>
    <style:style style:name="Normale_32_2_32_6_32_136_32_2" style:display-name="Normale 2 6 136 2" style:family="table-cell" style:data-style-name="N0"/>
    <style:style style:name="Normale_32_2_32_6_32_137" style:display-name="Normale 2 6 137" style:family="table-cell" style:data-style-name="N0"/>
    <style:style style:name="Normale_32_2_32_6_32_137_32_2" style:display-name="Normale 2 6 137 2" style:family="table-cell" style:data-style-name="N0"/>
    <style:style style:name="Normale_32_2_32_6_32_138" style:display-name="Normale 2 6 138" style:family="table-cell" style:data-style-name="N0"/>
    <style:style style:name="Normale_32_2_32_6_32_138_32_2" style:display-name="Normale 2 6 138 2" style:family="table-cell" style:data-style-name="N0"/>
    <style:style style:name="Normale_32_2_32_6_32_139" style:display-name="Normale 2 6 139" style:family="table-cell" style:data-style-name="N0"/>
    <style:style style:name="Normale_32_2_32_6_32_139_32_2" style:display-name="Normale 2 6 139 2" style:family="table-cell" style:data-style-name="N0"/>
    <style:style style:name="Normale_32_2_32_6_32_14" style:display-name="Normale 2 6 14" style:family="table-cell" style:data-style-name="N0"/>
    <style:style style:name="Normale_32_2_32_6_32_14_32_2" style:display-name="Normale 2 6 14 2" style:family="table-cell" style:data-style-name="N0"/>
    <style:style style:name="Normale_32_2_32_6_32_140" style:display-name="Normale 2 6 140" style:family="table-cell" style:data-style-name="N0"/>
    <style:style style:name="Normale_32_2_32_6_32_140_32_2" style:display-name="Normale 2 6 140 2" style:family="table-cell" style:data-style-name="N0"/>
    <style:style style:name="Normale_32_2_32_6_32_141" style:display-name="Normale 2 6 141" style:family="table-cell" style:data-style-name="N0"/>
    <style:style style:name="Normale_32_2_32_6_32_141_32_2" style:display-name="Normale 2 6 141 2" style:family="table-cell" style:data-style-name="N0"/>
    <style:style style:name="Normale_32_2_32_6_32_142" style:display-name="Normale 2 6 142" style:family="table-cell" style:data-style-name="N0"/>
    <style:style style:name="Normale_32_2_32_6_32_142_32_2" style:display-name="Normale 2 6 142 2" style:family="table-cell" style:data-style-name="N0"/>
    <style:style style:name="Normale_32_2_32_6_32_143" style:display-name="Normale 2 6 143" style:family="table-cell" style:data-style-name="N0"/>
    <style:style style:name="Normale_32_2_32_6_32_15" style:display-name="Normale 2 6 15" style:family="table-cell" style:data-style-name="N0"/>
    <style:style style:name="Normale_32_2_32_6_32_15_32_2" style:display-name="Normale 2 6 15 2" style:family="table-cell" style:data-style-name="N0"/>
    <style:style style:name="Normale_32_2_32_6_32_16" style:display-name="Normale 2 6 16" style:family="table-cell" style:data-style-name="N0"/>
    <style:style style:name="Normale_32_2_32_6_32_16_32_2" style:display-name="Normale 2 6 16 2" style:family="table-cell" style:data-style-name="N0"/>
    <style:style style:name="Normale_32_2_32_6_32_17" style:display-name="Normale 2 6 17" style:family="table-cell" style:data-style-name="N0"/>
    <style:style style:name="Normale_32_2_32_6_32_17_32_2" style:display-name="Normale 2 6 17 2" style:family="table-cell" style:data-style-name="N0"/>
    <style:style style:name="Normale_32_2_32_6_32_18" style:display-name="Normale 2 6 18" style:family="table-cell" style:data-style-name="N0"/>
    <style:style style:name="Normale_32_2_32_6_32_18_32_2" style:display-name="Normale 2 6 18 2" style:family="table-cell" style:data-style-name="N0"/>
    <style:style style:name="Normale_32_2_32_6_32_19" style:display-name="Normale 2 6 19" style:family="table-cell" style:data-style-name="N0"/>
    <style:style style:name="Normale_32_2_32_6_32_19_32_2" style:display-name="Normale 2 6 19 2" style:family="table-cell" style:data-style-name="N0"/>
    <style:style style:name="Normale_32_2_32_6_32_2" style:display-name="Normale 2 6 2" style:family="table-cell" style:data-style-name="N0"/>
    <style:style style:name="Normale_32_2_32_6_32_2_32_2" style:display-name="Normale 2 6 2 2" style:family="table-cell" style:data-style-name="N0"/>
    <style:style style:name="Normale_32_2_32_6_32_20" style:display-name="Normale 2 6 20" style:family="table-cell" style:data-style-name="N0"/>
    <style:style style:name="Normale_32_2_32_6_32_20_32_2" style:display-name="Normale 2 6 20 2" style:family="table-cell" style:data-style-name="N0"/>
    <style:style style:name="Normale_32_2_32_6_32_21" style:display-name="Normale 2 6 21" style:family="table-cell" style:data-style-name="N0"/>
    <style:style style:name="Normale_32_2_32_6_32_21_32_2" style:display-name="Normale 2 6 21 2" style:family="table-cell" style:data-style-name="N0"/>
    <style:style style:name="Normale_32_2_32_6_32_22" style:display-name="Normale 2 6 22" style:family="table-cell" style:data-style-name="N0"/>
    <style:style style:name="Normale_32_2_32_6_32_22_32_2" style:display-name="Normale 2 6 22 2" style:family="table-cell" style:data-style-name="N0"/>
    <style:style style:name="Normale_32_2_32_6_32_23" style:display-name="Normale 2 6 23" style:family="table-cell" style:data-style-name="N0"/>
    <style:style style:name="Normale_32_2_32_6_32_23_32_2" style:display-name="Normale 2 6 23 2" style:family="table-cell" style:data-style-name="N0"/>
    <style:style style:name="Normale_32_2_32_6_32_24" style:display-name="Normale 2 6 24" style:family="table-cell" style:data-style-name="N0"/>
    <style:style style:name="Normale_32_2_32_6_32_24_32_2" style:display-name="Normale 2 6 24 2" style:family="table-cell" style:data-style-name="N0"/>
    <style:style style:name="Normale_32_2_32_6_32_25" style:display-name="Normale 2 6 25" style:family="table-cell" style:data-style-name="N0"/>
    <style:style style:name="Normale_32_2_32_6_32_25_32_2" style:display-name="Normale 2 6 25 2" style:family="table-cell" style:data-style-name="N0"/>
    <style:style style:name="Normale_32_2_32_6_32_26" style:display-name="Normale 2 6 26" style:family="table-cell" style:data-style-name="N0"/>
    <style:style style:name="Normale_32_2_32_6_32_26_32_2" style:display-name="Normale 2 6 26 2" style:family="table-cell" style:data-style-name="N0"/>
    <style:style style:name="Normale_32_2_32_6_32_27" style:display-name="Normale 2 6 27" style:family="table-cell" style:data-style-name="N0"/>
    <style:style style:name="Normale_32_2_32_6_32_27_32_2" style:display-name="Normale 2 6 27 2" style:family="table-cell" style:data-style-name="N0"/>
    <style:style style:name="Normale_32_2_32_6_32_28" style:display-name="Normale 2 6 28" style:family="table-cell" style:data-style-name="N0"/>
    <style:style style:name="Normale_32_2_32_6_32_28_32_2" style:display-name="Normale 2 6 28 2" style:family="table-cell" style:data-style-name="N0"/>
    <style:style style:name="Normale_32_2_32_6_32_29" style:display-name="Normale 2 6 29" style:family="table-cell" style:data-style-name="N0"/>
    <style:style style:name="Normale_32_2_32_6_32_29_32_2" style:display-name="Normale 2 6 29 2" style:family="table-cell" style:data-style-name="N0"/>
    <style:style style:name="Normale_32_2_32_6_32_3" style:display-name="Normale 2 6 3" style:family="table-cell" style:data-style-name="N0"/>
    <style:style style:name="Normale_32_2_32_6_32_3_32_2" style:display-name="Normale 2 6 3 2" style:family="table-cell" style:data-style-name="N0"/>
    <style:style style:name="Normale_32_2_32_6_32_30" style:display-name="Normale 2 6 30" style:family="table-cell" style:data-style-name="N0"/>
    <style:style style:name="Normale_32_2_32_6_32_30_32_2" style:display-name="Normale 2 6 30 2" style:family="table-cell" style:data-style-name="N0"/>
    <style:style style:name="Normale_32_2_32_6_32_31" style:display-name="Normale 2 6 31" style:family="table-cell" style:data-style-name="N0"/>
    <style:style style:name="Normale_32_2_32_6_32_31_32_2" style:display-name="Normale 2 6 31 2" style:family="table-cell" style:data-style-name="N0"/>
    <style:style style:name="Normale_32_2_32_6_32_32" style:display-name="Normale 2 6 32" style:family="table-cell" style:data-style-name="N0"/>
    <style:style style:name="Normale_32_2_32_6_32_32_32_2" style:display-name="Normale 2 6 32 2" style:family="table-cell" style:data-style-name="N0"/>
    <style:style style:name="Normale_32_2_32_6_32_33" style:display-name="Normale 2 6 33" style:family="table-cell" style:data-style-name="N0"/>
    <style:style style:name="Normale_32_2_32_6_32_33_32_2" style:display-name="Normale 2 6 33 2" style:family="table-cell" style:data-style-name="N0"/>
    <style:style style:name="Normale_32_2_32_6_32_34" style:display-name="Normale 2 6 34" style:family="table-cell" style:data-style-name="N0"/>
    <style:style style:name="Normale_32_2_32_6_32_34_32_2" style:display-name="Normale 2 6 34 2" style:family="table-cell" style:data-style-name="N0"/>
    <style:style style:name="Normale_32_2_32_6_32_35" style:display-name="Normale 2 6 35" style:family="table-cell" style:data-style-name="N0"/>
    <style:style style:name="Normale_32_2_32_6_32_35_32_2" style:display-name="Normale 2 6 35 2" style:family="table-cell" style:data-style-name="N0"/>
    <style:style style:name="Normale_32_2_32_6_32_36" style:display-name="Normale 2 6 36" style:family="table-cell" style:data-style-name="N0"/>
    <style:style style:name="Normale_32_2_32_6_32_36_32_2" style:display-name="Normale 2 6 36 2" style:family="table-cell" style:data-style-name="N0"/>
    <style:style style:name="Normale_32_2_32_6_32_37" style:display-name="Normale 2 6 37" style:family="table-cell" style:data-style-name="N0"/>
    <style:style style:name="Normale_32_2_32_6_32_37_32_2" style:display-name="Normale 2 6 37 2" style:family="table-cell" style:data-style-name="N0"/>
    <style:style style:name="Normale_32_2_32_6_32_38" style:display-name="Normale 2 6 38" style:family="table-cell" style:data-style-name="N0"/>
    <style:style style:name="Normale_32_2_32_6_32_38_32_2" style:display-name="Normale 2 6 38 2" style:family="table-cell" style:data-style-name="N0"/>
    <style:style style:name="Normale_32_2_32_6_32_39" style:display-name="Normale 2 6 39" style:family="table-cell" style:data-style-name="N0"/>
    <style:style style:name="Normale_32_2_32_6_32_39_32_2" style:display-name="Normale 2 6 39 2" style:family="table-cell" style:data-style-name="N0"/>
    <style:style style:name="Normale_32_2_32_6_32_4" style:display-name="Normale 2 6 4" style:family="table-cell" style:data-style-name="N0"/>
    <style:style style:name="Normale_32_2_32_6_32_4_32_2" style:display-name="Normale 2 6 4 2" style:family="table-cell" style:data-style-name="N0"/>
    <style:style style:name="Normale_32_2_32_6_32_40" style:display-name="Normale 2 6 40" style:family="table-cell" style:data-style-name="N0"/>
    <style:style style:name="Normale_32_2_32_6_32_40_32_2" style:display-name="Normale 2 6 40 2" style:family="table-cell" style:data-style-name="N0"/>
    <style:style style:name="Normale_32_2_32_6_32_41" style:display-name="Normale 2 6 41" style:family="table-cell" style:data-style-name="N0"/>
    <style:style style:name="Normale_32_2_32_6_32_41_32_2" style:display-name="Normale 2 6 41 2" style:family="table-cell" style:data-style-name="N0"/>
    <style:style style:name="Normale_32_2_32_6_32_42" style:display-name="Normale 2 6 42" style:family="table-cell" style:data-style-name="N0"/>
    <style:style style:name="Normale_32_2_32_6_32_42_32_2" style:display-name="Normale 2 6 42 2" style:family="table-cell" style:data-style-name="N0"/>
    <style:style style:name="Normale_32_2_32_6_32_43" style:display-name="Normale 2 6 43" style:family="table-cell" style:data-style-name="N0"/>
    <style:style style:name="Normale_32_2_32_6_32_43_32_2" style:display-name="Normale 2 6 43 2" style:family="table-cell" style:data-style-name="N0"/>
    <style:style style:name="Normale_32_2_32_6_32_44" style:display-name="Normale 2 6 44" style:family="table-cell" style:data-style-name="N0"/>
    <style:style style:name="Normale_32_2_32_6_32_44_32_2" style:display-name="Normale 2 6 44 2" style:family="table-cell" style:data-style-name="N0"/>
    <style:style style:name="Normale_32_2_32_6_32_45" style:display-name="Normale 2 6 45" style:family="table-cell" style:data-style-name="N0"/>
    <style:style style:name="Normale_32_2_32_6_32_45_32_2" style:display-name="Normale 2 6 45 2" style:family="table-cell" style:data-style-name="N0"/>
    <style:style style:name="Normale_32_2_32_6_32_46" style:display-name="Normale 2 6 46" style:family="table-cell" style:data-style-name="N0"/>
    <style:style style:name="Normale_32_2_32_6_32_46_32_2" style:display-name="Normale 2 6 46 2" style:family="table-cell" style:data-style-name="N0"/>
    <style:style style:name="Normale_32_2_32_6_32_47" style:display-name="Normale 2 6 47" style:family="table-cell" style:data-style-name="N0"/>
    <style:style style:name="Normale_32_2_32_6_32_47_32_2" style:display-name="Normale 2 6 47 2" style:family="table-cell" style:data-style-name="N0"/>
    <style:style style:name="Normale_32_2_32_6_32_48" style:display-name="Normale 2 6 48" style:family="table-cell" style:data-style-name="N0"/>
    <style:style style:name="Normale_32_2_32_6_32_48_32_2" style:display-name="Normale 2 6 48 2" style:family="table-cell" style:data-style-name="N0"/>
    <style:style style:name="Normale_32_2_32_6_32_49" style:display-name="Normale 2 6 49" style:family="table-cell" style:data-style-name="N0"/>
    <style:style style:name="Normale_32_2_32_6_32_49_32_2" style:display-name="Normale 2 6 49 2" style:family="table-cell" style:data-style-name="N0"/>
    <style:style style:name="Normale_32_2_32_6_32_5" style:display-name="Normale 2 6 5" style:family="table-cell" style:data-style-name="N0"/>
    <style:style style:name="Normale_32_2_32_6_32_5_32_2" style:display-name="Normale 2 6 5 2" style:family="table-cell" style:data-style-name="N0"/>
    <style:style style:name="Normale_32_2_32_6_32_50" style:display-name="Normale 2 6 50" style:family="table-cell" style:data-style-name="N0"/>
    <style:style style:name="Normale_32_2_32_6_32_50_32_2" style:display-name="Normale 2 6 50 2" style:family="table-cell" style:data-style-name="N0"/>
    <style:style style:name="Normale_32_2_32_6_32_51" style:display-name="Normale 2 6 51" style:family="table-cell" style:data-style-name="N0"/>
    <style:style style:name="Normale_32_2_32_6_32_51_32_2" style:display-name="Normale 2 6 51 2" style:family="table-cell" style:data-style-name="N0"/>
    <style:style style:name="Normale_32_2_32_6_32_52" style:display-name="Normale 2 6 52" style:family="table-cell" style:data-style-name="N0"/>
    <style:style style:name="Normale_32_2_32_6_32_52_32_2" style:display-name="Normale 2 6 52 2" style:family="table-cell" style:data-style-name="N0"/>
    <style:style style:name="Normale_32_2_32_6_32_53" style:display-name="Normale 2 6 53" style:family="table-cell" style:data-style-name="N0"/>
    <style:style style:name="Normale_32_2_32_6_32_53_32_2" style:display-name="Normale 2 6 53 2" style:family="table-cell" style:data-style-name="N0"/>
    <style:style style:name="Normale_32_2_32_6_32_54" style:display-name="Normale 2 6 54" style:family="table-cell" style:data-style-name="N0"/>
    <style:style style:name="Normale_32_2_32_6_32_54_32_2" style:display-name="Normale 2 6 54 2" style:family="table-cell" style:data-style-name="N0"/>
    <style:style style:name="Normale_32_2_32_6_32_55" style:display-name="Normale 2 6 55" style:family="table-cell" style:data-style-name="N0"/>
    <style:style style:name="Normale_32_2_32_6_32_55_32_2" style:display-name="Normale 2 6 55 2" style:family="table-cell" style:data-style-name="N0"/>
    <style:style style:name="Normale_32_2_32_6_32_56" style:display-name="Normale 2 6 56" style:family="table-cell" style:data-style-name="N0"/>
    <style:style style:name="Normale_32_2_32_6_32_56_32_2" style:display-name="Normale 2 6 56 2" style:family="table-cell" style:data-style-name="N0"/>
    <style:style style:name="Normale_32_2_32_6_32_57" style:display-name="Normale 2 6 57" style:family="table-cell" style:data-style-name="N0"/>
    <style:style style:name="Normale_32_2_32_6_32_57_32_2" style:display-name="Normale 2 6 57 2" style:family="table-cell" style:data-style-name="N0"/>
    <style:style style:name="Normale_32_2_32_6_32_58" style:display-name="Normale 2 6 58" style:family="table-cell" style:data-style-name="N0"/>
    <style:style style:name="Normale_32_2_32_6_32_58_32_2" style:display-name="Normale 2 6 58 2" style:family="table-cell" style:data-style-name="N0"/>
    <style:style style:name="Normale_32_2_32_6_32_59" style:display-name="Normale 2 6 59" style:family="table-cell" style:data-style-name="N0"/>
    <style:style style:name="Normale_32_2_32_6_32_59_32_2" style:display-name="Normale 2 6 59 2" style:family="table-cell" style:data-style-name="N0"/>
    <style:style style:name="Normale_32_2_32_6_32_6" style:display-name="Normale 2 6 6" style:family="table-cell" style:data-style-name="N0"/>
    <style:style style:name="Normale_32_2_32_6_32_6_32_2" style:display-name="Normale 2 6 6 2" style:family="table-cell" style:data-style-name="N0"/>
    <style:style style:name="Normale_32_2_32_6_32_60" style:display-name="Normale 2 6 60" style:family="table-cell" style:data-style-name="N0"/>
    <style:style style:name="Normale_32_2_32_6_32_60_32_2" style:display-name="Normale 2 6 60 2" style:family="table-cell" style:data-style-name="N0"/>
    <style:style style:name="Normale_32_2_32_6_32_61" style:display-name="Normale 2 6 61" style:family="table-cell" style:data-style-name="N0"/>
    <style:style style:name="Normale_32_2_32_6_32_61_32_2" style:display-name="Normale 2 6 61 2" style:family="table-cell" style:data-style-name="N0"/>
    <style:style style:name="Normale_32_2_32_6_32_62" style:display-name="Normale 2 6 62" style:family="table-cell" style:data-style-name="N0"/>
    <style:style style:name="Normale_32_2_32_6_32_62_32_2" style:display-name="Normale 2 6 62 2" style:family="table-cell" style:data-style-name="N0"/>
    <style:style style:name="Normale_32_2_32_6_32_63" style:display-name="Normale 2 6 63" style:family="table-cell" style:data-style-name="N0"/>
    <style:style style:name="Normale_32_2_32_6_32_63_32_2" style:display-name="Normale 2 6 63 2" style:family="table-cell" style:data-style-name="N0"/>
    <style:style style:name="Normale_32_2_32_6_32_64" style:display-name="Normale 2 6 64" style:family="table-cell" style:data-style-name="N0"/>
    <style:style style:name="Normale_32_2_32_6_32_64_32_2" style:display-name="Normale 2 6 64 2" style:family="table-cell" style:data-style-name="N0"/>
    <style:style style:name="Normale_32_2_32_6_32_65" style:display-name="Normale 2 6 65" style:family="table-cell" style:data-style-name="N0"/>
    <style:style style:name="Normale_32_2_32_6_32_65_32_2" style:display-name="Normale 2 6 65 2" style:family="table-cell" style:data-style-name="N0"/>
    <style:style style:name="Normale_32_2_32_6_32_66" style:display-name="Normale 2 6 66" style:family="table-cell" style:data-style-name="N0"/>
    <style:style style:name="Normale_32_2_32_6_32_66_32_2" style:display-name="Normale 2 6 66 2" style:family="table-cell" style:data-style-name="N0"/>
    <style:style style:name="Normale_32_2_32_6_32_67" style:display-name="Normale 2 6 67" style:family="table-cell" style:data-style-name="N0"/>
    <style:style style:name="Normale_32_2_32_6_32_67_32_2" style:display-name="Normale 2 6 67 2" style:family="table-cell" style:data-style-name="N0"/>
    <style:style style:name="Normale_32_2_32_6_32_68" style:display-name="Normale 2 6 68" style:family="table-cell" style:data-style-name="N0"/>
    <style:style style:name="Normale_32_2_32_6_32_68_32_2" style:display-name="Normale 2 6 68 2" style:family="table-cell" style:data-style-name="N0"/>
    <style:style style:name="Normale_32_2_32_6_32_69" style:display-name="Normale 2 6 69" style:family="table-cell" style:data-style-name="N0"/>
    <style:style style:name="Normale_32_2_32_6_32_69_32_2" style:display-name="Normale 2 6 69 2" style:family="table-cell" style:data-style-name="N0"/>
    <style:style style:name="Normale_32_2_32_6_32_7" style:display-name="Normale 2 6 7" style:family="table-cell" style:data-style-name="N0"/>
    <style:style style:name="Normale_32_2_32_6_32_7_32_2" style:display-name="Normale 2 6 7 2" style:family="table-cell" style:data-style-name="N0"/>
    <style:style style:name="Normale_32_2_32_6_32_70" style:display-name="Normale 2 6 70" style:family="table-cell" style:data-style-name="N0"/>
    <style:style style:name="Normale_32_2_32_6_32_70_32_2" style:display-name="Normale 2 6 70 2" style:family="table-cell" style:data-style-name="N0"/>
    <style:style style:name="Normale_32_2_32_6_32_71" style:display-name="Normale 2 6 71" style:family="table-cell" style:data-style-name="N0"/>
    <style:style style:name="Normale_32_2_32_6_32_71_32_2" style:display-name="Normale 2 6 71 2" style:family="table-cell" style:data-style-name="N0"/>
    <style:style style:name="Normale_32_2_32_6_32_72" style:display-name="Normale 2 6 72" style:family="table-cell" style:data-style-name="N0"/>
    <style:style style:name="Normale_32_2_32_6_32_72_32_2" style:display-name="Normale 2 6 72 2" style:family="table-cell" style:data-style-name="N0"/>
    <style:style style:name="Normale_32_2_32_6_32_73" style:display-name="Normale 2 6 73" style:family="table-cell" style:data-style-name="N0"/>
    <style:style style:name="Normale_32_2_32_6_32_73_32_2" style:display-name="Normale 2 6 73 2" style:family="table-cell" style:data-style-name="N0"/>
    <style:style style:name="Normale_32_2_32_6_32_74" style:display-name="Normale 2 6 74" style:family="table-cell" style:data-style-name="N0"/>
    <style:style style:name="Normale_32_2_32_6_32_74_32_2" style:display-name="Normale 2 6 74 2" style:family="table-cell" style:data-style-name="N0"/>
    <style:style style:name="Normale_32_2_32_6_32_75" style:display-name="Normale 2 6 75" style:family="table-cell" style:data-style-name="N0"/>
    <style:style style:name="Normale_32_2_32_6_32_75_32_2" style:display-name="Normale 2 6 75 2" style:family="table-cell" style:data-style-name="N0"/>
    <style:style style:name="Normale_32_2_32_6_32_76" style:display-name="Normale 2 6 76" style:family="table-cell" style:data-style-name="N0"/>
    <style:style style:name="Normale_32_2_32_6_32_76_32_2" style:display-name="Normale 2 6 76 2" style:family="table-cell" style:data-style-name="N0"/>
    <style:style style:name="Normale_32_2_32_6_32_77" style:display-name="Normale 2 6 77" style:family="table-cell" style:data-style-name="N0"/>
    <style:style style:name="Normale_32_2_32_6_32_77_32_2" style:display-name="Normale 2 6 77 2" style:family="table-cell" style:data-style-name="N0"/>
    <style:style style:name="Normale_32_2_32_6_32_78" style:display-name="Normale 2 6 78" style:family="table-cell" style:data-style-name="N0"/>
    <style:style style:name="Normale_32_2_32_6_32_78_32_2" style:display-name="Normale 2 6 78 2" style:family="table-cell" style:data-style-name="N0"/>
    <style:style style:name="Normale_32_2_32_6_32_79" style:display-name="Normale 2 6 79" style:family="table-cell" style:data-style-name="N0"/>
    <style:style style:name="Normale_32_2_32_6_32_79_32_2" style:display-name="Normale 2 6 79 2" style:family="table-cell" style:data-style-name="N0"/>
    <style:style style:name="Normale_32_2_32_6_32_8" style:display-name="Normale 2 6 8" style:family="table-cell" style:data-style-name="N0"/>
    <style:style style:name="Normale_32_2_32_6_32_8_32_2" style:display-name="Normale 2 6 8 2" style:family="table-cell" style:data-style-name="N0"/>
    <style:style style:name="Normale_32_2_32_6_32_80" style:display-name="Normale 2 6 80" style:family="table-cell" style:data-style-name="N0"/>
    <style:style style:name="Normale_32_2_32_6_32_80_32_2" style:display-name="Normale 2 6 80 2" style:family="table-cell" style:data-style-name="N0"/>
    <style:style style:name="Normale_32_2_32_6_32_81" style:display-name="Normale 2 6 81" style:family="table-cell" style:data-style-name="N0"/>
    <style:style style:name="Normale_32_2_32_6_32_81_32_2" style:display-name="Normale 2 6 81 2" style:family="table-cell" style:data-style-name="N0"/>
    <style:style style:name="Normale_32_2_32_6_32_82" style:display-name="Normale 2 6 82" style:family="table-cell" style:data-style-name="N0"/>
    <style:style style:name="Normale_32_2_32_6_32_82_32_2" style:display-name="Normale 2 6 82 2" style:family="table-cell" style:data-style-name="N0"/>
    <style:style style:name="Normale_32_2_32_6_32_83" style:display-name="Normale 2 6 83" style:family="table-cell" style:data-style-name="N0"/>
    <style:style style:name="Normale_32_2_32_6_32_83_32_2" style:display-name="Normale 2 6 83 2" style:family="table-cell" style:data-style-name="N0"/>
    <style:style style:name="Normale_32_2_32_6_32_84" style:display-name="Normale 2 6 84" style:family="table-cell" style:data-style-name="N0"/>
    <style:style style:name="Normale_32_2_32_6_32_84_32_2" style:display-name="Normale 2 6 84 2" style:family="table-cell" style:data-style-name="N0"/>
    <style:style style:name="Normale_32_2_32_6_32_85" style:display-name="Normale 2 6 85" style:family="table-cell" style:data-style-name="N0"/>
    <style:style style:name="Normale_32_2_32_6_32_85_32_2" style:display-name="Normale 2 6 85 2" style:family="table-cell" style:data-style-name="N0"/>
    <style:style style:name="Normale_32_2_32_6_32_86" style:display-name="Normale 2 6 86" style:family="table-cell" style:data-style-name="N0"/>
    <style:style style:name="Normale_32_2_32_6_32_86_32_2" style:display-name="Normale 2 6 86 2" style:family="table-cell" style:data-style-name="N0"/>
    <style:style style:name="Normale_32_2_32_6_32_87" style:display-name="Normale 2 6 87" style:family="table-cell" style:data-style-name="N0"/>
    <style:style style:name="Normale_32_2_32_6_32_87_32_2" style:display-name="Normale 2 6 87 2" style:family="table-cell" style:data-style-name="N0"/>
    <style:style style:name="Normale_32_2_32_6_32_88" style:display-name="Normale 2 6 88" style:family="table-cell" style:data-style-name="N0"/>
    <style:style style:name="Normale_32_2_32_6_32_88_32_2" style:display-name="Normale 2 6 88 2" style:family="table-cell" style:data-style-name="N0"/>
    <style:style style:name="Normale_32_2_32_6_32_89" style:display-name="Normale 2 6 89" style:family="table-cell" style:data-style-name="N0"/>
    <style:style style:name="Normale_32_2_32_6_32_89_32_2" style:display-name="Normale 2 6 89 2" style:family="table-cell" style:data-style-name="N0"/>
    <style:style style:name="Normale_32_2_32_6_32_9" style:display-name="Normale 2 6 9" style:family="table-cell" style:data-style-name="N0"/>
    <style:style style:name="Normale_32_2_32_6_32_9_32_2" style:display-name="Normale 2 6 9 2" style:family="table-cell" style:data-style-name="N0"/>
    <style:style style:name="Normale_32_2_32_6_32_90" style:display-name="Normale 2 6 90" style:family="table-cell" style:data-style-name="N0"/>
    <style:style style:name="Normale_32_2_32_6_32_90_32_2" style:display-name="Normale 2 6 90 2" style:family="table-cell" style:data-style-name="N0"/>
    <style:style style:name="Normale_32_2_32_6_32_91" style:display-name="Normale 2 6 91" style:family="table-cell" style:data-style-name="N0"/>
    <style:style style:name="Normale_32_2_32_6_32_91_32_2" style:display-name="Normale 2 6 91 2" style:family="table-cell" style:data-style-name="N0"/>
    <style:style style:name="Normale_32_2_32_6_32_92" style:display-name="Normale 2 6 92" style:family="table-cell" style:data-style-name="N0"/>
    <style:style style:name="Normale_32_2_32_6_32_92_32_2" style:display-name="Normale 2 6 92 2" style:family="table-cell" style:data-style-name="N0"/>
    <style:style style:name="Normale_32_2_32_6_32_93" style:display-name="Normale 2 6 93" style:family="table-cell" style:data-style-name="N0"/>
    <style:style style:name="Normale_32_2_32_6_32_93_32_2" style:display-name="Normale 2 6 93 2" style:family="table-cell" style:data-style-name="N0"/>
    <style:style style:name="Normale_32_2_32_6_32_94" style:display-name="Normale 2 6 94" style:family="table-cell" style:data-style-name="N0"/>
    <style:style style:name="Normale_32_2_32_6_32_94_32_2" style:display-name="Normale 2 6 94 2" style:family="table-cell" style:data-style-name="N0"/>
    <style:style style:name="Normale_32_2_32_6_32_95" style:display-name="Normale 2 6 95" style:family="table-cell" style:data-style-name="N0"/>
    <style:style style:name="Normale_32_2_32_6_32_95_32_2" style:display-name="Normale 2 6 95 2" style:family="table-cell" style:data-style-name="N0"/>
    <style:style style:name="Normale_32_2_32_6_32_96" style:display-name="Normale 2 6 96" style:family="table-cell" style:data-style-name="N0"/>
    <style:style style:name="Normale_32_2_32_6_32_96_32_2" style:display-name="Normale 2 6 96 2" style:family="table-cell" style:data-style-name="N0"/>
    <style:style style:name="Normale_32_2_32_6_32_97" style:display-name="Normale 2 6 97" style:family="table-cell" style:data-style-name="N0"/>
    <style:style style:name="Normale_32_2_32_6_32_97_32_2" style:display-name="Normale 2 6 97 2" style:family="table-cell" style:data-style-name="N0"/>
    <style:style style:name="Normale_32_2_32_6_32_98" style:display-name="Normale 2 6 98" style:family="table-cell" style:data-style-name="N0"/>
    <style:style style:name="Normale_32_2_32_6_32_98_32_2" style:display-name="Normale 2 6 98 2" style:family="table-cell" style:data-style-name="N0"/>
    <style:style style:name="Normale_32_2_32_6_32_99" style:display-name="Normale 2 6 99" style:family="table-cell" style:data-style-name="N0"/>
    <style:style style:name="Normale_32_2_32_6_32_99_32_2" style:display-name="Normale 2 6 99 2" style:family="table-cell" style:data-style-name="N0"/>
    <style:style style:name="Normale_32_2_32_7" style:display-name="Normale 2 7" style:family="table-cell" style:data-style-name="N0"/>
    <style:style style:name="Normale_32_2_32_7_32_10" style:display-name="Normale 2 7 10" style:family="table-cell" style:data-style-name="N0"/>
    <style:style style:name="Normale_32_2_32_7_32_10_32_2" style:display-name="Normale 2 7 10 2" style:family="table-cell" style:data-style-name="N0"/>
    <style:style style:name="Normale_32_2_32_7_32_100" style:display-name="Normale 2 7 100" style:family="table-cell" style:data-style-name="N0"/>
    <style:style style:name="Normale_32_2_32_7_32_100_32_2" style:display-name="Normale 2 7 100 2" style:family="table-cell" style:data-style-name="N0"/>
    <style:style style:name="Normale_32_2_32_7_32_101" style:display-name="Normale 2 7 101" style:family="table-cell" style:data-style-name="N0"/>
    <style:style style:name="Normale_32_2_32_7_32_101_32_2" style:display-name="Normale 2 7 101 2" style:family="table-cell" style:data-style-name="N0"/>
    <style:style style:name="Normale_32_2_32_7_32_102" style:display-name="Normale 2 7 102" style:family="table-cell" style:data-style-name="N0"/>
    <style:style style:name="Normale_32_2_32_7_32_102_32_2" style:display-name="Normale 2 7 102 2" style:family="table-cell" style:data-style-name="N0"/>
    <style:style style:name="Normale_32_2_32_7_32_103" style:display-name="Normale 2 7 103" style:family="table-cell" style:data-style-name="N0"/>
    <style:style style:name="Normale_32_2_32_7_32_103_32_2" style:display-name="Normale 2 7 103 2" style:family="table-cell" style:data-style-name="N0"/>
    <style:style style:name="Normale_32_2_32_7_32_104" style:display-name="Normale 2 7 104" style:family="table-cell" style:data-style-name="N0"/>
    <style:style style:name="Normale_32_2_32_7_32_104_32_2" style:display-name="Normale 2 7 104 2" style:family="table-cell" style:data-style-name="N0"/>
    <style:style style:name="Normale_32_2_32_7_32_105" style:display-name="Normale 2 7 105" style:family="table-cell" style:data-style-name="N0"/>
    <style:style style:name="Normale_32_2_32_7_32_105_32_2" style:display-name="Normale 2 7 105 2" style:family="table-cell" style:data-style-name="N0"/>
    <style:style style:name="Normale_32_2_32_7_32_106" style:display-name="Normale 2 7 106" style:family="table-cell" style:data-style-name="N0"/>
    <style:style style:name="Normale_32_2_32_7_32_106_32_2" style:display-name="Normale 2 7 106 2" style:family="table-cell" style:data-style-name="N0"/>
    <style:style style:name="Normale_32_2_32_7_32_107" style:display-name="Normale 2 7 107" style:family="table-cell" style:data-style-name="N0"/>
    <style:style style:name="Normale_32_2_32_7_32_107_32_2" style:display-name="Normale 2 7 107 2" style:family="table-cell" style:data-style-name="N0"/>
    <style:style style:name="Normale_32_2_32_7_32_108" style:display-name="Normale 2 7 108" style:family="table-cell" style:data-style-name="N0"/>
    <style:style style:name="Normale_32_2_32_7_32_108_32_2" style:display-name="Normale 2 7 108 2" style:family="table-cell" style:data-style-name="N0"/>
    <style:style style:name="Normale_32_2_32_7_32_109" style:display-name="Normale 2 7 109" style:family="table-cell" style:data-style-name="N0"/>
    <style:style style:name="Normale_32_2_32_7_32_109_32_2" style:display-name="Normale 2 7 109 2" style:family="table-cell" style:data-style-name="N0"/>
    <style:style style:name="Normale_32_2_32_7_32_11" style:display-name="Normale 2 7 11" style:family="table-cell" style:data-style-name="N0"/>
    <style:style style:name="Normale_32_2_32_7_32_11_32_2" style:display-name="Normale 2 7 11 2" style:family="table-cell" style:data-style-name="N0"/>
    <style:style style:name="Normale_32_2_32_7_32_110" style:display-name="Normale 2 7 110" style:family="table-cell" style:data-style-name="N0"/>
    <style:style style:name="Normale_32_2_32_7_32_110_32_2" style:display-name="Normale 2 7 110 2" style:family="table-cell" style:data-style-name="N0"/>
    <style:style style:name="Normale_32_2_32_7_32_111" style:display-name="Normale 2 7 111" style:family="table-cell" style:data-style-name="N0"/>
    <style:style style:name="Normale_32_2_32_7_32_111_32_2" style:display-name="Normale 2 7 111 2" style:family="table-cell" style:data-style-name="N0"/>
    <style:style style:name="Normale_32_2_32_7_32_112" style:display-name="Normale 2 7 112" style:family="table-cell" style:data-style-name="N0"/>
    <style:style style:name="Normale_32_2_32_7_32_112_32_2" style:display-name="Normale 2 7 112 2" style:family="table-cell" style:data-style-name="N0"/>
    <style:style style:name="Normale_32_2_32_7_32_113" style:display-name="Normale 2 7 113" style:family="table-cell" style:data-style-name="N0"/>
    <style:style style:name="Normale_32_2_32_7_32_113_32_2" style:display-name="Normale 2 7 113 2" style:family="table-cell" style:data-style-name="N0"/>
    <style:style style:name="Normale_32_2_32_7_32_114" style:display-name="Normale 2 7 114" style:family="table-cell" style:data-style-name="N0"/>
    <style:style style:name="Normale_32_2_32_7_32_114_32_2" style:display-name="Normale 2 7 114 2" style:family="table-cell" style:data-style-name="N0"/>
    <style:style style:name="Normale_32_2_32_7_32_115" style:display-name="Normale 2 7 115" style:family="table-cell" style:data-style-name="N0"/>
    <style:style style:name="Normale_32_2_32_7_32_115_32_2" style:display-name="Normale 2 7 115 2" style:family="table-cell" style:data-style-name="N0"/>
    <style:style style:name="Normale_32_2_32_7_32_116" style:display-name="Normale 2 7 116" style:family="table-cell" style:data-style-name="N0"/>
    <style:style style:name="Normale_32_2_32_7_32_116_32_2" style:display-name="Normale 2 7 116 2" style:family="table-cell" style:data-style-name="N0"/>
    <style:style style:name="Normale_32_2_32_7_32_117" style:display-name="Normale 2 7 117" style:family="table-cell" style:data-style-name="N0"/>
    <style:style style:name="Normale_32_2_32_7_32_117_32_2" style:display-name="Normale 2 7 117 2" style:family="table-cell" style:data-style-name="N0"/>
    <style:style style:name="Normale_32_2_32_7_32_118" style:display-name="Normale 2 7 118" style:family="table-cell" style:data-style-name="N0"/>
    <style:style style:name="Normale_32_2_32_7_32_118_32_2" style:display-name="Normale 2 7 118 2" style:family="table-cell" style:data-style-name="N0"/>
    <style:style style:name="Normale_32_2_32_7_32_119" style:display-name="Normale 2 7 119" style:family="table-cell" style:data-style-name="N0"/>
    <style:style style:name="Normale_32_2_32_7_32_119_32_2" style:display-name="Normale 2 7 119 2" style:family="table-cell" style:data-style-name="N0"/>
    <style:style style:name="Normale_32_2_32_7_32_12" style:display-name="Normale 2 7 12" style:family="table-cell" style:data-style-name="N0"/>
    <style:style style:name="Normale_32_2_32_7_32_12_32_2" style:display-name="Normale 2 7 12 2" style:family="table-cell" style:data-style-name="N0"/>
    <style:style style:name="Normale_32_2_32_7_32_120" style:display-name="Normale 2 7 120" style:family="table-cell" style:data-style-name="N0"/>
    <style:style style:name="Normale_32_2_32_7_32_120_32_2" style:display-name="Normale 2 7 120 2" style:family="table-cell" style:data-style-name="N0"/>
    <style:style style:name="Normale_32_2_32_7_32_121" style:display-name="Normale 2 7 121" style:family="table-cell" style:data-style-name="N0"/>
    <style:style style:name="Normale_32_2_32_7_32_121_32_2" style:display-name="Normale 2 7 121 2" style:family="table-cell" style:data-style-name="N0"/>
    <style:style style:name="Normale_32_2_32_7_32_122" style:display-name="Normale 2 7 122" style:family="table-cell" style:data-style-name="N0"/>
    <style:style style:name="Normale_32_2_32_7_32_122_32_2" style:display-name="Normale 2 7 122 2" style:family="table-cell" style:data-style-name="N0"/>
    <style:style style:name="Normale_32_2_32_7_32_123" style:display-name="Normale 2 7 123" style:family="table-cell" style:data-style-name="N0"/>
    <style:style style:name="Normale_32_2_32_7_32_123_32_2" style:display-name="Normale 2 7 123 2" style:family="table-cell" style:data-style-name="N0"/>
    <style:style style:name="Normale_32_2_32_7_32_124" style:display-name="Normale 2 7 124" style:family="table-cell" style:data-style-name="N0"/>
    <style:style style:name="Normale_32_2_32_7_32_124_32_2" style:display-name="Normale 2 7 124 2" style:family="table-cell" style:data-style-name="N0"/>
    <style:style style:name="Normale_32_2_32_7_32_125" style:display-name="Normale 2 7 125" style:family="table-cell" style:data-style-name="N0"/>
    <style:style style:name="Normale_32_2_32_7_32_125_32_2" style:display-name="Normale 2 7 125 2" style:family="table-cell" style:data-style-name="N0"/>
    <style:style style:name="Normale_32_2_32_7_32_126" style:display-name="Normale 2 7 126" style:family="table-cell" style:data-style-name="N0"/>
    <style:style style:name="Normale_32_2_32_7_32_126_32_2" style:display-name="Normale 2 7 126 2" style:family="table-cell" style:data-style-name="N0"/>
    <style:style style:name="Normale_32_2_32_7_32_127" style:display-name="Normale 2 7 127" style:family="table-cell" style:data-style-name="N0"/>
    <style:style style:name="Normale_32_2_32_7_32_127_32_2" style:display-name="Normale 2 7 127 2" style:family="table-cell" style:data-style-name="N0"/>
    <style:style style:name="Normale_32_2_32_7_32_128" style:display-name="Normale 2 7 128" style:family="table-cell" style:data-style-name="N0"/>
    <style:style style:name="Normale_32_2_32_7_32_128_32_2" style:display-name="Normale 2 7 128 2" style:family="table-cell" style:data-style-name="N0"/>
    <style:style style:name="Normale_32_2_32_7_32_129" style:display-name="Normale 2 7 129" style:family="table-cell" style:data-style-name="N0"/>
    <style:style style:name="Normale_32_2_32_7_32_129_32_2" style:display-name="Normale 2 7 129 2" style:family="table-cell" style:data-style-name="N0"/>
    <style:style style:name="Normale_32_2_32_7_32_13" style:display-name="Normale 2 7 13" style:family="table-cell" style:data-style-name="N0"/>
    <style:style style:name="Normale_32_2_32_7_32_13_32_2" style:display-name="Normale 2 7 13 2" style:family="table-cell" style:data-style-name="N0"/>
    <style:style style:name="Normale_32_2_32_7_32_130" style:display-name="Normale 2 7 130" style:family="table-cell" style:data-style-name="N0"/>
    <style:style style:name="Normale_32_2_32_7_32_130_32_2" style:display-name="Normale 2 7 130 2" style:family="table-cell" style:data-style-name="N0"/>
    <style:style style:name="Normale_32_2_32_7_32_131" style:display-name="Normale 2 7 131" style:family="table-cell" style:data-style-name="N0"/>
    <style:style style:name="Normale_32_2_32_7_32_131_32_2" style:display-name="Normale 2 7 131 2" style:family="table-cell" style:data-style-name="N0"/>
    <style:style style:name="Normale_32_2_32_7_32_132" style:display-name="Normale 2 7 132" style:family="table-cell" style:data-style-name="N0"/>
    <style:style style:name="Normale_32_2_32_7_32_132_32_2" style:display-name="Normale 2 7 132 2" style:family="table-cell" style:data-style-name="N0"/>
    <style:style style:name="Normale_32_2_32_7_32_133" style:display-name="Normale 2 7 133" style:family="table-cell" style:data-style-name="N0"/>
    <style:style style:name="Normale_32_2_32_7_32_133_32_2" style:display-name="Normale 2 7 133 2" style:family="table-cell" style:data-style-name="N0"/>
    <style:style style:name="Normale_32_2_32_7_32_134" style:display-name="Normale 2 7 134" style:family="table-cell" style:data-style-name="N0"/>
    <style:style style:name="Normale_32_2_32_7_32_134_32_2" style:display-name="Normale 2 7 134 2" style:family="table-cell" style:data-style-name="N0"/>
    <style:style style:name="Normale_32_2_32_7_32_135" style:display-name="Normale 2 7 135" style:family="table-cell" style:data-style-name="N0"/>
    <style:style style:name="Normale_32_2_32_7_32_135_32_2" style:display-name="Normale 2 7 135 2" style:family="table-cell" style:data-style-name="N0"/>
    <style:style style:name="Normale_32_2_32_7_32_136" style:display-name="Normale 2 7 136" style:family="table-cell" style:data-style-name="N0"/>
    <style:style style:name="Normale_32_2_32_7_32_136_32_2" style:display-name="Normale 2 7 136 2" style:family="table-cell" style:data-style-name="N0"/>
    <style:style style:name="Normale_32_2_32_7_32_137" style:display-name="Normale 2 7 137" style:family="table-cell" style:data-style-name="N0"/>
    <style:style style:name="Normale_32_2_32_7_32_137_32_2" style:display-name="Normale 2 7 137 2" style:family="table-cell" style:data-style-name="N0"/>
    <style:style style:name="Normale_32_2_32_7_32_138" style:display-name="Normale 2 7 138" style:family="table-cell" style:data-style-name="N0"/>
    <style:style style:name="Normale_32_2_32_7_32_138_32_2" style:display-name="Normale 2 7 138 2" style:family="table-cell" style:data-style-name="N0"/>
    <style:style style:name="Normale_32_2_32_7_32_139" style:display-name="Normale 2 7 139" style:family="table-cell" style:data-style-name="N0"/>
    <style:style style:name="Normale_32_2_32_7_32_139_32_2" style:display-name="Normale 2 7 139 2" style:family="table-cell" style:data-style-name="N0"/>
    <style:style style:name="Normale_32_2_32_7_32_14" style:display-name="Normale 2 7 14" style:family="table-cell" style:data-style-name="N0"/>
    <style:style style:name="Normale_32_2_32_7_32_14_32_2" style:display-name="Normale 2 7 14 2" style:family="table-cell" style:data-style-name="N0"/>
    <style:style style:name="Normale_32_2_32_7_32_140" style:display-name="Normale 2 7 140" style:family="table-cell" style:data-style-name="N0"/>
    <style:style style:name="Normale_32_2_32_7_32_140_32_2" style:display-name="Normale 2 7 140 2" style:family="table-cell" style:data-style-name="N0"/>
    <style:style style:name="Normale_32_2_32_7_32_141" style:display-name="Normale 2 7 141" style:family="table-cell" style:data-style-name="N0"/>
    <style:style style:name="Normale_32_2_32_7_32_141_32_2" style:display-name="Normale 2 7 141 2" style:family="table-cell" style:data-style-name="N0"/>
    <style:style style:name="Normale_32_2_32_7_32_142" style:display-name="Normale 2 7 142" style:family="table-cell" style:data-style-name="N0"/>
    <style:style style:name="Normale_32_2_32_7_32_142_32_2" style:display-name="Normale 2 7 142 2" style:family="table-cell" style:data-style-name="N0"/>
    <style:style style:name="Normale_32_2_32_7_32_143" style:display-name="Normale 2 7 143" style:family="table-cell" style:data-style-name="N0"/>
    <style:style style:name="Normale_32_2_32_7_32_15" style:display-name="Normale 2 7 15" style:family="table-cell" style:data-style-name="N0"/>
    <style:style style:name="Normale_32_2_32_7_32_15_32_2" style:display-name="Normale 2 7 15 2" style:family="table-cell" style:data-style-name="N0"/>
    <style:style style:name="Normale_32_2_32_7_32_16" style:display-name="Normale 2 7 16" style:family="table-cell" style:data-style-name="N0"/>
    <style:style style:name="Normale_32_2_32_7_32_16_32_2" style:display-name="Normale 2 7 16 2" style:family="table-cell" style:data-style-name="N0"/>
    <style:style style:name="Normale_32_2_32_7_32_17" style:display-name="Normale 2 7 17" style:family="table-cell" style:data-style-name="N0"/>
    <style:style style:name="Normale_32_2_32_7_32_17_32_2" style:display-name="Normale 2 7 17 2" style:family="table-cell" style:data-style-name="N0"/>
    <style:style style:name="Normale_32_2_32_7_32_18" style:display-name="Normale 2 7 18" style:family="table-cell" style:data-style-name="N0"/>
    <style:style style:name="Normale_32_2_32_7_32_18_32_2" style:display-name="Normale 2 7 18 2" style:family="table-cell" style:data-style-name="N0"/>
    <style:style style:name="Normale_32_2_32_7_32_19" style:display-name="Normale 2 7 19" style:family="table-cell" style:data-style-name="N0"/>
    <style:style style:name="Normale_32_2_32_7_32_19_32_2" style:display-name="Normale 2 7 19 2" style:family="table-cell" style:data-style-name="N0"/>
    <style:style style:name="Normale_32_2_32_7_32_2" style:display-name="Normale 2 7 2" style:family="table-cell" style:data-style-name="N0"/>
    <style:style style:name="Normale_32_2_32_7_32_2_32_2" style:display-name="Normale 2 7 2 2" style:family="table-cell" style:data-style-name="N0"/>
    <style:style style:name="Normale_32_2_32_7_32_20" style:display-name="Normale 2 7 20" style:family="table-cell" style:data-style-name="N0"/>
    <style:style style:name="Normale_32_2_32_7_32_20_32_2" style:display-name="Normale 2 7 20 2" style:family="table-cell" style:data-style-name="N0"/>
    <style:style style:name="Normale_32_2_32_7_32_21" style:display-name="Normale 2 7 21" style:family="table-cell" style:data-style-name="N0"/>
    <style:style style:name="Normale_32_2_32_7_32_21_32_2" style:display-name="Normale 2 7 21 2" style:family="table-cell" style:data-style-name="N0"/>
    <style:style style:name="Normale_32_2_32_7_32_22" style:display-name="Normale 2 7 22" style:family="table-cell" style:data-style-name="N0"/>
    <style:style style:name="Normale_32_2_32_7_32_22_32_2" style:display-name="Normale 2 7 22 2" style:family="table-cell" style:data-style-name="N0"/>
    <style:style style:name="Normale_32_2_32_7_32_23" style:display-name="Normale 2 7 23" style:family="table-cell" style:data-style-name="N0"/>
    <style:style style:name="Normale_32_2_32_7_32_23_32_2" style:display-name="Normale 2 7 23 2" style:family="table-cell" style:data-style-name="N0"/>
    <style:style style:name="Normale_32_2_32_7_32_24" style:display-name="Normale 2 7 24" style:family="table-cell" style:data-style-name="N0"/>
    <style:style style:name="Normale_32_2_32_7_32_24_32_2" style:display-name="Normale 2 7 24 2" style:family="table-cell" style:data-style-name="N0"/>
    <style:style style:name="Normale_32_2_32_7_32_25" style:display-name="Normale 2 7 25" style:family="table-cell" style:data-style-name="N0"/>
    <style:style style:name="Normale_32_2_32_7_32_25_32_2" style:display-name="Normale 2 7 25 2" style:family="table-cell" style:data-style-name="N0"/>
    <style:style style:name="Normale_32_2_32_7_32_26" style:display-name="Normale 2 7 26" style:family="table-cell" style:data-style-name="N0"/>
    <style:style style:name="Normale_32_2_32_7_32_26_32_2" style:display-name="Normale 2 7 26 2" style:family="table-cell" style:data-style-name="N0"/>
    <style:style style:name="Normale_32_2_32_7_32_27" style:display-name="Normale 2 7 27" style:family="table-cell" style:data-style-name="N0"/>
    <style:style style:name="Normale_32_2_32_7_32_27_32_2" style:display-name="Normale 2 7 27 2" style:family="table-cell" style:data-style-name="N0"/>
    <style:style style:name="Normale_32_2_32_7_32_28" style:display-name="Normale 2 7 28" style:family="table-cell" style:data-style-name="N0"/>
    <style:style style:name="Normale_32_2_32_7_32_28_32_2" style:display-name="Normale 2 7 28 2" style:family="table-cell" style:data-style-name="N0"/>
    <style:style style:name="Normale_32_2_32_7_32_29" style:display-name="Normale 2 7 29" style:family="table-cell" style:data-style-name="N0"/>
    <style:style style:name="Normale_32_2_32_7_32_29_32_2" style:display-name="Normale 2 7 29 2" style:family="table-cell" style:data-style-name="N0"/>
    <style:style style:name="Normale_32_2_32_7_32_3" style:display-name="Normale 2 7 3" style:family="table-cell" style:data-style-name="N0"/>
    <style:style style:name="Normale_32_2_32_7_32_3_32_2" style:display-name="Normale 2 7 3 2" style:family="table-cell" style:data-style-name="N0"/>
    <style:style style:name="Normale_32_2_32_7_32_30" style:display-name="Normale 2 7 30" style:family="table-cell" style:data-style-name="N0"/>
    <style:style style:name="Normale_32_2_32_7_32_30_32_2" style:display-name="Normale 2 7 30 2" style:family="table-cell" style:data-style-name="N0"/>
    <style:style style:name="Normale_32_2_32_7_32_31" style:display-name="Normale 2 7 31" style:family="table-cell" style:data-style-name="N0"/>
    <style:style style:name="Normale_32_2_32_7_32_31_32_2" style:display-name="Normale 2 7 31 2" style:family="table-cell" style:data-style-name="N0"/>
    <style:style style:name="Normale_32_2_32_7_32_32" style:display-name="Normale 2 7 32" style:family="table-cell" style:data-style-name="N0"/>
    <style:style style:name="Normale_32_2_32_7_32_32_32_2" style:display-name="Normale 2 7 32 2" style:family="table-cell" style:data-style-name="N0"/>
    <style:style style:name="Normale_32_2_32_7_32_33" style:display-name="Normale 2 7 33" style:family="table-cell" style:data-style-name="N0"/>
    <style:style style:name="Normale_32_2_32_7_32_33_32_2" style:display-name="Normale 2 7 33 2" style:family="table-cell" style:data-style-name="N0"/>
    <style:style style:name="Normale_32_2_32_7_32_34" style:display-name="Normale 2 7 34" style:family="table-cell" style:data-style-name="N0"/>
    <style:style style:name="Normale_32_2_32_7_32_34_32_2" style:display-name="Normale 2 7 34 2" style:family="table-cell" style:data-style-name="N0"/>
    <style:style style:name="Normale_32_2_32_7_32_35" style:display-name="Normale 2 7 35" style:family="table-cell" style:data-style-name="N0"/>
    <style:style style:name="Normale_32_2_32_7_32_35_32_2" style:display-name="Normale 2 7 35 2" style:family="table-cell" style:data-style-name="N0"/>
    <style:style style:name="Normale_32_2_32_7_32_36" style:display-name="Normale 2 7 36" style:family="table-cell" style:data-style-name="N0"/>
    <style:style style:name="Normale_32_2_32_7_32_36_32_2" style:display-name="Normale 2 7 36 2" style:family="table-cell" style:data-style-name="N0"/>
    <style:style style:name="Normale_32_2_32_7_32_37" style:display-name="Normale 2 7 37" style:family="table-cell" style:data-style-name="N0"/>
    <style:style style:name="Normale_32_2_32_7_32_37_32_2" style:display-name="Normale 2 7 37 2" style:family="table-cell" style:data-style-name="N0"/>
    <style:style style:name="Normale_32_2_32_7_32_38" style:display-name="Normale 2 7 38" style:family="table-cell" style:data-style-name="N0"/>
    <style:style style:name="Normale_32_2_32_7_32_38_32_2" style:display-name="Normale 2 7 38 2" style:family="table-cell" style:data-style-name="N0"/>
    <style:style style:name="Normale_32_2_32_7_32_39" style:display-name="Normale 2 7 39" style:family="table-cell" style:data-style-name="N0"/>
    <style:style style:name="Normale_32_2_32_7_32_39_32_2" style:display-name="Normale 2 7 39 2" style:family="table-cell" style:data-style-name="N0"/>
    <style:style style:name="Normale_32_2_32_7_32_4" style:display-name="Normale 2 7 4" style:family="table-cell" style:data-style-name="N0"/>
    <style:style style:name="Normale_32_2_32_7_32_4_32_2" style:display-name="Normale 2 7 4 2" style:family="table-cell" style:data-style-name="N0"/>
    <style:style style:name="Normale_32_2_32_7_32_40" style:display-name="Normale 2 7 40" style:family="table-cell" style:data-style-name="N0"/>
    <style:style style:name="Normale_32_2_32_7_32_40_32_2" style:display-name="Normale 2 7 40 2" style:family="table-cell" style:data-style-name="N0"/>
    <style:style style:name="Normale_32_2_32_7_32_41" style:display-name="Normale 2 7 41" style:family="table-cell" style:data-style-name="N0"/>
    <style:style style:name="Normale_32_2_32_7_32_41_32_2" style:display-name="Normale 2 7 41 2" style:family="table-cell" style:data-style-name="N0"/>
    <style:style style:name="Normale_32_2_32_7_32_42" style:display-name="Normale 2 7 42" style:family="table-cell" style:data-style-name="N0"/>
    <style:style style:name="Normale_32_2_32_7_32_42_32_2" style:display-name="Normale 2 7 42 2" style:family="table-cell" style:data-style-name="N0"/>
    <style:style style:name="Normale_32_2_32_7_32_43" style:display-name="Normale 2 7 43" style:family="table-cell" style:data-style-name="N0"/>
    <style:style style:name="Normale_32_2_32_7_32_43_32_2" style:display-name="Normale 2 7 43 2" style:family="table-cell" style:data-style-name="N0"/>
    <style:style style:name="Normale_32_2_32_7_32_44" style:display-name="Normale 2 7 44" style:family="table-cell" style:data-style-name="N0"/>
    <style:style style:name="Normale_32_2_32_7_32_44_32_2" style:display-name="Normale 2 7 44 2" style:family="table-cell" style:data-style-name="N0"/>
    <style:style style:name="Normale_32_2_32_7_32_45" style:display-name="Normale 2 7 45" style:family="table-cell" style:data-style-name="N0"/>
    <style:style style:name="Normale_32_2_32_7_32_45_32_2" style:display-name="Normale 2 7 45 2" style:family="table-cell" style:data-style-name="N0"/>
    <style:style style:name="Normale_32_2_32_7_32_46" style:display-name="Normale 2 7 46" style:family="table-cell" style:data-style-name="N0"/>
    <style:style style:name="Normale_32_2_32_7_32_46_32_2" style:display-name="Normale 2 7 46 2" style:family="table-cell" style:data-style-name="N0"/>
    <style:style style:name="Normale_32_2_32_7_32_47" style:display-name="Normale 2 7 47" style:family="table-cell" style:data-style-name="N0"/>
    <style:style style:name="Normale_32_2_32_7_32_47_32_2" style:display-name="Normale 2 7 47 2" style:family="table-cell" style:data-style-name="N0"/>
    <style:style style:name="Normale_32_2_32_7_32_48" style:display-name="Normale 2 7 48" style:family="table-cell" style:data-style-name="N0"/>
    <style:style style:name="Normale_32_2_32_7_32_48_32_2" style:display-name="Normale 2 7 48 2" style:family="table-cell" style:data-style-name="N0"/>
    <style:style style:name="Normale_32_2_32_7_32_49" style:display-name="Normale 2 7 49" style:family="table-cell" style:data-style-name="N0"/>
    <style:style style:name="Normale_32_2_32_7_32_49_32_2" style:display-name="Normale 2 7 49 2" style:family="table-cell" style:data-style-name="N0"/>
    <style:style style:name="Normale_32_2_32_7_32_5" style:display-name="Normale 2 7 5" style:family="table-cell" style:data-style-name="N0"/>
    <style:style style:name="Normale_32_2_32_7_32_5_32_2" style:display-name="Normale 2 7 5 2" style:family="table-cell" style:data-style-name="N0"/>
    <style:style style:name="Normale_32_2_32_7_32_50" style:display-name="Normale 2 7 50" style:family="table-cell" style:data-style-name="N0"/>
    <style:style style:name="Normale_32_2_32_7_32_50_32_2" style:display-name="Normale 2 7 50 2" style:family="table-cell" style:data-style-name="N0"/>
    <style:style style:name="Normale_32_2_32_7_32_51" style:display-name="Normale 2 7 51" style:family="table-cell" style:data-style-name="N0"/>
    <style:style style:name="Normale_32_2_32_7_32_51_32_2" style:display-name="Normale 2 7 51 2" style:family="table-cell" style:data-style-name="N0"/>
    <style:style style:name="Normale_32_2_32_7_32_52" style:display-name="Normale 2 7 52" style:family="table-cell" style:data-style-name="N0"/>
    <style:style style:name="Normale_32_2_32_7_32_52_32_2" style:display-name="Normale 2 7 52 2" style:family="table-cell" style:data-style-name="N0"/>
    <style:style style:name="Normale_32_2_32_7_32_53" style:display-name="Normale 2 7 53" style:family="table-cell" style:data-style-name="N0"/>
    <style:style style:name="Normale_32_2_32_7_32_53_32_2" style:display-name="Normale 2 7 53 2" style:family="table-cell" style:data-style-name="N0"/>
    <style:style style:name="Normale_32_2_32_7_32_54" style:display-name="Normale 2 7 54" style:family="table-cell" style:data-style-name="N0"/>
    <style:style style:name="Normale_32_2_32_7_32_54_32_2" style:display-name="Normale 2 7 54 2" style:family="table-cell" style:data-style-name="N0"/>
    <style:style style:name="Normale_32_2_32_7_32_55" style:display-name="Normale 2 7 55" style:family="table-cell" style:data-style-name="N0"/>
    <style:style style:name="Normale_32_2_32_7_32_55_32_2" style:display-name="Normale 2 7 55 2" style:family="table-cell" style:data-style-name="N0"/>
    <style:style style:name="Normale_32_2_32_7_32_56" style:display-name="Normale 2 7 56" style:family="table-cell" style:data-style-name="N0"/>
    <style:style style:name="Normale_32_2_32_7_32_56_32_2" style:display-name="Normale 2 7 56 2" style:family="table-cell" style:data-style-name="N0"/>
    <style:style style:name="Normale_32_2_32_7_32_57" style:display-name="Normale 2 7 57" style:family="table-cell" style:data-style-name="N0"/>
    <style:style style:name="Normale_32_2_32_7_32_57_32_2" style:display-name="Normale 2 7 57 2" style:family="table-cell" style:data-style-name="N0"/>
    <style:style style:name="Normale_32_2_32_7_32_58" style:display-name="Normale 2 7 58" style:family="table-cell" style:data-style-name="N0"/>
    <style:style style:name="Normale_32_2_32_7_32_58_32_2" style:display-name="Normale 2 7 58 2" style:family="table-cell" style:data-style-name="N0"/>
    <style:style style:name="Normale_32_2_32_7_32_59" style:display-name="Normale 2 7 59" style:family="table-cell" style:data-style-name="N0"/>
    <style:style style:name="Normale_32_2_32_7_32_59_32_2" style:display-name="Normale 2 7 59 2" style:family="table-cell" style:data-style-name="N0"/>
    <style:style style:name="Normale_32_2_32_7_32_6" style:display-name="Normale 2 7 6" style:family="table-cell" style:data-style-name="N0"/>
    <style:style style:name="Normale_32_2_32_7_32_6_32_2" style:display-name="Normale 2 7 6 2" style:family="table-cell" style:data-style-name="N0"/>
    <style:style style:name="Normale_32_2_32_7_32_60" style:display-name="Normale 2 7 60" style:family="table-cell" style:data-style-name="N0"/>
    <style:style style:name="Normale_32_2_32_7_32_60_32_2" style:display-name="Normale 2 7 60 2" style:family="table-cell" style:data-style-name="N0"/>
    <style:style style:name="Normale_32_2_32_7_32_61" style:display-name="Normale 2 7 61" style:family="table-cell" style:data-style-name="N0"/>
    <style:style style:name="Normale_32_2_32_7_32_61_32_2" style:display-name="Normale 2 7 61 2" style:family="table-cell" style:data-style-name="N0"/>
    <style:style style:name="Normale_32_2_32_7_32_62" style:display-name="Normale 2 7 62" style:family="table-cell" style:data-style-name="N0"/>
    <style:style style:name="Normale_32_2_32_7_32_62_32_2" style:display-name="Normale 2 7 62 2" style:family="table-cell" style:data-style-name="N0"/>
    <style:style style:name="Normale_32_2_32_7_32_63" style:display-name="Normale 2 7 63" style:family="table-cell" style:data-style-name="N0"/>
    <style:style style:name="Normale_32_2_32_7_32_63_32_2" style:display-name="Normale 2 7 63 2" style:family="table-cell" style:data-style-name="N0"/>
    <style:style style:name="Normale_32_2_32_7_32_64" style:display-name="Normale 2 7 64" style:family="table-cell" style:data-style-name="N0"/>
    <style:style style:name="Normale_32_2_32_7_32_64_32_2" style:display-name="Normale 2 7 64 2" style:family="table-cell" style:data-style-name="N0"/>
    <style:style style:name="Normale_32_2_32_7_32_65" style:display-name="Normale 2 7 65" style:family="table-cell" style:data-style-name="N0"/>
    <style:style style:name="Normale_32_2_32_7_32_65_32_2" style:display-name="Normale 2 7 65 2" style:family="table-cell" style:data-style-name="N0"/>
    <style:style style:name="Normale_32_2_32_7_32_66" style:display-name="Normale 2 7 66" style:family="table-cell" style:data-style-name="N0"/>
    <style:style style:name="Normale_32_2_32_7_32_66_32_2" style:display-name="Normale 2 7 66 2" style:family="table-cell" style:data-style-name="N0"/>
    <style:style style:name="Normale_32_2_32_7_32_67" style:display-name="Normale 2 7 67" style:family="table-cell" style:data-style-name="N0"/>
    <style:style style:name="Normale_32_2_32_7_32_67_32_2" style:display-name="Normale 2 7 67 2" style:family="table-cell" style:data-style-name="N0"/>
    <style:style style:name="Normale_32_2_32_7_32_68" style:display-name="Normale 2 7 68" style:family="table-cell" style:data-style-name="N0"/>
    <style:style style:name="Normale_32_2_32_7_32_68_32_2" style:display-name="Normale 2 7 68 2" style:family="table-cell" style:data-style-name="N0"/>
    <style:style style:name="Normale_32_2_32_7_32_69" style:display-name="Normale 2 7 69" style:family="table-cell" style:data-style-name="N0"/>
    <style:style style:name="Normale_32_2_32_7_32_69_32_2" style:display-name="Normale 2 7 69 2" style:family="table-cell" style:data-style-name="N0"/>
    <style:style style:name="Normale_32_2_32_7_32_7" style:display-name="Normale 2 7 7" style:family="table-cell" style:data-style-name="N0"/>
    <style:style style:name="Normale_32_2_32_7_32_7_32_2" style:display-name="Normale 2 7 7 2" style:family="table-cell" style:data-style-name="N0"/>
    <style:style style:name="Normale_32_2_32_7_32_70" style:display-name="Normale 2 7 70" style:family="table-cell" style:data-style-name="N0"/>
    <style:style style:name="Normale_32_2_32_7_32_70_32_2" style:display-name="Normale 2 7 70 2" style:family="table-cell" style:data-style-name="N0"/>
    <style:style style:name="Normale_32_2_32_7_32_71" style:display-name="Normale 2 7 71" style:family="table-cell" style:data-style-name="N0"/>
    <style:style style:name="Normale_32_2_32_7_32_71_32_2" style:display-name="Normale 2 7 71 2" style:family="table-cell" style:data-style-name="N0"/>
    <style:style style:name="Normale_32_2_32_7_32_72" style:display-name="Normale 2 7 72" style:family="table-cell" style:data-style-name="N0"/>
    <style:style style:name="Normale_32_2_32_7_32_72_32_2" style:display-name="Normale 2 7 72 2" style:family="table-cell" style:data-style-name="N0"/>
    <style:style style:name="Normale_32_2_32_7_32_73" style:display-name="Normale 2 7 73" style:family="table-cell" style:data-style-name="N0"/>
    <style:style style:name="Normale_32_2_32_7_32_73_32_2" style:display-name="Normale 2 7 73 2" style:family="table-cell" style:data-style-name="N0"/>
    <style:style style:name="Normale_32_2_32_7_32_74" style:display-name="Normale 2 7 74" style:family="table-cell" style:data-style-name="N0"/>
    <style:style style:name="Normale_32_2_32_7_32_74_32_2" style:display-name="Normale 2 7 74 2" style:family="table-cell" style:data-style-name="N0"/>
    <style:style style:name="Normale_32_2_32_7_32_75" style:display-name="Normale 2 7 75" style:family="table-cell" style:data-style-name="N0"/>
    <style:style style:name="Normale_32_2_32_7_32_75_32_2" style:display-name="Normale 2 7 75 2" style:family="table-cell" style:data-style-name="N0"/>
    <style:style style:name="Normale_32_2_32_7_32_76" style:display-name="Normale 2 7 76" style:family="table-cell" style:data-style-name="N0"/>
    <style:style style:name="Normale_32_2_32_7_32_76_32_2" style:display-name="Normale 2 7 76 2" style:family="table-cell" style:data-style-name="N0"/>
    <style:style style:name="Normale_32_2_32_7_32_77" style:display-name="Normale 2 7 77" style:family="table-cell" style:data-style-name="N0"/>
    <style:style style:name="Normale_32_2_32_7_32_77_32_2" style:display-name="Normale 2 7 77 2" style:family="table-cell" style:data-style-name="N0"/>
    <style:style style:name="Normale_32_2_32_7_32_78" style:display-name="Normale 2 7 78" style:family="table-cell" style:data-style-name="N0"/>
    <style:style style:name="Normale_32_2_32_7_32_78_32_2" style:display-name="Normale 2 7 78 2" style:family="table-cell" style:data-style-name="N0"/>
    <style:style style:name="Normale_32_2_32_7_32_79" style:display-name="Normale 2 7 79" style:family="table-cell" style:data-style-name="N0"/>
    <style:style style:name="Normale_32_2_32_7_32_79_32_2" style:display-name="Normale 2 7 79 2" style:family="table-cell" style:data-style-name="N0"/>
    <style:style style:name="Normale_32_2_32_7_32_8" style:display-name="Normale 2 7 8" style:family="table-cell" style:data-style-name="N0"/>
    <style:style style:name="Normale_32_2_32_7_32_8_32_2" style:display-name="Normale 2 7 8 2" style:family="table-cell" style:data-style-name="N0"/>
    <style:style style:name="Normale_32_2_32_7_32_80" style:display-name="Normale 2 7 80" style:family="table-cell" style:data-style-name="N0"/>
    <style:style style:name="Normale_32_2_32_7_32_80_32_2" style:display-name="Normale 2 7 80 2" style:family="table-cell" style:data-style-name="N0"/>
    <style:style style:name="Normale_32_2_32_7_32_81" style:display-name="Normale 2 7 81" style:family="table-cell" style:data-style-name="N0"/>
    <style:style style:name="Normale_32_2_32_7_32_81_32_2" style:display-name="Normale 2 7 81 2" style:family="table-cell" style:data-style-name="N0"/>
    <style:style style:name="Normale_32_2_32_7_32_82" style:display-name="Normale 2 7 82" style:family="table-cell" style:data-style-name="N0"/>
    <style:style style:name="Normale_32_2_32_7_32_82_32_2" style:display-name="Normale 2 7 82 2" style:family="table-cell" style:data-style-name="N0"/>
    <style:style style:name="Normale_32_2_32_7_32_83" style:display-name="Normale 2 7 83" style:family="table-cell" style:data-style-name="N0"/>
    <style:style style:name="Normale_32_2_32_7_32_83_32_2" style:display-name="Normale 2 7 83 2" style:family="table-cell" style:data-style-name="N0"/>
    <style:style style:name="Normale_32_2_32_7_32_84" style:display-name="Normale 2 7 84" style:family="table-cell" style:data-style-name="N0"/>
    <style:style style:name="Normale_32_2_32_7_32_84_32_2" style:display-name="Normale 2 7 84 2" style:family="table-cell" style:data-style-name="N0"/>
    <style:style style:name="Normale_32_2_32_7_32_85" style:display-name="Normale 2 7 85" style:family="table-cell" style:data-style-name="N0"/>
    <style:style style:name="Normale_32_2_32_7_32_85_32_2" style:display-name="Normale 2 7 85 2" style:family="table-cell" style:data-style-name="N0"/>
    <style:style style:name="Normale_32_2_32_7_32_86" style:display-name="Normale 2 7 86" style:family="table-cell" style:data-style-name="N0"/>
    <style:style style:name="Normale_32_2_32_7_32_86_32_2" style:display-name="Normale 2 7 86 2" style:family="table-cell" style:data-style-name="N0"/>
    <style:style style:name="Normale_32_2_32_7_32_87" style:display-name="Normale 2 7 87" style:family="table-cell" style:data-style-name="N0"/>
    <style:style style:name="Normale_32_2_32_7_32_87_32_2" style:display-name="Normale 2 7 87 2" style:family="table-cell" style:data-style-name="N0"/>
    <style:style style:name="Normale_32_2_32_7_32_88" style:display-name="Normale 2 7 88" style:family="table-cell" style:data-style-name="N0"/>
    <style:style style:name="Normale_32_2_32_7_32_88_32_2" style:display-name="Normale 2 7 88 2" style:family="table-cell" style:data-style-name="N0"/>
    <style:style style:name="Normale_32_2_32_7_32_89" style:display-name="Normale 2 7 89" style:family="table-cell" style:data-style-name="N0"/>
    <style:style style:name="Normale_32_2_32_7_32_89_32_2" style:display-name="Normale 2 7 89 2" style:family="table-cell" style:data-style-name="N0"/>
    <style:style style:name="Normale_32_2_32_7_32_9" style:display-name="Normale 2 7 9" style:family="table-cell" style:data-style-name="N0"/>
    <style:style style:name="Normale_32_2_32_7_32_9_32_2" style:display-name="Normale 2 7 9 2" style:family="table-cell" style:data-style-name="N0"/>
    <style:style style:name="Normale_32_2_32_7_32_90" style:display-name="Normale 2 7 90" style:family="table-cell" style:data-style-name="N0"/>
    <style:style style:name="Normale_32_2_32_7_32_90_32_2" style:display-name="Normale 2 7 90 2" style:family="table-cell" style:data-style-name="N0"/>
    <style:style style:name="Normale_32_2_32_7_32_91" style:display-name="Normale 2 7 91" style:family="table-cell" style:data-style-name="N0"/>
    <style:style style:name="Normale_32_2_32_7_32_91_32_2" style:display-name="Normale 2 7 91 2" style:family="table-cell" style:data-style-name="N0"/>
    <style:style style:name="Normale_32_2_32_7_32_92" style:display-name="Normale 2 7 92" style:family="table-cell" style:data-style-name="N0"/>
    <style:style style:name="Normale_32_2_32_7_32_92_32_2" style:display-name="Normale 2 7 92 2" style:family="table-cell" style:data-style-name="N0"/>
    <style:style style:name="Normale_32_2_32_7_32_93" style:display-name="Normale 2 7 93" style:family="table-cell" style:data-style-name="N0"/>
    <style:style style:name="Normale_32_2_32_7_32_93_32_2" style:display-name="Normale 2 7 93 2" style:family="table-cell" style:data-style-name="N0"/>
    <style:style style:name="Normale_32_2_32_7_32_94" style:display-name="Normale 2 7 94" style:family="table-cell" style:data-style-name="N0"/>
    <style:style style:name="Normale_32_2_32_7_32_94_32_2" style:display-name="Normale 2 7 94 2" style:family="table-cell" style:data-style-name="N0"/>
    <style:style style:name="Normale_32_2_32_7_32_95" style:display-name="Normale 2 7 95" style:family="table-cell" style:data-style-name="N0"/>
    <style:style style:name="Normale_32_2_32_7_32_95_32_2" style:display-name="Normale 2 7 95 2" style:family="table-cell" style:data-style-name="N0"/>
    <style:style style:name="Normale_32_2_32_7_32_96" style:display-name="Normale 2 7 96" style:family="table-cell" style:data-style-name="N0"/>
    <style:style style:name="Normale_32_2_32_7_32_96_32_2" style:display-name="Normale 2 7 96 2" style:family="table-cell" style:data-style-name="N0"/>
    <style:style style:name="Normale_32_2_32_7_32_97" style:display-name="Normale 2 7 97" style:family="table-cell" style:data-style-name="N0"/>
    <style:style style:name="Normale_32_2_32_7_32_97_32_2" style:display-name="Normale 2 7 97 2" style:family="table-cell" style:data-style-name="N0"/>
    <style:style style:name="Normale_32_2_32_7_32_98" style:display-name="Normale 2 7 98" style:family="table-cell" style:data-style-name="N0"/>
    <style:style style:name="Normale_32_2_32_7_32_98_32_2" style:display-name="Normale 2 7 98 2" style:family="table-cell" style:data-style-name="N0"/>
    <style:style style:name="Normale_32_2_32_7_32_99" style:display-name="Normale 2 7 99" style:family="table-cell" style:data-style-name="N0"/>
    <style:style style:name="Normale_32_2_32_7_32_99_32_2" style:display-name="Normale 2 7 99 2" style:family="table-cell" style:data-style-name="N0"/>
    <style:style style:name="Normale_32_2_32_8" style:display-name="Normale 2 8" style:family="table-cell" style:data-style-name="N0"/>
    <style:style style:name="Normale_32_2_32_8_32_10" style:display-name="Normale 2 8 10" style:family="table-cell" style:data-style-name="N0"/>
    <style:style style:name="Normale_32_2_32_8_32_10_32_2" style:display-name="Normale 2 8 10 2" style:family="table-cell" style:data-style-name="N0"/>
    <style:style style:name="Normale_32_2_32_8_32_100" style:display-name="Normale 2 8 100" style:family="table-cell" style:data-style-name="N0"/>
    <style:style style:name="Normale_32_2_32_8_32_100_32_2" style:display-name="Normale 2 8 100 2" style:family="table-cell" style:data-style-name="N0"/>
    <style:style style:name="Normale_32_2_32_8_32_101" style:display-name="Normale 2 8 101" style:family="table-cell" style:data-style-name="N0"/>
    <style:style style:name="Normale_32_2_32_8_32_101_32_2" style:display-name="Normale 2 8 101 2" style:family="table-cell" style:data-style-name="N0"/>
    <style:style style:name="Normale_32_2_32_8_32_102" style:display-name="Normale 2 8 102" style:family="table-cell" style:data-style-name="N0"/>
    <style:style style:name="Normale_32_2_32_8_32_102_32_2" style:display-name="Normale 2 8 102 2" style:family="table-cell" style:data-style-name="N0"/>
    <style:style style:name="Normale_32_2_32_8_32_103" style:display-name="Normale 2 8 103" style:family="table-cell" style:data-style-name="N0"/>
    <style:style style:name="Normale_32_2_32_8_32_103_32_2" style:display-name="Normale 2 8 103 2" style:family="table-cell" style:data-style-name="N0"/>
    <style:style style:name="Normale_32_2_32_8_32_104" style:display-name="Normale 2 8 104" style:family="table-cell" style:data-style-name="N0"/>
    <style:style style:name="Normale_32_2_32_8_32_104_32_2" style:display-name="Normale 2 8 104 2" style:family="table-cell" style:data-style-name="N0"/>
    <style:style style:name="Normale_32_2_32_8_32_105" style:display-name="Normale 2 8 105" style:family="table-cell" style:data-style-name="N0"/>
    <style:style style:name="Normale_32_2_32_8_32_105_32_2" style:display-name="Normale 2 8 105 2" style:family="table-cell" style:data-style-name="N0"/>
    <style:style style:name="Normale_32_2_32_8_32_106" style:display-name="Normale 2 8 106" style:family="table-cell" style:data-style-name="N0"/>
    <style:style style:name="Normale_32_2_32_8_32_106_32_2" style:display-name="Normale 2 8 106 2" style:family="table-cell" style:data-style-name="N0"/>
    <style:style style:name="Normale_32_2_32_8_32_107" style:display-name="Normale 2 8 107" style:family="table-cell" style:data-style-name="N0"/>
    <style:style style:name="Normale_32_2_32_8_32_107_32_2" style:display-name="Normale 2 8 107 2" style:family="table-cell" style:data-style-name="N0"/>
    <style:style style:name="Normale_32_2_32_8_32_108" style:display-name="Normale 2 8 108" style:family="table-cell" style:data-style-name="N0"/>
    <style:style style:name="Normale_32_2_32_8_32_108_32_2" style:display-name="Normale 2 8 108 2" style:family="table-cell" style:data-style-name="N0"/>
    <style:style style:name="Normale_32_2_32_8_32_109" style:display-name="Normale 2 8 109" style:family="table-cell" style:data-style-name="N0"/>
    <style:style style:name="Normale_32_2_32_8_32_109_32_2" style:display-name="Normale 2 8 109 2" style:family="table-cell" style:data-style-name="N0"/>
    <style:style style:name="Normale_32_2_32_8_32_11" style:display-name="Normale 2 8 11" style:family="table-cell" style:data-style-name="N0"/>
    <style:style style:name="Normale_32_2_32_8_32_11_32_2" style:display-name="Normale 2 8 11 2" style:family="table-cell" style:data-style-name="N0"/>
    <style:style style:name="Normale_32_2_32_8_32_110" style:display-name="Normale 2 8 110" style:family="table-cell" style:data-style-name="N0"/>
    <style:style style:name="Normale_32_2_32_8_32_110_32_2" style:display-name="Normale 2 8 110 2" style:family="table-cell" style:data-style-name="N0"/>
    <style:style style:name="Normale_32_2_32_8_32_111" style:display-name="Normale 2 8 111" style:family="table-cell" style:data-style-name="N0"/>
    <style:style style:name="Normale_32_2_32_8_32_111_32_2" style:display-name="Normale 2 8 111 2" style:family="table-cell" style:data-style-name="N0"/>
    <style:style style:name="Normale_32_2_32_8_32_112" style:display-name="Normale 2 8 112" style:family="table-cell" style:data-style-name="N0"/>
    <style:style style:name="Normale_32_2_32_8_32_112_32_2" style:display-name="Normale 2 8 112 2" style:family="table-cell" style:data-style-name="N0"/>
    <style:style style:name="Normale_32_2_32_8_32_113" style:display-name="Normale 2 8 113" style:family="table-cell" style:data-style-name="N0"/>
    <style:style style:name="Normale_32_2_32_8_32_113_32_2" style:display-name="Normale 2 8 113 2" style:family="table-cell" style:data-style-name="N0"/>
    <style:style style:name="Normale_32_2_32_8_32_114" style:display-name="Normale 2 8 114" style:family="table-cell" style:data-style-name="N0"/>
    <style:style style:name="Normale_32_2_32_8_32_114_32_2" style:display-name="Normale 2 8 114 2" style:family="table-cell" style:data-style-name="N0"/>
    <style:style style:name="Normale_32_2_32_8_32_115" style:display-name="Normale 2 8 115" style:family="table-cell" style:data-style-name="N0"/>
    <style:style style:name="Normale_32_2_32_8_32_115_32_2" style:display-name="Normale 2 8 115 2" style:family="table-cell" style:data-style-name="N0"/>
    <style:style style:name="Normale_32_2_32_8_32_116" style:display-name="Normale 2 8 116" style:family="table-cell" style:data-style-name="N0"/>
    <style:style style:name="Normale_32_2_32_8_32_116_32_2" style:display-name="Normale 2 8 116 2" style:family="table-cell" style:data-style-name="N0"/>
    <style:style style:name="Normale_32_2_32_8_32_117" style:display-name="Normale 2 8 117" style:family="table-cell" style:data-style-name="N0"/>
    <style:style style:name="Normale_32_2_32_8_32_117_32_2" style:display-name="Normale 2 8 117 2" style:family="table-cell" style:data-style-name="N0"/>
    <style:style style:name="Normale_32_2_32_8_32_118" style:display-name="Normale 2 8 118" style:family="table-cell" style:data-style-name="N0"/>
    <style:style style:name="Normale_32_2_32_8_32_118_32_2" style:display-name="Normale 2 8 118 2" style:family="table-cell" style:data-style-name="N0"/>
    <style:style style:name="Normale_32_2_32_8_32_119" style:display-name="Normale 2 8 119" style:family="table-cell" style:data-style-name="N0"/>
    <style:style style:name="Normale_32_2_32_8_32_119_32_2" style:display-name="Normale 2 8 119 2" style:family="table-cell" style:data-style-name="N0"/>
    <style:style style:name="Normale_32_2_32_8_32_12" style:display-name="Normale 2 8 12" style:family="table-cell" style:data-style-name="N0"/>
    <style:style style:name="Normale_32_2_32_8_32_12_32_2" style:display-name="Normale 2 8 12 2" style:family="table-cell" style:data-style-name="N0"/>
    <style:style style:name="Normale_32_2_32_8_32_120" style:display-name="Normale 2 8 120" style:family="table-cell" style:data-style-name="N0"/>
    <style:style style:name="Normale_32_2_32_8_32_120_32_2" style:display-name="Normale 2 8 120 2" style:family="table-cell" style:data-style-name="N0"/>
    <style:style style:name="Normale_32_2_32_8_32_121" style:display-name="Normale 2 8 121" style:family="table-cell" style:data-style-name="N0"/>
    <style:style style:name="Normale_32_2_32_8_32_121_32_2" style:display-name="Normale 2 8 121 2" style:family="table-cell" style:data-style-name="N0"/>
    <style:style style:name="Normale_32_2_32_8_32_122" style:display-name="Normale 2 8 122" style:family="table-cell" style:data-style-name="N0"/>
    <style:style style:name="Normale_32_2_32_8_32_122_32_2" style:display-name="Normale 2 8 122 2" style:family="table-cell" style:data-style-name="N0"/>
    <style:style style:name="Normale_32_2_32_8_32_123" style:display-name="Normale 2 8 123" style:family="table-cell" style:data-style-name="N0"/>
    <style:style style:name="Normale_32_2_32_8_32_123_32_2" style:display-name="Normale 2 8 123 2" style:family="table-cell" style:data-style-name="N0"/>
    <style:style style:name="Normale_32_2_32_8_32_124" style:display-name="Normale 2 8 124" style:family="table-cell" style:data-style-name="N0"/>
    <style:style style:name="Normale_32_2_32_8_32_124_32_2" style:display-name="Normale 2 8 124 2" style:family="table-cell" style:data-style-name="N0"/>
    <style:style style:name="Normale_32_2_32_8_32_125" style:display-name="Normale 2 8 125" style:family="table-cell" style:data-style-name="N0"/>
    <style:style style:name="Normale_32_2_32_8_32_125_32_2" style:display-name="Normale 2 8 125 2" style:family="table-cell" style:data-style-name="N0"/>
    <style:style style:name="Normale_32_2_32_8_32_126" style:display-name="Normale 2 8 126" style:family="table-cell" style:data-style-name="N0"/>
    <style:style style:name="Normale_32_2_32_8_32_126_32_2" style:display-name="Normale 2 8 126 2" style:family="table-cell" style:data-style-name="N0"/>
    <style:style style:name="Normale_32_2_32_8_32_127" style:display-name="Normale 2 8 127" style:family="table-cell" style:data-style-name="N0"/>
    <style:style style:name="Normale_32_2_32_8_32_127_32_2" style:display-name="Normale 2 8 127 2" style:family="table-cell" style:data-style-name="N0"/>
    <style:style style:name="Normale_32_2_32_8_32_128" style:display-name="Normale 2 8 128" style:family="table-cell" style:data-style-name="N0"/>
    <style:style style:name="Normale_32_2_32_8_32_128_32_2" style:display-name="Normale 2 8 128 2" style:family="table-cell" style:data-style-name="N0"/>
    <style:style style:name="Normale_32_2_32_8_32_129" style:display-name="Normale 2 8 129" style:family="table-cell" style:data-style-name="N0"/>
    <style:style style:name="Normale_32_2_32_8_32_129_32_2" style:display-name="Normale 2 8 129 2" style:family="table-cell" style:data-style-name="N0"/>
    <style:style style:name="Normale_32_2_32_8_32_13" style:display-name="Normale 2 8 13" style:family="table-cell" style:data-style-name="N0"/>
    <style:style style:name="Normale_32_2_32_8_32_13_32_2" style:display-name="Normale 2 8 13 2" style:family="table-cell" style:data-style-name="N0"/>
    <style:style style:name="Normale_32_2_32_8_32_130" style:display-name="Normale 2 8 130" style:family="table-cell" style:data-style-name="N0"/>
    <style:style style:name="Normale_32_2_32_8_32_130_32_2" style:display-name="Normale 2 8 130 2" style:family="table-cell" style:data-style-name="N0"/>
    <style:style style:name="Normale_32_2_32_8_32_131" style:display-name="Normale 2 8 131" style:family="table-cell" style:data-style-name="N0"/>
    <style:style style:name="Normale_32_2_32_8_32_131_32_2" style:display-name="Normale 2 8 131 2" style:family="table-cell" style:data-style-name="N0"/>
    <style:style style:name="Normale_32_2_32_8_32_132" style:display-name="Normale 2 8 132" style:family="table-cell" style:data-style-name="N0"/>
    <style:style style:name="Normale_32_2_32_8_32_132_32_2" style:display-name="Normale 2 8 132 2" style:family="table-cell" style:data-style-name="N0"/>
    <style:style style:name="Normale_32_2_32_8_32_133" style:display-name="Normale 2 8 133" style:family="table-cell" style:data-style-name="N0"/>
    <style:style style:name="Normale_32_2_32_8_32_133_32_2" style:display-name="Normale 2 8 133 2" style:family="table-cell" style:data-style-name="N0"/>
    <style:style style:name="Normale_32_2_32_8_32_134" style:display-name="Normale 2 8 134" style:family="table-cell" style:data-style-name="N0"/>
    <style:style style:name="Normale_32_2_32_8_32_134_32_2" style:display-name="Normale 2 8 134 2" style:family="table-cell" style:data-style-name="N0"/>
    <style:style style:name="Normale_32_2_32_8_32_135" style:display-name="Normale 2 8 135" style:family="table-cell" style:data-style-name="N0"/>
    <style:style style:name="Normale_32_2_32_8_32_135_32_2" style:display-name="Normale 2 8 135 2" style:family="table-cell" style:data-style-name="N0"/>
    <style:style style:name="Normale_32_2_32_8_32_136" style:display-name="Normale 2 8 136" style:family="table-cell" style:data-style-name="N0"/>
    <style:style style:name="Normale_32_2_32_8_32_136_32_2" style:display-name="Normale 2 8 136 2" style:family="table-cell" style:data-style-name="N0"/>
    <style:style style:name="Normale_32_2_32_8_32_137" style:display-name="Normale 2 8 137" style:family="table-cell" style:data-style-name="N0"/>
    <style:style style:name="Normale_32_2_32_8_32_137_32_2" style:display-name="Normale 2 8 137 2" style:family="table-cell" style:data-style-name="N0"/>
    <style:style style:name="Normale_32_2_32_8_32_138" style:display-name="Normale 2 8 138" style:family="table-cell" style:data-style-name="N0"/>
    <style:style style:name="Normale_32_2_32_8_32_138_32_2" style:display-name="Normale 2 8 138 2" style:family="table-cell" style:data-style-name="N0"/>
    <style:style style:name="Normale_32_2_32_8_32_139" style:display-name="Normale 2 8 139" style:family="table-cell" style:data-style-name="N0"/>
    <style:style style:name="Normale_32_2_32_8_32_139_32_2" style:display-name="Normale 2 8 139 2" style:family="table-cell" style:data-style-name="N0"/>
    <style:style style:name="Normale_32_2_32_8_32_14" style:display-name="Normale 2 8 14" style:family="table-cell" style:data-style-name="N0"/>
    <style:style style:name="Normale_32_2_32_8_32_14_32_2" style:display-name="Normale 2 8 14 2" style:family="table-cell" style:data-style-name="N0"/>
    <style:style style:name="Normale_32_2_32_8_32_140" style:display-name="Normale 2 8 140" style:family="table-cell" style:data-style-name="N0"/>
    <style:style style:name="Normale_32_2_32_8_32_140_32_2" style:display-name="Normale 2 8 140 2" style:family="table-cell" style:data-style-name="N0"/>
    <style:style style:name="Normale_32_2_32_8_32_141" style:display-name="Normale 2 8 141" style:family="table-cell" style:data-style-name="N0"/>
    <style:style style:name="Normale_32_2_32_8_32_141_32_2" style:display-name="Normale 2 8 141 2" style:family="table-cell" style:data-style-name="N0"/>
    <style:style style:name="Normale_32_2_32_8_32_142" style:display-name="Normale 2 8 142" style:family="table-cell" style:data-style-name="N0"/>
    <style:style style:name="Normale_32_2_32_8_32_142_32_2" style:display-name="Normale 2 8 142 2" style:family="table-cell" style:data-style-name="N0"/>
    <style:style style:name="Normale_32_2_32_8_32_143" style:display-name="Normale 2 8 143" style:family="table-cell" style:data-style-name="N0"/>
    <style:style style:name="Normale_32_2_32_8_32_15" style:display-name="Normale 2 8 15" style:family="table-cell" style:data-style-name="N0"/>
    <style:style style:name="Normale_32_2_32_8_32_15_32_2" style:display-name="Normale 2 8 15 2" style:family="table-cell" style:data-style-name="N0"/>
    <style:style style:name="Normale_32_2_32_8_32_16" style:display-name="Normale 2 8 16" style:family="table-cell" style:data-style-name="N0"/>
    <style:style style:name="Normale_32_2_32_8_32_16_32_2" style:display-name="Normale 2 8 16 2" style:family="table-cell" style:data-style-name="N0"/>
    <style:style style:name="Normale_32_2_32_8_32_17" style:display-name="Normale 2 8 17" style:family="table-cell" style:data-style-name="N0"/>
    <style:style style:name="Normale_32_2_32_8_32_17_32_2" style:display-name="Normale 2 8 17 2" style:family="table-cell" style:data-style-name="N0"/>
    <style:style style:name="Normale_32_2_32_8_32_18" style:display-name="Normale 2 8 18" style:family="table-cell" style:data-style-name="N0"/>
    <style:style style:name="Normale_32_2_32_8_32_18_32_2" style:display-name="Normale 2 8 18 2" style:family="table-cell" style:data-style-name="N0"/>
    <style:style style:name="Normale_32_2_32_8_32_19" style:display-name="Normale 2 8 19" style:family="table-cell" style:data-style-name="N0"/>
    <style:style style:name="Normale_32_2_32_8_32_19_32_2" style:display-name="Normale 2 8 19 2" style:family="table-cell" style:data-style-name="N0"/>
    <style:style style:name="Normale_32_2_32_8_32_2" style:display-name="Normale 2 8 2" style:family="table-cell" style:data-style-name="N0"/>
    <style:style style:name="Normale_32_2_32_8_32_2_32_2" style:display-name="Normale 2 8 2 2" style:family="table-cell" style:data-style-name="N0"/>
    <style:style style:name="Normale_32_2_32_8_32_20" style:display-name="Normale 2 8 20" style:family="table-cell" style:data-style-name="N0"/>
    <style:style style:name="Normale_32_2_32_8_32_20_32_2" style:display-name="Normale 2 8 20 2" style:family="table-cell" style:data-style-name="N0"/>
    <style:style style:name="Normale_32_2_32_8_32_21" style:display-name="Normale 2 8 21" style:family="table-cell" style:data-style-name="N0"/>
    <style:style style:name="Normale_32_2_32_8_32_21_32_2" style:display-name="Normale 2 8 21 2" style:family="table-cell" style:data-style-name="N0"/>
    <style:style style:name="Normale_32_2_32_8_32_22" style:display-name="Normale 2 8 22" style:family="table-cell" style:data-style-name="N0"/>
    <style:style style:name="Normale_32_2_32_8_32_22_32_2" style:display-name="Normale 2 8 22 2" style:family="table-cell" style:data-style-name="N0"/>
    <style:style style:name="Normale_32_2_32_8_32_23" style:display-name="Normale 2 8 23" style:family="table-cell" style:data-style-name="N0"/>
    <style:style style:name="Normale_32_2_32_8_32_23_32_2" style:display-name="Normale 2 8 23 2" style:family="table-cell" style:data-style-name="N0"/>
    <style:style style:name="Normale_32_2_32_8_32_24" style:display-name="Normale 2 8 24" style:family="table-cell" style:data-style-name="N0"/>
    <style:style style:name="Normale_32_2_32_8_32_24_32_2" style:display-name="Normale 2 8 24 2" style:family="table-cell" style:data-style-name="N0"/>
    <style:style style:name="Normale_32_2_32_8_32_25" style:display-name="Normale 2 8 25" style:family="table-cell" style:data-style-name="N0"/>
    <style:style style:name="Normale_32_2_32_8_32_25_32_2" style:display-name="Normale 2 8 25 2" style:family="table-cell" style:data-style-name="N0"/>
    <style:style style:name="Normale_32_2_32_8_32_26" style:display-name="Normale 2 8 26" style:family="table-cell" style:data-style-name="N0"/>
    <style:style style:name="Normale_32_2_32_8_32_26_32_2" style:display-name="Normale 2 8 26 2" style:family="table-cell" style:data-style-name="N0"/>
    <style:style style:name="Normale_32_2_32_8_32_27" style:display-name="Normale 2 8 27" style:family="table-cell" style:data-style-name="N0"/>
    <style:style style:name="Normale_32_2_32_8_32_27_32_2" style:display-name="Normale 2 8 27 2" style:family="table-cell" style:data-style-name="N0"/>
    <style:style style:name="Normale_32_2_32_8_32_28" style:display-name="Normale 2 8 28" style:family="table-cell" style:data-style-name="N0"/>
    <style:style style:name="Normale_32_2_32_8_32_28_32_2" style:display-name="Normale 2 8 28 2" style:family="table-cell" style:data-style-name="N0"/>
    <style:style style:name="Normale_32_2_32_8_32_29" style:display-name="Normale 2 8 29" style:family="table-cell" style:data-style-name="N0"/>
    <style:style style:name="Normale_32_2_32_8_32_29_32_2" style:display-name="Normale 2 8 29 2" style:family="table-cell" style:data-style-name="N0"/>
    <style:style style:name="Normale_32_2_32_8_32_3" style:display-name="Normale 2 8 3" style:family="table-cell" style:data-style-name="N0"/>
    <style:style style:name="Normale_32_2_32_8_32_3_32_2" style:display-name="Normale 2 8 3 2" style:family="table-cell" style:data-style-name="N0"/>
    <style:style style:name="Normale_32_2_32_8_32_30" style:display-name="Normale 2 8 30" style:family="table-cell" style:data-style-name="N0"/>
    <style:style style:name="Normale_32_2_32_8_32_30_32_2" style:display-name="Normale 2 8 30 2" style:family="table-cell" style:data-style-name="N0"/>
    <style:style style:name="Normale_32_2_32_8_32_31" style:display-name="Normale 2 8 31" style:family="table-cell" style:data-style-name="N0"/>
    <style:style style:name="Normale_32_2_32_8_32_31_32_2" style:display-name="Normale 2 8 31 2" style:family="table-cell" style:data-style-name="N0"/>
    <style:style style:name="Normale_32_2_32_8_32_32" style:display-name="Normale 2 8 32" style:family="table-cell" style:data-style-name="N0"/>
    <style:style style:name="Normale_32_2_32_8_32_32_32_2" style:display-name="Normale 2 8 32 2" style:family="table-cell" style:data-style-name="N0"/>
    <style:style style:name="Normale_32_2_32_8_32_33" style:display-name="Normale 2 8 33" style:family="table-cell" style:data-style-name="N0"/>
    <style:style style:name="Normale_32_2_32_8_32_33_32_2" style:display-name="Normale 2 8 33 2" style:family="table-cell" style:data-style-name="N0"/>
    <style:style style:name="Normale_32_2_32_8_32_34" style:display-name="Normale 2 8 34" style:family="table-cell" style:data-style-name="N0"/>
    <style:style style:name="Normale_32_2_32_8_32_34_32_2" style:display-name="Normale 2 8 34 2" style:family="table-cell" style:data-style-name="N0"/>
    <style:style style:name="Normale_32_2_32_8_32_35" style:display-name="Normale 2 8 35" style:family="table-cell" style:data-style-name="N0"/>
    <style:style style:name="Normale_32_2_32_8_32_35_32_2" style:display-name="Normale 2 8 35 2" style:family="table-cell" style:data-style-name="N0"/>
    <style:style style:name="Normale_32_2_32_8_32_36" style:display-name="Normale 2 8 36" style:family="table-cell" style:data-style-name="N0"/>
    <style:style style:name="Normale_32_2_32_8_32_36_32_2" style:display-name="Normale 2 8 36 2" style:family="table-cell" style:data-style-name="N0"/>
    <style:style style:name="Normale_32_2_32_8_32_37" style:display-name="Normale 2 8 37" style:family="table-cell" style:data-style-name="N0"/>
    <style:style style:name="Normale_32_2_32_8_32_37_32_2" style:display-name="Normale 2 8 37 2" style:family="table-cell" style:data-style-name="N0"/>
    <style:style style:name="Normale_32_2_32_8_32_38" style:display-name="Normale 2 8 38" style:family="table-cell" style:data-style-name="N0"/>
    <style:style style:name="Normale_32_2_32_8_32_38_32_2" style:display-name="Normale 2 8 38 2" style:family="table-cell" style:data-style-name="N0"/>
    <style:style style:name="Normale_32_2_32_8_32_39" style:display-name="Normale 2 8 39" style:family="table-cell" style:data-style-name="N0"/>
    <style:style style:name="Normale_32_2_32_8_32_39_32_2" style:display-name="Normale 2 8 39 2" style:family="table-cell" style:data-style-name="N0"/>
    <style:style style:name="Normale_32_2_32_8_32_4" style:display-name="Normale 2 8 4" style:family="table-cell" style:data-style-name="N0"/>
    <style:style style:name="Normale_32_2_32_8_32_4_32_2" style:display-name="Normale 2 8 4 2" style:family="table-cell" style:data-style-name="N0"/>
    <style:style style:name="Normale_32_2_32_8_32_40" style:display-name="Normale 2 8 40" style:family="table-cell" style:data-style-name="N0"/>
    <style:style style:name="Normale_32_2_32_8_32_40_32_2" style:display-name="Normale 2 8 40 2" style:family="table-cell" style:data-style-name="N0"/>
    <style:style style:name="Normale_32_2_32_8_32_41" style:display-name="Normale 2 8 41" style:family="table-cell" style:data-style-name="N0"/>
    <style:style style:name="Normale_32_2_32_8_32_41_32_2" style:display-name="Normale 2 8 41 2" style:family="table-cell" style:data-style-name="N0"/>
    <style:style style:name="Normale_32_2_32_8_32_42" style:display-name="Normale 2 8 42" style:family="table-cell" style:data-style-name="N0"/>
    <style:style style:name="Normale_32_2_32_8_32_42_32_2" style:display-name="Normale 2 8 42 2" style:family="table-cell" style:data-style-name="N0"/>
    <style:style style:name="Normale_32_2_32_8_32_43" style:display-name="Normale 2 8 43" style:family="table-cell" style:data-style-name="N0"/>
    <style:style style:name="Normale_32_2_32_8_32_43_32_2" style:display-name="Normale 2 8 43 2" style:family="table-cell" style:data-style-name="N0"/>
    <style:style style:name="Normale_32_2_32_8_32_44" style:display-name="Normale 2 8 44" style:family="table-cell" style:data-style-name="N0"/>
    <style:style style:name="Normale_32_2_32_8_32_44_32_2" style:display-name="Normale 2 8 44 2" style:family="table-cell" style:data-style-name="N0"/>
    <style:style style:name="Normale_32_2_32_8_32_45" style:display-name="Normale 2 8 45" style:family="table-cell" style:data-style-name="N0"/>
    <style:style style:name="Normale_32_2_32_8_32_45_32_2" style:display-name="Normale 2 8 45 2" style:family="table-cell" style:data-style-name="N0"/>
    <style:style style:name="Normale_32_2_32_8_32_46" style:display-name="Normale 2 8 46" style:family="table-cell" style:data-style-name="N0"/>
    <style:style style:name="Normale_32_2_32_8_32_46_32_2" style:display-name="Normale 2 8 46 2" style:family="table-cell" style:data-style-name="N0"/>
    <style:style style:name="Normale_32_2_32_8_32_47" style:display-name="Normale 2 8 47" style:family="table-cell" style:data-style-name="N0"/>
    <style:style style:name="Normale_32_2_32_8_32_47_32_2" style:display-name="Normale 2 8 47 2" style:family="table-cell" style:data-style-name="N0"/>
    <style:style style:name="Normale_32_2_32_8_32_48" style:display-name="Normale 2 8 48" style:family="table-cell" style:data-style-name="N0"/>
    <style:style style:name="Normale_32_2_32_8_32_48_32_2" style:display-name="Normale 2 8 48 2" style:family="table-cell" style:data-style-name="N0"/>
    <style:style style:name="Normale_32_2_32_8_32_49" style:display-name="Normale 2 8 49" style:family="table-cell" style:data-style-name="N0"/>
    <style:style style:name="Normale_32_2_32_8_32_49_32_2" style:display-name="Normale 2 8 49 2" style:family="table-cell" style:data-style-name="N0"/>
    <style:style style:name="Normale_32_2_32_8_32_5" style:display-name="Normale 2 8 5" style:family="table-cell" style:data-style-name="N0"/>
    <style:style style:name="Normale_32_2_32_8_32_5_32_2" style:display-name="Normale 2 8 5 2" style:family="table-cell" style:data-style-name="N0"/>
    <style:style style:name="Normale_32_2_32_8_32_50" style:display-name="Normale 2 8 50" style:family="table-cell" style:data-style-name="N0"/>
    <style:style style:name="Normale_32_2_32_8_32_50_32_2" style:display-name="Normale 2 8 50 2" style:family="table-cell" style:data-style-name="N0"/>
    <style:style style:name="Normale_32_2_32_8_32_51" style:display-name="Normale 2 8 51" style:family="table-cell" style:data-style-name="N0"/>
    <style:style style:name="Normale_32_2_32_8_32_51_32_2" style:display-name="Normale 2 8 51 2" style:family="table-cell" style:data-style-name="N0"/>
    <style:style style:name="Normale_32_2_32_8_32_52" style:display-name="Normale 2 8 52" style:family="table-cell" style:data-style-name="N0"/>
    <style:style style:name="Normale_32_2_32_8_32_52_32_2" style:display-name="Normale 2 8 52 2" style:family="table-cell" style:data-style-name="N0"/>
    <style:style style:name="Normale_32_2_32_8_32_53" style:display-name="Normale 2 8 53" style:family="table-cell" style:data-style-name="N0"/>
    <style:style style:name="Normale_32_2_32_8_32_53_32_2" style:display-name="Normale 2 8 53 2" style:family="table-cell" style:data-style-name="N0"/>
    <style:style style:name="Normale_32_2_32_8_32_54" style:display-name="Normale 2 8 54" style:family="table-cell" style:data-style-name="N0"/>
    <style:style style:name="Normale_32_2_32_8_32_54_32_2" style:display-name="Normale 2 8 54 2" style:family="table-cell" style:data-style-name="N0"/>
    <style:style style:name="Normale_32_2_32_8_32_55" style:display-name="Normale 2 8 55" style:family="table-cell" style:data-style-name="N0"/>
    <style:style style:name="Normale_32_2_32_8_32_55_32_2" style:display-name="Normale 2 8 55 2" style:family="table-cell" style:data-style-name="N0"/>
    <style:style style:name="Normale_32_2_32_8_32_56" style:display-name="Normale 2 8 56" style:family="table-cell" style:data-style-name="N0"/>
    <style:style style:name="Normale_32_2_32_8_32_56_32_2" style:display-name="Normale 2 8 56 2" style:family="table-cell" style:data-style-name="N0"/>
    <style:style style:name="Normale_32_2_32_8_32_57" style:display-name="Normale 2 8 57" style:family="table-cell" style:data-style-name="N0"/>
    <style:style style:name="Normale_32_2_32_8_32_57_32_2" style:display-name="Normale 2 8 57 2" style:family="table-cell" style:data-style-name="N0"/>
    <style:style style:name="Normale_32_2_32_8_32_58" style:display-name="Normale 2 8 58" style:family="table-cell" style:data-style-name="N0"/>
    <style:style style:name="Normale_32_2_32_8_32_58_32_2" style:display-name="Normale 2 8 58 2" style:family="table-cell" style:data-style-name="N0"/>
    <style:style style:name="Normale_32_2_32_8_32_59" style:display-name="Normale 2 8 59" style:family="table-cell" style:data-style-name="N0"/>
    <style:style style:name="Normale_32_2_32_8_32_59_32_2" style:display-name="Normale 2 8 59 2" style:family="table-cell" style:data-style-name="N0"/>
    <style:style style:name="Normale_32_2_32_8_32_6" style:display-name="Normale 2 8 6" style:family="table-cell" style:data-style-name="N0"/>
    <style:style style:name="Normale_32_2_32_8_32_6_32_2" style:display-name="Normale 2 8 6 2" style:family="table-cell" style:data-style-name="N0"/>
    <style:style style:name="Normale_32_2_32_8_32_60" style:display-name="Normale 2 8 60" style:family="table-cell" style:data-style-name="N0"/>
    <style:style style:name="Normale_32_2_32_8_32_60_32_2" style:display-name="Normale 2 8 60 2" style:family="table-cell" style:data-style-name="N0"/>
    <style:style style:name="Normale_32_2_32_8_32_61" style:display-name="Normale 2 8 61" style:family="table-cell" style:data-style-name="N0"/>
    <style:style style:name="Normale_32_2_32_8_32_61_32_2" style:display-name="Normale 2 8 61 2" style:family="table-cell" style:data-style-name="N0"/>
    <style:style style:name="Normale_32_2_32_8_32_62" style:display-name="Normale 2 8 62" style:family="table-cell" style:data-style-name="N0"/>
    <style:style style:name="Normale_32_2_32_8_32_62_32_2" style:display-name="Normale 2 8 62 2" style:family="table-cell" style:data-style-name="N0"/>
    <style:style style:name="Normale_32_2_32_8_32_63" style:display-name="Normale 2 8 63" style:family="table-cell" style:data-style-name="N0"/>
    <style:style style:name="Normale_32_2_32_8_32_63_32_2" style:display-name="Normale 2 8 63 2" style:family="table-cell" style:data-style-name="N0"/>
    <style:style style:name="Normale_32_2_32_8_32_64" style:display-name="Normale 2 8 64" style:family="table-cell" style:data-style-name="N0"/>
    <style:style style:name="Normale_32_2_32_8_32_64_32_2" style:display-name="Normale 2 8 64 2" style:family="table-cell" style:data-style-name="N0"/>
    <style:style style:name="Normale_32_2_32_8_32_65" style:display-name="Normale 2 8 65" style:family="table-cell" style:data-style-name="N0"/>
    <style:style style:name="Normale_32_2_32_8_32_65_32_2" style:display-name="Normale 2 8 65 2" style:family="table-cell" style:data-style-name="N0"/>
    <style:style style:name="Normale_32_2_32_8_32_66" style:display-name="Normale 2 8 66" style:family="table-cell" style:data-style-name="N0"/>
    <style:style style:name="Normale_32_2_32_8_32_66_32_2" style:display-name="Normale 2 8 66 2" style:family="table-cell" style:data-style-name="N0"/>
    <style:style style:name="Normale_32_2_32_8_32_67" style:display-name="Normale 2 8 67" style:family="table-cell" style:data-style-name="N0"/>
    <style:style style:name="Normale_32_2_32_8_32_67_32_2" style:display-name="Normale 2 8 67 2" style:family="table-cell" style:data-style-name="N0"/>
    <style:style style:name="Normale_32_2_32_8_32_68" style:display-name="Normale 2 8 68" style:family="table-cell" style:data-style-name="N0"/>
    <style:style style:name="Normale_32_2_32_8_32_68_32_2" style:display-name="Normale 2 8 68 2" style:family="table-cell" style:data-style-name="N0"/>
    <style:style style:name="Normale_32_2_32_8_32_69" style:display-name="Normale 2 8 69" style:family="table-cell" style:data-style-name="N0"/>
    <style:style style:name="Normale_32_2_32_8_32_69_32_2" style:display-name="Normale 2 8 69 2" style:family="table-cell" style:data-style-name="N0"/>
    <style:style style:name="Normale_32_2_32_8_32_7" style:display-name="Normale 2 8 7" style:family="table-cell" style:data-style-name="N0"/>
    <style:style style:name="Normale_32_2_32_8_32_7_32_2" style:display-name="Normale 2 8 7 2" style:family="table-cell" style:data-style-name="N0"/>
    <style:style style:name="Normale_32_2_32_8_32_70" style:display-name="Normale 2 8 70" style:family="table-cell" style:data-style-name="N0"/>
    <style:style style:name="Normale_32_2_32_8_32_70_32_2" style:display-name="Normale 2 8 70 2" style:family="table-cell" style:data-style-name="N0"/>
    <style:style style:name="Normale_32_2_32_8_32_71" style:display-name="Normale 2 8 71" style:family="table-cell" style:data-style-name="N0"/>
    <style:style style:name="Normale_32_2_32_8_32_71_32_2" style:display-name="Normale 2 8 71 2" style:family="table-cell" style:data-style-name="N0"/>
    <style:style style:name="Normale_32_2_32_8_32_72" style:display-name="Normale 2 8 72" style:family="table-cell" style:data-style-name="N0"/>
    <style:style style:name="Normale_32_2_32_8_32_72_32_2" style:display-name="Normale 2 8 72 2" style:family="table-cell" style:data-style-name="N0"/>
    <style:style style:name="Normale_32_2_32_8_32_73" style:display-name="Normale 2 8 73" style:family="table-cell" style:data-style-name="N0"/>
    <style:style style:name="Normale_32_2_32_8_32_73_32_2" style:display-name="Normale 2 8 73 2" style:family="table-cell" style:data-style-name="N0"/>
    <style:style style:name="Normale_32_2_32_8_32_74" style:display-name="Normale 2 8 74" style:family="table-cell" style:data-style-name="N0"/>
    <style:style style:name="Normale_32_2_32_8_32_74_32_2" style:display-name="Normale 2 8 74 2" style:family="table-cell" style:data-style-name="N0"/>
    <style:style style:name="Normale_32_2_32_8_32_75" style:display-name="Normale 2 8 75" style:family="table-cell" style:data-style-name="N0"/>
    <style:style style:name="Normale_32_2_32_8_32_75_32_2" style:display-name="Normale 2 8 75 2" style:family="table-cell" style:data-style-name="N0"/>
    <style:style style:name="Normale_32_2_32_8_32_76" style:display-name="Normale 2 8 76" style:family="table-cell" style:data-style-name="N0"/>
    <style:style style:name="Normale_32_2_32_8_32_76_32_2" style:display-name="Normale 2 8 76 2" style:family="table-cell" style:data-style-name="N0"/>
    <style:style style:name="Normale_32_2_32_8_32_77" style:display-name="Normale 2 8 77" style:family="table-cell" style:data-style-name="N0"/>
    <style:style style:name="Normale_32_2_32_8_32_77_32_2" style:display-name="Normale 2 8 77 2" style:family="table-cell" style:data-style-name="N0"/>
    <style:style style:name="Normale_32_2_32_8_32_78" style:display-name="Normale 2 8 78" style:family="table-cell" style:data-style-name="N0"/>
    <style:style style:name="Normale_32_2_32_8_32_78_32_2" style:display-name="Normale 2 8 78 2" style:family="table-cell" style:data-style-name="N0"/>
    <style:style style:name="Normale_32_2_32_8_32_79" style:display-name="Normale 2 8 79" style:family="table-cell" style:data-style-name="N0"/>
    <style:style style:name="Normale_32_2_32_8_32_79_32_2" style:display-name="Normale 2 8 79 2" style:family="table-cell" style:data-style-name="N0"/>
    <style:style style:name="Normale_32_2_32_8_32_8" style:display-name="Normale 2 8 8" style:family="table-cell" style:data-style-name="N0"/>
    <style:style style:name="Normale_32_2_32_8_32_8_32_2" style:display-name="Normale 2 8 8 2" style:family="table-cell" style:data-style-name="N0"/>
    <style:style style:name="Normale_32_2_32_8_32_80" style:display-name="Normale 2 8 80" style:family="table-cell" style:data-style-name="N0"/>
    <style:style style:name="Normale_32_2_32_8_32_80_32_2" style:display-name="Normale 2 8 80 2" style:family="table-cell" style:data-style-name="N0"/>
    <style:style style:name="Normale_32_2_32_8_32_81" style:display-name="Normale 2 8 81" style:family="table-cell" style:data-style-name="N0"/>
    <style:style style:name="Normale_32_2_32_8_32_81_32_2" style:display-name="Normale 2 8 81 2" style:family="table-cell" style:data-style-name="N0"/>
    <style:style style:name="Normale_32_2_32_8_32_82" style:display-name="Normale 2 8 82" style:family="table-cell" style:data-style-name="N0"/>
    <style:style style:name="Normale_32_2_32_8_32_82_32_2" style:display-name="Normale 2 8 82 2" style:family="table-cell" style:data-style-name="N0"/>
    <style:style style:name="Normale_32_2_32_8_32_83" style:display-name="Normale 2 8 83" style:family="table-cell" style:data-style-name="N0"/>
    <style:style style:name="Normale_32_2_32_8_32_83_32_2" style:display-name="Normale 2 8 83 2" style:family="table-cell" style:data-style-name="N0"/>
    <style:style style:name="Normale_32_2_32_8_32_84" style:display-name="Normale 2 8 84" style:family="table-cell" style:data-style-name="N0"/>
    <style:style style:name="Normale_32_2_32_8_32_84_32_2" style:display-name="Normale 2 8 84 2" style:family="table-cell" style:data-style-name="N0"/>
    <style:style style:name="Normale_32_2_32_8_32_85" style:display-name="Normale 2 8 85" style:family="table-cell" style:data-style-name="N0"/>
    <style:style style:name="Normale_32_2_32_8_32_85_32_2" style:display-name="Normale 2 8 85 2" style:family="table-cell" style:data-style-name="N0"/>
    <style:style style:name="Normale_32_2_32_8_32_86" style:display-name="Normale 2 8 86" style:family="table-cell" style:data-style-name="N0"/>
    <style:style style:name="Normale_32_2_32_8_32_86_32_2" style:display-name="Normale 2 8 86 2" style:family="table-cell" style:data-style-name="N0"/>
    <style:style style:name="Normale_32_2_32_8_32_87" style:display-name="Normale 2 8 87" style:family="table-cell" style:data-style-name="N0"/>
    <style:style style:name="Normale_32_2_32_8_32_87_32_2" style:display-name="Normale 2 8 87 2" style:family="table-cell" style:data-style-name="N0"/>
    <style:style style:name="Normale_32_2_32_8_32_88" style:display-name="Normale 2 8 88" style:family="table-cell" style:data-style-name="N0"/>
    <style:style style:name="Normale_32_2_32_8_32_88_32_2" style:display-name="Normale 2 8 88 2" style:family="table-cell" style:data-style-name="N0"/>
    <style:style style:name="Normale_32_2_32_8_32_89" style:display-name="Normale 2 8 89" style:family="table-cell" style:data-style-name="N0"/>
    <style:style style:name="Normale_32_2_32_8_32_89_32_2" style:display-name="Normale 2 8 89 2" style:family="table-cell" style:data-style-name="N0"/>
    <style:style style:name="Normale_32_2_32_8_32_9" style:display-name="Normale 2 8 9" style:family="table-cell" style:data-style-name="N0"/>
    <style:style style:name="Normale_32_2_32_8_32_9_32_2" style:display-name="Normale 2 8 9 2" style:family="table-cell" style:data-style-name="N0"/>
    <style:style style:name="Normale_32_2_32_8_32_90" style:display-name="Normale 2 8 90" style:family="table-cell" style:data-style-name="N0"/>
    <style:style style:name="Normale_32_2_32_8_32_90_32_2" style:display-name="Normale 2 8 90 2" style:family="table-cell" style:data-style-name="N0"/>
    <style:style style:name="Normale_32_2_32_8_32_91" style:display-name="Normale 2 8 91" style:family="table-cell" style:data-style-name="N0"/>
    <style:style style:name="Normale_32_2_32_8_32_91_32_2" style:display-name="Normale 2 8 91 2" style:family="table-cell" style:data-style-name="N0"/>
    <style:style style:name="Normale_32_2_32_8_32_92" style:display-name="Normale 2 8 92" style:family="table-cell" style:data-style-name="N0"/>
    <style:style style:name="Normale_32_2_32_8_32_92_32_2" style:display-name="Normale 2 8 92 2" style:family="table-cell" style:data-style-name="N0"/>
    <style:style style:name="Normale_32_2_32_8_32_93" style:display-name="Normale 2 8 93" style:family="table-cell" style:data-style-name="N0"/>
    <style:style style:name="Normale_32_2_32_8_32_93_32_2" style:display-name="Normale 2 8 93 2" style:family="table-cell" style:data-style-name="N0"/>
    <style:style style:name="Normale_32_2_32_8_32_94" style:display-name="Normale 2 8 94" style:family="table-cell" style:data-style-name="N0"/>
    <style:style style:name="Normale_32_2_32_8_32_94_32_2" style:display-name="Normale 2 8 94 2" style:family="table-cell" style:data-style-name="N0"/>
    <style:style style:name="Normale_32_2_32_8_32_95" style:display-name="Normale 2 8 95" style:family="table-cell" style:data-style-name="N0"/>
    <style:style style:name="Normale_32_2_32_8_32_95_32_2" style:display-name="Normale 2 8 95 2" style:family="table-cell" style:data-style-name="N0"/>
    <style:style style:name="Normale_32_2_32_8_32_96" style:display-name="Normale 2 8 96" style:family="table-cell" style:data-style-name="N0"/>
    <style:style style:name="Normale_32_2_32_8_32_96_32_2" style:display-name="Normale 2 8 96 2" style:family="table-cell" style:data-style-name="N0"/>
    <style:style style:name="Normale_32_2_32_8_32_97" style:display-name="Normale 2 8 97" style:family="table-cell" style:data-style-name="N0"/>
    <style:style style:name="Normale_32_2_32_8_32_97_32_2" style:display-name="Normale 2 8 97 2" style:family="table-cell" style:data-style-name="N0"/>
    <style:style style:name="Normale_32_2_32_8_32_98" style:display-name="Normale 2 8 98" style:family="table-cell" style:data-style-name="N0"/>
    <style:style style:name="Normale_32_2_32_8_32_98_32_2" style:display-name="Normale 2 8 98 2" style:family="table-cell" style:data-style-name="N0"/>
    <style:style style:name="Normale_32_2_32_8_32_99" style:display-name="Normale 2 8 99" style:family="table-cell" style:data-style-name="N0"/>
    <style:style style:name="Normale_32_2_32_8_32_99_32_2" style:display-name="Normale 2 8 99 2" style:family="table-cell" style:data-style-name="N0"/>
    <style:style style:name="Normale_32_2_32_9" style:display-name="Normale 2 9" style:family="table-cell" style:data-style-name="N0"/>
    <style:style style:name="Normale_32_2_32_9_32_10" style:display-name="Normale 2 9 10" style:family="table-cell" style:data-style-name="N0"/>
    <style:style style:name="Normale_32_2_32_9_32_10_32_2" style:display-name="Normale 2 9 10 2" style:family="table-cell" style:data-style-name="N0"/>
    <style:style style:name="Normale_32_2_32_9_32_100" style:display-name="Normale 2 9 100" style:family="table-cell" style:data-style-name="N0"/>
    <style:style style:name="Normale_32_2_32_9_32_100_32_2" style:display-name="Normale 2 9 100 2" style:family="table-cell" style:data-style-name="N0"/>
    <style:style style:name="Normale_32_2_32_9_32_101" style:display-name="Normale 2 9 101" style:family="table-cell" style:data-style-name="N0"/>
    <style:style style:name="Normale_32_2_32_9_32_101_32_2" style:display-name="Normale 2 9 101 2" style:family="table-cell" style:data-style-name="N0"/>
    <style:style style:name="Normale_32_2_32_9_32_102" style:display-name="Normale 2 9 102" style:family="table-cell" style:data-style-name="N0"/>
    <style:style style:name="Normale_32_2_32_9_32_102_32_2" style:display-name="Normale 2 9 102 2" style:family="table-cell" style:data-style-name="N0"/>
    <style:style style:name="Normale_32_2_32_9_32_103" style:display-name="Normale 2 9 103" style:family="table-cell" style:data-style-name="N0"/>
    <style:style style:name="Normale_32_2_32_9_32_103_32_2" style:display-name="Normale 2 9 103 2" style:family="table-cell" style:data-style-name="N0"/>
    <style:style style:name="Normale_32_2_32_9_32_104" style:display-name="Normale 2 9 104" style:family="table-cell" style:data-style-name="N0"/>
    <style:style style:name="Normale_32_2_32_9_32_104_32_2" style:display-name="Normale 2 9 104 2" style:family="table-cell" style:data-style-name="N0"/>
    <style:style style:name="Normale_32_2_32_9_32_105" style:display-name="Normale 2 9 105" style:family="table-cell" style:data-style-name="N0"/>
    <style:style style:name="Normale_32_2_32_9_32_105_32_2" style:display-name="Normale 2 9 105 2" style:family="table-cell" style:data-style-name="N0"/>
    <style:style style:name="Normale_32_2_32_9_32_106" style:display-name="Normale 2 9 106" style:family="table-cell" style:data-style-name="N0"/>
    <style:style style:name="Normale_32_2_32_9_32_106_32_2" style:display-name="Normale 2 9 106 2" style:family="table-cell" style:data-style-name="N0"/>
    <style:style style:name="Normale_32_2_32_9_32_107" style:display-name="Normale 2 9 107" style:family="table-cell" style:data-style-name="N0"/>
    <style:style style:name="Normale_32_2_32_9_32_107_32_2" style:display-name="Normale 2 9 107 2" style:family="table-cell" style:data-style-name="N0"/>
    <style:style style:name="Normale_32_2_32_9_32_108" style:display-name="Normale 2 9 108" style:family="table-cell" style:data-style-name="N0"/>
    <style:style style:name="Normale_32_2_32_9_32_108_32_2" style:display-name="Normale 2 9 108 2" style:family="table-cell" style:data-style-name="N0"/>
    <style:style style:name="Normale_32_2_32_9_32_109" style:display-name="Normale 2 9 109" style:family="table-cell" style:data-style-name="N0"/>
    <style:style style:name="Normale_32_2_32_9_32_109_32_2" style:display-name="Normale 2 9 109 2" style:family="table-cell" style:data-style-name="N0"/>
    <style:style style:name="Normale_32_2_32_9_32_11" style:display-name="Normale 2 9 11" style:family="table-cell" style:data-style-name="N0"/>
    <style:style style:name="Normale_32_2_32_9_32_11_32_2" style:display-name="Normale 2 9 11 2" style:family="table-cell" style:data-style-name="N0"/>
    <style:style style:name="Normale_32_2_32_9_32_110" style:display-name="Normale 2 9 110" style:family="table-cell" style:data-style-name="N0"/>
    <style:style style:name="Normale_32_2_32_9_32_110_32_2" style:display-name="Normale 2 9 110 2" style:family="table-cell" style:data-style-name="N0"/>
    <style:style style:name="Normale_32_2_32_9_32_111" style:display-name="Normale 2 9 111" style:family="table-cell" style:data-style-name="N0"/>
    <style:style style:name="Normale_32_2_32_9_32_111_32_2" style:display-name="Normale 2 9 111 2" style:family="table-cell" style:data-style-name="N0"/>
    <style:style style:name="Normale_32_2_32_9_32_112" style:display-name="Normale 2 9 112" style:family="table-cell" style:data-style-name="N0"/>
    <style:style style:name="Normale_32_2_32_9_32_112_32_2" style:display-name="Normale 2 9 112 2" style:family="table-cell" style:data-style-name="N0"/>
    <style:style style:name="Normale_32_2_32_9_32_113" style:display-name="Normale 2 9 113" style:family="table-cell" style:data-style-name="N0"/>
    <style:style style:name="Normale_32_2_32_9_32_113_32_2" style:display-name="Normale 2 9 113 2" style:family="table-cell" style:data-style-name="N0"/>
    <style:style style:name="Normale_32_2_32_9_32_114" style:display-name="Normale 2 9 114" style:family="table-cell" style:data-style-name="N0"/>
    <style:style style:name="Normale_32_2_32_9_32_114_32_2" style:display-name="Normale 2 9 114 2" style:family="table-cell" style:data-style-name="N0"/>
    <style:style style:name="Normale_32_2_32_9_32_115" style:display-name="Normale 2 9 115" style:family="table-cell" style:data-style-name="N0"/>
    <style:style style:name="Normale_32_2_32_9_32_115_32_2" style:display-name="Normale 2 9 115 2" style:family="table-cell" style:data-style-name="N0"/>
    <style:style style:name="Normale_32_2_32_9_32_116" style:display-name="Normale 2 9 116" style:family="table-cell" style:data-style-name="N0"/>
    <style:style style:name="Normale_32_2_32_9_32_116_32_2" style:display-name="Normale 2 9 116 2" style:family="table-cell" style:data-style-name="N0"/>
    <style:style style:name="Normale_32_2_32_9_32_117" style:display-name="Normale 2 9 117" style:family="table-cell" style:data-style-name="N0"/>
    <style:style style:name="Normale_32_2_32_9_32_117_32_2" style:display-name="Normale 2 9 117 2" style:family="table-cell" style:data-style-name="N0"/>
    <style:style style:name="Normale_32_2_32_9_32_118" style:display-name="Normale 2 9 118" style:family="table-cell" style:data-style-name="N0"/>
    <style:style style:name="Normale_32_2_32_9_32_118_32_2" style:display-name="Normale 2 9 118 2" style:family="table-cell" style:data-style-name="N0"/>
    <style:style style:name="Normale_32_2_32_9_32_119" style:display-name="Normale 2 9 119" style:family="table-cell" style:data-style-name="N0"/>
    <style:style style:name="Normale_32_2_32_9_32_119_32_2" style:display-name="Normale 2 9 119 2" style:family="table-cell" style:data-style-name="N0"/>
    <style:style style:name="Normale_32_2_32_9_32_12" style:display-name="Normale 2 9 12" style:family="table-cell" style:data-style-name="N0"/>
    <style:style style:name="Normale_32_2_32_9_32_12_32_2" style:display-name="Normale 2 9 12 2" style:family="table-cell" style:data-style-name="N0"/>
    <style:style style:name="Normale_32_2_32_9_32_120" style:display-name="Normale 2 9 120" style:family="table-cell" style:data-style-name="N0"/>
    <style:style style:name="Normale_32_2_32_9_32_120_32_2" style:display-name="Normale 2 9 120 2" style:family="table-cell" style:data-style-name="N0"/>
    <style:style style:name="Normale_32_2_32_9_32_121" style:display-name="Normale 2 9 121" style:family="table-cell" style:data-style-name="N0"/>
    <style:style style:name="Normale_32_2_32_9_32_121_32_2" style:display-name="Normale 2 9 121 2" style:family="table-cell" style:data-style-name="N0"/>
    <style:style style:name="Normale_32_2_32_9_32_122" style:display-name="Normale 2 9 122" style:family="table-cell" style:data-style-name="N0"/>
    <style:style style:name="Normale_32_2_32_9_32_122_32_2" style:display-name="Normale 2 9 122 2" style:family="table-cell" style:data-style-name="N0"/>
    <style:style style:name="Normale_32_2_32_9_32_123" style:display-name="Normale 2 9 123" style:family="table-cell" style:data-style-name="N0"/>
    <style:style style:name="Normale_32_2_32_9_32_123_32_2" style:display-name="Normale 2 9 123 2" style:family="table-cell" style:data-style-name="N0"/>
    <style:style style:name="Normale_32_2_32_9_32_124" style:display-name="Normale 2 9 124" style:family="table-cell" style:data-style-name="N0"/>
    <style:style style:name="Normale_32_2_32_9_32_124_32_2" style:display-name="Normale 2 9 124 2" style:family="table-cell" style:data-style-name="N0"/>
    <style:style style:name="Normale_32_2_32_9_32_125" style:display-name="Normale 2 9 125" style:family="table-cell" style:data-style-name="N0"/>
    <style:style style:name="Normale_32_2_32_9_32_125_32_2" style:display-name="Normale 2 9 125 2" style:family="table-cell" style:data-style-name="N0"/>
    <style:style style:name="Normale_32_2_32_9_32_126" style:display-name="Normale 2 9 126" style:family="table-cell" style:data-style-name="N0"/>
    <style:style style:name="Normale_32_2_32_9_32_126_32_2" style:display-name="Normale 2 9 126 2" style:family="table-cell" style:data-style-name="N0"/>
    <style:style style:name="Normale_32_2_32_9_32_127" style:display-name="Normale 2 9 127" style:family="table-cell" style:data-style-name="N0"/>
    <style:style style:name="Normale_32_2_32_9_32_127_32_2" style:display-name="Normale 2 9 127 2" style:family="table-cell" style:data-style-name="N0"/>
    <style:style style:name="Normale_32_2_32_9_32_128" style:display-name="Normale 2 9 128" style:family="table-cell" style:data-style-name="N0"/>
    <style:style style:name="Normale_32_2_32_9_32_128_32_2" style:display-name="Normale 2 9 128 2" style:family="table-cell" style:data-style-name="N0"/>
    <style:style style:name="Normale_32_2_32_9_32_129" style:display-name="Normale 2 9 129" style:family="table-cell" style:data-style-name="N0"/>
    <style:style style:name="Normale_32_2_32_9_32_129_32_2" style:display-name="Normale 2 9 129 2" style:family="table-cell" style:data-style-name="N0"/>
    <style:style style:name="Normale_32_2_32_9_32_13" style:display-name="Normale 2 9 13" style:family="table-cell" style:data-style-name="N0"/>
    <style:style style:name="Normale_32_2_32_9_32_13_32_2" style:display-name="Normale 2 9 13 2" style:family="table-cell" style:data-style-name="N0"/>
    <style:style style:name="Normale_32_2_32_9_32_130" style:display-name="Normale 2 9 130" style:family="table-cell" style:data-style-name="N0"/>
    <style:style style:name="Normale_32_2_32_9_32_130_32_2" style:display-name="Normale 2 9 130 2" style:family="table-cell" style:data-style-name="N0"/>
    <style:style style:name="Normale_32_2_32_9_32_131" style:display-name="Normale 2 9 131" style:family="table-cell" style:data-style-name="N0"/>
    <style:style style:name="Normale_32_2_32_9_32_131_32_2" style:display-name="Normale 2 9 131 2" style:family="table-cell" style:data-style-name="N0"/>
    <style:style style:name="Normale_32_2_32_9_32_132" style:display-name="Normale 2 9 132" style:family="table-cell" style:data-style-name="N0"/>
    <style:style style:name="Normale_32_2_32_9_32_132_32_2" style:display-name="Normale 2 9 132 2" style:family="table-cell" style:data-style-name="N0"/>
    <style:style style:name="Normale_32_2_32_9_32_133" style:display-name="Normale 2 9 133" style:family="table-cell" style:data-style-name="N0"/>
    <style:style style:name="Normale_32_2_32_9_32_133_32_2" style:display-name="Normale 2 9 133 2" style:family="table-cell" style:data-style-name="N0"/>
    <style:style style:name="Normale_32_2_32_9_32_134" style:display-name="Normale 2 9 134" style:family="table-cell" style:data-style-name="N0"/>
    <style:style style:name="Normale_32_2_32_9_32_134_32_2" style:display-name="Normale 2 9 134 2" style:family="table-cell" style:data-style-name="N0"/>
    <style:style style:name="Normale_32_2_32_9_32_135" style:display-name="Normale 2 9 135" style:family="table-cell" style:data-style-name="N0"/>
    <style:style style:name="Normale_32_2_32_9_32_135_32_2" style:display-name="Normale 2 9 135 2" style:family="table-cell" style:data-style-name="N0"/>
    <style:style style:name="Normale_32_2_32_9_32_136" style:display-name="Normale 2 9 136" style:family="table-cell" style:data-style-name="N0"/>
    <style:style style:name="Normale_32_2_32_9_32_136_32_2" style:display-name="Normale 2 9 136 2" style:family="table-cell" style:data-style-name="N0"/>
    <style:style style:name="Normale_32_2_32_9_32_137" style:display-name="Normale 2 9 137" style:family="table-cell" style:data-style-name="N0"/>
    <style:style style:name="Normale_32_2_32_9_32_137_32_2" style:display-name="Normale 2 9 137 2" style:family="table-cell" style:data-style-name="N0"/>
    <style:style style:name="Normale_32_2_32_9_32_138" style:display-name="Normale 2 9 138" style:family="table-cell" style:data-style-name="N0"/>
    <style:style style:name="Normale_32_2_32_9_32_138_32_2" style:display-name="Normale 2 9 138 2" style:family="table-cell" style:data-style-name="N0"/>
    <style:style style:name="Normale_32_2_32_9_32_139" style:display-name="Normale 2 9 139" style:family="table-cell" style:data-style-name="N0"/>
    <style:style style:name="Normale_32_2_32_9_32_139_32_2" style:display-name="Normale 2 9 139 2" style:family="table-cell" style:data-style-name="N0"/>
    <style:style style:name="Normale_32_2_32_9_32_14" style:display-name="Normale 2 9 14" style:family="table-cell" style:data-style-name="N0"/>
    <style:style style:name="Normale_32_2_32_9_32_14_32_2" style:display-name="Normale 2 9 14 2" style:family="table-cell" style:data-style-name="N0"/>
    <style:style style:name="Normale_32_2_32_9_32_140" style:display-name="Normale 2 9 140" style:family="table-cell" style:data-style-name="N0"/>
    <style:style style:name="Normale_32_2_32_9_32_140_32_2" style:display-name="Normale 2 9 140 2" style:family="table-cell" style:data-style-name="N0"/>
    <style:style style:name="Normale_32_2_32_9_32_141" style:display-name="Normale 2 9 141" style:family="table-cell" style:data-style-name="N0"/>
    <style:style style:name="Normale_32_2_32_9_32_141_32_2" style:display-name="Normale 2 9 141 2" style:family="table-cell" style:data-style-name="N0"/>
    <style:style style:name="Normale_32_2_32_9_32_142" style:display-name="Normale 2 9 142" style:family="table-cell" style:data-style-name="N0"/>
    <style:style style:name="Normale_32_2_32_9_32_142_32_2" style:display-name="Normale 2 9 142 2" style:family="table-cell" style:data-style-name="N0"/>
    <style:style style:name="Normale_32_2_32_9_32_143" style:display-name="Normale 2 9 143" style:family="table-cell" style:data-style-name="N0"/>
    <style:style style:name="Normale_32_2_32_9_32_15" style:display-name="Normale 2 9 15" style:family="table-cell" style:data-style-name="N0"/>
    <style:style style:name="Normale_32_2_32_9_32_15_32_2" style:display-name="Normale 2 9 15 2" style:family="table-cell" style:data-style-name="N0"/>
    <style:style style:name="Normale_32_2_32_9_32_16" style:display-name="Normale 2 9 16" style:family="table-cell" style:data-style-name="N0"/>
    <style:style style:name="Normale_32_2_32_9_32_16_32_2" style:display-name="Normale 2 9 16 2" style:family="table-cell" style:data-style-name="N0"/>
    <style:style style:name="Normale_32_2_32_9_32_17" style:display-name="Normale 2 9 17" style:family="table-cell" style:data-style-name="N0"/>
    <style:style style:name="Normale_32_2_32_9_32_17_32_2" style:display-name="Normale 2 9 17 2" style:family="table-cell" style:data-style-name="N0"/>
    <style:style style:name="Normale_32_2_32_9_32_18" style:display-name="Normale 2 9 18" style:family="table-cell" style:data-style-name="N0"/>
    <style:style style:name="Normale_32_2_32_9_32_18_32_2" style:display-name="Normale 2 9 18 2" style:family="table-cell" style:data-style-name="N0"/>
    <style:style style:name="Normale_32_2_32_9_32_19" style:display-name="Normale 2 9 19" style:family="table-cell" style:data-style-name="N0"/>
    <style:style style:name="Normale_32_2_32_9_32_19_32_2" style:display-name="Normale 2 9 19 2" style:family="table-cell" style:data-style-name="N0"/>
    <style:style style:name="Normale_32_2_32_9_32_2" style:display-name="Normale 2 9 2" style:family="table-cell" style:data-style-name="N0"/>
    <style:style style:name="Normale_32_2_32_9_32_2_32_2" style:display-name="Normale 2 9 2 2" style:family="table-cell" style:data-style-name="N0"/>
    <style:style style:name="Normale_32_2_32_9_32_20" style:display-name="Normale 2 9 20" style:family="table-cell" style:data-style-name="N0"/>
    <style:style style:name="Normale_32_2_32_9_32_20_32_2" style:display-name="Normale 2 9 20 2" style:family="table-cell" style:data-style-name="N0"/>
    <style:style style:name="Normale_32_2_32_9_32_21" style:display-name="Normale 2 9 21" style:family="table-cell" style:data-style-name="N0"/>
    <style:style style:name="Normale_32_2_32_9_32_21_32_2" style:display-name="Normale 2 9 21 2" style:family="table-cell" style:data-style-name="N0"/>
    <style:style style:name="Normale_32_2_32_9_32_22" style:display-name="Normale 2 9 22" style:family="table-cell" style:data-style-name="N0"/>
    <style:style style:name="Normale_32_2_32_9_32_22_32_2" style:display-name="Normale 2 9 22 2" style:family="table-cell" style:data-style-name="N0"/>
    <style:style style:name="Normale_32_2_32_9_32_23" style:display-name="Normale 2 9 23" style:family="table-cell" style:data-style-name="N0"/>
    <style:style style:name="Normale_32_2_32_9_32_23_32_2" style:display-name="Normale 2 9 23 2" style:family="table-cell" style:data-style-name="N0"/>
    <style:style style:name="Normale_32_2_32_9_32_24" style:display-name="Normale 2 9 24" style:family="table-cell" style:data-style-name="N0"/>
    <style:style style:name="Normale_32_2_32_9_32_24_32_2" style:display-name="Normale 2 9 24 2" style:family="table-cell" style:data-style-name="N0"/>
    <style:style style:name="Normale_32_2_32_9_32_25" style:display-name="Normale 2 9 25" style:family="table-cell" style:data-style-name="N0"/>
    <style:style style:name="Normale_32_2_32_9_32_25_32_2" style:display-name="Normale 2 9 25 2" style:family="table-cell" style:data-style-name="N0"/>
    <style:style style:name="Normale_32_2_32_9_32_26" style:display-name="Normale 2 9 26" style:family="table-cell" style:data-style-name="N0"/>
    <style:style style:name="Normale_32_2_32_9_32_26_32_2" style:display-name="Normale 2 9 26 2" style:family="table-cell" style:data-style-name="N0"/>
    <style:style style:name="Normale_32_2_32_9_32_27" style:display-name="Normale 2 9 27" style:family="table-cell" style:data-style-name="N0"/>
    <style:style style:name="Normale_32_2_32_9_32_27_32_2" style:display-name="Normale 2 9 27 2" style:family="table-cell" style:data-style-name="N0"/>
    <style:style style:name="Normale_32_2_32_9_32_28" style:display-name="Normale 2 9 28" style:family="table-cell" style:data-style-name="N0"/>
    <style:style style:name="Normale_32_2_32_9_32_28_32_2" style:display-name="Normale 2 9 28 2" style:family="table-cell" style:data-style-name="N0"/>
    <style:style style:name="Normale_32_2_32_9_32_29" style:display-name="Normale 2 9 29" style:family="table-cell" style:data-style-name="N0"/>
    <style:style style:name="Normale_32_2_32_9_32_29_32_2" style:display-name="Normale 2 9 29 2" style:family="table-cell" style:data-style-name="N0"/>
    <style:style style:name="Normale_32_2_32_9_32_3" style:display-name="Normale 2 9 3" style:family="table-cell" style:data-style-name="N0"/>
    <style:style style:name="Normale_32_2_32_9_32_3_32_2" style:display-name="Normale 2 9 3 2" style:family="table-cell" style:data-style-name="N0"/>
    <style:style style:name="Normale_32_2_32_9_32_30" style:display-name="Normale 2 9 30" style:family="table-cell" style:data-style-name="N0"/>
    <style:style style:name="Normale_32_2_32_9_32_30_32_2" style:display-name="Normale 2 9 30 2" style:family="table-cell" style:data-style-name="N0"/>
    <style:style style:name="Normale_32_2_32_9_32_31" style:display-name="Normale 2 9 31" style:family="table-cell" style:data-style-name="N0"/>
    <style:style style:name="Normale_32_2_32_9_32_31_32_2" style:display-name="Normale 2 9 31 2" style:family="table-cell" style:data-style-name="N0"/>
    <style:style style:name="Normale_32_2_32_9_32_32" style:display-name="Normale 2 9 32" style:family="table-cell" style:data-style-name="N0"/>
    <style:style style:name="Normale_32_2_32_9_32_32_32_2" style:display-name="Normale 2 9 32 2" style:family="table-cell" style:data-style-name="N0"/>
    <style:style style:name="Normale_32_2_32_9_32_33" style:display-name="Normale 2 9 33" style:family="table-cell" style:data-style-name="N0"/>
    <style:style style:name="Normale_32_2_32_9_32_33_32_2" style:display-name="Normale 2 9 33 2" style:family="table-cell" style:data-style-name="N0"/>
    <style:style style:name="Normale_32_2_32_9_32_34" style:display-name="Normale 2 9 34" style:family="table-cell" style:data-style-name="N0"/>
    <style:style style:name="Normale_32_2_32_9_32_34_32_2" style:display-name="Normale 2 9 34 2" style:family="table-cell" style:data-style-name="N0"/>
    <style:style style:name="Normale_32_2_32_9_32_35" style:display-name="Normale 2 9 35" style:family="table-cell" style:data-style-name="N0"/>
    <style:style style:name="Normale_32_2_32_9_32_35_32_2" style:display-name="Normale 2 9 35 2" style:family="table-cell" style:data-style-name="N0"/>
    <style:style style:name="Normale_32_2_32_9_32_36" style:display-name="Normale 2 9 36" style:family="table-cell" style:data-style-name="N0"/>
    <style:style style:name="Normale_32_2_32_9_32_36_32_2" style:display-name="Normale 2 9 36 2" style:family="table-cell" style:data-style-name="N0"/>
    <style:style style:name="Normale_32_2_32_9_32_37" style:display-name="Normale 2 9 37" style:family="table-cell" style:data-style-name="N0"/>
    <style:style style:name="Normale_32_2_32_9_32_37_32_2" style:display-name="Normale 2 9 37 2" style:family="table-cell" style:data-style-name="N0"/>
    <style:style style:name="Normale_32_2_32_9_32_38" style:display-name="Normale 2 9 38" style:family="table-cell" style:data-style-name="N0"/>
    <style:style style:name="Normale_32_2_32_9_32_38_32_2" style:display-name="Normale 2 9 38 2" style:family="table-cell" style:data-style-name="N0"/>
    <style:style style:name="Normale_32_2_32_9_32_39" style:display-name="Normale 2 9 39" style:family="table-cell" style:data-style-name="N0"/>
    <style:style style:name="Normale_32_2_32_9_32_39_32_2" style:display-name="Normale 2 9 39 2" style:family="table-cell" style:data-style-name="N0"/>
    <style:style style:name="Normale_32_2_32_9_32_4" style:display-name="Normale 2 9 4" style:family="table-cell" style:data-style-name="N0"/>
    <style:style style:name="Normale_32_2_32_9_32_4_32_2" style:display-name="Normale 2 9 4 2" style:family="table-cell" style:data-style-name="N0"/>
    <style:style style:name="Normale_32_2_32_9_32_40" style:display-name="Normale 2 9 40" style:family="table-cell" style:data-style-name="N0"/>
    <style:style style:name="Normale_32_2_32_9_32_40_32_2" style:display-name="Normale 2 9 40 2" style:family="table-cell" style:data-style-name="N0"/>
    <style:style style:name="Normale_32_2_32_9_32_41" style:display-name="Normale 2 9 41" style:family="table-cell" style:data-style-name="N0"/>
    <style:style style:name="Normale_32_2_32_9_32_41_32_2" style:display-name="Normale 2 9 41 2" style:family="table-cell" style:data-style-name="N0"/>
    <style:style style:name="Normale_32_2_32_9_32_42" style:display-name="Normale 2 9 42" style:family="table-cell" style:data-style-name="N0"/>
    <style:style style:name="Normale_32_2_32_9_32_42_32_2" style:display-name="Normale 2 9 42 2" style:family="table-cell" style:data-style-name="N0"/>
    <style:style style:name="Normale_32_2_32_9_32_43" style:display-name="Normale 2 9 43" style:family="table-cell" style:data-style-name="N0"/>
    <style:style style:name="Normale_32_2_32_9_32_43_32_2" style:display-name="Normale 2 9 43 2" style:family="table-cell" style:data-style-name="N0"/>
    <style:style style:name="Normale_32_2_32_9_32_44" style:display-name="Normale 2 9 44" style:family="table-cell" style:data-style-name="N0"/>
    <style:style style:name="Normale_32_2_32_9_32_44_32_2" style:display-name="Normale 2 9 44 2" style:family="table-cell" style:data-style-name="N0"/>
    <style:style style:name="Normale_32_2_32_9_32_45" style:display-name="Normale 2 9 45" style:family="table-cell" style:data-style-name="N0"/>
    <style:style style:name="Normale_32_2_32_9_32_45_32_2" style:display-name="Normale 2 9 45 2" style:family="table-cell" style:data-style-name="N0"/>
    <style:style style:name="Normale_32_2_32_9_32_46" style:display-name="Normale 2 9 46" style:family="table-cell" style:data-style-name="N0"/>
    <style:style style:name="Normale_32_2_32_9_32_46_32_2" style:display-name="Normale 2 9 46 2" style:family="table-cell" style:data-style-name="N0"/>
    <style:style style:name="Normale_32_2_32_9_32_47" style:display-name="Normale 2 9 47" style:family="table-cell" style:data-style-name="N0"/>
    <style:style style:name="Normale_32_2_32_9_32_47_32_2" style:display-name="Normale 2 9 47 2" style:family="table-cell" style:data-style-name="N0"/>
    <style:style style:name="Normale_32_2_32_9_32_48" style:display-name="Normale 2 9 48" style:family="table-cell" style:data-style-name="N0"/>
    <style:style style:name="Normale_32_2_32_9_32_48_32_2" style:display-name="Normale 2 9 48 2" style:family="table-cell" style:data-style-name="N0"/>
    <style:style style:name="Normale_32_2_32_9_32_49" style:display-name="Normale 2 9 49" style:family="table-cell" style:data-style-name="N0"/>
    <style:style style:name="Normale_32_2_32_9_32_49_32_2" style:display-name="Normale 2 9 49 2" style:family="table-cell" style:data-style-name="N0"/>
    <style:style style:name="Normale_32_2_32_9_32_5" style:display-name="Normale 2 9 5" style:family="table-cell" style:data-style-name="N0"/>
    <style:style style:name="Normale_32_2_32_9_32_5_32_2" style:display-name="Normale 2 9 5 2" style:family="table-cell" style:data-style-name="N0"/>
    <style:style style:name="Normale_32_2_32_9_32_50" style:display-name="Normale 2 9 50" style:family="table-cell" style:data-style-name="N0"/>
    <style:style style:name="Normale_32_2_32_9_32_50_32_2" style:display-name="Normale 2 9 50 2" style:family="table-cell" style:data-style-name="N0"/>
    <style:style style:name="Normale_32_2_32_9_32_51" style:display-name="Normale 2 9 51" style:family="table-cell" style:data-style-name="N0"/>
    <style:style style:name="Normale_32_2_32_9_32_51_32_2" style:display-name="Normale 2 9 51 2" style:family="table-cell" style:data-style-name="N0"/>
    <style:style style:name="Normale_32_2_32_9_32_52" style:display-name="Normale 2 9 52" style:family="table-cell" style:data-style-name="N0"/>
    <style:style style:name="Normale_32_2_32_9_32_52_32_2" style:display-name="Normale 2 9 52 2" style:family="table-cell" style:data-style-name="N0"/>
    <style:style style:name="Normale_32_2_32_9_32_53" style:display-name="Normale 2 9 53" style:family="table-cell" style:data-style-name="N0"/>
    <style:style style:name="Normale_32_2_32_9_32_53_32_2" style:display-name="Normale 2 9 53 2" style:family="table-cell" style:data-style-name="N0"/>
    <style:style style:name="Normale_32_2_32_9_32_54" style:display-name="Normale 2 9 54" style:family="table-cell" style:data-style-name="N0"/>
    <style:style style:name="Normale_32_2_32_9_32_54_32_2" style:display-name="Normale 2 9 54 2" style:family="table-cell" style:data-style-name="N0"/>
    <style:style style:name="Normale_32_2_32_9_32_55" style:display-name="Normale 2 9 55" style:family="table-cell" style:data-style-name="N0"/>
    <style:style style:name="Normale_32_2_32_9_32_55_32_2" style:display-name="Normale 2 9 55 2" style:family="table-cell" style:data-style-name="N0"/>
    <style:style style:name="Normale_32_2_32_9_32_56" style:display-name="Normale 2 9 56" style:family="table-cell" style:data-style-name="N0"/>
    <style:style style:name="Normale_32_2_32_9_32_56_32_2" style:display-name="Normale 2 9 56 2" style:family="table-cell" style:data-style-name="N0"/>
    <style:style style:name="Normale_32_2_32_9_32_57" style:display-name="Normale 2 9 57" style:family="table-cell" style:data-style-name="N0"/>
    <style:style style:name="Normale_32_2_32_9_32_57_32_2" style:display-name="Normale 2 9 57 2" style:family="table-cell" style:data-style-name="N0"/>
    <style:style style:name="Normale_32_2_32_9_32_58" style:display-name="Normale 2 9 58" style:family="table-cell" style:data-style-name="N0"/>
    <style:style style:name="Normale_32_2_32_9_32_58_32_2" style:display-name="Normale 2 9 58 2" style:family="table-cell" style:data-style-name="N0"/>
    <style:style style:name="Normale_32_2_32_9_32_59" style:display-name="Normale 2 9 59" style:family="table-cell" style:data-style-name="N0"/>
    <style:style style:name="Normale_32_2_32_9_32_59_32_2" style:display-name="Normale 2 9 59 2" style:family="table-cell" style:data-style-name="N0"/>
    <style:style style:name="Normale_32_2_32_9_32_6" style:display-name="Normale 2 9 6" style:family="table-cell" style:data-style-name="N0"/>
    <style:style style:name="Normale_32_2_32_9_32_6_32_2" style:display-name="Normale 2 9 6 2" style:family="table-cell" style:data-style-name="N0"/>
    <style:style style:name="Normale_32_2_32_9_32_60" style:display-name="Normale 2 9 60" style:family="table-cell" style:data-style-name="N0"/>
    <style:style style:name="Normale_32_2_32_9_32_60_32_2" style:display-name="Normale 2 9 60 2" style:family="table-cell" style:data-style-name="N0"/>
    <style:style style:name="Normale_32_2_32_9_32_61" style:display-name="Normale 2 9 61" style:family="table-cell" style:data-style-name="N0"/>
    <style:style style:name="Normale_32_2_32_9_32_61_32_2" style:display-name="Normale 2 9 61 2" style:family="table-cell" style:data-style-name="N0"/>
    <style:style style:name="Normale_32_2_32_9_32_62" style:display-name="Normale 2 9 62" style:family="table-cell" style:data-style-name="N0"/>
    <style:style style:name="Normale_32_2_32_9_32_62_32_2" style:display-name="Normale 2 9 62 2" style:family="table-cell" style:data-style-name="N0"/>
    <style:style style:name="Normale_32_2_32_9_32_63" style:display-name="Normale 2 9 63" style:family="table-cell" style:data-style-name="N0"/>
    <style:style style:name="Normale_32_2_32_9_32_63_32_2" style:display-name="Normale 2 9 63 2" style:family="table-cell" style:data-style-name="N0"/>
    <style:style style:name="Normale_32_2_32_9_32_64" style:display-name="Normale 2 9 64" style:family="table-cell" style:data-style-name="N0"/>
    <style:style style:name="Normale_32_2_32_9_32_64_32_2" style:display-name="Normale 2 9 64 2" style:family="table-cell" style:data-style-name="N0"/>
    <style:style style:name="Normale_32_2_32_9_32_65" style:display-name="Normale 2 9 65" style:family="table-cell" style:data-style-name="N0"/>
    <style:style style:name="Normale_32_2_32_9_32_65_32_2" style:display-name="Normale 2 9 65 2" style:family="table-cell" style:data-style-name="N0"/>
    <style:style style:name="Normale_32_2_32_9_32_66" style:display-name="Normale 2 9 66" style:family="table-cell" style:data-style-name="N0"/>
    <style:style style:name="Normale_32_2_32_9_32_66_32_2" style:display-name="Normale 2 9 66 2" style:family="table-cell" style:data-style-name="N0"/>
    <style:style style:name="Normale_32_2_32_9_32_67" style:display-name="Normale 2 9 67" style:family="table-cell" style:data-style-name="N0"/>
    <style:style style:name="Normale_32_2_32_9_32_67_32_2" style:display-name="Normale 2 9 67 2" style:family="table-cell" style:data-style-name="N0"/>
    <style:style style:name="Normale_32_2_32_9_32_68" style:display-name="Normale 2 9 68" style:family="table-cell" style:data-style-name="N0"/>
    <style:style style:name="Normale_32_2_32_9_32_68_32_2" style:display-name="Normale 2 9 68 2" style:family="table-cell" style:data-style-name="N0"/>
    <style:style style:name="Normale_32_2_32_9_32_69" style:display-name="Normale 2 9 69" style:family="table-cell" style:data-style-name="N0"/>
    <style:style style:name="Normale_32_2_32_9_32_69_32_2" style:display-name="Normale 2 9 69 2" style:family="table-cell" style:data-style-name="N0"/>
    <style:style style:name="Normale_32_2_32_9_32_7" style:display-name="Normale 2 9 7" style:family="table-cell" style:data-style-name="N0"/>
    <style:style style:name="Normale_32_2_32_9_32_7_32_2" style:display-name="Normale 2 9 7 2" style:family="table-cell" style:data-style-name="N0"/>
    <style:style style:name="Normale_32_2_32_9_32_70" style:display-name="Normale 2 9 70" style:family="table-cell" style:data-style-name="N0"/>
    <style:style style:name="Normale_32_2_32_9_32_70_32_2" style:display-name="Normale 2 9 70 2" style:family="table-cell" style:data-style-name="N0"/>
    <style:style style:name="Normale_32_2_32_9_32_71" style:display-name="Normale 2 9 71" style:family="table-cell" style:data-style-name="N0"/>
    <style:style style:name="Normale_32_2_32_9_32_71_32_2" style:display-name="Normale 2 9 71 2" style:family="table-cell" style:data-style-name="N0"/>
    <style:style style:name="Normale_32_2_32_9_32_72" style:display-name="Normale 2 9 72" style:family="table-cell" style:data-style-name="N0"/>
    <style:style style:name="Normale_32_2_32_9_32_72_32_2" style:display-name="Normale 2 9 72 2" style:family="table-cell" style:data-style-name="N0"/>
    <style:style style:name="Normale_32_2_32_9_32_73" style:display-name="Normale 2 9 73" style:family="table-cell" style:data-style-name="N0"/>
    <style:style style:name="Normale_32_2_32_9_32_73_32_2" style:display-name="Normale 2 9 73 2" style:family="table-cell" style:data-style-name="N0"/>
    <style:style style:name="Normale_32_2_32_9_32_74" style:display-name="Normale 2 9 74" style:family="table-cell" style:data-style-name="N0"/>
    <style:style style:name="Normale_32_2_32_9_32_74_32_2" style:display-name="Normale 2 9 74 2" style:family="table-cell" style:data-style-name="N0"/>
    <style:style style:name="Normale_32_2_32_9_32_75" style:display-name="Normale 2 9 75" style:family="table-cell" style:data-style-name="N0"/>
    <style:style style:name="Normale_32_2_32_9_32_75_32_2" style:display-name="Normale 2 9 75 2" style:family="table-cell" style:data-style-name="N0"/>
    <style:style style:name="Normale_32_2_32_9_32_76" style:display-name="Normale 2 9 76" style:family="table-cell" style:data-style-name="N0"/>
    <style:style style:name="Normale_32_2_32_9_32_76_32_2" style:display-name="Normale 2 9 76 2" style:family="table-cell" style:data-style-name="N0"/>
    <style:style style:name="Normale_32_2_32_9_32_77" style:display-name="Normale 2 9 77" style:family="table-cell" style:data-style-name="N0"/>
    <style:style style:name="Normale_32_2_32_9_32_77_32_2" style:display-name="Normale 2 9 77 2" style:family="table-cell" style:data-style-name="N0"/>
    <style:style style:name="Normale_32_2_32_9_32_78" style:display-name="Normale 2 9 78" style:family="table-cell" style:data-style-name="N0"/>
    <style:style style:name="Normale_32_2_32_9_32_78_32_2" style:display-name="Normale 2 9 78 2" style:family="table-cell" style:data-style-name="N0"/>
    <style:style style:name="Normale_32_2_32_9_32_79" style:display-name="Normale 2 9 79" style:family="table-cell" style:data-style-name="N0"/>
    <style:style style:name="Normale_32_2_32_9_32_79_32_2" style:display-name="Normale 2 9 79 2" style:family="table-cell" style:data-style-name="N0"/>
    <style:style style:name="Normale_32_2_32_9_32_8" style:display-name="Normale 2 9 8" style:family="table-cell" style:data-style-name="N0"/>
    <style:style style:name="Normale_32_2_32_9_32_8_32_2" style:display-name="Normale 2 9 8 2" style:family="table-cell" style:data-style-name="N0"/>
    <style:style style:name="Normale_32_2_32_9_32_80" style:display-name="Normale 2 9 80" style:family="table-cell" style:data-style-name="N0"/>
    <style:style style:name="Normale_32_2_32_9_32_80_32_2" style:display-name="Normale 2 9 80 2" style:family="table-cell" style:data-style-name="N0"/>
    <style:style style:name="Normale_32_2_32_9_32_81" style:display-name="Normale 2 9 81" style:family="table-cell" style:data-style-name="N0"/>
    <style:style style:name="Normale_32_2_32_9_32_81_32_2" style:display-name="Normale 2 9 81 2" style:family="table-cell" style:data-style-name="N0"/>
    <style:style style:name="Normale_32_2_32_9_32_82" style:display-name="Normale 2 9 82" style:family="table-cell" style:data-style-name="N0"/>
    <style:style style:name="Normale_32_2_32_9_32_82_32_2" style:display-name="Normale 2 9 82 2" style:family="table-cell" style:data-style-name="N0"/>
    <style:style style:name="Normale_32_2_32_9_32_83" style:display-name="Normale 2 9 83" style:family="table-cell" style:data-style-name="N0"/>
    <style:style style:name="Normale_32_2_32_9_32_83_32_2" style:display-name="Normale 2 9 83 2" style:family="table-cell" style:data-style-name="N0"/>
    <style:style style:name="Normale_32_2_32_9_32_84" style:display-name="Normale 2 9 84" style:family="table-cell" style:data-style-name="N0"/>
    <style:style style:name="Normale_32_2_32_9_32_84_32_2" style:display-name="Normale 2 9 84 2" style:family="table-cell" style:data-style-name="N0"/>
    <style:style style:name="Normale_32_2_32_9_32_85" style:display-name="Normale 2 9 85" style:family="table-cell" style:data-style-name="N0"/>
    <style:style style:name="Normale_32_2_32_9_32_85_32_2" style:display-name="Normale 2 9 85 2" style:family="table-cell" style:data-style-name="N0"/>
    <style:style style:name="Normale_32_2_32_9_32_86" style:display-name="Normale 2 9 86" style:family="table-cell" style:data-style-name="N0"/>
    <style:style style:name="Normale_32_2_32_9_32_86_32_2" style:display-name="Normale 2 9 86 2" style:family="table-cell" style:data-style-name="N0"/>
    <style:style style:name="Normale_32_2_32_9_32_87" style:display-name="Normale 2 9 87" style:family="table-cell" style:data-style-name="N0"/>
    <style:style style:name="Normale_32_2_32_9_32_87_32_2" style:display-name="Normale 2 9 87 2" style:family="table-cell" style:data-style-name="N0"/>
    <style:style style:name="Normale_32_2_32_9_32_88" style:display-name="Normale 2 9 88" style:family="table-cell" style:data-style-name="N0"/>
    <style:style style:name="Normale_32_2_32_9_32_88_32_2" style:display-name="Normale 2 9 88 2" style:family="table-cell" style:data-style-name="N0"/>
    <style:style style:name="Normale_32_2_32_9_32_89" style:display-name="Normale 2 9 89" style:family="table-cell" style:data-style-name="N0"/>
    <style:style style:name="Normale_32_2_32_9_32_89_32_2" style:display-name="Normale 2 9 89 2" style:family="table-cell" style:data-style-name="N0"/>
    <style:style style:name="Normale_32_2_32_9_32_9" style:display-name="Normale 2 9 9" style:family="table-cell" style:data-style-name="N0"/>
    <style:style style:name="Normale_32_2_32_9_32_9_32_2" style:display-name="Normale 2 9 9 2" style:family="table-cell" style:data-style-name="N0"/>
    <style:style style:name="Normale_32_2_32_9_32_90" style:display-name="Normale 2 9 90" style:family="table-cell" style:data-style-name="N0"/>
    <style:style style:name="Normale_32_2_32_9_32_90_32_2" style:display-name="Normale 2 9 90 2" style:family="table-cell" style:data-style-name="N0"/>
    <style:style style:name="Normale_32_2_32_9_32_91" style:display-name="Normale 2 9 91" style:family="table-cell" style:data-style-name="N0"/>
    <style:style style:name="Normale_32_2_32_9_32_91_32_2" style:display-name="Normale 2 9 91 2" style:family="table-cell" style:data-style-name="N0"/>
    <style:style style:name="Normale_32_2_32_9_32_92" style:display-name="Normale 2 9 92" style:family="table-cell" style:data-style-name="N0"/>
    <style:style style:name="Normale_32_2_32_9_32_92_32_2" style:display-name="Normale 2 9 92 2" style:family="table-cell" style:data-style-name="N0"/>
    <style:style style:name="Normale_32_2_32_9_32_93" style:display-name="Normale 2 9 93" style:family="table-cell" style:data-style-name="N0"/>
    <style:style style:name="Normale_32_2_32_9_32_93_32_2" style:display-name="Normale 2 9 93 2" style:family="table-cell" style:data-style-name="N0"/>
    <style:style style:name="Normale_32_2_32_9_32_94" style:display-name="Normale 2 9 94" style:family="table-cell" style:data-style-name="N0"/>
    <style:style style:name="Normale_32_2_32_9_32_94_32_2" style:display-name="Normale 2 9 94 2" style:family="table-cell" style:data-style-name="N0"/>
    <style:style style:name="Normale_32_2_32_9_32_95" style:display-name="Normale 2 9 95" style:family="table-cell" style:data-style-name="N0"/>
    <style:style style:name="Normale_32_2_32_9_32_95_32_2" style:display-name="Normale 2 9 95 2" style:family="table-cell" style:data-style-name="N0"/>
    <style:style style:name="Normale_32_2_32_9_32_96" style:display-name="Normale 2 9 96" style:family="table-cell" style:data-style-name="N0"/>
    <style:style style:name="Normale_32_2_32_9_32_96_32_2" style:display-name="Normale 2 9 96 2" style:family="table-cell" style:data-style-name="N0"/>
    <style:style style:name="Normale_32_2_32_9_32_97" style:display-name="Normale 2 9 97" style:family="table-cell" style:data-style-name="N0"/>
    <style:style style:name="Normale_32_2_32_9_32_97_32_2" style:display-name="Normale 2 9 97 2" style:family="table-cell" style:data-style-name="N0"/>
    <style:style style:name="Normale_32_2_32_9_32_98" style:display-name="Normale 2 9 98" style:family="table-cell" style:data-style-name="N0"/>
    <style:style style:name="Normale_32_2_32_9_32_98_32_2" style:display-name="Normale 2 9 98 2" style:family="table-cell" style:data-style-name="N0"/>
    <style:style style:name="Normale_32_2_32_9_32_99" style:display-name="Normale 2 9 99" style:family="table-cell" style:data-style-name="N0"/>
    <style:style style:name="Normale_32_2_32_9_32_99_32_2" style:display-name="Normale 2 9 99 2" style:family="table-cell" style:data-style-name="N0"/>
    <style:style style:name="Normale_32_3" style:display-name="Normale 3" style:family="table-cell" style:data-style-name="N0"/>
    <style:style style:name="Normale_32_3_32_10" style:display-name="Normale 3 10" style:family="table-cell" style:data-style-name="N0"/>
    <style:style style:name="Normale_32_3_32_10_32_2" style:display-name="Normale 3 10 2" style:family="table-cell" style:data-style-name="N0"/>
    <style:style style:name="Normale_32_3_32_11" style:display-name="Normale 3 11" style:family="table-cell" style:data-style-name="N0"/>
    <style:style style:name="Normale_32_3_32_11_32_2" style:display-name="Normale 3 11 2" style:family="table-cell" style:data-style-name="N0"/>
    <style:style style:name="Normale_32_3_32_12" style:display-name="Normale 3 12" style:family="table-cell" style:data-style-name="N0"/>
    <style:style style:name="Normale_32_3_32_12_32_2" style:display-name="Normale 3 12 2" style:family="table-cell" style:data-style-name="N0"/>
    <style:style style:name="Normale_32_3_32_13" style:display-name="Normale 3 13" style:family="table-cell" style:data-style-name="N0"/>
    <style:style style:name="Normale_32_3_32_13_32_2" style:display-name="Normale 3 13 2" style:family="table-cell" style:data-style-name="N0"/>
    <style:style style:name="Normale_32_3_32_14" style:display-name="Normale 3 14" style:family="table-cell" style:data-style-name="N0"/>
    <style:style style:name="Normale_32_3_32_14_32_2" style:display-name="Normale 3 14 2" style:family="table-cell" style:data-style-name="N0"/>
    <style:style style:name="Normale_32_3_32_15" style:display-name="Normale 3 15" style:family="table-cell" style:data-style-name="N0"/>
    <style:style style:name="Normale_32_3_32_15_32_2" style:display-name="Normale 3 15 2" style:family="table-cell" style:data-style-name="N0"/>
    <style:style style:name="Normale_32_3_32_16" style:display-name="Normale 3 16" style:family="table-cell" style:data-style-name="N0"/>
    <style:style style:name="Normale_32_3_32_16_32_2" style:display-name="Normale 3 16 2" style:family="table-cell" style:data-style-name="N0"/>
    <style:style style:name="Normale_32_3_32_17" style:display-name="Normale 3 17" style:family="table-cell" style:data-style-name="N0"/>
    <style:style style:name="Normale_32_3_32_17_32_2" style:display-name="Normale 3 17 2" style:family="table-cell" style:data-style-name="N0"/>
    <style:style style:name="Normale_32_3_32_18" style:display-name="Normale 3 18" style:family="table-cell" style:data-style-name="N0"/>
    <style:style style:name="Normale_32_3_32_18_32_2" style:display-name="Normale 3 18 2" style:family="table-cell" style:data-style-name="N0"/>
    <style:style style:name="Normale_32_3_32_19" style:display-name="Normale 3 19" style:family="table-cell" style:data-style-name="N0"/>
    <style:style style:name="Normale_32_3_32_19_32_2" style:display-name="Normale 3 19 2" style:family="table-cell" style:data-style-name="N0"/>
    <style:style style:name="Normale_32_3_32_2" style:display-name="Normale 3 2" style:family="table-cell" style:data-style-name="N0"/>
    <style:style style:name="Normale_32_3_32_2_32_2" style:display-name="Normale 3 2 2" style:family="table-cell" style:data-style-name="N0"/>
    <style:style style:name="Normale_32_3_32_2_32_2_32_2" style:display-name="Normale 3 2 2 2" style:family="table-cell" style:data-style-name="N0"/>
    <style:style style:name="Normale_32_3_32_2_32_2_32_2_32_2" style:display-name="Normale 3 2 2 2 2" style:family="table-cell" style:data-style-name="N0"/>
    <style:style style:name="Normale_32_3_32_2_32_2_32_3" style:display-name="Normale 3 2 2 3" style:family="table-cell" style:data-style-name="N0"/>
    <style:style style:name="Normale_32_3_32_2_32_3" style:display-name="Normale 3 2 3" style:family="table-cell" style:data-style-name="N0"/>
    <style:style style:name="Normale_32_3_32_20" style:display-name="Normale 3 20" style:family="table-cell" style:data-style-name="N0"/>
    <style:style style:name="Normale_32_3_32_20_32_2" style:display-name="Normale 3 20 2" style:family="table-cell" style:data-style-name="N0"/>
    <style:style style:name="Normale_32_3_32_21" style:display-name="Normale 3 21" style:family="table-cell" style:data-style-name="N0"/>
    <style:style style:name="Normale_32_3_32_21_32_2" style:display-name="Normale 3 21 2" style:family="table-cell" style:data-style-name="N0"/>
    <style:style style:name="Normale_32_3_32_22" style:display-name="Normale 3 22" style:family="table-cell" style:data-style-name="N0"/>
    <style:style style:name="Normale_32_3_32_22_32_2" style:display-name="Normale 3 22 2" style:family="table-cell" style:data-style-name="N0"/>
    <style:style style:name="Normale_32_3_32_23" style:display-name="Normale 3 23" style:family="table-cell" style:data-style-name="N0"/>
    <style:style style:name="Normale_32_3_32_23_32_2" style:display-name="Normale 3 23 2" style:family="table-cell" style:data-style-name="N0"/>
    <style:style style:name="Normale_32_3_32_24" style:display-name="Normale 3 24" style:family="table-cell" style:data-style-name="N0"/>
    <style:style style:name="Normale_32_3_32_24_32_2" style:display-name="Normale 3 24 2" style:family="table-cell" style:data-style-name="N0"/>
    <style:style style:name="Normale_32_3_32_25" style:display-name="Normale 3 25" style:family="table-cell" style:data-style-name="N0"/>
    <style:style style:name="Normale_32_3_32_25_32_2" style:display-name="Normale 3 25 2" style:family="table-cell" style:data-style-name="N0"/>
    <style:style style:name="Normale_32_3_32_26" style:display-name="Normale 3 26" style:family="table-cell" style:data-style-name="N0"/>
    <style:style style:name="Normale_32_3_32_26_32_2" style:display-name="Normale 3 26 2" style:family="table-cell" style:data-style-name="N0"/>
    <style:style style:name="Normale_32_3_32_27" style:display-name="Normale 3 27" style:family="table-cell" style:data-style-name="N0"/>
    <style:style style:name="Normale_32_3_32_27_32_2" style:display-name="Normale 3 27 2" style:family="table-cell" style:data-style-name="N0"/>
    <style:style style:name="Normale_32_3_32_28" style:display-name="Normale 3 28" style:family="table-cell" style:data-style-name="N0"/>
    <style:style style:name="Normale_32_3_32_28_32_2" style:display-name="Normale 3 28 2" style:family="table-cell" style:data-style-name="N0"/>
    <style:style style:name="Normale_32_3_32_29" style:display-name="Normale 3 29" style:family="table-cell" style:data-style-name="N0"/>
    <style:style style:name="Normale_32_3_32_29_32_2" style:display-name="Normale 3 29 2" style:family="table-cell" style:data-style-name="N0"/>
    <style:style style:name="Normale_32_3_32_3" style:display-name="Normale 3 3" style:family="table-cell" style:data-style-name="N0"/>
    <style:style style:name="Normale_32_3_32_3_32_2" style:display-name="Normale 3 3 2" style:family="table-cell" style:data-style-name="N0"/>
    <style:style style:name="Normale_32_3_32_30" style:display-name="Normale 3 30" style:family="table-cell" style:data-style-name="N0"/>
    <style:style style:name="Normale_32_3_32_30_32_2" style:display-name="Normale 3 30 2" style:family="table-cell" style:data-style-name="N0"/>
    <style:style style:name="Normale_32_3_32_31" style:display-name="Normale 3 31" style:family="table-cell" style:data-style-name="N0"/>
    <style:style style:name="Normale_32_3_32_31_32_2" style:display-name="Normale 3 31 2" style:family="table-cell" style:data-style-name="N0"/>
    <style:style style:name="Normale_32_3_32_32" style:display-name="Normale 3 32" style:family="table-cell" style:data-style-name="N0"/>
    <style:style style:name="Normale_32_3_32_32_32_2" style:display-name="Normale 3 32 2" style:family="table-cell" style:data-style-name="N0"/>
    <style:style style:name="Normale_32_3_32_33" style:display-name="Normale 3 33" style:family="table-cell" style:data-style-name="N0"/>
    <style:style style:name="Normale_32_3_32_33_32_2" style:display-name="Normale 3 33 2" style:family="table-cell" style:data-style-name="N0"/>
    <style:style style:name="Normale_32_3_32_34" style:display-name="Normale 3 34" style:family="table-cell" style:data-style-name="N0"/>
    <style:style style:name="Normale_32_3_32_34_32_2" style:display-name="Normale 3 34 2" style:family="table-cell" style:data-style-name="N0"/>
    <style:style style:name="Normale_32_3_32_35" style:display-name="Normale 3 35" style:family="table-cell" style:data-style-name="N0"/>
    <style:style style:name="Normale_32_3_32_35_32_2" style:display-name="Normale 3 35 2" style:family="table-cell" style:data-style-name="N0"/>
    <style:style style:name="Normale_32_3_32_36" style:display-name="Normale 3 36" style:family="table-cell" style:data-style-name="N0"/>
    <style:style style:name="Normale_32_3_32_36_32_2" style:display-name="Normale 3 36 2" style:family="table-cell" style:data-style-name="N0"/>
    <style:style style:name="Normale_32_3_32_37" style:display-name="Normale 3 37" style:family="table-cell" style:data-style-name="N0"/>
    <style:style style:name="Normale_32_3_32_37_32_2" style:display-name="Normale 3 37 2" style:family="table-cell" style:data-style-name="N0"/>
    <style:style style:name="Normale_32_3_32_38" style:display-name="Normale 3 38" style:family="table-cell" style:data-style-name="N0"/>
    <style:style style:name="Normale_32_3_32_38_32_2" style:display-name="Normale 3 38 2" style:family="table-cell" style:data-style-name="N0"/>
    <style:style style:name="Normale_32_3_32_39" style:display-name="Normale 3 39" style:family="table-cell" style:data-style-name="N0"/>
    <style:style style:name="Normale_32_3_32_39_32_2" style:display-name="Normale 3 39 2" style:family="table-cell" style:data-style-name="N0"/>
    <style:style style:name="Normale_32_3_32_4" style:display-name="Normale 3 4" style:family="table-cell" style:data-style-name="N0"/>
    <style:style style:name="Normale_32_3_32_4_32_10" style:display-name="Normale 3 4 10" style:family="table-cell" style:data-style-name="N0"/>
    <style:style style:name="Normale_32_3_32_4_32_10_32_2" style:display-name="Normale 3 4 10 2" style:family="table-cell" style:data-style-name="N0"/>
    <style:style style:name="Normale_32_3_32_4_32_11" style:display-name="Normale 3 4 11" style:family="table-cell" style:data-style-name="N0"/>
    <style:style style:name="Normale_32_3_32_4_32_11_32_2" style:display-name="Normale 3 4 11 2" style:family="table-cell" style:data-style-name="N0"/>
    <style:style style:name="Normale_32_3_32_4_32_12" style:display-name="Normale 3 4 12" style:family="table-cell" style:data-style-name="N0"/>
    <style:style style:name="Normale_32_3_32_4_32_12_32_2" style:display-name="Normale 3 4 12 2" style:family="table-cell" style:data-style-name="N0"/>
    <style:style style:name="Normale_32_3_32_4_32_13" style:display-name="Normale 3 4 13" style:family="table-cell" style:data-style-name="N0"/>
    <style:style style:name="Normale_32_3_32_4_32_13_32_2" style:display-name="Normale 3 4 13 2" style:family="table-cell" style:data-style-name="N0"/>
    <style:style style:name="Normale_32_3_32_4_32_14" style:display-name="Normale 3 4 14" style:family="table-cell" style:data-style-name="N0"/>
    <style:style style:name="Normale_32_3_32_4_32_14_32_2" style:display-name="Normale 3 4 14 2" style:family="table-cell" style:data-style-name="N0"/>
    <style:style style:name="Normale_32_3_32_4_32_15" style:display-name="Normale 3 4 15" style:family="table-cell" style:data-style-name="N0"/>
    <style:style style:name="Normale_32_3_32_4_32_15_32_2" style:display-name="Normale 3 4 15 2" style:family="table-cell" style:data-style-name="N0"/>
    <style:style style:name="Normale_32_3_32_4_32_16" style:display-name="Normale 3 4 16" style:family="table-cell" style:data-style-name="N0"/>
    <style:style style:name="Normale_32_3_32_4_32_16_32_2" style:display-name="Normale 3 4 16 2" style:family="table-cell" style:data-style-name="N0"/>
    <style:style style:name="Normale_32_3_32_4_32_17" style:display-name="Normale 3 4 17" style:family="table-cell" style:data-style-name="N0"/>
    <style:style style:name="Normale_32_3_32_4_32_17_32_2" style:display-name="Normale 3 4 17 2" style:family="table-cell" style:data-style-name="N0"/>
    <style:style style:name="Normale_32_3_32_4_32_18" style:display-name="Normale 3 4 18" style:family="table-cell" style:data-style-name="N0"/>
    <style:style style:name="Normale_32_3_32_4_32_18_32_2" style:display-name="Normale 3 4 18 2" style:family="table-cell" style:data-style-name="N0"/>
    <style:style style:name="Normale_32_3_32_4_32_19" style:display-name="Normale 3 4 19" style:family="table-cell" style:data-style-name="N0"/>
    <style:style style:name="Normale_32_3_32_4_32_19_32_2" style:display-name="Normale 3 4 19 2" style:family="table-cell" style:data-style-name="N0"/>
    <style:style style:name="Normale_32_3_32_4_32_2" style:display-name="Normale 3 4 2" style:family="table-cell" style:data-style-name="N0"/>
    <style:style style:name="Normale_32_3_32_4_32_2_32_2" style:display-name="Normale 3 4 2 2" style:family="table-cell" style:data-style-name="N0"/>
    <style:style style:name="Normale_32_3_32_4_32_20" style:display-name="Normale 3 4 20" style:family="table-cell" style:data-style-name="N0"/>
    <style:style style:name="Normale_32_3_32_4_32_20_32_2" style:display-name="Normale 3 4 20 2" style:family="table-cell" style:data-style-name="N0"/>
    <style:style style:name="Normale_32_3_32_4_32_21" style:display-name="Normale 3 4 21" style:family="table-cell" style:data-style-name="N0"/>
    <style:style style:name="Normale_32_3_32_4_32_21_32_2" style:display-name="Normale 3 4 21 2" style:family="table-cell" style:data-style-name="N0"/>
    <style:style style:name="Normale_32_3_32_4_32_22" style:display-name="Normale 3 4 22" style:family="table-cell" style:data-style-name="N0"/>
    <style:style style:name="Normale_32_3_32_4_32_22_32_2" style:display-name="Normale 3 4 22 2" style:family="table-cell" style:data-style-name="N0"/>
    <style:style style:name="Normale_32_3_32_4_32_23" style:display-name="Normale 3 4 23" style:family="table-cell" style:data-style-name="N0"/>
    <style:style style:name="Normale_32_3_32_4_32_23_32_2" style:display-name="Normale 3 4 23 2" style:family="table-cell" style:data-style-name="N0"/>
    <style:style style:name="Normale_32_3_32_4_32_24" style:display-name="Normale 3 4 24" style:family="table-cell" style:data-style-name="N0"/>
    <style:style style:name="Normale_32_3_32_4_32_24_32_2" style:display-name="Normale 3 4 24 2" style:family="table-cell" style:data-style-name="N0"/>
    <style:style style:name="Normale_32_3_32_4_32_25" style:display-name="Normale 3 4 25" style:family="table-cell" style:data-style-name="N0"/>
    <style:style style:name="Normale_32_3_32_4_32_25_32_2" style:display-name="Normale 3 4 25 2" style:family="table-cell" style:data-style-name="N0"/>
    <style:style style:name="Normale_32_3_32_4_32_26" style:display-name="Normale 3 4 26" style:family="table-cell" style:data-style-name="N0"/>
    <style:style style:name="Normale_32_3_32_4_32_26_32_2" style:display-name="Normale 3 4 26 2" style:family="table-cell" style:data-style-name="N0"/>
    <style:style style:name="Normale_32_3_32_4_32_27" style:display-name="Normale 3 4 27" style:family="table-cell" style:data-style-name="N0"/>
    <style:style style:name="Normale_32_3_32_4_32_27_32_2" style:display-name="Normale 3 4 27 2" style:family="table-cell" style:data-style-name="N0"/>
    <style:style style:name="Normale_32_3_32_4_32_28" style:display-name="Normale 3 4 28" style:family="table-cell" style:data-style-name="N0"/>
    <style:style style:name="Normale_32_3_32_4_32_28_32_2" style:display-name="Normale 3 4 28 2" style:family="table-cell" style:data-style-name="N0"/>
    <style:style style:name="Normale_32_3_32_4_32_29" style:display-name="Normale 3 4 29" style:family="table-cell" style:data-style-name="N0"/>
    <style:style style:name="Normale_32_3_32_4_32_29_32_2" style:display-name="Normale 3 4 29 2" style:family="table-cell" style:data-style-name="N0"/>
    <style:style style:name="Normale_32_3_32_4_32_3" style:display-name="Normale 3 4 3" style:family="table-cell" style:data-style-name="N0"/>
    <style:style style:name="Normale_32_3_32_4_32_3_32_2" style:display-name="Normale 3 4 3 2" style:family="table-cell" style:data-style-name="N0"/>
    <style:style style:name="Normale_32_3_32_4_32_30" style:display-name="Normale 3 4 30" style:family="table-cell" style:data-style-name="N0"/>
    <style:style style:name="Normale_32_3_32_4_32_30_32_2" style:display-name="Normale 3 4 30 2" style:family="table-cell" style:data-style-name="N0"/>
    <style:style style:name="Normale_32_3_32_4_32_31" style:display-name="Normale 3 4 31" style:family="table-cell" style:data-style-name="N0"/>
    <style:style style:name="Normale_32_3_32_4_32_31_32_2" style:display-name="Normale 3 4 31 2" style:family="table-cell" style:data-style-name="N0"/>
    <style:style style:name="Normale_32_3_32_4_32_32" style:display-name="Normale 3 4 32" style:family="table-cell" style:data-style-name="N0"/>
    <style:style style:name="Normale_32_3_32_4_32_32_32_2" style:display-name="Normale 3 4 32 2" style:family="table-cell" style:data-style-name="N0"/>
    <style:style style:name="Normale_32_3_32_4_32_33" style:display-name="Normale 3 4 33" style:family="table-cell" style:data-style-name="N0"/>
    <style:style style:name="Normale_32_3_32_4_32_33_32_2" style:display-name="Normale 3 4 33 2" style:family="table-cell" style:data-style-name="N0"/>
    <style:style style:name="Normale_32_3_32_4_32_34" style:display-name="Normale 3 4 34" style:family="table-cell" style:data-style-name="N0"/>
    <style:style style:name="Normale_32_3_32_4_32_34_32_2" style:display-name="Normale 3 4 34 2" style:family="table-cell" style:data-style-name="N0"/>
    <style:style style:name="Normale_32_3_32_4_32_35" style:display-name="Normale 3 4 35" style:family="table-cell" style:data-style-name="N0"/>
    <style:style style:name="Normale_32_3_32_4_32_35_32_2" style:display-name="Normale 3 4 35 2" style:family="table-cell" style:data-style-name="N0"/>
    <style:style style:name="Normale_32_3_32_4_32_36" style:display-name="Normale 3 4 36" style:family="table-cell" style:data-style-name="N0"/>
    <style:style style:name="Normale_32_3_32_4_32_36_32_2" style:display-name="Normale 3 4 36 2" style:family="table-cell" style:data-style-name="N0"/>
    <style:style style:name="Normale_32_3_32_4_32_37" style:display-name="Normale 3 4 37" style:family="table-cell" style:data-style-name="N0"/>
    <style:style style:name="Normale_32_3_32_4_32_37_32_2" style:display-name="Normale 3 4 37 2" style:family="table-cell" style:data-style-name="N0"/>
    <style:style style:name="Normale_32_3_32_4_32_38" style:display-name="Normale 3 4 38" style:family="table-cell" style:data-style-name="N0"/>
    <style:style style:name="Normale_32_3_32_4_32_38_32_2" style:display-name="Normale 3 4 38 2" style:family="table-cell" style:data-style-name="N0"/>
    <style:style style:name="Normale_32_3_32_4_32_39" style:display-name="Normale 3 4 39" style:family="table-cell" style:data-style-name="N0"/>
    <style:style style:name="Normale_32_3_32_4_32_39_32_2" style:display-name="Normale 3 4 39 2" style:family="table-cell" style:data-style-name="N0"/>
    <style:style style:name="Normale_32_3_32_4_32_4" style:display-name="Normale 3 4 4" style:family="table-cell" style:data-style-name="N0"/>
    <style:style style:name="Normale_32_3_32_4_32_4_32_2" style:display-name="Normale 3 4 4 2" style:family="table-cell" style:data-style-name="N0"/>
    <style:style style:name="Normale_32_3_32_4_32_40" style:display-name="Normale 3 4 40" style:family="table-cell" style:data-style-name="N0"/>
    <style:style style:name="Normale_32_3_32_4_32_40_32_2" style:display-name="Normale 3 4 40 2" style:family="table-cell" style:data-style-name="N0"/>
    <style:style style:name="Normale_32_3_32_4_32_41" style:display-name="Normale 3 4 41" style:family="table-cell" style:data-style-name="N0"/>
    <style:style style:name="Normale_32_3_32_4_32_41_32_2" style:display-name="Normale 3 4 41 2" style:family="table-cell" style:data-style-name="N0"/>
    <style:style style:name="Normale_32_3_32_4_32_42" style:display-name="Normale 3 4 42" style:family="table-cell" style:data-style-name="N0"/>
    <style:style style:name="Normale_32_3_32_4_32_42_32_2" style:display-name="Normale 3 4 42 2" style:family="table-cell" style:data-style-name="N0"/>
    <style:style style:name="Normale_32_3_32_4_32_43" style:display-name="Normale 3 4 43" style:family="table-cell" style:data-style-name="N0"/>
    <style:style style:name="Normale_32_3_32_4_32_43_32_2" style:display-name="Normale 3 4 43 2" style:family="table-cell" style:data-style-name="N0"/>
    <style:style style:name="Normale_32_3_32_4_32_44" style:display-name="Normale 3 4 44" style:family="table-cell" style:data-style-name="N0"/>
    <style:style style:name="Normale_32_3_32_4_32_44_32_2" style:display-name="Normale 3 4 44 2" style:family="table-cell" style:data-style-name="N0"/>
    <style:style style:name="Normale_32_3_32_4_32_45" style:display-name="Normale 3 4 45" style:family="table-cell" style:data-style-name="N0"/>
    <style:style style:name="Normale_32_3_32_4_32_45_32_2" style:display-name="Normale 3 4 45 2" style:family="table-cell" style:data-style-name="N0"/>
    <style:style style:name="Normale_32_3_32_4_32_46" style:display-name="Normale 3 4 46" style:family="table-cell" style:data-style-name="N0"/>
    <style:style style:name="Normale_32_3_32_4_32_46_32_2" style:display-name="Normale 3 4 46 2" style:family="table-cell" style:data-style-name="N0"/>
    <style:style style:name="Normale_32_3_32_4_32_47" style:display-name="Normale 3 4 47" style:family="table-cell" style:data-style-name="N0"/>
    <style:style style:name="Normale_32_3_32_4_32_47_32_2" style:display-name="Normale 3 4 47 2" style:family="table-cell" style:data-style-name="N0"/>
    <style:style style:name="Normale_32_3_32_4_32_48" style:display-name="Normale 3 4 48" style:family="table-cell" style:data-style-name="N0"/>
    <style:style style:name="Normale_32_3_32_4_32_48_32_2" style:display-name="Normale 3 4 48 2" style:family="table-cell" style:data-style-name="N0"/>
    <style:style style:name="Normale_32_3_32_4_32_49" style:display-name="Normale 3 4 49" style:family="table-cell" style:data-style-name="N0"/>
    <style:style style:name="Normale_32_3_32_4_32_49_32_2" style:display-name="Normale 3 4 49 2" style:family="table-cell" style:data-style-name="N0"/>
    <style:style style:name="Normale_32_3_32_4_32_5" style:display-name="Normale 3 4 5" style:family="table-cell" style:data-style-name="N0"/>
    <style:style style:name="Normale_32_3_32_4_32_5_32_2" style:display-name="Normale 3 4 5 2" style:family="table-cell" style:data-style-name="N0"/>
    <style:style style:name="Normale_32_3_32_4_32_50" style:display-name="Normale 3 4 50" style:family="table-cell" style:data-style-name="N0"/>
    <style:style style:name="Normale_32_3_32_4_32_50_32_2" style:display-name="Normale 3 4 50 2" style:family="table-cell" style:data-style-name="N0"/>
    <style:style style:name="Normale_32_3_32_4_32_51" style:display-name="Normale 3 4 51" style:family="table-cell" style:data-style-name="N0"/>
    <style:style style:name="Normale_32_3_32_4_32_51_32_2" style:display-name="Normale 3 4 51 2" style:family="table-cell" style:data-style-name="N0"/>
    <style:style style:name="Normale_32_3_32_4_32_52" style:display-name="Normale 3 4 52" style:family="table-cell" style:data-style-name="N0"/>
    <style:style style:name="Normale_32_3_32_4_32_52_32_2" style:display-name="Normale 3 4 52 2" style:family="table-cell" style:data-style-name="N0"/>
    <style:style style:name="Normale_32_3_32_4_32_53" style:display-name="Normale 3 4 53" style:family="table-cell" style:data-style-name="N0"/>
    <style:style style:name="Normale_32_3_32_4_32_6" style:display-name="Normale 3 4 6" style:family="table-cell" style:data-style-name="N0"/>
    <style:style style:name="Normale_32_3_32_4_32_6_32_2" style:display-name="Normale 3 4 6 2" style:family="table-cell" style:data-style-name="N0"/>
    <style:style style:name="Normale_32_3_32_4_32_7" style:display-name="Normale 3 4 7" style:family="table-cell" style:data-style-name="N0"/>
    <style:style style:name="Normale_32_3_32_4_32_7_32_2" style:display-name="Normale 3 4 7 2" style:family="table-cell" style:data-style-name="N0"/>
    <style:style style:name="Normale_32_3_32_4_32_8" style:display-name="Normale 3 4 8" style:family="table-cell" style:data-style-name="N0"/>
    <style:style style:name="Normale_32_3_32_4_32_8_32_2" style:display-name="Normale 3 4 8 2" style:family="table-cell" style:data-style-name="N0"/>
    <style:style style:name="Normale_32_3_32_4_32_9" style:display-name="Normale 3 4 9" style:family="table-cell" style:data-style-name="N0"/>
    <style:style style:name="Normale_32_3_32_4_32_9_32_2" style:display-name="Normale 3 4 9 2" style:family="table-cell" style:data-style-name="N0"/>
    <style:style style:name="Normale_32_3_32_40" style:display-name="Normale 3 40" style:family="table-cell" style:data-style-name="N0"/>
    <style:style style:name="Normale_32_3_32_40_32_2" style:display-name="Normale 3 40 2" style:family="table-cell" style:data-style-name="N0"/>
    <style:style style:name="Normale_32_3_32_41" style:display-name="Normale 3 41" style:family="table-cell" style:data-style-name="N0"/>
    <style:style style:name="Normale_32_3_32_41_32_2" style:display-name="Normale 3 41 2" style:family="table-cell" style:data-style-name="N0"/>
    <style:style style:name="Normale_32_3_32_42" style:display-name="Normale 3 42" style:family="table-cell" style:data-style-name="N0"/>
    <style:style style:name="Normale_32_3_32_42_32_2" style:display-name="Normale 3 42 2" style:family="table-cell" style:data-style-name="N0"/>
    <style:style style:name="Normale_32_3_32_43" style:display-name="Normale 3 43" style:family="table-cell" style:data-style-name="N0"/>
    <style:style style:name="Normale_32_3_32_43_32_2" style:display-name="Normale 3 43 2" style:family="table-cell" style:data-style-name="N0"/>
    <style:style style:name="Normale_32_3_32_44" style:display-name="Normale 3 44" style:family="table-cell" style:data-style-name="N0"/>
    <style:style style:name="Normale_32_3_32_44_32_2" style:display-name="Normale 3 44 2" style:family="table-cell" style:data-style-name="N0"/>
    <style:style style:name="Normale_32_3_32_45" style:display-name="Normale 3 45" style:family="table-cell" style:data-style-name="N0"/>
    <style:style style:name="Normale_32_3_32_45_32_2" style:display-name="Normale 3 45 2" style:family="table-cell" style:data-style-name="N0"/>
    <style:style style:name="Normale_32_3_32_46" style:display-name="Normale 3 46" style:family="table-cell" style:data-style-name="N0"/>
    <style:style style:name="Normale_32_3_32_46_32_2" style:display-name="Normale 3 46 2" style:family="table-cell" style:data-style-name="N0"/>
    <style:style style:name="Normale_32_3_32_47" style:display-name="Normale 3 47" style:family="table-cell" style:data-style-name="N0"/>
    <style:style style:name="Normale_32_3_32_47_32_2" style:display-name="Normale 3 47 2" style:family="table-cell" style:data-style-name="N0"/>
    <style:style style:name="Normale_32_3_32_48" style:display-name="Normale 3 48" style:family="table-cell" style:data-style-name="N0"/>
    <style:style style:name="Normale_32_3_32_48_32_2" style:display-name="Normale 3 48 2" style:family="table-cell" style:data-style-name="N0"/>
    <style:style style:name="Normale_32_3_32_49" style:display-name="Normale 3 49" style:family="table-cell" style:data-style-name="N0"/>
    <style:style style:name="Normale_32_3_32_49_32_2" style:display-name="Normale 3 49 2" style:family="table-cell" style:data-style-name="N0"/>
    <style:style style:name="Normale_32_3_32_5" style:display-name="Normale 3 5" style:family="table-cell" style:data-style-name="N0"/>
    <style:style style:name="Normale_32_3_32_5_32_10" style:display-name="Normale 3 5 10" style:family="table-cell" style:data-style-name="N0"/>
    <style:style style:name="Normale_32_3_32_5_32_10_32_2" style:display-name="Normale 3 5 10 2" style:family="table-cell" style:data-style-name="N0"/>
    <style:style style:name="Normale_32_3_32_5_32_11" style:display-name="Normale 3 5 11" style:family="table-cell" style:data-style-name="N0"/>
    <style:style style:name="Normale_32_3_32_5_32_11_32_2" style:display-name="Normale 3 5 11 2" style:family="table-cell" style:data-style-name="N0"/>
    <style:style style:name="Normale_32_3_32_5_32_12" style:display-name="Normale 3 5 12" style:family="table-cell" style:data-style-name="N0"/>
    <style:style style:name="Normale_32_3_32_5_32_12_32_2" style:display-name="Normale 3 5 12 2" style:family="table-cell" style:data-style-name="N0"/>
    <style:style style:name="Normale_32_3_32_5_32_13" style:display-name="Normale 3 5 13" style:family="table-cell" style:data-style-name="N0"/>
    <style:style style:name="Normale_32_3_32_5_32_13_32_2" style:display-name="Normale 3 5 13 2" style:family="table-cell" style:data-style-name="N0"/>
    <style:style style:name="Normale_32_3_32_5_32_14" style:display-name="Normale 3 5 14" style:family="table-cell" style:data-style-name="N0"/>
    <style:style style:name="Normale_32_3_32_5_32_14_32_2" style:display-name="Normale 3 5 14 2" style:family="table-cell" style:data-style-name="N0"/>
    <style:style style:name="Normale_32_3_32_5_32_15" style:display-name="Normale 3 5 15" style:family="table-cell" style:data-style-name="N0"/>
    <style:style style:name="Normale_32_3_32_5_32_15_32_2" style:display-name="Normale 3 5 15 2" style:family="table-cell" style:data-style-name="N0"/>
    <style:style style:name="Normale_32_3_32_5_32_16" style:display-name="Normale 3 5 16" style:family="table-cell" style:data-style-name="N0"/>
    <style:style style:name="Normale_32_3_32_5_32_16_32_2" style:display-name="Normale 3 5 16 2" style:family="table-cell" style:data-style-name="N0"/>
    <style:style style:name="Normale_32_3_32_5_32_17" style:display-name="Normale 3 5 17" style:family="table-cell" style:data-style-name="N0"/>
    <style:style style:name="Normale_32_3_32_5_32_17_32_2" style:display-name="Normale 3 5 17 2" style:family="table-cell" style:data-style-name="N0"/>
    <style:style style:name="Normale_32_3_32_5_32_18" style:display-name="Normale 3 5 18" style:family="table-cell" style:data-style-name="N0"/>
    <style:style style:name="Normale_32_3_32_5_32_18_32_2" style:display-name="Normale 3 5 18 2" style:family="table-cell" style:data-style-name="N0"/>
    <style:style style:name="Normale_32_3_32_5_32_19" style:display-name="Normale 3 5 19" style:family="table-cell" style:data-style-name="N0"/>
    <style:style style:name="Normale_32_3_32_5_32_19_32_2" style:display-name="Normale 3 5 19 2" style:family="table-cell" style:data-style-name="N0"/>
    <style:style style:name="Normale_32_3_32_5_32_2" style:display-name="Normale 3 5 2" style:family="table-cell" style:data-style-name="N0"/>
    <style:style style:name="Normale_32_3_32_5_32_2_32_2" style:display-name="Normale 3 5 2 2" style:family="table-cell" style:data-style-name="N0"/>
    <style:style style:name="Normale_32_3_32_5_32_20" style:display-name="Normale 3 5 20" style:family="table-cell" style:data-style-name="N0"/>
    <style:style style:name="Normale_32_3_32_5_32_20_32_2" style:display-name="Normale 3 5 20 2" style:family="table-cell" style:data-style-name="N0"/>
    <style:style style:name="Normale_32_3_32_5_32_21" style:display-name="Normale 3 5 21" style:family="table-cell" style:data-style-name="N0"/>
    <style:style style:name="Normale_32_3_32_5_32_21_32_2" style:display-name="Normale 3 5 21 2" style:family="table-cell" style:data-style-name="N0"/>
    <style:style style:name="Normale_32_3_32_5_32_22" style:display-name="Normale 3 5 22" style:family="table-cell" style:data-style-name="N0"/>
    <style:style style:name="Normale_32_3_32_5_32_22_32_2" style:display-name="Normale 3 5 22 2" style:family="table-cell" style:data-style-name="N0"/>
    <style:style style:name="Normale_32_3_32_5_32_23" style:display-name="Normale 3 5 23" style:family="table-cell" style:data-style-name="N0"/>
    <style:style style:name="Normale_32_3_32_5_32_23_32_2" style:display-name="Normale 3 5 23 2" style:family="table-cell" style:data-style-name="N0"/>
    <style:style style:name="Normale_32_3_32_5_32_24" style:display-name="Normale 3 5 24" style:family="table-cell" style:data-style-name="N0"/>
    <style:style style:name="Normale_32_3_32_5_32_24_32_2" style:display-name="Normale 3 5 24 2" style:family="table-cell" style:data-style-name="N0"/>
    <style:style style:name="Normale_32_3_32_5_32_25" style:display-name="Normale 3 5 25" style:family="table-cell" style:data-style-name="N0"/>
    <style:style style:name="Normale_32_3_32_5_32_25_32_2" style:display-name="Normale 3 5 25 2" style:family="table-cell" style:data-style-name="N0"/>
    <style:style style:name="Normale_32_3_32_5_32_26" style:display-name="Normale 3 5 26" style:family="table-cell" style:data-style-name="N0"/>
    <style:style style:name="Normale_32_3_32_5_32_26_32_2" style:display-name="Normale 3 5 26 2" style:family="table-cell" style:data-style-name="N0"/>
    <style:style style:name="Normale_32_3_32_5_32_27" style:display-name="Normale 3 5 27" style:family="table-cell" style:data-style-name="N0"/>
    <style:style style:name="Normale_32_3_32_5_32_27_32_2" style:display-name="Normale 3 5 27 2" style:family="table-cell" style:data-style-name="N0"/>
    <style:style style:name="Normale_32_3_32_5_32_28" style:display-name="Normale 3 5 28" style:family="table-cell" style:data-style-name="N0"/>
    <style:style style:name="Normale_32_3_32_5_32_28_32_2" style:display-name="Normale 3 5 28 2" style:family="table-cell" style:data-style-name="N0"/>
    <style:style style:name="Normale_32_3_32_5_32_29" style:display-name="Normale 3 5 29" style:family="table-cell" style:data-style-name="N0"/>
    <style:style style:name="Normale_32_3_32_5_32_29_32_2" style:display-name="Normale 3 5 29 2" style:family="table-cell" style:data-style-name="N0"/>
    <style:style style:name="Normale_32_3_32_5_32_3" style:display-name="Normale 3 5 3" style:family="table-cell" style:data-style-name="N0"/>
    <style:style style:name="Normale_32_3_32_5_32_3_32_2" style:display-name="Normale 3 5 3 2" style:family="table-cell" style:data-style-name="N0"/>
    <style:style style:name="Normale_32_3_32_5_32_30" style:display-name="Normale 3 5 30" style:family="table-cell" style:data-style-name="N0"/>
    <style:style style:name="Normale_32_3_32_5_32_30_32_2" style:display-name="Normale 3 5 30 2" style:family="table-cell" style:data-style-name="N0"/>
    <style:style style:name="Normale_32_3_32_5_32_31" style:display-name="Normale 3 5 31" style:family="table-cell" style:data-style-name="N0"/>
    <style:style style:name="Normale_32_3_32_5_32_31_32_2" style:display-name="Normale 3 5 31 2" style:family="table-cell" style:data-style-name="N0"/>
    <style:style style:name="Normale_32_3_32_5_32_32" style:display-name="Normale 3 5 32" style:family="table-cell" style:data-style-name="N0"/>
    <style:style style:name="Normale_32_3_32_5_32_32_32_2" style:display-name="Normale 3 5 32 2" style:family="table-cell" style:data-style-name="N0"/>
    <style:style style:name="Normale_32_3_32_5_32_33" style:display-name="Normale 3 5 33" style:family="table-cell" style:data-style-name="N0"/>
    <style:style style:name="Normale_32_3_32_5_32_33_32_2" style:display-name="Normale 3 5 33 2" style:family="table-cell" style:data-style-name="N0"/>
    <style:style style:name="Normale_32_3_32_5_32_34" style:display-name="Normale 3 5 34" style:family="table-cell" style:data-style-name="N0"/>
    <style:style style:name="Normale_32_3_32_5_32_34_32_2" style:display-name="Normale 3 5 34 2" style:family="table-cell" style:data-style-name="N0"/>
    <style:style style:name="Normale_32_3_32_5_32_35" style:display-name="Normale 3 5 35" style:family="table-cell" style:data-style-name="N0"/>
    <style:style style:name="Normale_32_3_32_5_32_35_32_2" style:display-name="Normale 3 5 35 2" style:family="table-cell" style:data-style-name="N0"/>
    <style:style style:name="Normale_32_3_32_5_32_36" style:display-name="Normale 3 5 36" style:family="table-cell" style:data-style-name="N0"/>
    <style:style style:name="Normale_32_3_32_5_32_36_32_2" style:display-name="Normale 3 5 36 2" style:family="table-cell" style:data-style-name="N0"/>
    <style:style style:name="Normale_32_3_32_5_32_37" style:display-name="Normale 3 5 37" style:family="table-cell" style:data-style-name="N0"/>
    <style:style style:name="Normale_32_3_32_5_32_37_32_2" style:display-name="Normale 3 5 37 2" style:family="table-cell" style:data-style-name="N0"/>
    <style:style style:name="Normale_32_3_32_5_32_38" style:display-name="Normale 3 5 38" style:family="table-cell" style:data-style-name="N0"/>
    <style:style style:name="Normale_32_3_32_5_32_38_32_2" style:display-name="Normale 3 5 38 2" style:family="table-cell" style:data-style-name="N0"/>
    <style:style style:name="Normale_32_3_32_5_32_39" style:display-name="Normale 3 5 39" style:family="table-cell" style:data-style-name="N0"/>
    <style:style style:name="Normale_32_3_32_5_32_39_32_2" style:display-name="Normale 3 5 39 2" style:family="table-cell" style:data-style-name="N0"/>
    <style:style style:name="Normale_32_3_32_5_32_4" style:display-name="Normale 3 5 4" style:family="table-cell" style:data-style-name="N0"/>
    <style:style style:name="Normale_32_3_32_5_32_4_32_2" style:display-name="Normale 3 5 4 2" style:family="table-cell" style:data-style-name="N0"/>
    <style:style style:name="Normale_32_3_32_5_32_40" style:display-name="Normale 3 5 40" style:family="table-cell" style:data-style-name="N0"/>
    <style:style style:name="Normale_32_3_32_5_32_40_32_2" style:display-name="Normale 3 5 40 2" style:family="table-cell" style:data-style-name="N0"/>
    <style:style style:name="Normale_32_3_32_5_32_41" style:display-name="Normale 3 5 41" style:family="table-cell" style:data-style-name="N0"/>
    <style:style style:name="Normale_32_3_32_5_32_41_32_2" style:display-name="Normale 3 5 41 2" style:family="table-cell" style:data-style-name="N0"/>
    <style:style style:name="Normale_32_3_32_5_32_42" style:display-name="Normale 3 5 42" style:family="table-cell" style:data-style-name="N0"/>
    <style:style style:name="Normale_32_3_32_5_32_42_32_2" style:display-name="Normale 3 5 42 2" style:family="table-cell" style:data-style-name="N0"/>
    <style:style style:name="Normale_32_3_32_5_32_43" style:display-name="Normale 3 5 43" style:family="table-cell" style:data-style-name="N0"/>
    <style:style style:name="Normale_32_3_32_5_32_43_32_2" style:display-name="Normale 3 5 43 2" style:family="table-cell" style:data-style-name="N0"/>
    <style:style style:name="Normale_32_3_32_5_32_44" style:display-name="Normale 3 5 44" style:family="table-cell" style:data-style-name="N0"/>
    <style:style style:name="Normale_32_3_32_5_32_44_32_2" style:display-name="Normale 3 5 44 2" style:family="table-cell" style:data-style-name="N0"/>
    <style:style style:name="Normale_32_3_32_5_32_45" style:display-name="Normale 3 5 45" style:family="table-cell" style:data-style-name="N0"/>
    <style:style style:name="Normale_32_3_32_5_32_45_32_2" style:display-name="Normale 3 5 45 2" style:family="table-cell" style:data-style-name="N0"/>
    <style:style style:name="Normale_32_3_32_5_32_46" style:display-name="Normale 3 5 46" style:family="table-cell" style:data-style-name="N0"/>
    <style:style style:name="Normale_32_3_32_5_32_46_32_2" style:display-name="Normale 3 5 46 2" style:family="table-cell" style:data-style-name="N0"/>
    <style:style style:name="Normale_32_3_32_5_32_47" style:display-name="Normale 3 5 47" style:family="table-cell" style:data-style-name="N0"/>
    <style:style style:name="Normale_32_3_32_5_32_47_32_2" style:display-name="Normale 3 5 47 2" style:family="table-cell" style:data-style-name="N0"/>
    <style:style style:name="Normale_32_3_32_5_32_48" style:display-name="Normale 3 5 48" style:family="table-cell" style:data-style-name="N0"/>
    <style:style style:name="Normale_32_3_32_5_32_48_32_2" style:display-name="Normale 3 5 48 2" style:family="table-cell" style:data-style-name="N0"/>
    <style:style style:name="Normale_32_3_32_5_32_49" style:display-name="Normale 3 5 49" style:family="table-cell" style:data-style-name="N0"/>
    <style:style style:name="Normale_32_3_32_5_32_49_32_2" style:display-name="Normale 3 5 49 2" style:family="table-cell" style:data-style-name="N0"/>
    <style:style style:name="Normale_32_3_32_5_32_5" style:display-name="Normale 3 5 5" style:family="table-cell" style:data-style-name="N0"/>
    <style:style style:name="Normale_32_3_32_5_32_5_32_2" style:display-name="Normale 3 5 5 2" style:family="table-cell" style:data-style-name="N0"/>
    <style:style style:name="Normale_32_3_32_5_32_50" style:display-name="Normale 3 5 50" style:family="table-cell" style:data-style-name="N0"/>
    <style:style style:name="Normale_32_3_32_5_32_50_32_2" style:display-name="Normale 3 5 50 2" style:family="table-cell" style:data-style-name="N0"/>
    <style:style style:name="Normale_32_3_32_5_32_51" style:display-name="Normale 3 5 51" style:family="table-cell" style:data-style-name="N0"/>
    <style:style style:name="Normale_32_3_32_5_32_51_32_2" style:display-name="Normale 3 5 51 2" style:family="table-cell" style:data-style-name="N0"/>
    <style:style style:name="Normale_32_3_32_5_32_52" style:display-name="Normale 3 5 52" style:family="table-cell" style:data-style-name="N0"/>
    <style:style style:name="Normale_32_3_32_5_32_52_32_2" style:display-name="Normale 3 5 52 2" style:family="table-cell" style:data-style-name="N0"/>
    <style:style style:name="Normale_32_3_32_5_32_53" style:display-name="Normale 3 5 53" style:family="table-cell" style:data-style-name="N0"/>
    <style:style style:name="Normale_32_3_32_5_32_6" style:display-name="Normale 3 5 6" style:family="table-cell" style:data-style-name="N0"/>
    <style:style style:name="Normale_32_3_32_5_32_6_32_2" style:display-name="Normale 3 5 6 2" style:family="table-cell" style:data-style-name="N0"/>
    <style:style style:name="Normale_32_3_32_5_32_7" style:display-name="Normale 3 5 7" style:family="table-cell" style:data-style-name="N0"/>
    <style:style style:name="Normale_32_3_32_5_32_7_32_2" style:display-name="Normale 3 5 7 2" style:family="table-cell" style:data-style-name="N0"/>
    <style:style style:name="Normale_32_3_32_5_32_8" style:display-name="Normale 3 5 8" style:family="table-cell" style:data-style-name="N0"/>
    <style:style style:name="Normale_32_3_32_5_32_8_32_2" style:display-name="Normale 3 5 8 2" style:family="table-cell" style:data-style-name="N0"/>
    <style:style style:name="Normale_32_3_32_5_32_9" style:display-name="Normale 3 5 9" style:family="table-cell" style:data-style-name="N0"/>
    <style:style style:name="Normale_32_3_32_5_32_9_32_2" style:display-name="Normale 3 5 9 2" style:family="table-cell" style:data-style-name="N0"/>
    <style:style style:name="Normale_32_3_32_50" style:display-name="Normale 3 50" style:family="table-cell" style:data-style-name="N0"/>
    <style:style style:name="Normale_32_3_32_50_32_2" style:display-name="Normale 3 50 2" style:family="table-cell" style:data-style-name="N0"/>
    <style:style style:name="Normale_32_3_32_51" style:display-name="Normale 3 51" style:family="table-cell" style:data-style-name="N0"/>
    <style:style style:name="Normale_32_3_32_51_32_2" style:display-name="Normale 3 51 2" style:family="table-cell" style:data-style-name="N0"/>
    <style:style style:name="Normale_32_3_32_52" style:display-name="Normale 3 52" style:family="table-cell" style:data-style-name="N0"/>
    <style:style style:name="Normale_32_3_32_52_32_2" style:display-name="Normale 3 52 2" style:family="table-cell" style:data-style-name="N0"/>
    <style:style style:name="Normale_32_3_32_53" style:display-name="Normale 3 53" style:family="table-cell" style:data-style-name="N0"/>
    <style:style style:name="Normale_32_3_32_53_32_2" style:display-name="Normale 3 53 2" style:family="table-cell" style:data-style-name="N0"/>
    <style:style style:name="Normale_32_3_32_54" style:display-name="Normale 3 54" style:family="table-cell" style:data-style-name="N0"/>
    <style:style style:name="Normale_32_3_32_54_32_2" style:display-name="Normale 3 54 2" style:family="table-cell" style:data-style-name="N0"/>
    <style:style style:name="Normale_32_3_32_55" style:display-name="Normale 3 55" style:family="table-cell" style:data-style-name="N0"/>
    <style:style style:name="Normale_32_3_32_55_32_2" style:display-name="Normale 3 55 2" style:family="table-cell" style:data-style-name="N0"/>
    <style:style style:name="Normale_32_3_32_56" style:display-name="Normale 3 56" style:family="table-cell" style:data-style-name="N0"/>
    <style:style style:name="Normale_32_3_32_56_32_2" style:display-name="Normale 3 56 2" style:family="table-cell" style:data-style-name="N0"/>
    <style:style style:name="Normale_32_3_32_57" style:display-name="Normale 3 57" style:family="table-cell" style:data-style-name="N0"/>
    <style:style style:name="Normale_32_3_32_6" style:display-name="Normale 3 6" style:family="table-cell" style:data-style-name="N0"/>
    <style:style style:name="Normale_32_3_32_6_32_2" style:display-name="Normale 3 6 2" style:family="table-cell" style:data-style-name="N0"/>
    <style:style style:name="Normale_32_3_32_7" style:display-name="Normale 3 7" style:family="table-cell" style:data-style-name="N0"/>
    <style:style style:name="Normale_32_3_32_7_32_2" style:display-name="Normale 3 7 2" style:family="table-cell" style:data-style-name="N0"/>
    <style:style style:name="Normale_32_3_32_8" style:display-name="Normale 3 8" style:family="table-cell" style:data-style-name="N0"/>
    <style:style style:name="Normale_32_3_32_8_32_2" style:display-name="Normale 3 8 2" style:family="table-cell" style:data-style-name="N0"/>
    <style:style style:name="Normale_32_3_32_9" style:display-name="Normale 3 9" style:family="table-cell" style:data-style-name="N0"/>
    <style:style style:name="Normale_32_3_32_9_32_2" style:display-name="Normale 3 9 2" style:family="table-cell" style:data-style-name="N0"/>
    <style:style style:name="Normale_32_4" style:display-name="Normale 4" style:family="table-cell" style:data-style-name="N0"/>
    <style:style style:name="Normale_32_4_32_10" style:display-name="Normale 4 10" style:family="table-cell" style:data-style-name="N0"/>
    <style:style style:name="Normale_32_4_32_10_32_2" style:display-name="Normale 4 10 2" style:family="table-cell" style:data-style-name="N0"/>
    <style:style style:name="Normale_32_4_32_11" style:display-name="Normale 4 11" style:family="table-cell" style:data-style-name="N0"/>
    <style:style style:name="Normale_32_4_32_11_32_2" style:display-name="Normale 4 11 2" style:family="table-cell" style:data-style-name="N0"/>
    <style:style style:name="Normale_32_4_32_12" style:display-name="Normale 4 12" style:family="table-cell" style:data-style-name="N0"/>
    <style:style style:name="Normale_32_4_32_12_32_2" style:display-name="Normale 4 12 2" style:family="table-cell" style:data-style-name="N0"/>
    <style:style style:name="Normale_32_4_32_13" style:display-name="Normale 4 13" style:family="table-cell" style:data-style-name="N0"/>
    <style:style style:name="Normale_32_4_32_13_32_2" style:display-name="Normale 4 13 2" style:family="table-cell" style:data-style-name="N0"/>
    <style:style style:name="Normale_32_4_32_14" style:display-name="Normale 4 14" style:family="table-cell" style:data-style-name="N0"/>
    <style:style style:name="Normale_32_4_32_14_32_2" style:display-name="Normale 4 14 2" style:family="table-cell" style:data-style-name="N0"/>
    <style:style style:name="Normale_32_4_32_15" style:display-name="Normale 4 15" style:family="table-cell" style:data-style-name="N0"/>
    <style:style style:name="Normale_32_4_32_15_32_2" style:display-name="Normale 4 15 2" style:family="table-cell" style:data-style-name="N0"/>
    <style:style style:name="Normale_32_4_32_16" style:display-name="Normale 4 16" style:family="table-cell" style:data-style-name="N0"/>
    <style:style style:name="Normale_32_4_32_16_32_2" style:display-name="Normale 4 16 2" style:family="table-cell" style:data-style-name="N0"/>
    <style:style style:name="Normale_32_4_32_17" style:display-name="Normale 4 17" style:family="table-cell" style:data-style-name="N0"/>
    <style:style style:name="Normale_32_4_32_17_32_2" style:display-name="Normale 4 17 2" style:family="table-cell" style:data-style-name="N0"/>
    <style:style style:name="Normale_32_4_32_18" style:display-name="Normale 4 18" style:family="table-cell" style:data-style-name="N0"/>
    <style:style style:name="Normale_32_4_32_18_32_2" style:display-name="Normale 4 18 2" style:family="table-cell" style:data-style-name="N0"/>
    <style:style style:name="Normale_32_4_32_19" style:display-name="Normale 4 19" style:family="table-cell" style:data-style-name="N0"/>
    <style:style style:name="Normale_32_4_32_19_32_2" style:display-name="Normale 4 19 2" style:family="table-cell" style:data-style-name="N0"/>
    <style:style style:name="Normale_32_4_32_2" style:display-name="Normale 4 2" style:family="table-cell" style:data-style-name="N0"/>
    <style:style style:name="Normale_32_4_32_2_32_2" style:display-name="Normale 4 2 2" style:family="table-cell" style:data-style-name="N0"/>
    <style:style style:name="Normale_32_4_32_20" style:display-name="Normale 4 20" style:family="table-cell" style:data-style-name="N0"/>
    <style:style style:name="Normale_32_4_32_20_32_2" style:display-name="Normale 4 20 2" style:family="table-cell" style:data-style-name="N0"/>
    <style:style style:name="Normale_32_4_32_21" style:display-name="Normale 4 21" style:family="table-cell" style:data-style-name="N0"/>
    <style:style style:name="Normale_32_4_32_21_32_2" style:display-name="Normale 4 21 2" style:family="table-cell" style:data-style-name="N0"/>
    <style:style style:name="Normale_32_4_32_22" style:display-name="Normale 4 22" style:family="table-cell" style:data-style-name="N0"/>
    <style:style style:name="Normale_32_4_32_22_32_2" style:display-name="Normale 4 22 2" style:family="table-cell" style:data-style-name="N0"/>
    <style:style style:name="Normale_32_4_32_23" style:display-name="Normale 4 23" style:family="table-cell" style:data-style-name="N0"/>
    <style:style style:name="Normale_32_4_32_23_32_2" style:display-name="Normale 4 23 2" style:family="table-cell" style:data-style-name="N0"/>
    <style:style style:name="Normale_32_4_32_24" style:display-name="Normale 4 24" style:family="table-cell" style:data-style-name="N0"/>
    <style:style style:name="Normale_32_4_32_24_32_2" style:display-name="Normale 4 24 2" style:family="table-cell" style:data-style-name="N0"/>
    <style:style style:name="Normale_32_4_32_25" style:display-name="Normale 4 25" style:family="table-cell" style:data-style-name="N0"/>
    <style:style style:name="Normale_32_4_32_25_32_2" style:display-name="Normale 4 25 2" style:family="table-cell" style:data-style-name="N0"/>
    <style:style style:name="Normale_32_4_32_26" style:display-name="Normale 4 26" style:family="table-cell" style:data-style-name="N0"/>
    <style:style style:name="Normale_32_4_32_26_32_2" style:display-name="Normale 4 26 2" style:family="table-cell" style:data-style-name="N0"/>
    <style:style style:name="Normale_32_4_32_27" style:display-name="Normale 4 27" style:family="table-cell" style:data-style-name="N0"/>
    <style:style style:name="Normale_32_4_32_27_32_2" style:display-name="Normale 4 27 2" style:family="table-cell" style:data-style-name="N0"/>
    <style:style style:name="Normale_32_4_32_28" style:display-name="Normale 4 28" style:family="table-cell" style:data-style-name="N0"/>
    <style:style style:name="Normale_32_4_32_28_32_2" style:display-name="Normale 4 28 2" style:family="table-cell" style:data-style-name="N0"/>
    <style:style style:name="Normale_32_4_32_29" style:display-name="Normale 4 29" style:family="table-cell" style:data-style-name="N0"/>
    <style:style style:name="Normale_32_4_32_29_32_2" style:display-name="Normale 4 29 2" style:family="table-cell" style:data-style-name="N0"/>
    <style:style style:name="Normale_32_4_32_3" style:display-name="Normale 4 3" style:family="table-cell" style:data-style-name="N0"/>
    <style:style style:name="Normale_32_4_32_3_32_10" style:display-name="Normale 4 3 10" style:family="table-cell" style:data-style-name="N0"/>
    <style:style style:name="Normale_32_4_32_3_32_10_32_2" style:display-name="Normale 4 3 10 2" style:family="table-cell" style:data-style-name="N0"/>
    <style:style style:name="Normale_32_4_32_3_32_11" style:display-name="Normale 4 3 11" style:family="table-cell" style:data-style-name="N0"/>
    <style:style style:name="Normale_32_4_32_3_32_11_32_2" style:display-name="Normale 4 3 11 2" style:family="table-cell" style:data-style-name="N0"/>
    <style:style style:name="Normale_32_4_32_3_32_12" style:display-name="Normale 4 3 12" style:family="table-cell" style:data-style-name="N0"/>
    <style:style style:name="Normale_32_4_32_3_32_12_32_2" style:display-name="Normale 4 3 12 2" style:family="table-cell" style:data-style-name="N0"/>
    <style:style style:name="Normale_32_4_32_3_32_13" style:display-name="Normale 4 3 13" style:family="table-cell" style:data-style-name="N0"/>
    <style:style style:name="Normale_32_4_32_3_32_13_32_2" style:display-name="Normale 4 3 13 2" style:family="table-cell" style:data-style-name="N0"/>
    <style:style style:name="Normale_32_4_32_3_32_14" style:display-name="Normale 4 3 14" style:family="table-cell" style:data-style-name="N0"/>
    <style:style style:name="Normale_32_4_32_3_32_14_32_2" style:display-name="Normale 4 3 14 2" style:family="table-cell" style:data-style-name="N0"/>
    <style:style style:name="Normale_32_4_32_3_32_15" style:display-name="Normale 4 3 15" style:family="table-cell" style:data-style-name="N0"/>
    <style:style style:name="Normale_32_4_32_3_32_15_32_2" style:display-name="Normale 4 3 15 2" style:family="table-cell" style:data-style-name="N0"/>
    <style:style style:name="Normale_32_4_32_3_32_16" style:display-name="Normale 4 3 16" style:family="table-cell" style:data-style-name="N0"/>
    <style:style style:name="Normale_32_4_32_3_32_16_32_2" style:display-name="Normale 4 3 16 2" style:family="table-cell" style:data-style-name="N0"/>
    <style:style style:name="Normale_32_4_32_3_32_17" style:display-name="Normale 4 3 17" style:family="table-cell" style:data-style-name="N0"/>
    <style:style style:name="Normale_32_4_32_3_32_17_32_2" style:display-name="Normale 4 3 17 2" style:family="table-cell" style:data-style-name="N0"/>
    <style:style style:name="Normale_32_4_32_3_32_18" style:display-name="Normale 4 3 18" style:family="table-cell" style:data-style-name="N0"/>
    <style:style style:name="Normale_32_4_32_3_32_18_32_2" style:display-name="Normale 4 3 18 2" style:family="table-cell" style:data-style-name="N0"/>
    <style:style style:name="Normale_32_4_32_3_32_19" style:display-name="Normale 4 3 19" style:family="table-cell" style:data-style-name="N0"/>
    <style:style style:name="Normale_32_4_32_3_32_19_32_2" style:display-name="Normale 4 3 19 2" style:family="table-cell" style:data-style-name="N0"/>
    <style:style style:name="Normale_32_4_32_3_32_2" style:display-name="Normale 4 3 2" style:family="table-cell" style:data-style-name="N0"/>
    <style:style style:name="Normale_32_4_32_3_32_2_32_2" style:display-name="Normale 4 3 2 2" style:family="table-cell" style:data-style-name="N0"/>
    <style:style style:name="Normale_32_4_32_3_32_20" style:display-name="Normale 4 3 20" style:family="table-cell" style:data-style-name="N0"/>
    <style:style style:name="Normale_32_4_32_3_32_20_32_2" style:display-name="Normale 4 3 20 2" style:family="table-cell" style:data-style-name="N0"/>
    <style:style style:name="Normale_32_4_32_3_32_21" style:display-name="Normale 4 3 21" style:family="table-cell" style:data-style-name="N0"/>
    <style:style style:name="Normale_32_4_32_3_32_21_32_2" style:display-name="Normale 4 3 21 2" style:family="table-cell" style:data-style-name="N0"/>
    <style:style style:name="Normale_32_4_32_3_32_22" style:display-name="Normale 4 3 22" style:family="table-cell" style:data-style-name="N0"/>
    <style:style style:name="Normale_32_4_32_3_32_22_32_2" style:display-name="Normale 4 3 22 2" style:family="table-cell" style:data-style-name="N0"/>
    <style:style style:name="Normale_32_4_32_3_32_23" style:display-name="Normale 4 3 23" style:family="table-cell" style:data-style-name="N0"/>
    <style:style style:name="Normale_32_4_32_3_32_23_32_2" style:display-name="Normale 4 3 23 2" style:family="table-cell" style:data-style-name="N0"/>
    <style:style style:name="Normale_32_4_32_3_32_24" style:display-name="Normale 4 3 24" style:family="table-cell" style:data-style-name="N0"/>
    <style:style style:name="Normale_32_4_32_3_32_24_32_2" style:display-name="Normale 4 3 24 2" style:family="table-cell" style:data-style-name="N0"/>
    <style:style style:name="Normale_32_4_32_3_32_25" style:display-name="Normale 4 3 25" style:family="table-cell" style:data-style-name="N0"/>
    <style:style style:name="Normale_32_4_32_3_32_25_32_2" style:display-name="Normale 4 3 25 2" style:family="table-cell" style:data-style-name="N0"/>
    <style:style style:name="Normale_32_4_32_3_32_26" style:display-name="Normale 4 3 26" style:family="table-cell" style:data-style-name="N0"/>
    <style:style style:name="Normale_32_4_32_3_32_26_32_2" style:display-name="Normale 4 3 26 2" style:family="table-cell" style:data-style-name="N0"/>
    <style:style style:name="Normale_32_4_32_3_32_27" style:display-name="Normale 4 3 27" style:family="table-cell" style:data-style-name="N0"/>
    <style:style style:name="Normale_32_4_32_3_32_27_32_2" style:display-name="Normale 4 3 27 2" style:family="table-cell" style:data-style-name="N0"/>
    <style:style style:name="Normale_32_4_32_3_32_28" style:display-name="Normale 4 3 28" style:family="table-cell" style:data-style-name="N0"/>
    <style:style style:name="Normale_32_4_32_3_32_28_32_2" style:display-name="Normale 4 3 28 2" style:family="table-cell" style:data-style-name="N0"/>
    <style:style style:name="Normale_32_4_32_3_32_29" style:display-name="Normale 4 3 29" style:family="table-cell" style:data-style-name="N0"/>
    <style:style style:name="Normale_32_4_32_3_32_29_32_2" style:display-name="Normale 4 3 29 2" style:family="table-cell" style:data-style-name="N0"/>
    <style:style style:name="Normale_32_4_32_3_32_3" style:display-name="Normale 4 3 3" style:family="table-cell" style:data-style-name="N0"/>
    <style:style style:name="Normale_32_4_32_3_32_3_32_2" style:display-name="Normale 4 3 3 2" style:family="table-cell" style:data-style-name="N0"/>
    <style:style style:name="Normale_32_4_32_3_32_30" style:display-name="Normale 4 3 30" style:family="table-cell" style:data-style-name="N0"/>
    <style:style style:name="Normale_32_4_32_3_32_30_32_2" style:display-name="Normale 4 3 30 2" style:family="table-cell" style:data-style-name="N0"/>
    <style:style style:name="Normale_32_4_32_3_32_31" style:display-name="Normale 4 3 31" style:family="table-cell" style:data-style-name="N0"/>
    <style:style style:name="Normale_32_4_32_3_32_31_32_2" style:display-name="Normale 4 3 31 2" style:family="table-cell" style:data-style-name="N0"/>
    <style:style style:name="Normale_32_4_32_3_32_32" style:display-name="Normale 4 3 32" style:family="table-cell" style:data-style-name="N0"/>
    <style:style style:name="Normale_32_4_32_3_32_32_32_2" style:display-name="Normale 4 3 32 2" style:family="table-cell" style:data-style-name="N0"/>
    <style:style style:name="Normale_32_4_32_3_32_33" style:display-name="Normale 4 3 33" style:family="table-cell" style:data-style-name="N0"/>
    <style:style style:name="Normale_32_4_32_3_32_33_32_2" style:display-name="Normale 4 3 33 2" style:family="table-cell" style:data-style-name="N0"/>
    <style:style style:name="Normale_32_4_32_3_32_34" style:display-name="Normale 4 3 34" style:family="table-cell" style:data-style-name="N0"/>
    <style:style style:name="Normale_32_4_32_3_32_34_32_2" style:display-name="Normale 4 3 34 2" style:family="table-cell" style:data-style-name="N0"/>
    <style:style style:name="Normale_32_4_32_3_32_35" style:display-name="Normale 4 3 35" style:family="table-cell" style:data-style-name="N0"/>
    <style:style style:name="Normale_32_4_32_3_32_35_32_2" style:display-name="Normale 4 3 35 2" style:family="table-cell" style:data-style-name="N0"/>
    <style:style style:name="Normale_32_4_32_3_32_36" style:display-name="Normale 4 3 36" style:family="table-cell" style:data-style-name="N0"/>
    <style:style style:name="Normale_32_4_32_3_32_36_32_2" style:display-name="Normale 4 3 36 2" style:family="table-cell" style:data-style-name="N0"/>
    <style:style style:name="Normale_32_4_32_3_32_37" style:display-name="Normale 4 3 37" style:family="table-cell" style:data-style-name="N0"/>
    <style:style style:name="Normale_32_4_32_3_32_37_32_2" style:display-name="Normale 4 3 37 2" style:family="table-cell" style:data-style-name="N0"/>
    <style:style style:name="Normale_32_4_32_3_32_38" style:display-name="Normale 4 3 38" style:family="table-cell" style:data-style-name="N0"/>
    <style:style style:name="Normale_32_4_32_3_32_38_32_2" style:display-name="Normale 4 3 38 2" style:family="table-cell" style:data-style-name="N0"/>
    <style:style style:name="Normale_32_4_32_3_32_39" style:display-name="Normale 4 3 39" style:family="table-cell" style:data-style-name="N0"/>
    <style:style style:name="Normale_32_4_32_3_32_39_32_2" style:display-name="Normale 4 3 39 2" style:family="table-cell" style:data-style-name="N0"/>
    <style:style style:name="Normale_32_4_32_3_32_4" style:display-name="Normale 4 3 4" style:family="table-cell" style:data-style-name="N0"/>
    <style:style style:name="Normale_32_4_32_3_32_4_32_2" style:display-name="Normale 4 3 4 2" style:family="table-cell" style:data-style-name="N0"/>
    <style:style style:name="Normale_32_4_32_3_32_40" style:display-name="Normale 4 3 40" style:family="table-cell" style:data-style-name="N0"/>
    <style:style style:name="Normale_32_4_32_3_32_40_32_2" style:display-name="Normale 4 3 40 2" style:family="table-cell" style:data-style-name="N0"/>
    <style:style style:name="Normale_32_4_32_3_32_41" style:display-name="Normale 4 3 41" style:family="table-cell" style:data-style-name="N0"/>
    <style:style style:name="Normale_32_4_32_3_32_41_32_2" style:display-name="Normale 4 3 41 2" style:family="table-cell" style:data-style-name="N0"/>
    <style:style style:name="Normale_32_4_32_3_32_42" style:display-name="Normale 4 3 42" style:family="table-cell" style:data-style-name="N0"/>
    <style:style style:name="Normale_32_4_32_3_32_42_32_2" style:display-name="Normale 4 3 42 2" style:family="table-cell" style:data-style-name="N0"/>
    <style:style style:name="Normale_32_4_32_3_32_43" style:display-name="Normale 4 3 43" style:family="table-cell" style:data-style-name="N0"/>
    <style:style style:name="Normale_32_4_32_3_32_43_32_2" style:display-name="Normale 4 3 43 2" style:family="table-cell" style:data-style-name="N0"/>
    <style:style style:name="Normale_32_4_32_3_32_44" style:display-name="Normale 4 3 44" style:family="table-cell" style:data-style-name="N0"/>
    <style:style style:name="Normale_32_4_32_3_32_44_32_2" style:display-name="Normale 4 3 44 2" style:family="table-cell" style:data-style-name="N0"/>
    <style:style style:name="Normale_32_4_32_3_32_45" style:display-name="Normale 4 3 45" style:family="table-cell" style:data-style-name="N0"/>
    <style:style style:name="Normale_32_4_32_3_32_45_32_2" style:display-name="Normale 4 3 45 2" style:family="table-cell" style:data-style-name="N0"/>
    <style:style style:name="Normale_32_4_32_3_32_46" style:display-name="Normale 4 3 46" style:family="table-cell" style:data-style-name="N0"/>
    <style:style style:name="Normale_32_4_32_3_32_46_32_2" style:display-name="Normale 4 3 46 2" style:family="table-cell" style:data-style-name="N0"/>
    <style:style style:name="Normale_32_4_32_3_32_47" style:display-name="Normale 4 3 47" style:family="table-cell" style:data-style-name="N0"/>
    <style:style style:name="Normale_32_4_32_3_32_47_32_2" style:display-name="Normale 4 3 47 2" style:family="table-cell" style:data-style-name="N0"/>
    <style:style style:name="Normale_32_4_32_3_32_48" style:display-name="Normale 4 3 48" style:family="table-cell" style:data-style-name="N0"/>
    <style:style style:name="Normale_32_4_32_3_32_48_32_2" style:display-name="Normale 4 3 48 2" style:family="table-cell" style:data-style-name="N0"/>
    <style:style style:name="Normale_32_4_32_3_32_49" style:display-name="Normale 4 3 49" style:family="table-cell" style:data-style-name="N0"/>
    <style:style style:name="Normale_32_4_32_3_32_49_32_2" style:display-name="Normale 4 3 49 2" style:family="table-cell" style:data-style-name="N0"/>
    <style:style style:name="Normale_32_4_32_3_32_5" style:display-name="Normale 4 3 5" style:family="table-cell" style:data-style-name="N0"/>
    <style:style style:name="Normale_32_4_32_3_32_5_32_2" style:display-name="Normale 4 3 5 2" style:family="table-cell" style:data-style-name="N0"/>
    <style:style style:name="Normale_32_4_32_3_32_50" style:display-name="Normale 4 3 50" style:family="table-cell" style:data-style-name="N0"/>
    <style:style style:name="Normale_32_4_32_3_32_50_32_2" style:display-name="Normale 4 3 50 2" style:family="table-cell" style:data-style-name="N0"/>
    <style:style style:name="Normale_32_4_32_3_32_51" style:display-name="Normale 4 3 51" style:family="table-cell" style:data-style-name="N0"/>
    <style:style style:name="Normale_32_4_32_3_32_51_32_2" style:display-name="Normale 4 3 51 2" style:family="table-cell" style:data-style-name="N0"/>
    <style:style style:name="Normale_32_4_32_3_32_52" style:display-name="Normale 4 3 52" style:family="table-cell" style:data-style-name="N0"/>
    <style:style style:name="Normale_32_4_32_3_32_52_32_2" style:display-name="Normale 4 3 52 2" style:family="table-cell" style:data-style-name="N0"/>
    <style:style style:name="Normale_32_4_32_3_32_53" style:display-name="Normale 4 3 53" style:family="table-cell" style:data-style-name="N0"/>
    <style:style style:name="Normale_32_4_32_3_32_6" style:display-name="Normale 4 3 6" style:family="table-cell" style:data-style-name="N0"/>
    <style:style style:name="Normale_32_4_32_3_32_6_32_2" style:display-name="Normale 4 3 6 2" style:family="table-cell" style:data-style-name="N0"/>
    <style:style style:name="Normale_32_4_32_3_32_7" style:display-name="Normale 4 3 7" style:family="table-cell" style:data-style-name="N0"/>
    <style:style style:name="Normale_32_4_32_3_32_7_32_2" style:display-name="Normale 4 3 7 2" style:family="table-cell" style:data-style-name="N0"/>
    <style:style style:name="Normale_32_4_32_3_32_8" style:display-name="Normale 4 3 8" style:family="table-cell" style:data-style-name="N0"/>
    <style:style style:name="Normale_32_4_32_3_32_8_32_2" style:display-name="Normale 4 3 8 2" style:family="table-cell" style:data-style-name="N0"/>
    <style:style style:name="Normale_32_4_32_3_32_9" style:display-name="Normale 4 3 9" style:family="table-cell" style:data-style-name="N0"/>
    <style:style style:name="Normale_32_4_32_3_32_9_32_2" style:display-name="Normale 4 3 9 2" style:family="table-cell" style:data-style-name="N0"/>
    <style:style style:name="Normale_32_4_32_30" style:display-name="Normale 4 30" style:family="table-cell" style:data-style-name="N0"/>
    <style:style style:name="Normale_32_4_32_30_32_2" style:display-name="Normale 4 30 2" style:family="table-cell" style:data-style-name="N0"/>
    <style:style style:name="Normale_32_4_32_31" style:display-name="Normale 4 31" style:family="table-cell" style:data-style-name="N0"/>
    <style:style style:name="Normale_32_4_32_31_32_2" style:display-name="Normale 4 31 2" style:family="table-cell" style:data-style-name="N0"/>
    <style:style style:name="Normale_32_4_32_32" style:display-name="Normale 4 32" style:family="table-cell" style:data-style-name="N0"/>
    <style:style style:name="Normale_32_4_32_32_32_2" style:display-name="Normale 4 32 2" style:family="table-cell" style:data-style-name="N0"/>
    <style:style style:name="Normale_32_4_32_33" style:display-name="Normale 4 33" style:family="table-cell" style:data-style-name="N0"/>
    <style:style style:name="Normale_32_4_32_33_32_2" style:display-name="Normale 4 33 2" style:family="table-cell" style:data-style-name="N0"/>
    <style:style style:name="Normale_32_4_32_34" style:display-name="Normale 4 34" style:family="table-cell" style:data-style-name="N0"/>
    <style:style style:name="Normale_32_4_32_34_32_2" style:display-name="Normale 4 34 2" style:family="table-cell" style:data-style-name="N0"/>
    <style:style style:name="Normale_32_4_32_35" style:display-name="Normale 4 35" style:family="table-cell" style:data-style-name="N0"/>
    <style:style style:name="Normale_32_4_32_35_32_2" style:display-name="Normale 4 35 2" style:family="table-cell" style:data-style-name="N0"/>
    <style:style style:name="Normale_32_4_32_36" style:display-name="Normale 4 36" style:family="table-cell" style:data-style-name="N0"/>
    <style:style style:name="Normale_32_4_32_36_32_2" style:display-name="Normale 4 36 2" style:family="table-cell" style:data-style-name="N0"/>
    <style:style style:name="Normale_32_4_32_37" style:display-name="Normale 4 37" style:family="table-cell" style:data-style-name="N0"/>
    <style:style style:name="Normale_32_4_32_37_32_2" style:display-name="Normale 4 37 2" style:family="table-cell" style:data-style-name="N0"/>
    <style:style style:name="Normale_32_4_32_38" style:display-name="Normale 4 38" style:family="table-cell" style:data-style-name="N0"/>
    <style:style style:name="Normale_32_4_32_38_32_2" style:display-name="Normale 4 38 2" style:family="table-cell" style:data-style-name="N0"/>
    <style:style style:name="Normale_32_4_32_39" style:display-name="Normale 4 39" style:family="table-cell" style:data-style-name="N0"/>
    <style:style style:name="Normale_32_4_32_39_32_2" style:display-name="Normale 4 39 2" style:family="table-cell" style:data-style-name="N0"/>
    <style:style style:name="Normale_32_4_32_4" style:display-name="Normale 4 4" style:family="table-cell" style:data-style-name="N0"/>
    <style:style style:name="Normale_32_4_32_4_32_10" style:display-name="Normale 4 4 10" style:family="table-cell" style:data-style-name="N0"/>
    <style:style style:name="Normale_32_4_32_4_32_10_32_2" style:display-name="Normale 4 4 10 2" style:family="table-cell" style:data-style-name="N0"/>
    <style:style style:name="Normale_32_4_32_4_32_11" style:display-name="Normale 4 4 11" style:family="table-cell" style:data-style-name="N0"/>
    <style:style style:name="Normale_32_4_32_4_32_11_32_2" style:display-name="Normale 4 4 11 2" style:family="table-cell" style:data-style-name="N0"/>
    <style:style style:name="Normale_32_4_32_4_32_12" style:display-name="Normale 4 4 12" style:family="table-cell" style:data-style-name="N0"/>
    <style:style style:name="Normale_32_4_32_4_32_12_32_2" style:display-name="Normale 4 4 12 2" style:family="table-cell" style:data-style-name="N0"/>
    <style:style style:name="Normale_32_4_32_4_32_13" style:display-name="Normale 4 4 13" style:family="table-cell" style:data-style-name="N0"/>
    <style:style style:name="Normale_32_4_32_4_32_13_32_2" style:display-name="Normale 4 4 13 2" style:family="table-cell" style:data-style-name="N0"/>
    <style:style style:name="Normale_32_4_32_4_32_14" style:display-name="Normale 4 4 14" style:family="table-cell" style:data-style-name="N0"/>
    <style:style style:name="Normale_32_4_32_4_32_14_32_2" style:display-name="Normale 4 4 14 2" style:family="table-cell" style:data-style-name="N0"/>
    <style:style style:name="Normale_32_4_32_4_32_15" style:display-name="Normale 4 4 15" style:family="table-cell" style:data-style-name="N0"/>
    <style:style style:name="Normale_32_4_32_4_32_15_32_2" style:display-name="Normale 4 4 15 2" style:family="table-cell" style:data-style-name="N0"/>
    <style:style style:name="Normale_32_4_32_4_32_16" style:display-name="Normale 4 4 16" style:family="table-cell" style:data-style-name="N0"/>
    <style:style style:name="Normale_32_4_32_4_32_16_32_2" style:display-name="Normale 4 4 16 2" style:family="table-cell" style:data-style-name="N0"/>
    <style:style style:name="Normale_32_4_32_4_32_17" style:display-name="Normale 4 4 17" style:family="table-cell" style:data-style-name="N0"/>
    <style:style style:name="Normale_32_4_32_4_32_17_32_2" style:display-name="Normale 4 4 17 2" style:family="table-cell" style:data-style-name="N0"/>
    <style:style style:name="Normale_32_4_32_4_32_18" style:display-name="Normale 4 4 18" style:family="table-cell" style:data-style-name="N0"/>
    <style:style style:name="Normale_32_4_32_4_32_18_32_2" style:display-name="Normale 4 4 18 2" style:family="table-cell" style:data-style-name="N0"/>
    <style:style style:name="Normale_32_4_32_4_32_19" style:display-name="Normale 4 4 19" style:family="table-cell" style:data-style-name="N0"/>
    <style:style style:name="Normale_32_4_32_4_32_19_32_2" style:display-name="Normale 4 4 19 2" style:family="table-cell" style:data-style-name="N0"/>
    <style:style style:name="Normale_32_4_32_4_32_2" style:display-name="Normale 4 4 2" style:family="table-cell" style:data-style-name="N0"/>
    <style:style style:name="Normale_32_4_32_4_32_2_32_2" style:display-name="Normale 4 4 2 2" style:family="table-cell" style:data-style-name="N0"/>
    <style:style style:name="Normale_32_4_32_4_32_20" style:display-name="Normale 4 4 20" style:family="table-cell" style:data-style-name="N0"/>
    <style:style style:name="Normale_32_4_32_4_32_20_32_2" style:display-name="Normale 4 4 20 2" style:family="table-cell" style:data-style-name="N0"/>
    <style:style style:name="Normale_32_4_32_4_32_21" style:display-name="Normale 4 4 21" style:family="table-cell" style:data-style-name="N0"/>
    <style:style style:name="Normale_32_4_32_4_32_21_32_2" style:display-name="Normale 4 4 21 2" style:family="table-cell" style:data-style-name="N0"/>
    <style:style style:name="Normale_32_4_32_4_32_22" style:display-name="Normale 4 4 22" style:family="table-cell" style:data-style-name="N0"/>
    <style:style style:name="Normale_32_4_32_4_32_22_32_2" style:display-name="Normale 4 4 22 2" style:family="table-cell" style:data-style-name="N0"/>
    <style:style style:name="Normale_32_4_32_4_32_23" style:display-name="Normale 4 4 23" style:family="table-cell" style:data-style-name="N0"/>
    <style:style style:name="Normale_32_4_32_4_32_23_32_2" style:display-name="Normale 4 4 23 2" style:family="table-cell" style:data-style-name="N0"/>
    <style:style style:name="Normale_32_4_32_4_32_24" style:display-name="Normale 4 4 24" style:family="table-cell" style:data-style-name="N0"/>
    <style:style style:name="Normale_32_4_32_4_32_24_32_2" style:display-name="Normale 4 4 24 2" style:family="table-cell" style:data-style-name="N0"/>
    <style:style style:name="Normale_32_4_32_4_32_25" style:display-name="Normale 4 4 25" style:family="table-cell" style:data-style-name="N0"/>
    <style:style style:name="Normale_32_4_32_4_32_25_32_2" style:display-name="Normale 4 4 25 2" style:family="table-cell" style:data-style-name="N0"/>
    <style:style style:name="Normale_32_4_32_4_32_26" style:display-name="Normale 4 4 26" style:family="table-cell" style:data-style-name="N0"/>
    <style:style style:name="Normale_32_4_32_4_32_26_32_2" style:display-name="Normale 4 4 26 2" style:family="table-cell" style:data-style-name="N0"/>
    <style:style style:name="Normale_32_4_32_4_32_27" style:display-name="Normale 4 4 27" style:family="table-cell" style:data-style-name="N0"/>
    <style:style style:name="Normale_32_4_32_4_32_27_32_2" style:display-name="Normale 4 4 27 2" style:family="table-cell" style:data-style-name="N0"/>
    <style:style style:name="Normale_32_4_32_4_32_28" style:display-name="Normale 4 4 28" style:family="table-cell" style:data-style-name="N0"/>
    <style:style style:name="Normale_32_4_32_4_32_28_32_2" style:display-name="Normale 4 4 28 2" style:family="table-cell" style:data-style-name="N0"/>
    <style:style style:name="Normale_32_4_32_4_32_29" style:display-name="Normale 4 4 29" style:family="table-cell" style:data-style-name="N0"/>
    <style:style style:name="Normale_32_4_32_4_32_29_32_2" style:display-name="Normale 4 4 29 2" style:family="table-cell" style:data-style-name="N0"/>
    <style:style style:name="Normale_32_4_32_4_32_3" style:display-name="Normale 4 4 3" style:family="table-cell" style:data-style-name="N0"/>
    <style:style style:name="Normale_32_4_32_4_32_3_32_2" style:display-name="Normale 4 4 3 2" style:family="table-cell" style:data-style-name="N0"/>
    <style:style style:name="Normale_32_4_32_4_32_30" style:display-name="Normale 4 4 30" style:family="table-cell" style:data-style-name="N0"/>
    <style:style style:name="Normale_32_4_32_4_32_30_32_2" style:display-name="Normale 4 4 30 2" style:family="table-cell" style:data-style-name="N0"/>
    <style:style style:name="Normale_32_4_32_4_32_31" style:display-name="Normale 4 4 31" style:family="table-cell" style:data-style-name="N0"/>
    <style:style style:name="Normale_32_4_32_4_32_31_32_2" style:display-name="Normale 4 4 31 2" style:family="table-cell" style:data-style-name="N0"/>
    <style:style style:name="Normale_32_4_32_4_32_32" style:display-name="Normale 4 4 32" style:family="table-cell" style:data-style-name="N0"/>
    <style:style style:name="Normale_32_4_32_4_32_32_32_2" style:display-name="Normale 4 4 32 2" style:family="table-cell" style:data-style-name="N0"/>
    <style:style style:name="Normale_32_4_32_4_32_33" style:display-name="Normale 4 4 33" style:family="table-cell" style:data-style-name="N0"/>
    <style:style style:name="Normale_32_4_32_4_32_33_32_2" style:display-name="Normale 4 4 33 2" style:family="table-cell" style:data-style-name="N0"/>
    <style:style style:name="Normale_32_4_32_4_32_34" style:display-name="Normale 4 4 34" style:family="table-cell" style:data-style-name="N0"/>
    <style:style style:name="Normale_32_4_32_4_32_34_32_2" style:display-name="Normale 4 4 34 2" style:family="table-cell" style:data-style-name="N0"/>
    <style:style style:name="Normale_32_4_32_4_32_35" style:display-name="Normale 4 4 35" style:family="table-cell" style:data-style-name="N0"/>
    <style:style style:name="Normale_32_4_32_4_32_35_32_2" style:display-name="Normale 4 4 35 2" style:family="table-cell" style:data-style-name="N0"/>
    <style:style style:name="Normale_32_4_32_4_32_36" style:display-name="Normale 4 4 36" style:family="table-cell" style:data-style-name="N0"/>
    <style:style style:name="Normale_32_4_32_4_32_36_32_2" style:display-name="Normale 4 4 36 2" style:family="table-cell" style:data-style-name="N0"/>
    <style:style style:name="Normale_32_4_32_4_32_37" style:display-name="Normale 4 4 37" style:family="table-cell" style:data-style-name="N0"/>
    <style:style style:name="Normale_32_4_32_4_32_37_32_2" style:display-name="Normale 4 4 37 2" style:family="table-cell" style:data-style-name="N0"/>
    <style:style style:name="Normale_32_4_32_4_32_38" style:display-name="Normale 4 4 38" style:family="table-cell" style:data-style-name="N0"/>
    <style:style style:name="Normale_32_4_32_4_32_38_32_2" style:display-name="Normale 4 4 38 2" style:family="table-cell" style:data-style-name="N0"/>
    <style:style style:name="Normale_32_4_32_4_32_39" style:display-name="Normale 4 4 39" style:family="table-cell" style:data-style-name="N0"/>
    <style:style style:name="Normale_32_4_32_4_32_39_32_2" style:display-name="Normale 4 4 39 2" style:family="table-cell" style:data-style-name="N0"/>
    <style:style style:name="Normale_32_4_32_4_32_4" style:display-name="Normale 4 4 4" style:family="table-cell" style:data-style-name="N0"/>
    <style:style style:name="Normale_32_4_32_4_32_4_32_2" style:display-name="Normale 4 4 4 2" style:family="table-cell" style:data-style-name="N0"/>
    <style:style style:name="Normale_32_4_32_4_32_40" style:display-name="Normale 4 4 40" style:family="table-cell" style:data-style-name="N0"/>
    <style:style style:name="Normale_32_4_32_4_32_40_32_2" style:display-name="Normale 4 4 40 2" style:family="table-cell" style:data-style-name="N0"/>
    <style:style style:name="Normale_32_4_32_4_32_41" style:display-name="Normale 4 4 41" style:family="table-cell" style:data-style-name="N0"/>
    <style:style style:name="Normale_32_4_32_4_32_41_32_2" style:display-name="Normale 4 4 41 2" style:family="table-cell" style:data-style-name="N0"/>
    <style:style style:name="Normale_32_4_32_4_32_42" style:display-name="Normale 4 4 42" style:family="table-cell" style:data-style-name="N0"/>
    <style:style style:name="Normale_32_4_32_4_32_42_32_2" style:display-name="Normale 4 4 42 2" style:family="table-cell" style:data-style-name="N0"/>
    <style:style style:name="Normale_32_4_32_4_32_43" style:display-name="Normale 4 4 43" style:family="table-cell" style:data-style-name="N0"/>
    <style:style style:name="Normale_32_4_32_4_32_43_32_2" style:display-name="Normale 4 4 43 2" style:family="table-cell" style:data-style-name="N0"/>
    <style:style style:name="Normale_32_4_32_4_32_44" style:display-name="Normale 4 4 44" style:family="table-cell" style:data-style-name="N0"/>
    <style:style style:name="Normale_32_4_32_4_32_44_32_2" style:display-name="Normale 4 4 44 2" style:family="table-cell" style:data-style-name="N0"/>
    <style:style style:name="Normale_32_4_32_4_32_45" style:display-name="Normale 4 4 45" style:family="table-cell" style:data-style-name="N0"/>
    <style:style style:name="Normale_32_4_32_4_32_45_32_2" style:display-name="Normale 4 4 45 2" style:family="table-cell" style:data-style-name="N0"/>
    <style:style style:name="Normale_32_4_32_4_32_46" style:display-name="Normale 4 4 46" style:family="table-cell" style:data-style-name="N0"/>
    <style:style style:name="Normale_32_4_32_4_32_46_32_2" style:display-name="Normale 4 4 46 2" style:family="table-cell" style:data-style-name="N0"/>
    <style:style style:name="Normale_32_4_32_4_32_47" style:display-name="Normale 4 4 47" style:family="table-cell" style:data-style-name="N0"/>
    <style:style style:name="Normale_32_4_32_4_32_47_32_2" style:display-name="Normale 4 4 47 2" style:family="table-cell" style:data-style-name="N0"/>
    <style:style style:name="Normale_32_4_32_4_32_48" style:display-name="Normale 4 4 48" style:family="table-cell" style:data-style-name="N0"/>
    <style:style style:name="Normale_32_4_32_4_32_48_32_2" style:display-name="Normale 4 4 48 2" style:family="table-cell" style:data-style-name="N0"/>
    <style:style style:name="Normale_32_4_32_4_32_49" style:display-name="Normale 4 4 49" style:family="table-cell" style:data-style-name="N0"/>
    <style:style style:name="Normale_32_4_32_4_32_49_32_2" style:display-name="Normale 4 4 49 2" style:family="table-cell" style:data-style-name="N0"/>
    <style:style style:name="Normale_32_4_32_4_32_5" style:display-name="Normale 4 4 5" style:family="table-cell" style:data-style-name="N0"/>
    <style:style style:name="Normale_32_4_32_4_32_5_32_2" style:display-name="Normale 4 4 5 2" style:family="table-cell" style:data-style-name="N0"/>
    <style:style style:name="Normale_32_4_32_4_32_50" style:display-name="Normale 4 4 50" style:family="table-cell" style:data-style-name="N0"/>
    <style:style style:name="Normale_32_4_32_4_32_50_32_2" style:display-name="Normale 4 4 50 2" style:family="table-cell" style:data-style-name="N0"/>
    <style:style style:name="Normale_32_4_32_4_32_51" style:display-name="Normale 4 4 51" style:family="table-cell" style:data-style-name="N0"/>
    <style:style style:name="Normale_32_4_32_4_32_51_32_2" style:display-name="Normale 4 4 51 2" style:family="table-cell" style:data-style-name="N0"/>
    <style:style style:name="Normale_32_4_32_4_32_52" style:display-name="Normale 4 4 52" style:family="table-cell" style:data-style-name="N0"/>
    <style:style style:name="Normale_32_4_32_4_32_52_32_2" style:display-name="Normale 4 4 52 2" style:family="table-cell" style:data-style-name="N0"/>
    <style:style style:name="Normale_32_4_32_4_32_53" style:display-name="Normale 4 4 53" style:family="table-cell" style:data-style-name="N0"/>
    <style:style style:name="Normale_32_4_32_4_32_6" style:display-name="Normale 4 4 6" style:family="table-cell" style:data-style-name="N0"/>
    <style:style style:name="Normale_32_4_32_4_32_6_32_2" style:display-name="Normale 4 4 6 2" style:family="table-cell" style:data-style-name="N0"/>
    <style:style style:name="Normale_32_4_32_4_32_7" style:display-name="Normale 4 4 7" style:family="table-cell" style:data-style-name="N0"/>
    <style:style style:name="Normale_32_4_32_4_32_7_32_2" style:display-name="Normale 4 4 7 2" style:family="table-cell" style:data-style-name="N0"/>
    <style:style style:name="Normale_32_4_32_4_32_8" style:display-name="Normale 4 4 8" style:family="table-cell" style:data-style-name="N0"/>
    <style:style style:name="Normale_32_4_32_4_32_8_32_2" style:display-name="Normale 4 4 8 2" style:family="table-cell" style:data-style-name="N0"/>
    <style:style style:name="Normale_32_4_32_4_32_9" style:display-name="Normale 4 4 9" style:family="table-cell" style:data-style-name="N0"/>
    <style:style style:name="Normale_32_4_32_4_32_9_32_2" style:display-name="Normale 4 4 9 2" style:family="table-cell" style:data-style-name="N0"/>
    <style:style style:name="Normale_32_4_32_40" style:display-name="Normale 4 40" style:family="table-cell" style:data-style-name="N0"/>
    <style:style style:name="Normale_32_4_32_40_32_2" style:display-name="Normale 4 40 2" style:family="table-cell" style:data-style-name="N0"/>
    <style:style style:name="Normale_32_4_32_41" style:display-name="Normale 4 41" style:family="table-cell" style:data-style-name="N0"/>
    <style:style style:name="Normale_32_4_32_41_32_2" style:display-name="Normale 4 41 2" style:family="table-cell" style:data-style-name="N0"/>
    <style:style style:name="Normale_32_4_32_42" style:display-name="Normale 4 42" style:family="table-cell" style:data-style-name="N0"/>
    <style:style style:name="Normale_32_4_32_42_32_2" style:display-name="Normale 4 42 2" style:family="table-cell" style:data-style-name="N0"/>
    <style:style style:name="Normale_32_4_32_43" style:display-name="Normale 4 43" style:family="table-cell" style:data-style-name="N0"/>
    <style:style style:name="Normale_32_4_32_43_32_2" style:display-name="Normale 4 43 2" style:family="table-cell" style:data-style-name="N0"/>
    <style:style style:name="Normale_32_4_32_44" style:display-name="Normale 4 44" style:family="table-cell" style:data-style-name="N0"/>
    <style:style style:name="Normale_32_4_32_44_32_2" style:display-name="Normale 4 44 2" style:family="table-cell" style:data-style-name="N0"/>
    <style:style style:name="Normale_32_4_32_45" style:display-name="Normale 4 45" style:family="table-cell" style:data-style-name="N0"/>
    <style:style style:name="Normale_32_4_32_45_32_2" style:display-name="Normale 4 45 2" style:family="table-cell" style:data-style-name="N0"/>
    <style:style style:name="Normale_32_4_32_46" style:display-name="Normale 4 46" style:family="table-cell" style:data-style-name="N0"/>
    <style:style style:name="Normale_32_4_32_46_32_2" style:display-name="Normale 4 46 2" style:family="table-cell" style:data-style-name="N0"/>
    <style:style style:name="Normale_32_4_32_47" style:display-name="Normale 4 47" style:family="table-cell" style:data-style-name="N0"/>
    <style:style style:name="Normale_32_4_32_47_32_2" style:display-name="Normale 4 47 2" style:family="table-cell" style:data-style-name="N0"/>
    <style:style style:name="Normale_32_4_32_48" style:display-name="Normale 4 48" style:family="table-cell" style:data-style-name="N0"/>
    <style:style style:name="Normale_32_4_32_48_32_2" style:display-name="Normale 4 48 2" style:family="table-cell" style:data-style-name="N0"/>
    <style:style style:name="Normale_32_4_32_49" style:display-name="Normale 4 49" style:family="table-cell" style:data-style-name="N0"/>
    <style:style style:name="Normale_32_4_32_49_32_2" style:display-name="Normale 4 49 2" style:family="table-cell" style:data-style-name="N0"/>
    <style:style style:name="Normale_32_4_32_5" style:display-name="Normale 4 5" style:family="table-cell" style:data-style-name="N0"/>
    <style:style style:name="Normale_32_4_32_5_32_2" style:display-name="Normale 4 5 2" style:family="table-cell" style:data-style-name="N0"/>
    <style:style style:name="Normale_32_4_32_50" style:display-name="Normale 4 50" style:family="table-cell" style:data-style-name="N0"/>
    <style:style style:name="Normale_32_4_32_50_32_2" style:display-name="Normale 4 50 2" style:family="table-cell" style:data-style-name="N0"/>
    <style:style style:name="Normale_32_4_32_51" style:display-name="Normale 4 51" style:family="table-cell" style:data-style-name="N0"/>
    <style:style style:name="Normale_32_4_32_51_32_2" style:display-name="Normale 4 51 2" style:family="table-cell" style:data-style-name="N0"/>
    <style:style style:name="Normale_32_4_32_52" style:display-name="Normale 4 52" style:family="table-cell" style:data-style-name="N0"/>
    <style:style style:name="Normale_32_4_32_52_32_2" style:display-name="Normale 4 52 2" style:family="table-cell" style:data-style-name="N0"/>
    <style:style style:name="Normale_32_4_32_53" style:display-name="Normale 4 53" style:family="table-cell" style:data-style-name="N0"/>
    <style:style style:name="Normale_32_4_32_53_32_2" style:display-name="Normale 4 53 2" style:family="table-cell" style:data-style-name="N0"/>
    <style:style style:name="Normale_32_4_32_54" style:display-name="Normale 4 54" style:family="table-cell" style:data-style-name="N0"/>
    <style:style style:name="Normale_32_4_32_54_32_2" style:display-name="Normale 4 54 2" style:family="table-cell" style:data-style-name="N0"/>
    <style:style style:name="Normale_32_4_32_55" style:display-name="Normale 4 55" style:family="table-cell" style:data-style-name="N0"/>
    <style:style style:name="Normale_32_4_32_55_32_2" style:display-name="Normale 4 55 2" style:family="table-cell" style:data-style-name="N0"/>
    <style:style style:name="Normale_32_4_32_56" style:display-name="Normale 4 56" style:family="table-cell" style:data-style-name="N0"/>
    <style:style style:name="Normale_32_4_32_6" style:display-name="Normale 4 6" style:family="table-cell" style:data-style-name="N0"/>
    <style:style style:name="Normale_32_4_32_6_32_2" style:display-name="Normale 4 6 2" style:family="table-cell" style:data-style-name="N0"/>
    <style:style style:name="Normale_32_4_32_7" style:display-name="Normale 4 7" style:family="table-cell" style:data-style-name="N0"/>
    <style:style style:name="Normale_32_4_32_7_32_2" style:display-name="Normale 4 7 2" style:family="table-cell" style:data-style-name="N0"/>
    <style:style style:name="Normale_32_4_32_8" style:display-name="Normale 4 8" style:family="table-cell" style:data-style-name="N0"/>
    <style:style style:name="Normale_32_4_32_8_32_2" style:display-name="Normale 4 8 2" style:family="table-cell" style:data-style-name="N0"/>
    <style:style style:name="Normale_32_4_32_9" style:display-name="Normale 4 9" style:family="table-cell" style:data-style-name="N0"/>
    <style:style style:name="Normale_32_4_32_9_32_2" style:display-name="Normale 4 9 2" style:family="table-cell" style:data-style-name="N0"/>
  </office:styles>
  <office:automatic-styles>
    <style:page-layout style:name="pm1">
      <style:page-layout-properties fo:margin-top="0.19in" fo:margin-bottom="0.18in" fo:margin-left="0.5in" fo:margin-right="0.2in" style:print-orientation="landscape" style:print-page-order="ttb" style:first-page-number="continue" style:scale-to="70%" style:table-centering="none" style:print="objects charts drawings"/>
      <style:header-style>
        <style:header-footer-properties fo:min-height="0.41in" fo:margin-left="0.5in" fo:margin-right="0.2in" fo:margin-bottom="0in"/>
      </style:header-style>
      <style:footer-style>
        <style:header-footer-properties fo:min-height="0.04in" fo:margin-left="0.5in" fo:margin-right="0.2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41:20Z</dc:date>
    <meta:print-date>2017-12-18T11:44:23Z</meta:print-date>
  </office:meta>
</office:document-meta>
</file>